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6600" fo:font-weight="bold" style:font-weight-asian="bold" style:font-weight-complex="bold"/>
    </style:style>
    <style:style style:name="ce8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color="#0066cc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cc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253434" calcext:value-type="float">
            <text:p>0,000253434</text:p>
          </table:table-cell>
          <table:table-cell office:value-type="float" office:value="0.000509148" calcext:value-type="float">
            <text:p>0,000509148</text:p>
          </table:table-cell>
          <table:table-cell office:value-type="float" office:value="0.00220188" calcext:value-type="float">
            <text:p>0,00220188</text:p>
          </table:table-cell>
          <table:table-cell office:value-type="float" office:value="0.00863249" calcext:value-type="float">
            <text:p>0,00863249</text:p>
          </table:table-cell>
          <table:table-cell office:value-type="float" office:value="0.0570014" calcext:value-type="float">
            <text:p>0,0570014</text:p>
          </table:table-cell>
          <table:table-cell office:value-type="float" office:value="0.368727" calcext:value-type="float">
            <text:p>0,368727</text:p>
          </table:table-cell>
          <table:table-cell office:value-type="float" office:value="2.93019" calcext:value-type="float">
            <text:p>2,93019</text:p>
          </table:table-cell>
          <table:table-cell office:value-type="float" office:value="24.5071" calcext:value-type="float">
            <text:p>24,5071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13759" calcext:value-type="float">
            <text:p>0,000313759</text:p>
          </table:table-cell>
          <table:table-cell office:value-type="float" office:value="0.000311958" calcext:value-type="float">
            <text:p>0,000311958</text:p>
          </table:table-cell>
          <table:table-cell office:value-type="float" office:value="0.000523789" calcext:value-type="float">
            <text:p>0,000523789</text:p>
          </table:table-cell>
          <table:table-cell office:value-type="float" office:value="0.00299609" calcext:value-type="float">
            <text:p>0,00299609</text:p>
          </table:table-cell>
          <table:table-cell office:value-type="float" office:value="0.00825005" calcext:value-type="float">
            <text:p>0,00825005</text:p>
          </table:table-cell>
          <table:table-cell office:value-type="float" office:value="0.0513512" calcext:value-type="float">
            <text:p>0,0513512</text:p>
          </table:table-cell>
          <table:table-cell office:value-type="float" office:value="0.388429" calcext:value-type="float">
            <text:p>0,388429</text:p>
          </table:table-cell>
          <table:table-cell office:value-type="float" office:value="3.15313" calcext:value-type="float">
            <text:p>3,15313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78432" calcext:value-type="float">
            <text:p>0,000278432</text:p>
          </table:table-cell>
          <table:table-cell office:value-type="float" office:value="0.000288446" calcext:value-type="float">
            <text:p>0,000288446</text:p>
          </table:table-cell>
          <table:table-cell office:value-type="float" office:value="0.000518079" calcext:value-type="float">
            <text:p>0,000518079</text:p>
          </table:table-cell>
          <table:table-cell office:value-type="float" office:value="0.00171628" calcext:value-type="float">
            <text:p>0,00171628</text:p>
          </table:table-cell>
          <table:table-cell office:value-type="float" office:value="0.0110088" calcext:value-type="float">
            <text:p>0,0110088</text:p>
          </table:table-cell>
          <table:table-cell office:value-type="float" office:value="0.0551081" calcext:value-type="float">
            <text:p>0,0551081</text:p>
          </table:table-cell>
          <table:table-cell office:value-type="float" office:value="0.368549" calcext:value-type="float">
            <text:p>0,368549</text:p>
          </table:table-cell>
          <table:table-cell office:value-type="float" office:value="3.21748" calcext:value-type="float">
            <text:p>3,21748</text:p>
          </table:table-cell>
          <table:table-cell office:value-type="float" office:value="26.9448" calcext:value-type="float">
            <text:p>26,9448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278053" calcext:value-type="float">
            <text:p>0,000278053</text:p>
          </table:table-cell>
          <table:table-cell office:value-type="float" office:value="0.000301426" calcext:value-type="float">
            <text:p>0,000301426</text:p>
          </table:table-cell>
          <table:table-cell office:value-type="float" office:value="0.00045597" calcext:value-type="float">
            <text:p>0,00045597</text:p>
          </table:table-cell>
          <table:table-cell office:value-type="float" office:value="0.00157447" calcext:value-type="float">
            <text:p>0,00157447</text:p>
          </table:table-cell>
          <table:table-cell office:value-type="float" office:value="0.0134783" calcext:value-type="float">
            <text:p>0,0134783</text:p>
          </table:table-cell>
          <table:table-cell office:value-type="float" office:value="0.0539169" calcext:value-type="float">
            <text:p>0,0539169</text:p>
          </table:table-cell>
          <table:table-cell office:value-type="float" office:value="0.370829" calcext:value-type="float">
            <text:p>0,370829</text:p>
          </table:table-cell>
          <table:table-cell office:value-type="float" office:value="3.27677" calcext:value-type="float">
            <text:p>3,27677</text:p>
          </table:table-cell>
          <table:table-cell office:value-type="float" office:value="28.7697" calcext:value-type="float">
            <text:p>28,7697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270422" calcext:value-type="float">
            <text:p>0,000270422</text:p>
          </table:table-cell>
          <table:table-cell office:value-type="float" office:value="0.000269267" calcext:value-type="float">
            <text:p>0,000269267</text:p>
          </table:table-cell>
          <table:table-cell office:value-type="float" office:value="0.0005415" calcext:value-type="float">
            <text:p>0,0005415</text:p>
          </table:table-cell>
          <table:table-cell office:value-type="float" office:value="0.00167883" calcext:value-type="float">
            <text:p>0,00167883</text:p>
          </table:table-cell>
          <table:table-cell office:value-type="float" office:value="0.00958816" calcext:value-type="float">
            <text:p>0,00958816</text:p>
          </table:table-cell>
          <table:table-cell office:value-type="float" office:value="0.0530751" calcext:value-type="float">
            <text:p>0,0530751</text:p>
          </table:table-cell>
          <table:table-cell office:value-type="float" office:value="0.382847" calcext:value-type="float">
            <text:p>0,382847</text:p>
          </table:table-cell>
          <table:table-cell office:value-type="float" office:value="3.09069" calcext:value-type="float">
            <text:p>3,09069</text:p>
          </table:table-cell>
          <table:table-cell office:value-type="float" office:value="26.4613" calcext:value-type="float">
            <text:p>26,4613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260994" calcext:value-type="float">
            <text:p>0,000260994</text:p>
          </table:table-cell>
          <table:table-cell office:value-type="float" office:value="0.000270789" calcext:value-type="float">
            <text:p>0,000270789</text:p>
          </table:table-cell>
          <table:table-cell office:value-type="float" office:value="0.000520032" calcext:value-type="float">
            <text:p>0,000520032</text:p>
          </table:table-cell>
          <table:table-cell office:value-type="float" office:value="0.00216384" calcext:value-type="float">
            <text:p>0,00216384</text:p>
          </table:table-cell>
          <table:table-cell office:value-type="float" office:value="0.00850979" calcext:value-type="float">
            <text:p>0,00850979</text:p>
          </table:table-cell>
          <table:table-cell office:value-type="float" office:value="0.0523449" calcext:value-type="float">
            <text:p>0,0523449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3.10455" calcext:value-type="float">
            <text:p>3,10455</text:p>
          </table:table-cell>
          <table:table-cell office:value-type="float" office:value="24.2888" calcext:value-type="float">
            <text:p>24,2888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2964" calcext:value-type="float">
            <text:p>0,000312964</text:p>
          </table:table-cell>
          <table:table-cell office:value-type="float" office:value="0.000304046" calcext:value-type="float">
            <text:p>0,000304046</text:p>
          </table:table-cell>
          <table:table-cell office:value-type="float" office:value="0.000526395" calcext:value-type="float">
            <text:p>0,000526395</text:p>
          </table:table-cell>
          <table:table-cell office:value-type="float" office:value="0.00170257" calcext:value-type="float">
            <text:p>0,00170257</text:p>
          </table:table-cell>
          <table:table-cell office:value-type="float" office:value="0.00854276" calcext:value-type="float">
            <text:p>0,00854276</text:p>
          </table:table-cell>
          <table:table-cell office:value-type="float" office:value="0.0538609" calcext:value-type="float">
            <text:p>0,0538609</text:p>
          </table:table-cell>
          <table:table-cell office:value-type="float" office:value="0.369067" calcext:value-type="float">
            <text:p>0,369067</text:p>
          </table:table-cell>
          <table:table-cell office:value-type="float" office:value="3.09888" calcext:value-type="float">
            <text:p>3,09888</text:p>
          </table:table-cell>
          <table:table-cell office:value-type="float" office:value="24.6404" calcext:value-type="float">
            <text:p>24,6404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238735" calcext:value-type="float">
            <text:p>0,000238735</text:p>
          </table:table-cell>
          <table:table-cell office:value-type="float" office:value="0.00026821" calcext:value-type="float">
            <text:p>0,00026821</text:p>
          </table:table-cell>
          <table:table-cell office:value-type="float" office:value="0.000551938" calcext:value-type="float">
            <text:p>0,000551938</text:p>
          </table:table-cell>
          <table:table-cell office:value-type="float" office:value="0.00163194" calcext:value-type="float">
            <text:p>0,00163194</text:p>
          </table:table-cell>
          <table:table-cell office:value-type="float" office:value="0.00860191" calcext:value-type="float">
            <text:p>0,00860191</text:p>
          </table:table-cell>
          <table:table-cell office:value-type="float" office:value="0.0513683" calcext:value-type="float">
            <text:p>0,0513683</text:p>
          </table:table-cell>
          <table:table-cell office:value-type="float" office:value="0.366168" calcext:value-type="float">
            <text:p>0,366168</text:p>
          </table:table-cell>
          <table:table-cell office:value-type="float" office:value="3.10292" calcext:value-type="float">
            <text:p>3,10292</text:p>
          </table:table-cell>
          <table:table-cell office:value-type="float" office:value="24.6535" calcext:value-type="float">
            <text:p>24,6535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244499" calcext:value-type="float">
            <text:p>0,000244499</text:p>
          </table:table-cell>
          <table:table-cell office:value-type="float" office:value="0.000285412" calcext:value-type="float">
            <text:p>0,000285412</text:p>
          </table:table-cell>
          <table:table-cell office:value-type="float" office:value="0.000532158" calcext:value-type="float">
            <text:p>0,000532158</text:p>
          </table:table-cell>
          <table:table-cell office:value-type="float" office:value="0.00220716" calcext:value-type="float">
            <text:p>0,00220716</text:p>
          </table:table-cell>
          <table:table-cell office:value-type="float" office:value="0.00934219" calcext:value-type="float">
            <text:p>0,00934219</text:p>
          </table:table-cell>
          <table:table-cell office:value-type="float" office:value="0.052909" calcext:value-type="float">
            <text:p>0,052909</text:p>
          </table:table-cell>
          <table:table-cell office:value-type="float" office:value="0.376112" calcext:value-type="float">
            <text:p>0,376112</text:p>
          </table:table-cell>
          <table:table-cell office:value-type="float" office:value="3.05722" calcext:value-type="float">
            <text:p>3,05722</text:p>
          </table:table-cell>
          <table:table-cell office:value-type="float" office:value="24.3238" calcext:value-type="float">
            <text:p>24,3238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1944" calcext:value-type="float">
            <text:p>0,0001944</text:p>
          </table:table-cell>
          <table:table-cell office:value-type="float" office:value="0.000275464" calcext:value-type="float">
            <text:p>0,000275464</text:p>
          </table:table-cell>
          <table:table-cell office:value-type="float" office:value="0.000481892" calcext:value-type="float">
            <text:p>0,000481892</text:p>
          </table:table-cell>
          <table:table-cell office:value-type="float" office:value="0.0016318" calcext:value-type="float">
            <text:p>0,0016318</text:p>
          </table:table-cell>
          <table:table-cell office:value-type="float" office:value="0.00964043" calcext:value-type="float">
            <text:p>0,00964043</text:p>
          </table:table-cell>
          <table:table-cell office:value-type="float" office:value="0.0527632" calcext:value-type="float">
            <text:p>0,0527632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3.07502" calcext:value-type="float">
            <text:p>3,07502</text:p>
          </table:table-cell>
          <table:table-cell office:value-type="float" office:value="24.3331" calcext:value-type="float">
            <text:p>24,3331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195465" calcext:value-type="float">
            <text:p>0,000195465</text:p>
          </table:table-cell>
          <table:table-cell office:value-type="float" office:value="0.000267587" calcext:value-type="float">
            <text:p>0,000267587</text:p>
          </table:table-cell>
          <table:table-cell office:value-type="float" office:value="0.000593605" calcext:value-type="float">
            <text:p>0,000593605</text:p>
          </table:table-cell>
          <table:table-cell office:value-type="float" office:value="0.00197647" calcext:value-type="float">
            <text:p>0,00197647</text:p>
          </table:table-cell>
          <table:table-cell office:value-type="float" office:value="0.00824105" calcext:value-type="float">
            <text:p>0,00824105</text:p>
          </table:table-cell>
          <table:table-cell office:value-type="float" office:value="0.052502" calcext:value-type="float">
            <text:p>0,052502</text:p>
          </table:table-cell>
          <table:table-cell office:value-type="float" office:value="0.378489" calcext:value-type="float">
            <text:p>0,378489</text:p>
          </table:table-cell>
          <table:table-cell office:value-type="float" office:value="3.04646" calcext:value-type="float">
            <text:p>3,04646</text:p>
          </table:table-cell>
          <table:table-cell office:value-type="float" office:value="26.4446" calcext:value-type="float">
            <text:p>26,4446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66052" calcext:value-type="float">
            <text:p>0,000266052</text:p>
          </table:table-cell>
          <table:table-cell office:value-type="float" office:value="0.000345869" calcext:value-type="float">
            <text:p>0,000345869</text:p>
          </table:table-cell>
          <table:table-cell office:value-type="float" office:value="0.00114771" calcext:value-type="float">
            <text:p>0,00114771</text:p>
          </table:table-cell>
          <table:table-cell office:value-type="float" office:value="0.00158514" calcext:value-type="float">
            <text:p>0,00158514</text:p>
          </table:table-cell>
          <table:table-cell office:value-type="float" office:value="0.0117412" calcext:value-type="float">
            <text:p>0,0117412</text:p>
          </table:table-cell>
          <table:table-cell office:value-type="float" office:value="0.0534709" calcext:value-type="float">
            <text:p>0,0534709</text:p>
          </table:table-cell>
          <table:table-cell office:value-type="float" office:value="0.384714" calcext:value-type="float">
            <text:p>0,384714</text:p>
          </table:table-cell>
          <table:table-cell office:value-type="float" office:value="3.12826" calcext:value-type="float">
            <text:p>3,12826</text:p>
          </table:table-cell>
          <table:table-cell office:value-type="float" office:value="24.5909" calcext:value-type="float">
            <text:p>24,5909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288466" calcext:value-type="float">
            <text:p>0,000288466</text:p>
          </table:table-cell>
          <table:table-cell office:value-type="float" office:value="0.000321639" calcext:value-type="float">
            <text:p>0,000321639</text:p>
          </table:table-cell>
          <table:table-cell office:value-type="float" office:value="0.000690175" calcext:value-type="float">
            <text:p>0,000690175</text:p>
          </table:table-cell>
          <table:table-cell office:value-type="float" office:value="0.00161444" calcext:value-type="float">
            <text:p>0,00161444</text:p>
          </table:table-cell>
          <table:table-cell office:value-type="float" office:value="0.0110004" calcext:value-type="float">
            <text:p>0,0110004</text:p>
          </table:table-cell>
          <table:table-cell office:value-type="float" office:value="0.0605327" calcext:value-type="float">
            <text:p>0,0605327</text:p>
          </table:table-cell>
          <table:table-cell office:value-type="float" office:value="0.399732" calcext:value-type="float">
            <text:p>0,399732</text:p>
          </table:table-cell>
          <table:table-cell office:value-type="float" office:value="3.11557" calcext:value-type="float">
            <text:p>3,11557</text:p>
          </table:table-cell>
          <table:table-cell office:value-type="float" office:value="24.5596" calcext:value-type="float">
            <text:p>24,5596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2478" calcext:value-type="float">
            <text:p>0,00032478</text:p>
          </table:table-cell>
          <table:table-cell office:value-type="float" office:value="0.000291923" calcext:value-type="float">
            <text:p>0,000291923</text:p>
          </table:table-cell>
          <table:table-cell office:value-type="float" office:value="0.000512119" calcext:value-type="float">
            <text:p>0,000512119</text:p>
          </table:table-cell>
          <table:table-cell office:value-type="float" office:value="0.00159786" calcext:value-type="float">
            <text:p>0,00159786</text:p>
          </table:table-cell>
          <table:table-cell office:value-type="float" office:value="0.00849503" calcext:value-type="float">
            <text:p>0,00849503</text:p>
          </table:table-cell>
          <table:table-cell office:value-type="float" office:value="0.0511663" calcext:value-type="float">
            <text:p>0,0511663</text:p>
          </table:table-cell>
          <table:table-cell office:value-type="float" office:value="0.396128" calcext:value-type="float">
            <text:p>0,396128</text:p>
          </table:table-cell>
          <table:table-cell office:value-type="float" office:value="3.03669" calcext:value-type="float">
            <text:p>3,03669</text:p>
          </table:table-cell>
          <table:table-cell office:value-type="float" office:value="24.3363" calcext:value-type="float">
            <text:p>24,3363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7929" calcext:value-type="float">
            <text:p>0,000647929</text:p>
          </table:table-cell>
          <table:table-cell office:value-type="float" office:value="0.000364741" calcext:value-type="float">
            <text:p>0,000364741</text:p>
          </table:table-cell>
          <table:table-cell office:value-type="float" office:value="0.00118018" calcext:value-type="float">
            <text:p>0,00118018</text:p>
          </table:table-cell>
          <table:table-cell office:value-type="float" office:value="0.0016022" calcext:value-type="float">
            <text:p>0,0016022</text:p>
          </table:table-cell>
          <table:table-cell office:value-type="float" office:value="0.00922055" calcext:value-type="float">
            <text:p>0,00922055</text:p>
          </table:table-cell>
          <table:table-cell office:value-type="float" office:value="0.0535521" calcext:value-type="float">
            <text:p>0,0535521</text:p>
          </table:table-cell>
          <table:table-cell office:value-type="float" office:value="0.404946" calcext:value-type="float">
            <text:p>0,404946</text:p>
          </table:table-cell>
          <table:table-cell office:value-type="float" office:value="3.04338" calcext:value-type="float">
            <text:p>3,04338</text:p>
          </table:table-cell>
          <table:table-cell office:value-type="float" office:value="24.3254" calcext:value-type="float">
            <text:p>24,3254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231181" calcext:value-type="float">
            <text:p>0,000231181</text:p>
          </table:table-cell>
          <table:table-cell office:value-type="float" office:value="0.000684378" calcext:value-type="float">
            <text:p>0,000684378</text:p>
          </table:table-cell>
          <table:table-cell office:value-type="float" office:value="0.00808809" calcext:value-type="float">
            <text:p>0,00808809</text:p>
          </table:table-cell>
          <table:table-cell office:value-type="float" office:value="0.00162789" calcext:value-type="float">
            <text:p>0,00162789</text:p>
          </table:table-cell>
          <table:table-cell office:value-type="float" office:value="0.00805262" calcext:value-type="float">
            <text:p>0,00805262</text:p>
          </table:table-cell>
          <table:table-cell office:value-type="float" office:value="0.0505568" calcext:value-type="float">
            <text:p>0,0505568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3.0501" calcext:value-type="float">
            <text:p>3,0501</text:p>
          </table:table-cell>
          <table:table-cell office:value-type="float" office:value="24.4908" calcext:value-type="float">
            <text:p>24,4908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211479" calcext:value-type="float">
            <text:p>0,000211479</text:p>
          </table:table-cell>
          <table:table-cell office:value-type="float" office:value="0.00024033" calcext:value-type="float">
            <text:p>0,00024033</text:p>
          </table:table-cell>
          <table:table-cell office:value-type="float" office:value="0.00116049" calcext:value-type="float">
            <text:p>0,00116049</text:p>
          </table:table-cell>
          <table:table-cell office:value-type="float" office:value="0.00171539" calcext:value-type="float">
            <text:p>0,00171539</text:p>
          </table:table-cell>
          <table:table-cell office:value-type="float" office:value="0.00864366" calcext:value-type="float">
            <text:p>0,00864366</text:p>
          </table:table-cell>
          <table:table-cell office:value-type="float" office:value="0.053335" calcext:value-type="float">
            <text:p>0,053335</text:p>
          </table:table-cell>
          <table:table-cell office:value-type="float" office:value="0.393424" calcext:value-type="float">
            <text:p>0,393424</text:p>
          </table:table-cell>
          <table:table-cell office:value-type="float" office:value="3.02306" calcext:value-type="float">
            <text:p>3,02306</text:p>
          </table:table-cell>
          <table:table-cell office:value-type="float" office:value="24.3457" calcext:value-type="float">
            <text:p>24,3457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217219" calcext:value-type="float">
            <text:p>0,000217219</text:p>
          </table:table-cell>
          <table:table-cell office:value-type="float" office:value="0.000315933" calcext:value-type="float">
            <text:p>0,000315933</text:p>
          </table:table-cell>
          <table:table-cell office:value-type="float" office:value="0.000860638" calcext:value-type="float">
            <text:p>0,000860638</text:p>
          </table:table-cell>
          <table:table-cell office:value-type="float" office:value="0.001555" calcext:value-type="float">
            <text:p>0,001555</text:p>
          </table:table-cell>
          <table:table-cell office:value-type="float" office:value="0.00796402" calcext:value-type="float">
            <text:p>0,00796402</text:p>
          </table:table-cell>
          <table:table-cell office:value-type="float" office:value="0.0513358" calcext:value-type="float">
            <text:p>0,0513358</text:p>
          </table:table-cell>
          <table:table-cell office:value-type="float" office:value="0.384563" calcext:value-type="float">
            <text:p>0,384563</text:p>
          </table:table-cell>
          <table:table-cell office:value-type="float" office:value="3.0467" calcext:value-type="float">
            <text:p>3,0467</text:p>
          </table:table-cell>
          <table:table-cell office:value-type="float" office:value="24.4757" calcext:value-type="float">
            <text:p>24,4757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33065" calcext:value-type="float">
            <text:p>0,000233065</text:p>
          </table:table-cell>
          <table:table-cell office:value-type="float" office:value="0.00028674" calcext:value-type="float">
            <text:p>0,00028674</text:p>
          </table:table-cell>
          <table:table-cell office:value-type="float" office:value="0.000661011" calcext:value-type="float">
            <text:p>0,000661011</text:p>
          </table:table-cell>
          <table:table-cell office:value-type="float" office:value="0.00198668" calcext:value-type="float">
            <text:p>0,00198668</text:p>
          </table:table-cell>
          <table:table-cell office:value-type="float" office:value="0.00904551" calcext:value-type="float">
            <text:p>0,00904551</text:p>
          </table:table-cell>
          <table:table-cell office:value-type="float" office:value="0.0540432" calcext:value-type="float">
            <text:p>0,0540432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3.10597" calcext:value-type="float">
            <text:p>3,10597</text:p>
          </table:table-cell>
          <table:table-cell office:value-type="float" office:value="24.2211" calcext:value-type="float">
            <text:p>24,2211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19464" calcext:value-type="float">
            <text:p>0,000219464</text:p>
          </table:table-cell>
          <table:table-cell table:style-name="ce11" office:value-type="float" office:value="0.000302867" calcext:value-type="float">
            <text:p>0,000302867</text:p>
          </table:table-cell>
          <table:table-cell table:style-name="ce11" office:value-type="float" office:value="0.00123902" calcext:value-type="float">
            <text:p>0,00123902</text:p>
          </table:table-cell>
          <table:table-cell table:style-name="ce11" office:value-type="float" office:value="0.00203193" calcext:value-type="float">
            <text:p>0,00203193</text:p>
          </table:table-cell>
          <table:table-cell table:style-name="ce11" office:value-type="float" office:value="0.00892269" calcext:value-type="float">
            <text:p>0,00892269</text:p>
          </table:table-cell>
          <table:table-cell table:style-name="ce11" office:value-type="float" office:value="0.0523232" calcext:value-type="float">
            <text:p>0,0523232</text:p>
          </table:table-cell>
          <table:table-cell table:style-name="ce11" office:value-type="float" office:value="0.372404" calcext:value-type="float">
            <text:p>0,372404</text:p>
          </table:table-cell>
          <table:table-cell table:style-name="ce11" office:value-type="float" office:value="3.0731" calcext:value-type="float">
            <text:p>3,0731</text:p>
          </table:table-cell>
          <table:table-cell table:style-name="ce11" office:value-type="float" office:value="24.2198" calcext:value-type="float">
            <text:p>24,2198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0647929" calcext:value-type="float">
            <text:p>0,000647929</text:p>
          </table:table-cell>
          <table:table-cell table:style-name="ce12" table:formula="of:=MAX([.C3:.C22])" office:value-type="float" office:value="0.000684378" calcext:value-type="float">
            <text:p>0,000684378</text:p>
          </table:table-cell>
          <table:table-cell table:style-name="ce12" table:formula="of:=MAX([.D3:.D22])" office:value-type="float" office:value="0.00808809" calcext:value-type="float">
            <text:p>0,00808809</text:p>
          </table:table-cell>
          <table:table-cell table:style-name="ce12" table:formula="of:=MAX([.E3:.E22])" office:value-type="float" office:value="0.00299609" calcext:value-type="float">
            <text:p>0,00299609</text:p>
          </table:table-cell>
          <table:table-cell table:style-name="ce12" table:formula="of:=MAX([.F3:.F22])" office:value-type="float" office:value="0.0134783" calcext:value-type="float">
            <text:p>0,0134783</text:p>
          </table:table-cell>
          <table:table-cell table:style-name="ce12" table:formula="of:=MAX([.G3:.G22])" office:value-type="float" office:value="0.0605327" calcext:value-type="float">
            <text:p>0,0605327</text:p>
          </table:table-cell>
          <table:table-cell table:style-name="ce12" table:formula="of:=MAX([.H3:.H22])" office:value-type="float" office:value="0.404946" calcext:value-type="float">
            <text:p>0,404946</text:p>
          </table:table-cell>
          <table:table-cell table:style-name="ce12" table:formula="of:=MAX([.I3:.I22])" office:value-type="float" office:value="3.27677" calcext:value-type="float">
            <text:p>3,27677</text:p>
          </table:table-cell>
          <table:table-cell table:style-name="ce12" table:formula="of:=MAX([.J3:.J22])" office:value-type="float" office:value="28.7697" calcext:value-type="float">
            <text:p>28,7697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1944" calcext:value-type="float">
            <text:p>0,0001944</text:p>
          </table:table-cell>
          <table:table-cell table:style-name="ce13" table:formula="of:=MIN([.C3:.C22])" office:value-type="float" office:value="0.00024033" calcext:value-type="float">
            <text:p>0,00024033</text:p>
          </table:table-cell>
          <table:table-cell table:style-name="ce13" table:formula="of:=MIN([.D3:.D22])" office:value-type="float" office:value="0.00045597" calcext:value-type="float">
            <text:p>0,00045597</text:p>
          </table:table-cell>
          <table:table-cell table:style-name="ce13" table:formula="of:=MIN([.E3:.E22])" office:value-type="float" office:value="0.001555" calcext:value-type="float">
            <text:p>0,001555</text:p>
          </table:table-cell>
          <table:table-cell table:style-name="ce13" table:formula="of:=MIN([.F3:.F22])" office:value-type="float" office:value="0.00796402" calcext:value-type="float">
            <text:p>0,00796402</text:p>
          </table:table-cell>
          <table:table-cell table:style-name="ce13" table:formula="of:=MIN([.G3:.G22])" office:value-type="float" office:value="0.0505568" calcext:value-type="float">
            <text:p>0,0505568</text:p>
          </table:table-cell>
          <table:table-cell table:style-name="ce13" table:formula="of:=MIN([.H3:.H22])" office:value-type="float" office:value="0.366168" calcext:value-type="float">
            <text:p>0,366168</text:p>
          </table:table-cell>
          <table:table-cell table:style-name="ce13" table:formula="of:=MIN([.I3:.I22])" office:value-type="float" office:value="2.93019" calcext:value-type="float">
            <text:p>2,93019</text:p>
          </table:table-cell>
          <table:table-cell table:style-name="ce13" table:formula="of:=MIN([.J3:.J22])" office:value-type="float" office:value="24.2198" calcext:value-type="float">
            <text:p>24,2198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2866679" calcext:value-type="float">
            <text:p>0,0002866679</text:p>
          </table:table-cell>
          <table:table-cell table:style-name="ce14" table:formula="of:=SUM([.C3:.C22]) / 20" office:value-type="float" office:value="0.00031252295" calcext:value-type="float">
            <text:p>0,000312523</text:p>
          </table:table-cell>
          <table:table-cell table:style-name="ce14" table:formula="of:=SUM([.D3:.D22]) / 20" office:value-type="float" office:value="0.00106469695" calcext:value-type="float">
            <text:p>0,001064697</text:p>
          </table:table-cell>
          <table:table-cell table:style-name="ce14" table:formula="of:=SUM([.E3:.E22]) / 20" office:value-type="float" office:value="0.001839893" calcext:value-type="float">
            <text:p>0,001839893</text:p>
          </table:table-cell>
          <table:table-cell table:style-name="ce14" table:formula="of:=SUM([.F3:.F22]) / 20" office:value-type="float" office:value="0.0093460805" calcext:value-type="float">
            <text:p>0,0093460805</text:p>
          </table:table-cell>
          <table:table-cell table:style-name="ce14" table:formula="of:=SUM([.G3:.G22]) / 20" office:value-type="float" office:value="0.05332585" calcext:value-type="float">
            <text:p>0,05332585</text:p>
          </table:table-cell>
          <table:table-cell table:style-name="ce14" table:formula="of:=SUM([.H3:.H22]) / 20" office:value-type="float" office:value="0.38159365" calcext:value-type="float">
            <text:p>0,38159365</text:p>
          </table:table-cell>
          <table:table-cell table:style-name="ce14" table:formula="of:=SUM([.I3:.I22]) / 20" office:value-type="float" office:value="3.088807" calcext:value-type="float">
            <text:p>3,088807</text:p>
          </table:table-cell>
          <table:table-cell table:style-name="ce14" table:formula="of:=SUM([.J3:.J22]) / 20" office:value-type="float" office:value="25.129085" calcext:value-type="float">
            <text:p>25,12908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108782626214851" calcext:value-type="float">
            <text:p>0,0001087826</text:p>
          </table:table-cell>
          <table:table-cell table:style-name="ce15" table:formula="of:=STDEV([.C3:.C22])" office:value-type="float" office:value="0.0000925015905032392" calcext:value-type="float">
            <text:p>9,25015905032392E-05</text:p>
          </table:table-cell>
          <table:table-cell table:style-name="ce15" table:formula="of:=STDEV([.D3:.D22])" office:value-type="float" office:value="0.00167452871826165" calcext:value-type="float">
            <text:p>0,0016745287</text:p>
          </table:table-cell>
          <table:table-cell table:style-name="ce15" table:formula="of:=STDEV([.E3:.E22])" office:value-type="float" office:value="0.000353495527152526" calcext:value-type="float">
            <text:p>0,0003534955</text:p>
          </table:table-cell>
          <table:table-cell table:style-name="ce15" table:formula="of:=STDEV([.F3:.F22])" office:value-type="float" office:value="0.00142116999023775" calcext:value-type="float">
            <text:p>0,00142117</text:p>
          </table:table-cell>
          <table:table-cell table:style-name="ce15" table:formula="of:=STDEV([.G3:.G22])" office:value-type="float" office:value="0.00226029391067436" calcext:value-type="float">
            <text:p>0,0022602939</text:p>
          </table:table-cell>
          <table:table-cell table:style-name="ce15" table:formula="of:=STDEV([.H3:.H22])" office:value-type="float" office:value="0.0121500048268347" calcext:value-type="float">
            <text:p>0,0121500048</text:p>
          </table:table-cell>
          <table:table-cell table:style-name="ce15" table:formula="of:=STDEV([.I3:.I22])" office:value-type="float" office:value="0.0725129820028618" calcext:value-type="float">
            <text:p>0,072512982</text:p>
          </table:table-cell>
          <table:table-cell table:style-name="ce15" table:formula="of:=STDEV([.J3:.J22])" office:value-type="float" office:value="1.34233486145949" calcext:value-type="float">
            <text:p>1,3423348615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table table:name="5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438371" calcext:value-type="float">
            <text:p>0,000438371</text:p>
          </table:table-cell>
          <table:table-cell office:value-type="float" office:value="0.0163813" calcext:value-type="float">
            <text:p>0,0163813</text:p>
          </table:table-cell>
          <table:table-cell office:value-type="float" office:value="0.0129351" calcext:value-type="float">
            <text:p>0,0129351</text:p>
          </table:table-cell>
          <table:table-cell office:value-type="float" office:value="0.0317979" calcext:value-type="float">
            <text:p>0,0317979</text:p>
          </table:table-cell>
          <table:table-cell office:value-type="float" office:value="0.00717756" calcext:value-type="float">
            <text:p>0,00717756</text:p>
          </table:table-cell>
          <table:table-cell office:value-type="float" office:value="0.0298941" calcext:value-type="float">
            <text:p>0,0298941</text:p>
          </table:table-cell>
          <table:table-cell office:value-type="float" office:value="0.164398" calcext:value-type="float">
            <text:p>0,164398</text:p>
          </table:table-cell>
          <table:table-cell office:value-type="float" office:value="1.41327" calcext:value-type="float">
            <text:p>1,41327</text:p>
          </table:table-cell>
          <table:table-cell office:value-type="float" office:value="6.72627" calcext:value-type="float">
            <text:p>6,72627</text:p>
          </table:table-cell>
          <table:table-cell office:value-type="float" office:value="43.7407" calcext:value-type="float">
            <text:p>43,74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72667" calcext:value-type="float">
            <text:p>0,000572667</text:p>
          </table:table-cell>
          <table:table-cell office:value-type="float" office:value="0.00184374" calcext:value-type="float">
            <text:p>0,00184374</text:p>
          </table:table-cell>
          <table:table-cell office:value-type="float" office:value="0.0011993" calcext:value-type="float">
            <text:p>0,0011993</text:p>
          </table:table-cell>
          <table:table-cell office:value-type="float" office:value="0.00187942" calcext:value-type="float">
            <text:p>0,00187942</text:p>
          </table:table-cell>
          <table:table-cell office:value-type="float" office:value="0.0091331" calcext:value-type="float">
            <text:p>0,0091331</text:p>
          </table:table-cell>
          <table:table-cell office:value-type="float" office:value="0.0303015" calcext:value-type="float">
            <text:p>0,0303015</text:p>
          </table:table-cell>
          <table:table-cell office:value-type="float" office:value="0.139956" calcext:value-type="float">
            <text:p>0,139956</text:p>
          </table:table-cell>
          <table:table-cell office:value-type="float" office:value="1.45452" calcext:value-type="float">
            <text:p>1,45452</text:p>
          </table:table-cell>
          <table:table-cell office:value-type="float" office:value="6.05357" calcext:value-type="float">
            <text:p>6,05357</text:p>
          </table:table-cell>
          <table:table-cell office:value-type="float" office:value="43.2592" calcext:value-type="float">
            <text:p>43,25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68097" calcext:value-type="float">
            <text:p>0,000368097</text:p>
          </table:table-cell>
          <table:table-cell office:value-type="float" office:value="0.00107805" calcext:value-type="float">
            <text:p>0,00107805</text:p>
          </table:table-cell>
          <table:table-cell office:value-type="float" office:value="0.00104776" calcext:value-type="float">
            <text:p>0,00104776</text:p>
          </table:table-cell>
          <table:table-cell office:value-type="float" office:value="0.0016288" calcext:value-type="float">
            <text:p>0,0016288</text:p>
          </table:table-cell>
          <table:table-cell office:value-type="float" office:value="0.00753952" calcext:value-type="float">
            <text:p>0,00753952</text:p>
          </table:table-cell>
          <table:table-cell office:value-type="float" office:value="0.0303754" calcext:value-type="float">
            <text:p>0,0303754</text:p>
          </table:table-cell>
          <table:table-cell office:value-type="float" office:value="0.140201" calcext:value-type="float">
            <text:p>0,140201</text:p>
          </table:table-cell>
          <table:table-cell office:value-type="float" office:value="1.55812" calcext:value-type="float">
            <text:p>1,55812</text:p>
          </table:table-cell>
          <table:table-cell office:value-type="float" office:value="6.41325" calcext:value-type="float">
            <text:p>6,41325</text:p>
          </table:table-cell>
          <table:table-cell office:value-type="float" office:value="39.8086" calcext:value-type="float">
            <text:p>39,80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408912" calcext:value-type="float">
            <text:p>0,000408912</text:p>
          </table:table-cell>
          <table:table-cell office:value-type="float" office:value="0.000704836" calcext:value-type="float">
            <text:p>0,000704836</text:p>
          </table:table-cell>
          <table:table-cell office:value-type="float" office:value="0.000861725" calcext:value-type="float">
            <text:p>0,000861725</text:p>
          </table:table-cell>
          <table:table-cell office:value-type="float" office:value="0.00168769" calcext:value-type="float">
            <text:p>0,00168769</text:p>
          </table:table-cell>
          <table:table-cell office:value-type="float" office:value="0.00992922" calcext:value-type="float">
            <text:p>0,00992922</text:p>
          </table:table-cell>
          <table:table-cell office:value-type="float" office:value="0.0296725" calcext:value-type="float">
            <text:p>0,0296725</text:p>
          </table:table-cell>
          <table:table-cell office:value-type="float" office:value="0.139627" calcext:value-type="float">
            <text:p>0,139627</text:p>
          </table:table-cell>
          <table:table-cell office:value-type="float" office:value="1.07424" calcext:value-type="float">
            <text:p>1,07424</text:p>
          </table:table-cell>
          <table:table-cell office:value-type="float" office:value="6.46773" calcext:value-type="float">
            <text:p>6,46773</text:p>
          </table:table-cell>
          <table:table-cell office:value-type="float" office:value="39.605" calcext:value-type="float">
            <text:p>39,6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0102" calcext:value-type="float">
            <text:p>0,00030102</text:p>
          </table:table-cell>
          <table:table-cell office:value-type="float" office:value="0.000545175" calcext:value-type="float">
            <text:p>0,000545175</text:p>
          </table:table-cell>
          <table:table-cell office:value-type="float" office:value="0.00120692" calcext:value-type="float">
            <text:p>0,00120692</text:p>
          </table:table-cell>
          <table:table-cell office:value-type="float" office:value="0.00265872" calcext:value-type="float">
            <text:p>0,00265872</text:p>
          </table:table-cell>
          <table:table-cell office:value-type="float" office:value="0.00688012" calcext:value-type="float">
            <text:p>0,00688012</text:p>
          </table:table-cell>
          <table:table-cell office:value-type="float" office:value="0.0308055" calcext:value-type="float">
            <text:p>0,0308055</text:p>
          </table:table-cell>
          <table:table-cell office:value-type="float" office:value="0.135786" calcext:value-type="float">
            <text:p>0,135786</text:p>
          </table:table-cell>
          <table:table-cell office:value-type="float" office:value="1.10898" calcext:value-type="float">
            <text:p>1,10898</text:p>
          </table:table-cell>
          <table:table-cell office:value-type="float" office:value="7.35186" calcext:value-type="float">
            <text:p>7,35186</text:p>
          </table:table-cell>
          <table:table-cell office:value-type="float" office:value="41.4166" calcext:value-type="float">
            <text:p>41,41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26385" calcext:value-type="float">
            <text:p>0,00126385</text:p>
          </table:table-cell>
          <table:table-cell office:value-type="float" office:value="0.000414525" calcext:value-type="float">
            <text:p>0,000414525</text:p>
          </table:table-cell>
          <table:table-cell office:value-type="float" office:value="0.000829015" calcext:value-type="float">
            <text:p>0,000829015</text:p>
          </table:table-cell>
          <table:table-cell office:value-type="float" office:value="0.00168014" calcext:value-type="float">
            <text:p>0,00168014</text:p>
          </table:table-cell>
          <table:table-cell office:value-type="float" office:value="0.00678605" calcext:value-type="float">
            <text:p>0,00678605</text:p>
          </table:table-cell>
          <table:table-cell office:value-type="float" office:value="0.0306399" calcext:value-type="float">
            <text:p>0,0306399</text:p>
          </table:table-cell>
          <table:table-cell office:value-type="float" office:value="0.139464" calcext:value-type="float">
            <text:p>0,139464</text:p>
          </table:table-cell>
          <table:table-cell office:value-type="float" office:value="1.09022" calcext:value-type="float">
            <text:p>1,09022</text:p>
          </table:table-cell>
          <table:table-cell office:value-type="float" office:value="6.88074" calcext:value-type="float">
            <text:p>6,88074</text:p>
          </table:table-cell>
          <table:table-cell office:value-type="float" office:value="40.4219" calcext:value-type="float">
            <text:p>40,42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32857" calcext:value-type="float">
            <text:p>0,000332857</text:p>
          </table:table-cell>
          <table:table-cell office:value-type="float" office:value="0.000659061" calcext:value-type="float">
            <text:p>0,000659061</text:p>
          </table:table-cell>
          <table:table-cell office:value-type="float" office:value="0.000841925" calcext:value-type="float">
            <text:p>0,000841925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636602" calcext:value-type="float">
            <text:p>0,00636602</text:p>
          </table:table-cell>
          <table:table-cell office:value-type="float" office:value="0.0318145" calcext:value-type="float">
            <text:p>0,0318145</text:p>
          </table:table-cell>
          <table:table-cell office:value-type="float" office:value="0.140236" calcext:value-type="float">
            <text:p>0,140236</text:p>
          </table:table-cell>
          <table:table-cell office:value-type="float" office:value="1.08869" calcext:value-type="float">
            <text:p>1,08869</text:p>
          </table:table-cell>
          <table:table-cell office:value-type="float" office:value="6.60853" calcext:value-type="float">
            <text:p>6,60853</text:p>
          </table:table-cell>
          <table:table-cell office:value-type="float" office:value="41.5841" calcext:value-type="float">
            <text:p>41,58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95596" calcext:value-type="float">
            <text:p>0,000395596</text:p>
          </table:table-cell>
          <table:table-cell office:value-type="float" office:value="0.000406905" calcext:value-type="float">
            <text:p>0,000406905</text:p>
          </table:table-cell>
          <table:table-cell office:value-type="float" office:value="0.000918456" calcext:value-type="float">
            <text:p>0,000918456</text:p>
          </table:table-cell>
          <table:table-cell office:value-type="float" office:value="0.00232204" calcext:value-type="float">
            <text:p>0,00232204</text:p>
          </table:table-cell>
          <table:table-cell office:value-type="float" office:value="0.00777186" calcext:value-type="float">
            <text:p>0,00777186</text:p>
          </table:table-cell>
          <table:table-cell office:value-type="float" office:value="0.0301754" calcext:value-type="float">
            <text:p>0,0301754</text:p>
          </table:table-cell>
          <table:table-cell office:value-type="float" office:value="0.14062" calcext:value-type="float">
            <text:p>0,14062</text:p>
          </table:table-cell>
          <table:table-cell office:value-type="float" office:value="1.09468" calcext:value-type="float">
            <text:p>1,09468</text:p>
          </table:table-cell>
          <table:table-cell office:value-type="float" office:value="6.90642" calcext:value-type="float">
            <text:p>6,90642</text:p>
          </table:table-cell>
          <table:table-cell office:value-type="float" office:value="40.596" calcext:value-type="float">
            <text:p>40,5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84477" calcext:value-type="float">
            <text:p>0,000384477</text:p>
          </table:table-cell>
          <table:table-cell office:value-type="float" office:value="0.000398035" calcext:value-type="float">
            <text:p>0,000398035</text:p>
          </table:table-cell>
          <table:table-cell office:value-type="float" office:value="0.00237284" calcext:value-type="float">
            <text:p>0,00237284</text:p>
          </table:table-cell>
          <table:table-cell office:value-type="float" office:value="0.00244878" calcext:value-type="float">
            <text:p>0,00244878</text:p>
          </table:table-cell>
          <table:table-cell office:value-type="float" office:value="0.00975334" calcext:value-type="float">
            <text:p>0,00975334</text:p>
          </table:table-cell>
          <table:table-cell office:value-type="float" office:value="0.0302824" calcext:value-type="float">
            <text:p>0,0302824</text:p>
          </table:table-cell>
          <table:table-cell office:value-type="float" office:value="0.138943" calcext:value-type="float">
            <text:p>0,138943</text:p>
          </table:table-cell>
          <table:table-cell office:value-type="float" office:value="1.36459" calcext:value-type="float">
            <text:p>1,36459</text:p>
          </table:table-cell>
          <table:table-cell office:value-type="float" office:value="6.97855" calcext:value-type="float">
            <text:p>6,97855</text:p>
          </table:table-cell>
          <table:table-cell office:value-type="float" office:value="42.9299" calcext:value-type="float">
            <text:p>42,92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71762" calcext:value-type="float">
            <text:p>0,000371762</text:p>
          </table:table-cell>
          <table:table-cell office:value-type="float" office:value="0.000403717" calcext:value-type="float">
            <text:p>0,000403717</text:p>
          </table:table-cell>
          <table:table-cell office:value-type="float" office:value="0.00176955" calcext:value-type="float">
            <text:p>0,00176955</text:p>
          </table:table-cell>
          <table:table-cell office:value-type="float" office:value="0.00249074" calcext:value-type="float">
            <text:p>0,00249074</text:p>
          </table:table-cell>
          <table:table-cell office:value-type="float" office:value="0.00786679" calcext:value-type="float">
            <text:p>0,00786679</text:p>
          </table:table-cell>
          <table:table-cell office:value-type="float" office:value="0.0321518" calcext:value-type="float">
            <text:p>0,0321518</text:p>
          </table:table-cell>
          <table:table-cell office:value-type="float" office:value="0.14536" calcext:value-type="float">
            <text:p>0,14536</text:p>
          </table:table-cell>
          <table:table-cell office:value-type="float" office:value="1.26331" calcext:value-type="float">
            <text:p>1,26331</text:p>
          </table:table-cell>
          <table:table-cell office:value-type="float" office:value="7.19948" calcext:value-type="float">
            <text:p>7,19948</text:p>
          </table:table-cell>
          <table:table-cell office:value-type="float" office:value="45.7826" calcext:value-type="float">
            <text:p>45,78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243751" calcext:value-type="float">
            <text:p>0,00243751</text:p>
          </table:table-cell>
          <table:table-cell office:value-type="float" office:value="0.000443508" calcext:value-type="float">
            <text:p>0,000443508</text:p>
          </table:table-cell>
          <table:table-cell office:value-type="float" office:value="0.000919757" calcext:value-type="float">
            <text:p>0,000919757</text:p>
          </table:table-cell>
          <table:table-cell office:value-type="float" office:value="0.00197964" calcext:value-type="float">
            <text:p>0,00197964</text:p>
          </table:table-cell>
          <table:table-cell office:value-type="float" office:value="0.00638332" calcext:value-type="float">
            <text:p>0,00638332</text:p>
          </table:table-cell>
          <table:table-cell office:value-type="float" office:value="0.0310466" calcext:value-type="float">
            <text:p>0,0310466</text:p>
          </table:table-cell>
          <table:table-cell office:value-type="float" office:value="0.137889" calcext:value-type="float">
            <text:p>0,137889</text:p>
          </table:table-cell>
          <table:table-cell office:value-type="float" office:value="1.19071" calcext:value-type="float">
            <text:p>1,19071</text:p>
          </table:table-cell>
          <table:table-cell office:value-type="float" office:value="6.13368" calcext:value-type="float">
            <text:p>6,13368</text:p>
          </table:table-cell>
          <table:table-cell office:value-type="float" office:value="41.2595" calcext:value-type="float">
            <text:p>41,259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678208" calcext:value-type="float">
            <text:p>0,00678208</text:p>
          </table:table-cell>
          <table:table-cell office:value-type="float" office:value="0.000453546" calcext:value-type="float">
            <text:p>0,000453546</text:p>
          </table:table-cell>
          <table:table-cell office:value-type="float" office:value="0.00105298" calcext:value-type="float">
            <text:p>0,00105298</text:p>
          </table:table-cell>
          <table:table-cell office:value-type="float" office:value="0.00257795" calcext:value-type="float">
            <text:p>0,00257795</text:p>
          </table:table-cell>
          <table:table-cell office:value-type="float" office:value="0.0103241" calcext:value-type="float">
            <text:p>0,0103241</text:p>
          </table:table-cell>
          <table:table-cell office:value-type="float" office:value="0.028853" calcext:value-type="float">
            <text:p>0,028853</text:p>
          </table:table-cell>
          <table:table-cell office:value-type="float" office:value="0.154061" calcext:value-type="float">
            <text:p>0,154061</text:p>
          </table:table-cell>
          <table:table-cell office:value-type="float" office:value="1.19738" calcext:value-type="float">
            <text:p>1,19738</text:p>
          </table:table-cell>
          <table:table-cell office:value-type="float" office:value="7.3484" calcext:value-type="float">
            <text:p>7,3484</text:p>
          </table:table-cell>
          <table:table-cell office:value-type="float" office:value="39.774" calcext:value-type="float">
            <text:p>39,7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754858" calcext:value-type="float">
            <text:p>0,000754858</text:p>
          </table:table-cell>
          <table:table-cell office:value-type="float" office:value="0.00047166" calcext:value-type="float">
            <text:p>0,00047166</text:p>
          </table:table-cell>
          <table:table-cell office:value-type="float" office:value="0.000634053" calcext:value-type="float">
            <text:p>0,000634053</text:p>
          </table:table-cell>
          <table:table-cell office:value-type="float" office:value="0.00184866" calcext:value-type="float">
            <text:p>0,00184866</text:p>
          </table:table-cell>
          <table:table-cell office:value-type="float" office:value="0.00725667" calcext:value-type="float">
            <text:p>0,00725667</text:p>
          </table:table-cell>
          <table:table-cell office:value-type="float" office:value="0.0313841" calcext:value-type="float">
            <text:p>0,0313841</text:p>
          </table:table-cell>
          <table:table-cell office:value-type="float" office:value="0.13677" calcext:value-type="float">
            <text:p>0,13677</text:p>
          </table:table-cell>
          <table:table-cell office:value-type="float" office:value="1.36506" calcext:value-type="float">
            <text:p>1,36506</text:p>
          </table:table-cell>
          <table:table-cell office:value-type="float" office:value="7.13621" calcext:value-type="float">
            <text:p>7,13621</text:p>
          </table:table-cell>
          <table:table-cell office:value-type="float" office:value="40.3289" calcext:value-type="float">
            <text:p>40,32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472376" calcext:value-type="float">
            <text:p>0,000472376</text:p>
          </table:table-cell>
          <table:table-cell office:value-type="float" office:value="0.000448144" calcext:value-type="float">
            <text:p>0,000448144</text:p>
          </table:table-cell>
          <table:table-cell office:value-type="float" office:value="0.000937317" calcext:value-type="float">
            <text:p>0,000937317</text:p>
          </table:table-cell>
          <table:table-cell office:value-type="float" office:value="0.00220502" calcext:value-type="float">
            <text:p>0,00220502</text:p>
          </table:table-cell>
          <table:table-cell office:value-type="float" office:value="0.00719037" calcext:value-type="float">
            <text:p>0,00719037</text:p>
          </table:table-cell>
          <table:table-cell office:value-type="float" office:value="0.0324916" calcext:value-type="float">
            <text:p>0,0324916</text:p>
          </table:table-cell>
          <table:table-cell office:value-type="float" office:value="0.14088" calcext:value-type="float">
            <text:p>0,14088</text:p>
          </table:table-cell>
          <table:table-cell office:value-type="float" office:value="1.70767" calcext:value-type="float">
            <text:p>1,70767</text:p>
          </table:table-cell>
          <table:table-cell office:value-type="float" office:value="6.18708" calcext:value-type="float">
            <text:p>6,18708</text:p>
          </table:table-cell>
          <table:table-cell office:value-type="float" office:value="40.3278" calcext:value-type="float">
            <text:p>40,327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511918" calcext:value-type="float">
            <text:p>0,000511918</text:p>
          </table:table-cell>
          <table:table-cell office:value-type="float" office:value="0.00104369" calcext:value-type="float">
            <text:p>0,00104369</text:p>
          </table:table-cell>
          <table:table-cell office:value-type="float" office:value="0.00064744" calcext:value-type="float">
            <text:p>0,00064744</text:p>
          </table:table-cell>
          <table:table-cell office:value-type="float" office:value="0.00198559" calcext:value-type="float">
            <text:p>0,00198559</text:p>
          </table:table-cell>
          <table:table-cell office:value-type="float" office:value="0.00761759" calcext:value-type="float">
            <text:p>0,00761759</text:p>
          </table:table-cell>
          <table:table-cell office:value-type="float" office:value="0.0317385" calcext:value-type="float">
            <text:p>0,0317385</text:p>
          </table:table-cell>
          <table:table-cell office:value-type="float" office:value="0.137648" calcext:value-type="float">
            <text:p>0,137648</text:p>
          </table:table-cell>
          <table:table-cell office:value-type="float" office:value="1.60392" calcext:value-type="float">
            <text:p>1,60392</text:p>
          </table:table-cell>
          <table:table-cell office:value-type="float" office:value="7.21191" calcext:value-type="float">
            <text:p>7,21191</text:p>
          </table:table-cell>
          <table:table-cell office:value-type="float" office:value="40.2705" calcext:value-type="float">
            <text:p>40,27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88784" calcext:value-type="float">
            <text:p>0,000488784</text:p>
          </table:table-cell>
          <table:table-cell office:value-type="float" office:value="0.00116894" calcext:value-type="float">
            <text:p>0,00116894</text:p>
          </table:table-cell>
          <table:table-cell office:value-type="float" office:value="0.00067334" calcext:value-type="float">
            <text:p>0,00067334</text:p>
          </table:table-cell>
          <table:table-cell office:value-type="float" office:value="0.00200659" calcext:value-type="float">
            <text:p>0,00200659</text:p>
          </table:table-cell>
          <table:table-cell office:value-type="float" office:value="0.00791739" calcext:value-type="float">
            <text:p>0,00791739</text:p>
          </table:table-cell>
          <table:table-cell office:value-type="float" office:value="0.0308916" calcext:value-type="float">
            <text:p>0,0308916</text:p>
          </table:table-cell>
          <table:table-cell office:value-type="float" office:value="0.143537" calcext:value-type="float">
            <text:p>0,143537</text:p>
          </table:table-cell>
          <table:table-cell office:value-type="float" office:value="1.4289" calcext:value-type="float">
            <text:p>1,4289</text:p>
          </table:table-cell>
          <table:table-cell office:value-type="float" office:value="6.92716" calcext:value-type="float">
            <text:p>6,92716</text:p>
          </table:table-cell>
          <table:table-cell office:value-type="float" office:value="41.5193" calcext:value-type="float">
            <text:p>41,519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453862" calcext:value-type="float">
            <text:p>0,000453862</text:p>
          </table:table-cell>
          <table:table-cell office:value-type="float" office:value="0.00190447" calcext:value-type="float">
            <text:p>0,00190447</text:p>
          </table:table-cell>
          <table:table-cell office:value-type="float" office:value="0.000782842" calcext:value-type="float">
            <text:p>0,000782842</text:p>
          </table:table-cell>
          <table:table-cell office:value-type="float" office:value="0.00203647" calcext:value-type="float">
            <text:p>0,00203647</text:p>
          </table:table-cell>
          <table:table-cell office:value-type="float" office:value="0.00639888" calcext:value-type="float">
            <text:p>0,00639888</text:p>
          </table:table-cell>
          <table:table-cell office:value-type="float" office:value="0.0325116" calcext:value-type="float">
            <text:p>0,0325116</text:p>
          </table:table-cell>
          <table:table-cell office:value-type="float" office:value="0.141889" calcext:value-type="float">
            <text:p>0,141889</text:p>
          </table:table-cell>
          <table:table-cell office:value-type="float" office:value="1.13274" calcext:value-type="float">
            <text:p>1,13274</text:p>
          </table:table-cell>
          <table:table-cell office:value-type="float" office:value="6.07086" calcext:value-type="float">
            <text:p>6,07086</text:p>
          </table:table-cell>
          <table:table-cell office:value-type="float" office:value="39.5726" calcext:value-type="float">
            <text:p>39,572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433589" calcext:value-type="float">
            <text:p>0,000433589</text:p>
          </table:table-cell>
          <table:table-cell office:value-type="float" office:value="0.000491896" calcext:value-type="float">
            <text:p>0,000491896</text:p>
          </table:table-cell>
          <table:table-cell office:value-type="float" office:value="0.000887069" calcext:value-type="float">
            <text:p>0,000887069</text:p>
          </table:table-cell>
          <table:table-cell office:value-type="float" office:value="0.00340336" calcext:value-type="float">
            <text:p>0,00340336</text:p>
          </table:table-cell>
          <table:table-cell office:value-type="float" office:value="0.00875297" calcext:value-type="float">
            <text:p>0,00875297</text:p>
          </table:table-cell>
          <table:table-cell office:value-type="float" office:value="0.0289956" calcext:value-type="float">
            <text:p>0,0289956</text:p>
          </table:table-cell>
          <table:table-cell office:value-type="float" office:value="0.142901" calcext:value-type="float">
            <text:p>0,142901</text:p>
          </table:table-cell>
          <table:table-cell office:value-type="float" office:value="1.09689" calcext:value-type="float">
            <text:p>1,09689</text:p>
          </table:table-cell>
          <table:table-cell office:value-type="float" office:value="7.16003" calcext:value-type="float">
            <text:p>7,16003</text:p>
          </table:table-cell>
          <table:table-cell office:value-type="float" office:value="39.1219" calcext:value-type="float">
            <text:p>39,121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352537" calcext:value-type="float">
            <text:p>0,000352537</text:p>
          </table:table-cell>
          <table:table-cell office:value-type="float" office:value="0.000484928" calcext:value-type="float">
            <text:p>0,000484928</text:p>
          </table:table-cell>
          <table:table-cell office:value-type="float" office:value="0.00100366" calcext:value-type="float">
            <text:p>0,00100366</text:p>
          </table:table-cell>
          <table:table-cell office:value-type="float" office:value="0.00197174" calcext:value-type="float">
            <text:p>0,00197174</text:p>
          </table:table-cell>
          <table:table-cell office:value-type="float" office:value="0.00906514" calcext:value-type="float">
            <text:p>0,00906514</text:p>
          </table:table-cell>
          <table:table-cell office:value-type="float" office:value="0.0292697" calcext:value-type="float">
            <text:p>0,0292697</text:p>
          </table:table-cell>
          <table:table-cell office:value-type="float" office:value="0.160654" calcext:value-type="float">
            <text:p>0,160654</text:p>
          </table:table-cell>
          <table:table-cell office:value-type="float" office:value="1.38614" calcext:value-type="float">
            <text:p>1,38614</text:p>
          </table:table-cell>
          <table:table-cell office:value-type="float" office:value="7.1106" calcext:value-type="float">
            <text:p>7,1106</text:p>
          </table:table-cell>
          <table:table-cell office:value-type="float" office:value="40.0612" calcext:value-type="float">
            <text:p>40,061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317998" calcext:value-type="float">
            <text:p>0,000317998</text:p>
          </table:table-cell>
          <table:table-cell table:style-name="ce11" office:value-type="float" office:value="0.000447528" calcext:value-type="float">
            <text:p>0,000447528</text:p>
          </table:table-cell>
          <table:table-cell table:style-name="ce11" office:value-type="float" office:value="0.0033104" calcext:value-type="float">
            <text:p>0,0033104</text:p>
          </table:table-cell>
          <table:table-cell table:style-name="ce11" office:value-type="float" office:value="0.00250434" calcext:value-type="float">
            <text:p>0,00250434</text:p>
          </table:table-cell>
          <table:table-cell table:style-name="ce11" office:value-type="float" office:value="0.00635275" calcext:value-type="float">
            <text:p>0,00635275</text:p>
          </table:table-cell>
          <table:table-cell table:style-name="ce11" office:value-type="float" office:value="0.0315987" calcext:value-type="float">
            <text:p>0,0315987</text:p>
          </table:table-cell>
          <table:table-cell table:style-name="ce11" office:value-type="float" office:value="0.155636" calcext:value-type="float">
            <text:p>0,155636</text:p>
          </table:table-cell>
          <table:table-cell table:style-name="ce11" office:value-type="float" office:value="1.11469" calcext:value-type="float">
            <text:p>1,11469</text:p>
          </table:table-cell>
          <table:table-cell table:style-name="ce11" office:value-type="float" office:value="6.71878" calcext:value-type="float">
            <text:p>6,71878</text:p>
          </table:table-cell>
          <table:table-cell table:style-name="ce11" office:value-type="float" office:value="39.5922" calcext:value-type="float">
            <text:p>39,592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678208" calcext:value-type="float">
            <text:p>0,00678208</text:p>
          </table:table-cell>
          <table:table-cell table:style-name="ce12" table:formula="of:=MAX([.C3:.C22])" office:value-type="float" office:value="0.0163813" calcext:value-type="float">
            <text:p>0,0163813</text:p>
          </table:table-cell>
          <table:table-cell table:style-name="ce12" table:formula="of:=MAX([.D3:.D22])" office:value-type="float" office:value="0.0129351" calcext:value-type="float">
            <text:p>0,0129351</text:p>
          </table:table-cell>
          <table:table-cell table:style-name="ce12" table:formula="of:=MAX([.E3:.E22])" office:value-type="float" office:value="0.0317979" calcext:value-type="float">
            <text:p>0,0317979</text:p>
          </table:table-cell>
          <table:table-cell table:style-name="ce12" table:formula="of:=MAX([.F3:.F22])" office:value-type="float" office:value="0.0103241" calcext:value-type="float">
            <text:p>0,0103241</text:p>
          </table:table-cell>
          <table:table-cell table:style-name="ce12" table:formula="of:=MAX([.G3:.G22])" office:value-type="float" office:value="0.0325116" calcext:value-type="float">
            <text:p>0,0325116</text:p>
          </table:table-cell>
          <table:table-cell table:style-name="ce12" table:formula="of:=MAX([.H3:.H22])" office:value-type="float" office:value="0.164398" calcext:value-type="float">
            <text:p>0,164398</text:p>
          </table:table-cell>
          <table:table-cell table:style-name="ce12" table:formula="of:=MAX([.I3:.I22])" office:value-type="float" office:value="1.70767" calcext:value-type="float">
            <text:p>1,70767</text:p>
          </table:table-cell>
          <table:table-cell table:style-name="ce12" table:formula="of:=MAX([.J3:.J22])" office:value-type="float" office:value="7.35186" calcext:value-type="float">
            <text:p>7,35186</text:p>
          </table:table-cell>
          <table:table-cell table:style-name="ce12" table:formula="of:=MAX([.K3:.K22])" office:value-type="float" office:value="45.7826" calcext:value-type="float">
            <text:p>45,7826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0102" calcext:value-type="float">
            <text:p>0,00030102</text:p>
          </table:table-cell>
          <table:table-cell table:style-name="ce13" table:formula="of:=MIN([.C3:.C22])" office:value-type="float" office:value="0.000398035" calcext:value-type="float">
            <text:p>0,000398035</text:p>
          </table:table-cell>
          <table:table-cell table:style-name="ce13" table:formula="of:=MIN([.D3:.D22])" office:value-type="float" office:value="0.000634053" calcext:value-type="float">
            <text:p>0,000634053</text:p>
          </table:table-cell>
          <table:table-cell table:style-name="ce13" table:formula="of:=MIN([.E3:.E22])" office:value-type="float" office:value="0.0016288" calcext:value-type="float">
            <text:p>0,0016288</text:p>
          </table:table-cell>
          <table:table-cell table:style-name="ce13" table:formula="of:=MIN([.F3:.F22])" office:value-type="float" office:value="0.00635275" calcext:value-type="float">
            <text:p>0,00635275</text:p>
          </table:table-cell>
          <table:table-cell table:style-name="ce13" table:formula="of:=MIN([.G3:.G22])" office:value-type="float" office:value="0.028853" calcext:value-type="float">
            <text:p>0,028853</text:p>
          </table:table-cell>
          <table:table-cell table:style-name="ce13" table:formula="of:=MIN([.H3:.H22])" office:value-type="float" office:value="0.135786" calcext:value-type="float">
            <text:p>0,135786</text:p>
          </table:table-cell>
          <table:table-cell table:style-name="ce13" table:formula="of:=MIN([.I3:.I22])" office:value-type="float" office:value="1.07424" calcext:value-type="float">
            <text:p>1,07424</text:p>
          </table:table-cell>
          <table:table-cell table:style-name="ce13" table:formula="of:=MIN([.J3:.J22])" office:value-type="float" office:value="6.05357" calcext:value-type="float">
            <text:p>6,05357</text:p>
          </table:table-cell>
          <table:table-cell table:style-name="ce13" table:formula="of:=MIN([.K3:.K22])" office:value-type="float" office:value="39.1219" calcext:value-type="float">
            <text:p>39,1219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9215605" calcext:value-type="float">
            <text:p>0,0008921561</text:p>
          </table:table-cell>
          <table:table-cell table:style-name="ce14" table:formula="of:=SUM([.C3:.C22]) / 20" office:value-type="float" office:value="0.0015096827" calcext:value-type="float">
            <text:p>0,0015096827</text:p>
          </table:table-cell>
          <table:table-cell table:style-name="ce14" table:formula="of:=SUM([.D3:.D22]) / 20" office:value-type="float" office:value="0.00174157245" calcext:value-type="float">
            <text:p>0,0017415725</text:p>
          </table:table-cell>
          <table:table-cell table:style-name="ce14" table:formula="of:=SUM([.E3:.E22]) / 20" office:value-type="float" office:value="0.0036423295" calcext:value-type="float">
            <text:p>0,0036423295</text:p>
          </table:table-cell>
          <table:table-cell table:style-name="ce14" table:formula="of:=SUM([.F3:.F22]) / 20" office:value-type="float" office:value="0.007823138" calcext:value-type="float">
            <text:p>0,007823138</text:p>
          </table:table-cell>
          <table:table-cell table:style-name="ce14" table:formula="of:=SUM([.G3:.G22]) / 20" office:value-type="float" office:value="0.0307447" calcext:value-type="float">
            <text:p>0,0307447</text:p>
          </table:table-cell>
          <table:table-cell table:style-name="ce14" table:formula="of:=SUM([.H3:.H22]) / 20" office:value-type="float" office:value="0.1438228" calcext:value-type="float">
            <text:p>0,1438228</text:p>
          </table:table-cell>
          <table:table-cell table:style-name="ce14" table:formula="of:=SUM([.I3:.I22]) / 20" office:value-type="float" office:value="1.286736" calcext:value-type="float">
            <text:p>1,286736</text:p>
          </table:table-cell>
          <table:table-cell table:style-name="ce14" table:formula="of:=SUM([.J3:.J22]) / 20" office:value-type="float" office:value="6.7795555" calcext:value-type="float">
            <text:p>6,7795555</text:p>
          </table:table-cell>
          <table:table-cell table:style-name="ce14" table:formula="of:=SUM([.K3:.K22]) / 20" office:value-type="float" office:value="41.048625" calcext:value-type="float">
            <text:p>41,0486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146891655273622" calcext:value-type="float">
            <text:p>0,0014689166</text:p>
          </table:table-cell>
          <table:table-cell table:style-name="ce15" table:formula="of:=STDEV([.C3:.C22])" office:value-type="float" office:value="0.00353031031646034" calcext:value-type="float">
            <text:p>0,0035303103</text:p>
          </table:table-cell>
          <table:table-cell table:style-name="ce15" table:formula="of:=STDEV([.D3:.D22])" office:value-type="float" office:value="0.00271318122983648" calcext:value-type="float">
            <text:p>0,0027131812</text:p>
          </table:table-cell>
          <table:table-cell table:style-name="ce15" table:formula="of:=STDEV([.E3:.E22])" office:value-type="float" office:value="0.00664117448896494" calcext:value-type="float">
            <text:p>0,0066411745</text:p>
          </table:table-cell>
          <table:table-cell table:style-name="ce15" table:formula="of:=STDEV([.F3:.F22])" office:value-type="float" office:value="0.00126001344549885" calcext:value-type="float">
            <text:p>0,0012600134</text:p>
          </table:table-cell>
          <table:table-cell table:style-name="ce15" table:formula="of:=STDEV([.G3:.G22])" office:value-type="float" office:value="0.00110283027705989" calcext:value-type="float">
            <text:p>0,0011028303</text:p>
          </table:table-cell>
          <table:table-cell table:style-name="ce15" table:formula="of:=STDEV([.H3:.H22])" office:value-type="float" office:value="0.00816273257652053" calcext:value-type="float">
            <text:p>0,0081627326</text:p>
          </table:table-cell>
          <table:table-cell table:style-name="ce15" table:formula="of:=STDEV([.I3:.I22])" office:value-type="float" office:value="0.196880774191681" calcext:value-type="float">
            <text:p>0,1968807742</text:p>
          </table:table-cell>
          <table:table-cell table:style-name="ce15" table:formula="of:=STDEV([.J3:.J22])" office:value-type="float" office:value="0.432151306013543" calcext:value-type="float">
            <text:p>0,432151306</text:p>
          </table:table-cell>
          <table:table-cell table:style-name="ce15" table:formula="of:=STDEV([.K3:.K22])" office:value-type="float" office:value="1.70519294659918" calcext:value-type="float">
            <text:p>1,7051929466</text:p>
          </table:table-cell>
        </table:table-row>
      </table:table>
      <table:table table:name="1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476436" calcext:value-type="float">
            <text:p>0,000476436</text:p>
          </table:table-cell>
          <table:table-cell office:value-type="float" office:value="0.00049781" calcext:value-type="float">
            <text:p>0,00049781</text:p>
          </table:table-cell>
          <table:table-cell office:value-type="float" office:value="0.000830788" calcext:value-type="float">
            <text:p>0,000830788</text:p>
          </table:table-cell>
          <table:table-cell office:value-type="float" office:value="0.00230331" calcext:value-type="float">
            <text:p>0,00230331</text:p>
          </table:table-cell>
          <table:table-cell office:value-type="float" office:value="0.00877275" calcext:value-type="float">
            <text:p>0,00877275</text:p>
          </table:table-cell>
          <table:table-cell office:value-type="float" office:value="0.0293599" calcext:value-type="float">
            <text:p>0,0293599</text:p>
          </table:table-cell>
          <table:table-cell office:value-type="float" office:value="0.135505" calcext:value-type="float">
            <text:p>0,135505</text:p>
          </table:table-cell>
          <table:table-cell office:value-type="float" office:value="0.90789" calcext:value-type="float">
            <text:p>0,90789</text:p>
          </table:table-cell>
          <table:table-cell office:value-type="float" office:value="6.85278" calcext:value-type="float">
            <text:p>6,85278</text:p>
          </table:table-cell>
          <table:table-cell office:value-type="float" office:value="35.8342" calcext:value-type="float">
            <text:p>35,83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40428" calcext:value-type="float">
            <text:p>0,000540428</text:p>
          </table:table-cell>
          <table:table-cell office:value-type="float" office:value="0.00215426" calcext:value-type="float">
            <text:p>0,00215426</text:p>
          </table:table-cell>
          <table:table-cell office:value-type="float" office:value="0.000945256" calcext:value-type="float">
            <text:p>0,000945256</text:p>
          </table:table-cell>
          <table:table-cell office:value-type="float" office:value="0.00222668" calcext:value-type="float">
            <text:p>0,00222668</text:p>
          </table:table-cell>
          <table:table-cell office:value-type="float" office:value="0.0113308" calcext:value-type="float">
            <text:p>0,0113308</text:p>
          </table:table-cell>
          <table:table-cell office:value-type="float" office:value="0.0287031" calcext:value-type="float">
            <text:p>0,0287031</text:p>
          </table:table-cell>
          <table:table-cell office:value-type="float" office:value="0.158074" calcext:value-type="float">
            <text:p>0,158074</text:p>
          </table:table-cell>
          <table:table-cell office:value-type="float" office:value="0.801781" calcext:value-type="float">
            <text:p>0,801781</text:p>
          </table:table-cell>
          <table:table-cell office:value-type="float" office:value="6.85668" calcext:value-type="float">
            <text:p>6,85668</text:p>
          </table:table-cell>
          <table:table-cell office:value-type="float" office:value="37.1268" calcext:value-type="float">
            <text:p>37,12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472329" calcext:value-type="float">
            <text:p>0,000472329</text:p>
          </table:table-cell>
          <table:table-cell office:value-type="float" office:value="0.00256361" calcext:value-type="float">
            <text:p>0,00256361</text:p>
          </table:table-cell>
          <table:table-cell office:value-type="float" office:value="0.00118604" calcext:value-type="float">
            <text:p>0,00118604</text:p>
          </table:table-cell>
          <table:table-cell office:value-type="float" office:value="0.00194147" calcext:value-type="float">
            <text:p>0,00194147</text:p>
          </table:table-cell>
          <table:table-cell office:value-type="float" office:value="0.00685822" calcext:value-type="float">
            <text:p>0,00685822</text:p>
          </table:table-cell>
          <table:table-cell office:value-type="float" office:value="0.0313642" calcext:value-type="float">
            <text:p>0,0313642</text:p>
          </table:table-cell>
          <table:table-cell office:value-type="float" office:value="0.14225" calcext:value-type="float">
            <text:p>0,14225</text:p>
          </table:table-cell>
          <table:table-cell office:value-type="float" office:value="0.674712" calcext:value-type="float">
            <text:p>0,674712</text:p>
          </table:table-cell>
          <table:table-cell office:value-type="float" office:value="6.49635" calcext:value-type="float">
            <text:p>6,49635</text:p>
          </table:table-cell>
          <table:table-cell office:value-type="float" office:value="40.0409" calcext:value-type="float">
            <text:p>40,04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48999" calcext:value-type="float">
            <text:p>0,00048999</text:p>
          </table:table-cell>
          <table:table-cell office:value-type="float" office:value="0.0006053" calcext:value-type="float">
            <text:p>0,0006053</text:p>
          </table:table-cell>
          <table:table-cell office:value-type="float" office:value="0.00118297" calcext:value-type="float">
            <text:p>0,00118297</text:p>
          </table:table-cell>
          <table:table-cell office:value-type="float" office:value="0.00250348" calcext:value-type="float">
            <text:p>0,00250348</text:p>
          </table:table-cell>
          <table:table-cell office:value-type="float" office:value="0.00728965" calcext:value-type="float">
            <text:p>0,00728965</text:p>
          </table:table-cell>
          <table:table-cell office:value-type="float" office:value="0.0309039" calcext:value-type="float">
            <text:p>0,0309039</text:p>
          </table:table-cell>
          <table:table-cell office:value-type="float" office:value="0.166615" calcext:value-type="float">
            <text:p>0,166615</text:p>
          </table:table-cell>
          <table:table-cell office:value-type="float" office:value="0.691212" calcext:value-type="float">
            <text:p>0,691212</text:p>
          </table:table-cell>
          <table:table-cell office:value-type="float" office:value="7.10179" calcext:value-type="float">
            <text:p>7,10179</text:p>
          </table:table-cell>
          <table:table-cell office:value-type="float" office:value="35.3664" calcext:value-type="float">
            <text:p>35,36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95637" calcext:value-type="float">
            <text:p>0,000495637</text:p>
          </table:table-cell>
          <table:table-cell office:value-type="float" office:value="0.000646254" calcext:value-type="float">
            <text:p>0,000646254</text:p>
          </table:table-cell>
          <table:table-cell office:value-type="float" office:value="0.000914566" calcext:value-type="float">
            <text:p>0,000914566</text:p>
          </table:table-cell>
          <table:table-cell office:value-type="float" office:value="0.00262018" calcext:value-type="float">
            <text:p>0,00262018</text:p>
          </table:table-cell>
          <table:table-cell office:value-type="float" office:value="0.00780676" calcext:value-type="float">
            <text:p>0,00780676</text:p>
          </table:table-cell>
          <table:table-cell office:value-type="float" office:value="0.0299188" calcext:value-type="float">
            <text:p>0,0299188</text:p>
          </table:table-cell>
          <table:table-cell office:value-type="float" office:value="0.138442" calcext:value-type="float">
            <text:p>0,138442</text:p>
          </table:table-cell>
          <table:table-cell office:value-type="float" office:value="0.687676" calcext:value-type="float">
            <text:p>0,687676</text:p>
          </table:table-cell>
          <table:table-cell office:value-type="float" office:value="6.97642" calcext:value-type="float">
            <text:p>6,97642</text:p>
          </table:table-cell>
          <table:table-cell office:value-type="float" office:value="36.9396" calcext:value-type="float">
            <text:p>36,93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34165" calcext:value-type="float">
            <text:p>0,000634165</text:p>
          </table:table-cell>
          <table:table-cell office:value-type="float" office:value="0.000580832" calcext:value-type="float">
            <text:p>0,000580832</text:p>
          </table:table-cell>
          <table:table-cell office:value-type="float" office:value="0.00113155" calcext:value-type="float">
            <text:p>0,00113155</text:p>
          </table:table-cell>
          <table:table-cell office:value-type="float" office:value="0.00227276" calcext:value-type="float">
            <text:p>0,00227276</text:p>
          </table:table-cell>
          <table:table-cell office:value-type="float" office:value="0.00737339" calcext:value-type="float">
            <text:p>0,00737339</text:p>
          </table:table-cell>
          <table:table-cell office:value-type="float" office:value="0.0332631" calcext:value-type="float">
            <text:p>0,0332631</text:p>
          </table:table-cell>
          <table:table-cell office:value-type="float" office:value="0.142555" calcext:value-type="float">
            <text:p>0,142555</text:p>
          </table:table-cell>
          <table:table-cell office:value-type="float" office:value="0.672938" calcext:value-type="float">
            <text:p>0,672938</text:p>
          </table:table-cell>
          <table:table-cell office:value-type="float" office:value="6.92056" calcext:value-type="float">
            <text:p>6,92056</text:p>
          </table:table-cell>
          <table:table-cell office:value-type="float" office:value="38.3475" calcext:value-type="float">
            <text:p>38,34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28168" calcext:value-type="float">
            <text:p>0,00128168</text:p>
          </table:table-cell>
          <table:table-cell office:value-type="float" office:value="0.000817778" calcext:value-type="float">
            <text:p>0,000817778</text:p>
          </table:table-cell>
          <table:table-cell office:value-type="float" office:value="0.000894596" calcext:value-type="float">
            <text:p>0,000894596</text:p>
          </table:table-cell>
          <table:table-cell office:value-type="float" office:value="0.00220363" calcext:value-type="float">
            <text:p>0,00220363</text:p>
          </table:table-cell>
          <table:table-cell office:value-type="float" office:value="0.00649405" calcext:value-type="float">
            <text:p>0,00649405</text:p>
          </table:table-cell>
          <table:table-cell office:value-type="float" office:value="0.0303682" calcext:value-type="float">
            <text:p>0,0303682</text:p>
          </table:table-cell>
          <table:table-cell office:value-type="float" office:value="0.139866" calcext:value-type="float">
            <text:p>0,139866</text:p>
          </table:table-cell>
          <table:table-cell office:value-type="float" office:value="0.681788" calcext:value-type="float">
            <text:p>0,681788</text:p>
          </table:table-cell>
          <table:table-cell office:value-type="float" office:value="6.9903" calcext:value-type="float">
            <text:p>6,9903</text:p>
          </table:table-cell>
          <table:table-cell office:value-type="float" office:value="36.2031" calcext:value-type="float">
            <text:p>36,203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564409" calcext:value-type="float">
            <text:p>0,000564409</text:p>
          </table:table-cell>
          <table:table-cell office:value-type="float" office:value="0.00131422" calcext:value-type="float">
            <text:p>0,00131422</text:p>
          </table:table-cell>
          <table:table-cell office:value-type="float" office:value="0.00110618" calcext:value-type="float">
            <text:p>0,00110618</text:p>
          </table:table-cell>
          <table:table-cell office:value-type="float" office:value="0.00176409" calcext:value-type="float">
            <text:p>0,00176409</text:p>
          </table:table-cell>
          <table:table-cell office:value-type="float" office:value="0.00877326" calcext:value-type="float">
            <text:p>0,00877326</text:p>
          </table:table-cell>
          <table:table-cell office:value-type="float" office:value="0.0308605" calcext:value-type="float">
            <text:p>0,0308605</text:p>
          </table:table-cell>
          <table:table-cell office:value-type="float" office:value="0.142891" calcext:value-type="float">
            <text:p>0,142891</text:p>
          </table:table-cell>
          <table:table-cell office:value-type="float" office:value="0.677651" calcext:value-type="float">
            <text:p>0,677651</text:p>
          </table:table-cell>
          <table:table-cell office:value-type="float" office:value="6.54524" calcext:value-type="float">
            <text:p>6,54524</text:p>
          </table:table-cell>
          <table:table-cell office:value-type="float" office:value="35.5924" calcext:value-type="float">
            <text:p>35,59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550196" calcext:value-type="float">
            <text:p>0,000550196</text:p>
          </table:table-cell>
          <table:table-cell office:value-type="float" office:value="0.000671949" calcext:value-type="float">
            <text:p>0,000671949</text:p>
          </table:table-cell>
          <table:table-cell office:value-type="float" office:value="0.000968264" calcext:value-type="float">
            <text:p>0,000968264</text:p>
          </table:table-cell>
          <table:table-cell office:value-type="float" office:value="0.00253113" calcext:value-type="float">
            <text:p>0,00253113</text:p>
          </table:table-cell>
          <table:table-cell office:value-type="float" office:value="0.00751458" calcext:value-type="float">
            <text:p>0,00751458</text:p>
          </table:table-cell>
          <table:table-cell office:value-type="float" office:value="0.0317817" calcext:value-type="float">
            <text:p>0,0317817</text:p>
          </table:table-cell>
          <table:table-cell office:value-type="float" office:value="0.148699" calcext:value-type="float">
            <text:p>0,148699</text:p>
          </table:table-cell>
          <table:table-cell office:value-type="float" office:value="0.668508" calcext:value-type="float">
            <text:p>0,668508</text:p>
          </table:table-cell>
          <table:table-cell office:value-type="float" office:value="6.8524" calcext:value-type="float">
            <text:p>6,8524</text:p>
          </table:table-cell>
          <table:table-cell office:value-type="float" office:value="37.4176" calcext:value-type="float">
            <text:p>37,41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55788" calcext:value-type="float">
            <text:p>0,000555788</text:p>
          </table:table-cell>
          <table:table-cell office:value-type="float" office:value="0.00105592" calcext:value-type="float">
            <text:p>0,00105592</text:p>
          </table:table-cell>
          <table:table-cell office:value-type="float" office:value="0.00246101" calcext:value-type="float">
            <text:p>0,00246101</text:p>
          </table:table-cell>
          <table:table-cell office:value-type="float" office:value="0.00272398" calcext:value-type="float">
            <text:p>0,00272398</text:p>
          </table:table-cell>
          <table:table-cell office:value-type="float" office:value="0.00696433" calcext:value-type="float">
            <text:p>0,00696433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162172" calcext:value-type="float">
            <text:p>0,162172</text:p>
          </table:table-cell>
          <table:table-cell office:value-type="float" office:value="0.786915" calcext:value-type="float">
            <text:p>0,786915</text:p>
          </table:table-cell>
          <table:table-cell office:value-type="float" office:value="6.95428" calcext:value-type="float">
            <text:p>6,95428</text:p>
          </table:table-cell>
          <table:table-cell office:value-type="float" office:value="36.6596" calcext:value-type="float">
            <text:p>36,659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27117" calcext:value-type="float">
            <text:p>0,000527117</text:p>
          </table:table-cell>
          <table:table-cell office:value-type="float" office:value="0.000630316" calcext:value-type="float">
            <text:p>0,000630316</text:p>
          </table:table-cell>
          <table:table-cell office:value-type="float" office:value="0.000990682" calcext:value-type="float">
            <text:p>0,000990682</text:p>
          </table:table-cell>
          <table:table-cell office:value-type="float" office:value="0.00171704" calcext:value-type="float">
            <text:p>0,00171704</text:p>
          </table:table-cell>
          <table:table-cell office:value-type="float" office:value="0.00743504" calcext:value-type="float">
            <text:p>0,00743504</text:p>
          </table:table-cell>
          <table:table-cell office:value-type="float" office:value="0.0298716" calcext:value-type="float">
            <text:p>0,0298716</text:p>
          </table:table-cell>
          <table:table-cell office:value-type="float" office:value="0.13521" calcext:value-type="float">
            <text:p>0,13521</text:p>
          </table:table-cell>
          <table:table-cell office:value-type="float" office:value="0.856961" calcext:value-type="float">
            <text:p>0,856961</text:p>
          </table:table-cell>
          <table:table-cell office:value-type="float" office:value="6.40553" calcext:value-type="float">
            <text:p>6,40553</text:p>
          </table:table-cell>
          <table:table-cell office:value-type="float" office:value="36.6763" calcext:value-type="float">
            <text:p>36,676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39649" calcext:value-type="float">
            <text:p>0,00039649</text:p>
          </table:table-cell>
          <table:table-cell office:value-type="float" office:value="0.000555034" calcext:value-type="float">
            <text:p>0,000555034</text:p>
          </table:table-cell>
          <table:table-cell office:value-type="float" office:value="0.00152406" calcext:value-type="float">
            <text:p>0,00152406</text:p>
          </table:table-cell>
          <table:table-cell office:value-type="float" office:value="0.00212539" calcext:value-type="float">
            <text:p>0,00212539</text:p>
          </table:table-cell>
          <table:table-cell office:value-type="float" office:value="0.0105582" calcext:value-type="float">
            <text:p>0,0105582</text:p>
          </table:table-cell>
          <table:table-cell office:value-type="float" office:value="0.0296023" calcext:value-type="float">
            <text:p>0,0296023</text:p>
          </table:table-cell>
          <table:table-cell office:value-type="float" office:value="0.137323" calcext:value-type="float">
            <text:p>0,137323</text:p>
          </table:table-cell>
          <table:table-cell office:value-type="float" office:value="0.733866" calcext:value-type="float">
            <text:p>0,733866</text:p>
          </table:table-cell>
          <table:table-cell office:value-type="float" office:value="6.86594" calcext:value-type="float">
            <text:p>6,86594</text:p>
          </table:table-cell>
          <table:table-cell office:value-type="float" office:value="39.311" calcext:value-type="float">
            <text:p>39,3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69207" calcext:value-type="float">
            <text:p>0,000369207</text:p>
          </table:table-cell>
          <table:table-cell office:value-type="float" office:value="0.000583727" calcext:value-type="float">
            <text:p>0,000583727</text:p>
          </table:table-cell>
          <table:table-cell office:value-type="float" office:value="0.000879003" calcext:value-type="float">
            <text:p>0,000879003</text:p>
          </table:table-cell>
          <table:table-cell office:value-type="float" office:value="0.00262416" calcext:value-type="float">
            <text:p>0,00262416</text:p>
          </table:table-cell>
          <table:table-cell office:value-type="float" office:value="0.00742644" calcext:value-type="float">
            <text:p>0,00742644</text:p>
          </table:table-cell>
          <table:table-cell office:value-type="float" office:value="0.0314435" calcext:value-type="float">
            <text:p>0,0314435</text:p>
          </table:table-cell>
          <table:table-cell office:value-type="float" office:value="0.141406" calcext:value-type="float">
            <text:p>0,141406</text:p>
          </table:table-cell>
          <table:table-cell office:value-type="float" office:value="0.680739" calcext:value-type="float">
            <text:p>0,680739</text:p>
          </table:table-cell>
          <table:table-cell office:value-type="float" office:value="6.76078" calcext:value-type="float">
            <text:p>6,76078</text:p>
          </table:table-cell>
          <table:table-cell office:value-type="float" office:value="39.5589" calcext:value-type="float">
            <text:p>39,55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431581" calcext:value-type="float">
            <text:p>0,000431581</text:p>
          </table:table-cell>
          <table:table-cell office:value-type="float" office:value="0.000673386" calcext:value-type="float">
            <text:p>0,000673386</text:p>
          </table:table-cell>
          <table:table-cell office:value-type="float" office:value="0.000765922" calcext:value-type="float">
            <text:p>0,000765922</text:p>
          </table:table-cell>
          <table:table-cell office:value-type="float" office:value="0.00216363" calcext:value-type="float">
            <text:p>0,00216363</text:p>
          </table:table-cell>
          <table:table-cell office:value-type="float" office:value="0.00665054" calcext:value-type="float">
            <text:p>0,00665054</text:p>
          </table:table-cell>
          <table:table-cell office:value-type="float" office:value="0.0291483" calcext:value-type="float">
            <text:p>0,0291483</text:p>
          </table:table-cell>
          <table:table-cell office:value-type="float" office:value="0.137834" calcext:value-type="float">
            <text:p>0,137834</text:p>
          </table:table-cell>
          <table:table-cell office:value-type="float" office:value="0.704152" calcext:value-type="float">
            <text:p>0,704152</text:p>
          </table:table-cell>
          <table:table-cell office:value-type="float" office:value="6.83302" calcext:value-type="float">
            <text:p>6,83302</text:p>
          </table:table-cell>
          <table:table-cell office:value-type="float" office:value="36.1309" calcext:value-type="float">
            <text:p>36,13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433192" calcext:value-type="float">
            <text:p>0,000433192</text:p>
          </table:table-cell>
          <table:table-cell office:value-type="float" office:value="0.000647552" calcext:value-type="float">
            <text:p>0,000647552</text:p>
          </table:table-cell>
          <table:table-cell office:value-type="float" office:value="0.000926024" calcext:value-type="float">
            <text:p>0,000926024</text:p>
          </table:table-cell>
          <table:table-cell office:value-type="float" office:value="0.00173758" calcext:value-type="float">
            <text:p>0,00173758</text:p>
          </table:table-cell>
          <table:table-cell office:value-type="float" office:value="0.00747297" calcext:value-type="float">
            <text:p>0,00747297</text:p>
          </table:table-cell>
          <table:table-cell office:value-type="float" office:value="0.0314392" calcext:value-type="float">
            <text:p>0,0314392</text:p>
          </table:table-cell>
          <table:table-cell office:value-type="float" office:value="0.143127" calcext:value-type="float">
            <text:p>0,143127</text:p>
          </table:table-cell>
          <table:table-cell office:value-type="float" office:value="0.681726" calcext:value-type="float">
            <text:p>0,681726</text:p>
          </table:table-cell>
          <table:table-cell office:value-type="float" office:value="6.86613" calcext:value-type="float">
            <text:p>6,86613</text:p>
          </table:table-cell>
          <table:table-cell office:value-type="float" office:value="38.2909" calcext:value-type="float">
            <text:p>38,29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352097" calcext:value-type="float">
            <text:p>0,000352097</text:p>
          </table:table-cell>
          <table:table-cell office:value-type="float" office:value="0.00064302" calcext:value-type="float">
            <text:p>0,00064302</text:p>
          </table:table-cell>
          <table:table-cell office:value-type="float" office:value="0.000916461" calcext:value-type="float">
            <text:p>0,000916461</text:p>
          </table:table-cell>
          <table:table-cell office:value-type="float" office:value="0.00214531" calcext:value-type="float">
            <text:p>0,00214531</text:p>
          </table:table-cell>
          <table:table-cell office:value-type="float" office:value="0.0073839" calcext:value-type="float">
            <text:p>0,0073839</text:p>
          </table:table-cell>
          <table:table-cell office:value-type="float" office:value="0.0292446" calcext:value-type="float">
            <text:p>0,0292446</text:p>
          </table:table-cell>
          <table:table-cell office:value-type="float" office:value="0.141187" calcext:value-type="float">
            <text:p>0,141187</text:p>
          </table:table-cell>
          <table:table-cell office:value-type="float" office:value="0.685727" calcext:value-type="float">
            <text:p>0,685727</text:p>
          </table:table-cell>
          <table:table-cell office:value-type="float" office:value="7.1093" calcext:value-type="float">
            <text:p>7,1093</text:p>
          </table:table-cell>
          <table:table-cell office:value-type="float" office:value="35.8167" calcext:value-type="float">
            <text:p>35,816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450175" calcext:value-type="float">
            <text:p>0,000450175</text:p>
          </table:table-cell>
          <table:table-cell office:value-type="float" office:value="0.000611562" calcext:value-type="float">
            <text:p>0,000611562</text:p>
          </table:table-cell>
          <table:table-cell office:value-type="float" office:value="0.000724773" calcext:value-type="float">
            <text:p>0,000724773</text:p>
          </table:table-cell>
          <table:table-cell office:value-type="float" office:value="0.00313868" calcext:value-type="float">
            <text:p>0,00313868</text:p>
          </table:table-cell>
          <table:table-cell office:value-type="float" office:value="0.00707009" calcext:value-type="float">
            <text:p>0,00707009</text:p>
          </table:table-cell>
          <table:table-cell office:value-type="float" office:value="0.0289741" calcext:value-type="float">
            <text:p>0,0289741</text:p>
          </table:table-cell>
          <table:table-cell office:value-type="float" office:value="0.137961" calcext:value-type="float">
            <text:p>0,137961</text:p>
          </table:table-cell>
          <table:table-cell office:value-type="float" office:value="0.689503" calcext:value-type="float">
            <text:p>0,689503</text:p>
          </table:table-cell>
          <table:table-cell office:value-type="float" office:value="6.36823" calcext:value-type="float">
            <text:p>6,36823</text:p>
          </table:table-cell>
          <table:table-cell office:value-type="float" office:value="40.9875" calcext:value-type="float">
            <text:p>40,98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411813" calcext:value-type="float">
            <text:p>0,000411813</text:p>
          </table:table-cell>
          <table:table-cell office:value-type="float" office:value="0.000659412" calcext:value-type="float">
            <text:p>0,000659412</text:p>
          </table:table-cell>
          <table:table-cell office:value-type="float" office:value="0.000878063" calcext:value-type="float">
            <text:p>0,000878063</text:p>
          </table:table-cell>
          <table:table-cell office:value-type="float" office:value="0.00193059" calcext:value-type="float">
            <text:p>0,00193059</text:p>
          </table:table-cell>
          <table:table-cell office:value-type="float" office:value="0.00732312" calcext:value-type="float">
            <text:p>0,00732312</text:p>
          </table:table-cell>
          <table:table-cell office:value-type="float" office:value="0.0313355" calcext:value-type="float">
            <text:p>0,0313355</text:p>
          </table:table-cell>
          <table:table-cell office:value-type="float" office:value="0.147881" calcext:value-type="float">
            <text:p>0,147881</text:p>
          </table:table-cell>
          <table:table-cell office:value-type="float" office:value="0.691586" calcext:value-type="float">
            <text:p>0,691586</text:p>
          </table:table-cell>
          <table:table-cell office:value-type="float" office:value="7.00556" calcext:value-type="float">
            <text:p>7,00556</text:p>
          </table:table-cell>
          <table:table-cell office:value-type="float" office:value="40.8563" calcext:value-type="float">
            <text:p>40,85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465238" calcext:value-type="float">
            <text:p>0,000465238</text:p>
          </table:table-cell>
          <table:table-cell office:value-type="float" office:value="0.00114501" calcext:value-type="float">
            <text:p>0,00114501</text:p>
          </table:table-cell>
          <table:table-cell office:value-type="float" office:value="0.00079841" calcext:value-type="float">
            <text:p>0,00079841</text:p>
          </table:table-cell>
          <table:table-cell office:value-type="float" office:value="0.0016973" calcext:value-type="float">
            <text:p>0,0016973</text:p>
          </table:table-cell>
          <table:table-cell office:value-type="float" office:value="0.00711305" calcext:value-type="float">
            <text:p>0,00711305</text:p>
          </table:table-cell>
          <table:table-cell office:value-type="float" office:value="0.0282192" calcext:value-type="float">
            <text:p>0,0282192</text:p>
          </table:table-cell>
          <table:table-cell office:value-type="float" office:value="0.14828" calcext:value-type="float">
            <text:p>0,14828</text:p>
          </table:table-cell>
          <table:table-cell office:value-type="float" office:value="0.689834" calcext:value-type="float">
            <text:p>0,689834</text:p>
          </table:table-cell>
          <table:table-cell office:value-type="float" office:value="6.89462" calcext:value-type="float">
            <text:p>6,89462</text:p>
          </table:table-cell>
          <table:table-cell office:value-type="float" office:value="39.7297" calcext:value-type="float">
            <text:p>39,729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413863" calcext:value-type="float">
            <text:p>0,000413863</text:p>
          </table:table-cell>
          <table:table-cell table:style-name="ce11" office:value-type="float" office:value="0.000654953" calcext:value-type="float">
            <text:p>0,000654953</text:p>
          </table:table-cell>
          <table:table-cell table:style-name="ce11" office:value-type="float" office:value="0.00155821" calcext:value-type="float">
            <text:p>0,00155821</text:p>
          </table:table-cell>
          <table:table-cell table:style-name="ce11" office:value-type="float" office:value="0.00221226" calcext:value-type="float">
            <text:p>0,00221226</text:p>
          </table:table-cell>
          <table:table-cell table:style-name="ce11" office:value-type="float" office:value="0.00701697" calcext:value-type="float">
            <text:p>0,00701697</text:p>
          </table:table-cell>
          <table:table-cell table:style-name="ce11" office:value-type="float" office:value="0.0298758" calcext:value-type="float">
            <text:p>0,0298758</text:p>
          </table:table-cell>
          <table:table-cell table:style-name="ce11" office:value-type="float" office:value="0.142706" calcext:value-type="float">
            <text:p>0,142706</text:p>
          </table:table-cell>
          <table:table-cell table:style-name="ce11" office:value-type="float" office:value="0.679126" calcext:value-type="float">
            <text:p>0,679126</text:p>
          </table:table-cell>
          <table:table-cell table:style-name="ce11" office:value-type="float" office:value="6.30129" calcext:value-type="float">
            <text:p>6,30129</text:p>
          </table:table-cell>
          <table:table-cell table:style-name="ce11" office:value-type="float" office:value="39.4382" calcext:value-type="float">
            <text:p>39,438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28168" calcext:value-type="float">
            <text:p>0,00128168</text:p>
          </table:table-cell>
          <table:table-cell table:style-name="ce12" table:formula="of:=MAX([.C3:.C22])" office:value-type="float" office:value="0.00256361" calcext:value-type="float">
            <text:p>0,00256361</text:p>
          </table:table-cell>
          <table:table-cell table:style-name="ce12" table:formula="of:=MAX([.D3:.D22])" office:value-type="float" office:value="0.00246101" calcext:value-type="float">
            <text:p>0,00246101</text:p>
          </table:table-cell>
          <table:table-cell table:style-name="ce12" table:formula="of:=MAX([.E3:.E22])" office:value-type="float" office:value="0.00313868" calcext:value-type="float">
            <text:p>0,00313868</text:p>
          </table:table-cell>
          <table:table-cell table:style-name="ce12" table:formula="of:=MAX([.F3:.F22])" office:value-type="float" office:value="0.0113308" calcext:value-type="float">
            <text:p>0,0113308</text:p>
          </table:table-cell>
          <table:table-cell table:style-name="ce12" table:formula="of:=MAX([.G3:.G22])" office:value-type="float" office:value="0.0332631" calcext:value-type="float">
            <text:p>0,0332631</text:p>
          </table:table-cell>
          <table:table-cell table:style-name="ce12" table:formula="of:=MAX([.H3:.H22])" office:value-type="float" office:value="0.166615" calcext:value-type="float">
            <text:p>0,166615</text:p>
          </table:table-cell>
          <table:table-cell table:style-name="ce12" table:formula="of:=MAX([.I3:.I22])" office:value-type="float" office:value="0.90789" calcext:value-type="float">
            <text:p>0,90789</text:p>
          </table:table-cell>
          <table:table-cell table:style-name="ce12" table:formula="of:=MAX([.J3:.J22])" office:value-type="float" office:value="7.1093" calcext:value-type="float">
            <text:p>7,1093</text:p>
          </table:table-cell>
          <table:table-cell table:style-name="ce12" table:formula="of:=MAX([.K3:.K22])" office:value-type="float" office:value="40.9875" calcext:value-type="float">
            <text:p>40,9875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52097" calcext:value-type="float">
            <text:p>0,000352097</text:p>
          </table:table-cell>
          <table:table-cell table:style-name="ce13" table:formula="of:=MIN([.C3:.C22])" office:value-type="float" office:value="0.00049781" calcext:value-type="float">
            <text:p>0,00049781</text:p>
          </table:table-cell>
          <table:table-cell table:style-name="ce13" table:formula="of:=MIN([.D3:.D22])" office:value-type="float" office:value="0.000724773" calcext:value-type="float">
            <text:p>0,000724773</text:p>
          </table:table-cell>
          <table:table-cell table:style-name="ce13" table:formula="of:=MIN([.E3:.E22])" office:value-type="float" office:value="0.0016973" calcext:value-type="float">
            <text:p>0,0016973</text:p>
          </table:table-cell>
          <table:table-cell table:style-name="ce13" table:formula="of:=MIN([.F3:.F22])" office:value-type="float" office:value="0.00649405" calcext:value-type="float">
            <text:p>0,00649405</text:p>
          </table:table-cell>
          <table:table-cell table:style-name="ce13" table:formula="of:=MIN([.G3:.G22])" office:value-type="float" office:value="0.0282192" calcext:value-type="float">
            <text:p>0,0282192</text:p>
          </table:table-cell>
          <table:table-cell table:style-name="ce13" table:formula="of:=MIN([.H3:.H22])" office:value-type="float" office:value="0.13521" calcext:value-type="float">
            <text:p>0,13521</text:p>
          </table:table-cell>
          <table:table-cell table:style-name="ce13" table:formula="of:=MIN([.I3:.I22])" office:value-type="float" office:value="0.668508" calcext:value-type="float">
            <text:p>0,668508</text:p>
          </table:table-cell>
          <table:table-cell table:style-name="ce13" table:formula="of:=MIN([.J3:.J22])" office:value-type="float" office:value="6.30129" calcext:value-type="float">
            <text:p>6,30129</text:p>
          </table:table-cell>
          <table:table-cell table:style-name="ce13" table:formula="of:=MIN([.K3:.K22])" office:value-type="float" office:value="35.3664" calcext:value-type="float">
            <text:p>35,366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51559155" calcext:value-type="float">
            <text:p>0,0005155916</text:p>
          </table:table-cell>
          <table:table-cell table:style-name="ce14" table:formula="of:=SUM([.C3:.C22]) / 20" office:value-type="float" office:value="0.00088559525" calcext:value-type="float">
            <text:p>0,0008855953</text:p>
          </table:table-cell>
          <table:table-cell table:style-name="ce14" table:formula="of:=SUM([.D3:.D22]) / 20" office:value-type="float" office:value="0.0010791414" calcext:value-type="float">
            <text:p>0,0010791414</text:p>
          </table:table-cell>
          <table:table-cell table:style-name="ce14" table:formula="of:=SUM([.E3:.E22]) / 20" office:value-type="float" office:value="0.0022291325" calcext:value-type="float">
            <text:p>0,0022291325</text:p>
          </table:table-cell>
          <table:table-cell table:style-name="ce14" table:formula="of:=SUM([.F3:.F22]) / 20" office:value-type="float" office:value="0.0077314055" calcext:value-type="float">
            <text:p>0,0077314055</text:p>
          </table:table-cell>
          <table:table-cell table:style-name="ce14" table:formula="of:=SUM([.G3:.G22]) / 20" office:value-type="float" office:value="0.030258875" calcext:value-type="float">
            <text:p>0,030258875</text:p>
          </table:table-cell>
          <table:table-cell table:style-name="ce14" table:formula="of:=SUM([.H3:.H22]) / 20" office:value-type="float" office:value="0.1444992" calcext:value-type="float">
            <text:p>0,1444992</text:p>
          </table:table-cell>
          <table:table-cell table:style-name="ce14" table:formula="of:=SUM([.I3:.I22]) / 20" office:value-type="float" office:value="0.71721455" calcext:value-type="float">
            <text:p>0,71721455</text:p>
          </table:table-cell>
          <table:table-cell table:style-name="ce14" table:formula="of:=SUM([.J3:.J22]) / 20" office:value-type="float" office:value="6.79786" calcext:value-type="float">
            <text:p>6,79786</text:p>
          </table:table-cell>
          <table:table-cell table:style-name="ce14" table:formula="of:=SUM([.K3:.K22]) / 20" office:value-type="float" office:value="37.816225" calcext:value-type="float">
            <text:p>37,8162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194053802700362" calcext:value-type="float">
            <text:p>0,0001940538</text:p>
          </table:table-cell>
          <table:table-cell table:style-name="ce15" table:formula="of:=STDEV([.C3:.C22])" office:value-type="float" office:value="0.000549649303135609" calcext:value-type="float">
            <text:p>0,0005496493</text:p>
          </table:table-cell>
          <table:table-cell table:style-name="ce15" table:formula="of:=STDEV([.D3:.D22])" office:value-type="float" office:value="0.000394465822479277" calcext:value-type="float">
            <text:p>0,0003944658</text:p>
          </table:table-cell>
          <table:table-cell table:style-name="ce15" table:formula="of:=STDEV([.E3:.E22])" office:value-type="float" office:value="0.000380640796813327" calcext:value-type="float">
            <text:p>0,0003806408</text:p>
          </table:table-cell>
          <table:table-cell table:style-name="ce15" table:formula="of:=STDEV([.F3:.F22])" office:value-type="float" office:value="0.00124409469502283" calcext:value-type="float">
            <text:p>0,0012440947</text:p>
          </table:table-cell>
          <table:table-cell table:style-name="ce15" table:formula="of:=STDEV([.G3:.G22])" office:value-type="float" office:value="0.00125724633765727" calcext:value-type="float">
            <text:p>0,0012572463</text:p>
          </table:table-cell>
          <table:table-cell table:style-name="ce15" table:formula="of:=STDEV([.H3:.H22])" office:value-type="float" office:value="0.00867590450676621" calcext:value-type="float">
            <text:p>0,0086759045</text:p>
          </table:table-cell>
          <table:table-cell table:style-name="ce15" table:formula="of:=STDEV([.I3:.I22])" office:value-type="float" office:value="0.0673007665213836" calcext:value-type="float">
            <text:p>0,0673007665</text:p>
          </table:table-cell>
          <table:table-cell table:style-name="ce15" table:formula="of:=STDEV([.J3:.J22])" office:value-type="float" office:value="0.241865399344346" calcext:value-type="float">
            <text:p>0,2418653993</text:p>
          </table:table-cell>
          <table:table-cell table:style-name="ce15" table:formula="of:=STDEV([.K3:.K22])" office:value-type="float" office:value="1.84498172887116" calcext:value-type="float">
            <text:p>1,8449817289</text:p>
          </table:table-cell>
        </table:table-row>
      </table:table>
      <table:table table:name="2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01773" calcext:value-type="float">
            <text:p>0,000701773</text:p>
          </table:table-cell>
          <table:table-cell office:value-type="float" office:value="0.0014202" calcext:value-type="float">
            <text:p>0,0014202</text:p>
          </table:table-cell>
          <table:table-cell office:value-type="float" office:value="0.00328412" calcext:value-type="float">
            <text:p>0,00328412</text:p>
          </table:table-cell>
          <table:table-cell office:value-type="float" office:value="0.00228697" calcext:value-type="float">
            <text:p>0,00228697</text:p>
          </table:table-cell>
          <table:table-cell office:value-type="float" office:value="0.00669024" calcext:value-type="float">
            <text:p>0,00669024</text:p>
          </table:table-cell>
          <table:table-cell office:value-type="float" office:value="0.0289364" calcext:value-type="float">
            <text:p>0,0289364</text:p>
          </table:table-cell>
          <table:table-cell office:value-type="float" office:value="0.135486" calcext:value-type="float">
            <text:p>0,135486</text:p>
          </table:table-cell>
          <table:table-cell office:value-type="float" office:value="0.668635" calcext:value-type="float">
            <text:p>0,668635</text:p>
          </table:table-cell>
          <table:table-cell office:value-type="float" office:value="4.26879" calcext:value-type="float">
            <text:p>4,26879</text:p>
          </table:table-cell>
          <table:table-cell office:value-type="float" office:value="41.7394" calcext:value-type="float">
            <text:p>41,73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11654" calcext:value-type="float">
            <text:p>0,00211654</text:p>
          </table:table-cell>
          <table:table-cell office:value-type="float" office:value="0.00076433" calcext:value-type="float">
            <text:p>0,00076433</text:p>
          </table:table-cell>
          <table:table-cell office:value-type="float" office:value="0.00238207" calcext:value-type="float">
            <text:p>0,00238207</text:p>
          </table:table-cell>
          <table:table-cell office:value-type="float" office:value="0.00286456" calcext:value-type="float">
            <text:p>0,00286456</text:p>
          </table:table-cell>
          <table:table-cell office:value-type="float" office:value="0.00746509" calcext:value-type="float">
            <text:p>0,00746509</text:p>
          </table:table-cell>
          <table:table-cell office:value-type="float" office:value="0.0288461" calcext:value-type="float">
            <text:p>0,0288461</text:p>
          </table:table-cell>
          <table:table-cell office:value-type="float" office:value="0.130444" calcext:value-type="float">
            <text:p>0,130444</text:p>
          </table:table-cell>
          <table:table-cell office:value-type="float" office:value="0.664299" calcext:value-type="float">
            <text:p>0,664299</text:p>
          </table:table-cell>
          <table:table-cell office:value-type="float" office:value="4.05864" calcext:value-type="float">
            <text:p>4,05864</text:p>
          </table:table-cell>
          <table:table-cell office:value-type="float" office:value="44.5466" calcext:value-type="float">
            <text:p>44,54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790138" calcext:value-type="float">
            <text:p>0,000790138</text:p>
          </table:table-cell>
          <table:table-cell office:value-type="float" office:value="0.00102884" calcext:value-type="float">
            <text:p>0,00102884</text:p>
          </table:table-cell>
          <table:table-cell office:value-type="float" office:value="0.00338" calcext:value-type="float">
            <text:p>0,00338</text:p>
          </table:table-cell>
          <table:table-cell office:value-type="float" office:value="0.00240931" calcext:value-type="float">
            <text:p>0,00240931</text:p>
          </table:table-cell>
          <table:table-cell office:value-type="float" office:value="0.00725086" calcext:value-type="float">
            <text:p>0,00725086</text:p>
          </table:table-cell>
          <table:table-cell office:value-type="float" office:value="0.0299237" calcext:value-type="float">
            <text:p>0,0299237</text:p>
          </table:table-cell>
          <table:table-cell office:value-type="float" office:value="0.133225" calcext:value-type="float">
            <text:p>0,133225</text:p>
          </table:table-cell>
          <table:table-cell office:value-type="float" office:value="0.668746" calcext:value-type="float">
            <text:p>0,668746</text:p>
          </table:table-cell>
          <table:table-cell office:value-type="float" office:value="4.05935" calcext:value-type="float">
            <text:p>4,05935</text:p>
          </table:table-cell>
          <table:table-cell office:value-type="float" office:value="42.8166" calcext:value-type="float">
            <text:p>42,81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43491" calcext:value-type="float">
            <text:p>0,00243491</text:p>
          </table:table-cell>
          <table:table-cell office:value-type="float" office:value="0.000838374" calcext:value-type="float">
            <text:p>0,000838374</text:p>
          </table:table-cell>
          <table:table-cell office:value-type="float" office:value="0.00100994" calcext:value-type="float">
            <text:p>0,00100994</text:p>
          </table:table-cell>
          <table:table-cell office:value-type="float" office:value="0.00258629" calcext:value-type="float">
            <text:p>0,00258629</text:p>
          </table:table-cell>
          <table:table-cell office:value-type="float" office:value="0.00836336" calcext:value-type="float">
            <text:p>0,00836336</text:p>
          </table:table-cell>
          <table:table-cell office:value-type="float" office:value="0.0277227" calcext:value-type="float">
            <text:p>0,0277227</text:p>
          </table:table-cell>
          <table:table-cell office:value-type="float" office:value="0.123581" calcext:value-type="float">
            <text:p>0,123581</text:p>
          </table:table-cell>
          <table:table-cell office:value-type="float" office:value="0.700923" calcext:value-type="float">
            <text:p>0,700923</text:p>
          </table:table-cell>
          <table:table-cell office:value-type="float" office:value="4.07232" calcext:value-type="float">
            <text:p>4,07232</text:p>
          </table:table-cell>
          <table:table-cell office:value-type="float" office:value="42.1254" calcext:value-type="float">
            <text:p>42,12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739779" calcext:value-type="float">
            <text:p>0,000739779</text:p>
          </table:table-cell>
          <table:table-cell office:value-type="float" office:value="0.000574187" calcext:value-type="float">
            <text:p>0,000574187</text:p>
          </table:table-cell>
          <table:table-cell office:value-type="float" office:value="0.000963329" calcext:value-type="float">
            <text:p>0,000963329</text:p>
          </table:table-cell>
          <table:table-cell office:value-type="float" office:value="0.00655939" calcext:value-type="float">
            <text:p>0,00655939</text:p>
          </table:table-cell>
          <table:table-cell office:value-type="float" office:value="0.00748655" calcext:value-type="float">
            <text:p>0,00748655</text:p>
          </table:table-cell>
          <table:table-cell office:value-type="float" office:value="0.0290974" calcext:value-type="float">
            <text:p>0,0290974</text:p>
          </table:table-cell>
          <table:table-cell office:value-type="float" office:value="0.122018" calcext:value-type="float">
            <text:p>0,122018</text:p>
          </table:table-cell>
          <table:table-cell office:value-type="float" office:value="0.669295" calcext:value-type="float">
            <text:p>0,669295</text:p>
          </table:table-cell>
          <table:table-cell office:value-type="float" office:value="4.19024" calcext:value-type="float">
            <text:p>4,19024</text:p>
          </table:table-cell>
          <table:table-cell office:value-type="float" office:value="42.3692" calcext:value-type="float">
            <text:p>42,36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07012" calcext:value-type="float">
            <text:p>0,00107012</text:p>
          </table:table-cell>
          <table:table-cell office:value-type="float" office:value="0.000672277" calcext:value-type="float">
            <text:p>0,000672277</text:p>
          </table:table-cell>
          <table:table-cell office:value-type="float" office:value="0.00112122" calcext:value-type="float">
            <text:p>0,00112122</text:p>
          </table:table-cell>
          <table:table-cell office:value-type="float" office:value="0.00238057" calcext:value-type="float">
            <text:p>0,00238057</text:p>
          </table:table-cell>
          <table:table-cell office:value-type="float" office:value="0.00954192" calcext:value-type="float">
            <text:p>0,00954192</text:p>
          </table:table-cell>
          <table:table-cell office:value-type="float" office:value="0.0300495" calcext:value-type="float">
            <text:p>0,0300495</text:p>
          </table:table-cell>
          <table:table-cell office:value-type="float" office:value="0.12731" calcext:value-type="float">
            <text:p>0,12731</text:p>
          </table:table-cell>
          <table:table-cell office:value-type="float" office:value="0.668949" calcext:value-type="float">
            <text:p>0,668949</text:p>
          </table:table-cell>
          <table:table-cell office:value-type="float" office:value="4.1289" calcext:value-type="float">
            <text:p>4,1289</text:p>
          </table:table-cell>
          <table:table-cell office:value-type="float" office:value="42.5914" calcext:value-type="float">
            <text:p>42,59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720486" calcext:value-type="float">
            <text:p>0,000720486</text:p>
          </table:table-cell>
          <table:table-cell office:value-type="float" office:value="0.000677024" calcext:value-type="float">
            <text:p>0,000677024</text:p>
          </table:table-cell>
          <table:table-cell office:value-type="float" office:value="0.000975719" calcext:value-type="float">
            <text:p>0,000975719</text:p>
          </table:table-cell>
          <table:table-cell office:value-type="float" office:value="0.00232711" calcext:value-type="float">
            <text:p>0,00232711</text:p>
          </table:table-cell>
          <table:table-cell office:value-type="float" office:value="0.00849627" calcext:value-type="float">
            <text:p>0,00849627</text:p>
          </table:table-cell>
          <table:table-cell office:value-type="float" office:value="0.0287966" calcext:value-type="float">
            <text:p>0,0287966</text:p>
          </table:table-cell>
          <table:table-cell office:value-type="float" office:value="0.126474" calcext:value-type="float">
            <text:p>0,126474</text:p>
          </table:table-cell>
          <table:table-cell office:value-type="float" office:value="0.746217" calcext:value-type="float">
            <text:p>0,746217</text:p>
          </table:table-cell>
          <table:table-cell office:value-type="float" office:value="4.20212" calcext:value-type="float">
            <text:p>4,20212</text:p>
          </table:table-cell>
          <table:table-cell office:value-type="float" office:value="42.6203" calcext:value-type="float">
            <text:p>42,62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65768" calcext:value-type="float">
            <text:p>0,00165768</text:p>
          </table:table-cell>
          <table:table-cell office:value-type="float" office:value="0.00055862" calcext:value-type="float">
            <text:p>0,00055862</text:p>
          </table:table-cell>
          <table:table-cell office:value-type="float" office:value="0.00116763" calcext:value-type="float">
            <text:p>0,00116763</text:p>
          </table:table-cell>
          <table:table-cell office:value-type="float" office:value="0.00176794" calcext:value-type="float">
            <text:p>0,00176794</text:p>
          </table:table-cell>
          <table:table-cell office:value-type="float" office:value="0.00667243" calcext:value-type="float">
            <text:p>0,00667243</text:p>
          </table:table-cell>
          <table:table-cell office:value-type="float" office:value="0.0298398" calcext:value-type="float">
            <text:p>0,0298398</text:p>
          </table:table-cell>
          <table:table-cell office:value-type="float" office:value="0.123759" calcext:value-type="float">
            <text:p>0,123759</text:p>
          </table:table-cell>
          <table:table-cell office:value-type="float" office:value="0.750058" calcext:value-type="float">
            <text:p>0,750058</text:p>
          </table:table-cell>
          <table:table-cell office:value-type="float" office:value="4.4932" calcext:value-type="float">
            <text:p>4,4932</text:p>
          </table:table-cell>
          <table:table-cell office:value-type="float" office:value="42.3716" calcext:value-type="float">
            <text:p>42,37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519577" calcext:value-type="float">
            <text:p>0,000519577</text:p>
          </table:table-cell>
          <table:table-cell office:value-type="float" office:value="0.000548992" calcext:value-type="float">
            <text:p>0,000548992</text:p>
          </table:table-cell>
          <table:table-cell office:value-type="float" office:value="0.00114105" calcext:value-type="float">
            <text:p>0,00114105</text:p>
          </table:table-cell>
          <table:table-cell office:value-type="float" office:value="0.00317481" calcext:value-type="float">
            <text:p>0,00317481</text:p>
          </table:table-cell>
          <table:table-cell office:value-type="float" office:value="0.00856494" calcext:value-type="float">
            <text:p>0,00856494</text:p>
          </table:table-cell>
          <table:table-cell office:value-type="float" office:value="0.0314907" calcext:value-type="float">
            <text:p>0,0314907</text:p>
          </table:table-cell>
          <table:table-cell office:value-type="float" office:value="0.130057" calcext:value-type="float">
            <text:p>0,130057</text:p>
          </table:table-cell>
          <table:table-cell office:value-type="float" office:value="0.789891" calcext:value-type="float">
            <text:p>0,789891</text:p>
          </table:table-cell>
          <table:table-cell office:value-type="float" office:value="4.52143" calcext:value-type="float">
            <text:p>4,52143</text:p>
          </table:table-cell>
          <table:table-cell office:value-type="float" office:value="42.1166" calcext:value-type="float">
            <text:p>42,11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1786" calcext:value-type="float">
            <text:p>0,00051786</text:p>
          </table:table-cell>
          <table:table-cell office:value-type="float" office:value="0.000618353" calcext:value-type="float">
            <text:p>0,000618353</text:p>
          </table:table-cell>
          <table:table-cell office:value-type="float" office:value="0.00113269" calcext:value-type="float">
            <text:p>0,00113269</text:p>
          </table:table-cell>
          <table:table-cell office:value-type="float" office:value="0.00232152" calcext:value-type="float">
            <text:p>0,00232152</text:p>
          </table:table-cell>
          <table:table-cell office:value-type="float" office:value="0.00742674" calcext:value-type="float">
            <text:p>0,00742674</text:p>
          </table:table-cell>
          <table:table-cell office:value-type="float" office:value="0.0269081" calcext:value-type="float">
            <text:p>0,0269081</text:p>
          </table:table-cell>
          <table:table-cell office:value-type="float" office:value="0.122217" calcext:value-type="float">
            <text:p>0,122217</text:p>
          </table:table-cell>
          <table:table-cell office:value-type="float" office:value="0.772599" calcext:value-type="float">
            <text:p>0,772599</text:p>
          </table:table-cell>
          <table:table-cell office:value-type="float" office:value="4.5984" calcext:value-type="float">
            <text:p>4,5984</text:p>
          </table:table-cell>
          <table:table-cell office:value-type="float" office:value="42.5152" calcext:value-type="float">
            <text:p>42,51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50396" calcext:value-type="float">
            <text:p>0,000550396</text:p>
          </table:table-cell>
          <table:table-cell office:value-type="float" office:value="0.000719642" calcext:value-type="float">
            <text:p>0,000719642</text:p>
          </table:table-cell>
          <table:table-cell office:value-type="float" office:value="0.00377184" calcext:value-type="float">
            <text:p>0,00377184</text:p>
          </table:table-cell>
          <table:table-cell office:value-type="float" office:value="0.00333355" calcext:value-type="float">
            <text:p>0,00333355</text:p>
          </table:table-cell>
          <table:table-cell office:value-type="float" office:value="0.0102763" calcext:value-type="float">
            <text:p>0,0102763</text:p>
          </table:table-cell>
          <table:table-cell office:value-type="float" office:value="0.0289393" calcext:value-type="float">
            <text:p>0,0289393</text:p>
          </table:table-cell>
          <table:table-cell office:value-type="float" office:value="0.130325" calcext:value-type="float">
            <text:p>0,130325</text:p>
          </table:table-cell>
          <table:table-cell office:value-type="float" office:value="0.726169" calcext:value-type="float">
            <text:p>0,726169</text:p>
          </table:table-cell>
          <table:table-cell office:value-type="float" office:value="4.31938" calcext:value-type="float">
            <text:p>4,31938</text:p>
          </table:table-cell>
          <table:table-cell office:value-type="float" office:value="42.5122" calcext:value-type="float">
            <text:p>42,512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525862" calcext:value-type="float">
            <text:p>0,000525862</text:p>
          </table:table-cell>
          <table:table-cell office:value-type="float" office:value="0.00062023" calcext:value-type="float">
            <text:p>0,00062023</text:p>
          </table:table-cell>
          <table:table-cell office:value-type="float" office:value="0.0011569" calcext:value-type="float">
            <text:p>0,0011569</text:p>
          </table:table-cell>
          <table:table-cell office:value-type="float" office:value="0.00231762" calcext:value-type="float">
            <text:p>0,00231762</text:p>
          </table:table-cell>
          <table:table-cell office:value-type="float" office:value="0.00829823" calcext:value-type="float">
            <text:p>0,00829823</text:p>
          </table:table-cell>
          <table:table-cell office:value-type="float" office:value="0.0297761" calcext:value-type="float">
            <text:p>0,0297761</text:p>
          </table:table-cell>
          <table:table-cell office:value-type="float" office:value="0.129094" calcext:value-type="float">
            <text:p>0,129094</text:p>
          </table:table-cell>
          <table:table-cell office:value-type="float" office:value="0.661502" calcext:value-type="float">
            <text:p>0,661502</text:p>
          </table:table-cell>
          <table:table-cell office:value-type="float" office:value="3.94022" calcext:value-type="float">
            <text:p>3,94022</text:p>
          </table:table-cell>
          <table:table-cell office:value-type="float" office:value="41.8678" calcext:value-type="float">
            <text:p>41,867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09037" calcext:value-type="float">
            <text:p>0,00109037</text:p>
          </table:table-cell>
          <table:table-cell office:value-type="float" office:value="0.000636609" calcext:value-type="float">
            <text:p>0,000636609</text:p>
          </table:table-cell>
          <table:table-cell office:value-type="float" office:value="0.00116884" calcext:value-type="float">
            <text:p>0,00116884</text:p>
          </table:table-cell>
          <table:table-cell office:value-type="float" office:value="0.00293543" calcext:value-type="float">
            <text:p>0,00293543</text:p>
          </table:table-cell>
          <table:table-cell office:value-type="float" office:value="0.00778364" calcext:value-type="float">
            <text:p>0,00778364</text:p>
          </table:table-cell>
          <table:table-cell office:value-type="float" office:value="0.0304533" calcext:value-type="float">
            <text:p>0,0304533</text:p>
          </table:table-cell>
          <table:table-cell office:value-type="float" office:value="0.125381" calcext:value-type="float">
            <text:p>0,125381</text:p>
          </table:table-cell>
          <table:table-cell office:value-type="float" office:value="0.663827" calcext:value-type="float">
            <text:p>0,663827</text:p>
          </table:table-cell>
          <table:table-cell office:value-type="float" office:value="4.25375" calcext:value-type="float">
            <text:p>4,25375</text:p>
          </table:table-cell>
          <table:table-cell office:value-type="float" office:value="41.8948" calcext:value-type="float">
            <text:p>41,89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6995" calcext:value-type="float">
            <text:p>0,0016995</text:p>
          </table:table-cell>
          <table:table-cell office:value-type="float" office:value="0.00138816" calcext:value-type="float">
            <text:p>0,00138816</text:p>
          </table:table-cell>
          <table:table-cell office:value-type="float" office:value="0.00268959" calcext:value-type="float">
            <text:p>0,00268959</text:p>
          </table:table-cell>
          <table:table-cell office:value-type="float" office:value="0.00199229" calcext:value-type="float">
            <text:p>0,00199229</text:p>
          </table:table-cell>
          <table:table-cell office:value-type="float" office:value="0.00761628" calcext:value-type="float">
            <text:p>0,00761628</text:p>
          </table:table-cell>
          <table:table-cell office:value-type="float" office:value="0.0284914" calcext:value-type="float">
            <text:p>0,0284914</text:p>
          </table:table-cell>
          <table:table-cell office:value-type="float" office:value="0.1226" calcext:value-type="float">
            <text:p>0,1226</text:p>
          </table:table-cell>
          <table:table-cell office:value-type="float" office:value="0.656001" calcext:value-type="float">
            <text:p>0,656001</text:p>
          </table:table-cell>
          <table:table-cell office:value-type="float" office:value="3.92995" calcext:value-type="float">
            <text:p>3,92995</text:p>
          </table:table-cell>
          <table:table-cell office:value-type="float" office:value="42.3622" calcext:value-type="float">
            <text:p>42,362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111435" calcext:value-type="float">
            <text:p>0,00111435</text:p>
          </table:table-cell>
          <table:table-cell office:value-type="float" office:value="0.00183873" calcext:value-type="float">
            <text:p>0,00183873</text:p>
          </table:table-cell>
          <table:table-cell office:value-type="float" office:value="0.00156387" calcext:value-type="float">
            <text:p>0,00156387</text:p>
          </table:table-cell>
          <table:table-cell office:value-type="float" office:value="0.001834" calcext:value-type="float">
            <text:p>0,001834</text:p>
          </table:table-cell>
          <table:table-cell office:value-type="float" office:value="0.00671491" calcext:value-type="float">
            <text:p>0,00671491</text:p>
          </table:table-cell>
          <table:table-cell office:value-type="float" office:value="0.0278108" calcext:value-type="float">
            <text:p>0,0278108</text:p>
          </table:table-cell>
          <table:table-cell office:value-type="float" office:value="0.125169" calcext:value-type="float">
            <text:p>0,125169</text:p>
          </table:table-cell>
          <table:table-cell office:value-type="float" office:value="0.671084" calcext:value-type="float">
            <text:p>0,671084</text:p>
          </table:table-cell>
          <table:table-cell office:value-type="float" office:value="3.92134" calcext:value-type="float">
            <text:p>3,92134</text:p>
          </table:table-cell>
          <table:table-cell office:value-type="float" office:value="42.0975" calcext:value-type="float">
            <text:p>42,097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45947" calcext:value-type="float">
            <text:p>0,000545947</text:p>
          </table:table-cell>
          <table:table-cell office:value-type="float" office:value="0.00061182" calcext:value-type="float">
            <text:p>0,00061182</text:p>
          </table:table-cell>
          <table:table-cell office:value-type="float" office:value="0.00128008" calcext:value-type="float">
            <text:p>0,00128008</text:p>
          </table:table-cell>
          <table:table-cell office:value-type="float" office:value="0.00214565" calcext:value-type="float">
            <text:p>0,00214565</text:p>
          </table:table-cell>
          <table:table-cell office:value-type="float" office:value="0.00756246" calcext:value-type="float">
            <text:p>0,00756246</text:p>
          </table:table-cell>
          <table:table-cell office:value-type="float" office:value="0.0283043" calcext:value-type="float">
            <text:p>0,0283043</text:p>
          </table:table-cell>
          <table:table-cell office:value-type="float" office:value="0.121183" calcext:value-type="float">
            <text:p>0,121183</text:p>
          </table:table-cell>
          <table:table-cell office:value-type="float" office:value="0.669281" calcext:value-type="float">
            <text:p>0,669281</text:p>
          </table:table-cell>
          <table:table-cell office:value-type="float" office:value="4.3729" calcext:value-type="float">
            <text:p>4,3729</text:p>
          </table:table-cell>
          <table:table-cell office:value-type="float" office:value="42.1338" calcext:value-type="float">
            <text:p>42,13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95879" calcext:value-type="float">
            <text:p>0,000595879</text:p>
          </table:table-cell>
          <table:table-cell office:value-type="float" office:value="0.000749787" calcext:value-type="float">
            <text:p>0,000749787</text:p>
          </table:table-cell>
          <table:table-cell office:value-type="float" office:value="0.00156858" calcext:value-type="float">
            <text:p>0,00156858</text:p>
          </table:table-cell>
          <table:table-cell office:value-type="float" office:value="0.00214802" calcext:value-type="float">
            <text:p>0,00214802</text:p>
          </table:table-cell>
          <table:table-cell office:value-type="float" office:value="0.00863228" calcext:value-type="float">
            <text:p>0,00863228</text:p>
          </table:table-cell>
          <table:table-cell office:value-type="float" office:value="0.0323099" calcext:value-type="float">
            <text:p>0,0323099</text:p>
          </table:table-cell>
          <table:table-cell office:value-type="float" office:value="0.127232" calcext:value-type="float">
            <text:p>0,127232</text:p>
          </table:table-cell>
          <table:table-cell office:value-type="float" office:value="0.660803" calcext:value-type="float">
            <text:p>0,660803</text:p>
          </table:table-cell>
          <table:table-cell office:value-type="float" office:value="4.04982" calcext:value-type="float">
            <text:p>4,04982</text:p>
          </table:table-cell>
          <table:table-cell office:value-type="float" office:value="42.3439" calcext:value-type="float">
            <text:p>42,343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98717" calcext:value-type="float">
            <text:p>0,000598717</text:p>
          </table:table-cell>
          <table:table-cell office:value-type="float" office:value="0.000957584" calcext:value-type="float">
            <text:p>0,000957584</text:p>
          </table:table-cell>
          <table:table-cell office:value-type="float" office:value="0.00138543" calcext:value-type="float">
            <text:p>0,00138543</text:p>
          </table:table-cell>
          <table:table-cell office:value-type="float" office:value="0.00216461" calcext:value-type="float">
            <text:p>0,00216461</text:p>
          </table:table-cell>
          <table:table-cell office:value-type="float" office:value="0.00693265" calcext:value-type="float">
            <text:p>0,00693265</text:p>
          </table:table-cell>
          <table:table-cell office:value-type="float" office:value="0.028242" calcext:value-type="float">
            <text:p>0,028242</text:p>
          </table:table-cell>
          <table:table-cell office:value-type="float" office:value="0.12562" calcext:value-type="float">
            <text:p>0,12562</text:p>
          </table:table-cell>
          <table:table-cell office:value-type="float" office:value="0.668157" calcext:value-type="float">
            <text:p>0,668157</text:p>
          </table:table-cell>
          <table:table-cell office:value-type="float" office:value="3.97624" calcext:value-type="float">
            <text:p>3,97624</text:p>
          </table:table-cell>
          <table:table-cell office:value-type="float" office:value="43.4322" calcext:value-type="float">
            <text:p>43,432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660927" calcext:value-type="float">
            <text:p>0,000660927</text:p>
          </table:table-cell>
          <table:table-cell office:value-type="float" office:value="0.00114164" calcext:value-type="float">
            <text:p>0,00114164</text:p>
          </table:table-cell>
          <table:table-cell office:value-type="float" office:value="0.00147388" calcext:value-type="float">
            <text:p>0,00147388</text:p>
          </table:table-cell>
          <table:table-cell office:value-type="float" office:value="0.0032968" calcext:value-type="float">
            <text:p>0,0032968</text:p>
          </table:table-cell>
          <table:table-cell office:value-type="float" office:value="0.00760873" calcext:value-type="float">
            <text:p>0,00760873</text:p>
          </table:table-cell>
          <table:table-cell office:value-type="float" office:value="0.0274869" calcext:value-type="float">
            <text:p>0,0274869</text:p>
          </table:table-cell>
          <table:table-cell office:value-type="float" office:value="0.124517" calcext:value-type="float">
            <text:p>0,124517</text:p>
          </table:table-cell>
          <table:table-cell office:value-type="float" office:value="0.670351" calcext:value-type="float">
            <text:p>0,670351</text:p>
          </table:table-cell>
          <table:table-cell office:value-type="float" office:value="4.19983" calcext:value-type="float">
            <text:p>4,19983</text:p>
          </table:table-cell>
          <table:table-cell office:value-type="float" office:value="42.0707" calcext:value-type="float">
            <text:p>42,070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747338" calcext:value-type="float">
            <text:p>0,000747338</text:p>
          </table:table-cell>
          <table:table-cell table:style-name="ce11" office:value-type="float" office:value="0.000641741" calcext:value-type="float">
            <text:p>0,000641741</text:p>
          </table:table-cell>
          <table:table-cell table:style-name="ce11" office:value-type="float" office:value="0.00268096" calcext:value-type="float">
            <text:p>0,00268096</text:p>
          </table:table-cell>
          <table:table-cell table:style-name="ce11" office:value-type="float" office:value="0.00183639" calcext:value-type="float">
            <text:p>0,00183639</text:p>
          </table:table-cell>
          <table:table-cell table:style-name="ce11" office:value-type="float" office:value="0.00665096" calcext:value-type="float">
            <text:p>0,00665096</text:p>
          </table:table-cell>
          <table:table-cell table:style-name="ce11" office:value-type="float" office:value="0.0379891" calcext:value-type="float">
            <text:p>0,0379891</text:p>
          </table:table-cell>
          <table:table-cell table:style-name="ce11" office:value-type="float" office:value="0.129024" calcext:value-type="float">
            <text:p>0,129024</text:p>
          </table:table-cell>
          <table:table-cell table:style-name="ce11" office:value-type="float" office:value="0.672621" calcext:value-type="float">
            <text:p>0,672621</text:p>
          </table:table-cell>
          <table:table-cell table:style-name="ce11" office:value-type="float" office:value="4.17743" calcext:value-type="float">
            <text:p>4,17743</text:p>
          </table:table-cell>
          <table:table-cell table:style-name="ce11" office:value-type="float" office:value="42.2287" calcext:value-type="float">
            <text:p>42,228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43491" calcext:value-type="float">
            <text:p>0,00243491</text:p>
          </table:table-cell>
          <table:table-cell table:style-name="ce12" table:formula="of:=MAX([.C3:.C22])" office:value-type="float" office:value="0.00183873" calcext:value-type="float">
            <text:p>0,00183873</text:p>
          </table:table-cell>
          <table:table-cell table:style-name="ce12" table:formula="of:=MAX([.D3:.D22])" office:value-type="float" office:value="0.00377184" calcext:value-type="float">
            <text:p>0,00377184</text:p>
          </table:table-cell>
          <table:table-cell table:style-name="ce12" table:formula="of:=MAX([.E3:.E22])" office:value-type="float" office:value="0.00655939" calcext:value-type="float">
            <text:p>0,00655939</text:p>
          </table:table-cell>
          <table:table-cell table:style-name="ce12" table:formula="of:=MAX([.F3:.F22])" office:value-type="float" office:value="0.0102763" calcext:value-type="float">
            <text:p>0,0102763</text:p>
          </table:table-cell>
          <table:table-cell table:style-name="ce12" table:formula="of:=MAX([.G3:.G22])" office:value-type="float" office:value="0.0379891" calcext:value-type="float">
            <text:p>0,0379891</text:p>
          </table:table-cell>
          <table:table-cell table:style-name="ce12" table:formula="of:=MAX([.H3:.H22])" office:value-type="float" office:value="0.135486" calcext:value-type="float">
            <text:p>0,135486</text:p>
          </table:table-cell>
          <table:table-cell table:style-name="ce12" table:formula="of:=MAX([.I3:.I22])" office:value-type="float" office:value="0.789891" calcext:value-type="float">
            <text:p>0,789891</text:p>
          </table:table-cell>
          <table:table-cell table:style-name="ce12" table:formula="of:=MAX([.J3:.J22])" office:value-type="float" office:value="4.5984" calcext:value-type="float">
            <text:p>4,5984</text:p>
          </table:table-cell>
          <table:table-cell table:style-name="ce12" table:formula="of:=MAX([.K3:.K22])" office:value-type="float" office:value="44.5466" calcext:value-type="float">
            <text:p>44,5466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1786" calcext:value-type="float">
            <text:p>0,00051786</text:p>
          </table:table-cell>
          <table:table-cell table:style-name="ce13" table:formula="of:=MIN([.C3:.C22])" office:value-type="float" office:value="0.000548992" calcext:value-type="float">
            <text:p>0,000548992</text:p>
          </table:table-cell>
          <table:table-cell table:style-name="ce13" table:formula="of:=MIN([.D3:.D22])" office:value-type="float" office:value="0.000963329" calcext:value-type="float">
            <text:p>0,000963329</text:p>
          </table:table-cell>
          <table:table-cell table:style-name="ce13" table:formula="of:=MIN([.E3:.E22])" office:value-type="float" office:value="0.00176794" calcext:value-type="float">
            <text:p>0,00176794</text:p>
          </table:table-cell>
          <table:table-cell table:style-name="ce13" table:formula="of:=MIN([.F3:.F22])" office:value-type="float" office:value="0.00665096" calcext:value-type="float">
            <text:p>0,00665096</text:p>
          </table:table-cell>
          <table:table-cell table:style-name="ce13" table:formula="of:=MIN([.G3:.G22])" office:value-type="float" office:value="0.0269081" calcext:value-type="float">
            <text:p>0,0269081</text:p>
          </table:table-cell>
          <table:table-cell table:style-name="ce13" table:formula="of:=MIN([.H3:.H22])" office:value-type="float" office:value="0.121183" calcext:value-type="float">
            <text:p>0,121183</text:p>
          </table:table-cell>
          <table:table-cell table:style-name="ce13" table:formula="of:=MIN([.I3:.I22])" office:value-type="float" office:value="0.656001" calcext:value-type="float">
            <text:p>0,656001</text:p>
          </table:table-cell>
          <table:table-cell table:style-name="ce13" table:formula="of:=MIN([.J3:.J22])" office:value-type="float" office:value="3.92134" calcext:value-type="float">
            <text:p>3,92134</text:p>
          </table:table-cell>
          <table:table-cell table:style-name="ce13" table:formula="of:=MIN([.K3:.K22])" office:value-type="float" office:value="41.7394" calcext:value-type="float">
            <text:p>41,739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96990745" calcext:value-type="float">
            <text:p>0,0009699075</text:p>
          </table:table-cell>
          <table:table-cell table:style-name="ce14" table:formula="of:=SUM([.C3:.C22]) / 20" office:value-type="float" office:value="0.000850357" calcext:value-type="float">
            <text:p>0,000850357</text:p>
          </table:table-cell>
          <table:table-cell table:style-name="ce14" table:formula="of:=SUM([.D3:.D22]) / 20" office:value-type="float" office:value="0.0017648869" calcext:value-type="float">
            <text:p>0,0017648869</text:p>
          </table:table-cell>
          <table:table-cell table:style-name="ce14" table:formula="of:=SUM([.E3:.E22]) / 20" office:value-type="float" office:value="0.0026341415" calcext:value-type="float">
            <text:p>0,0026341415</text:p>
          </table:table-cell>
          <table:table-cell table:style-name="ce14" table:formula="of:=SUM([.F3:.F22]) / 20" office:value-type="float" office:value="0.007801742" calcext:value-type="float">
            <text:p>0,007801742</text:p>
          </table:table-cell>
          <table:table-cell table:style-name="ce14" table:formula="of:=SUM([.G3:.G22]) / 20" office:value-type="float" office:value="0.029570705" calcext:value-type="float">
            <text:p>0,029570705</text:p>
          </table:table-cell>
          <table:table-cell table:style-name="ce14" table:formula="of:=SUM([.H3:.H22]) / 20" office:value-type="float" office:value="0.1267358" calcext:value-type="float">
            <text:p>0,1267358</text:p>
          </table:table-cell>
          <table:table-cell table:style-name="ce14" table:formula="of:=SUM([.I3:.I22]) / 20" office:value-type="float" office:value="0.6909704" calcext:value-type="float">
            <text:p>0,6909704</text:p>
          </table:table-cell>
          <table:table-cell table:style-name="ce14" table:formula="of:=SUM([.J3:.J22]) / 20" office:value-type="float" office:value="4.1867125" calcext:value-type="float">
            <text:p>4,1867125</text:p>
          </table:table-cell>
          <table:table-cell table:style-name="ce14" table:formula="of:=SUM([.K3:.K22]) / 20" office:value-type="float" office:value="42.437805" calcext:value-type="float">
            <text:p>42,43780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567259087825927" calcext:value-type="float">
            <text:p>0,0005672591</text:p>
          </table:table-cell>
          <table:table-cell table:style-name="ce15" table:formula="of:=STDEV([.C3:.C22])" office:value-type="float" office:value="0.000349483071549516" calcext:value-type="float">
            <text:p>0,0003494831</text:p>
          </table:table-cell>
          <table:table-cell table:style-name="ce15" table:formula="of:=STDEV([.D3:.D22])" office:value-type="float" office:value="0.000908508598866406" calcext:value-type="float">
            <text:p>0,0009085086</text:p>
          </table:table-cell>
          <table:table-cell table:style-name="ce15" table:formula="of:=STDEV([.E3:.E22])" office:value-type="float" office:value="0.00103710671116319" calcext:value-type="float">
            <text:p>0,0010371067</text:p>
          </table:table-cell>
          <table:table-cell table:style-name="ce15" table:formula="of:=STDEV([.F3:.F22])" office:value-type="float" office:value="0.000974026455047619" calcext:value-type="float">
            <text:p>0,0009740265</text:p>
          </table:table-cell>
          <table:table-cell table:style-name="ce15" table:formula="of:=STDEV([.G3:.G22])" office:value-type="float" office:value="0.00238342882187009" calcext:value-type="float">
            <text:p>0,0023834288</text:p>
          </table:table-cell>
          <table:table-cell table:style-name="ce15" table:formula="of:=STDEV([.H3:.H22])" office:value-type="float" office:value="0.00389107457218643" calcext:value-type="float">
            <text:p>0,0038910746</text:p>
          </table:table-cell>
          <table:table-cell table:style-name="ce15" table:formula="of:=STDEV([.I3:.I22])" office:value-type="float" office:value="0.0415965934339011" calcext:value-type="float">
            <text:p>0,0415965934</text:p>
          </table:table-cell>
          <table:table-cell table:style-name="ce15" table:formula="of:=STDEV([.J3:.J22])" office:value-type="float" office:value="0.198502323939068" calcext:value-type="float">
            <text:p>0,1985023239</text:p>
          </table:table-cell>
          <table:table-cell table:style-name="ce15" table:formula="of:=STDEV([.K3:.K22])" office:value-type="float" office:value="0.622659178950715" calcext:value-type="float">
            <text:p>0,622659179</text:p>
          </table:table-cell>
        </table:table-row>
      </table:table>
      <table:table table:name="3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71449" calcext:value-type="float">
            <text:p>0,00171449</text:p>
          </table:table-cell>
          <table:table-cell office:value-type="float" office:value="0.00064701" calcext:value-type="float">
            <text:p>0,00064701</text:p>
          </table:table-cell>
          <table:table-cell office:value-type="float" office:value="0.00102407" calcext:value-type="float">
            <text:p>0,00102407</text:p>
          </table:table-cell>
          <table:table-cell office:value-type="float" office:value="0.00204887" calcext:value-type="float">
            <text:p>0,00204887</text:p>
          </table:table-cell>
          <table:table-cell office:value-type="float" office:value="0.00743154" calcext:value-type="float">
            <text:p>0,00743154</text:p>
          </table:table-cell>
          <table:table-cell office:value-type="float" office:value="0.0279752" calcext:value-type="float">
            <text:p>0,0279752</text:p>
          </table:table-cell>
          <table:table-cell office:value-type="float" office:value="0.127605" calcext:value-type="float">
            <text:p>0,127605</text:p>
          </table:table-cell>
          <table:table-cell office:value-type="float" office:value="0.499797" calcext:value-type="float">
            <text:p>0,499797</text:p>
          </table:table-cell>
          <table:table-cell office:value-type="float" office:value="3.17483" calcext:value-type="float">
            <text:p>3,17483</text:p>
          </table:table-cell>
          <table:table-cell office:value-type="float" office:value="34.6931" calcext:value-type="float">
            <text:p>34,69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711339" calcext:value-type="float">
            <text:p>0,000711339</text:p>
          </table:table-cell>
          <table:table-cell office:value-type="float" office:value="0.000752419" calcext:value-type="float">
            <text:p>0,000752419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210152" calcext:value-type="float">
            <text:p>0,00210152</text:p>
          </table:table-cell>
          <table:table-cell office:value-type="float" office:value="0.00816171" calcext:value-type="float">
            <text:p>0,00816171</text:p>
          </table:table-cell>
          <table:table-cell office:value-type="float" office:value="0.0286258" calcext:value-type="float">
            <text:p>0,0286258</text:p>
          </table:table-cell>
          <table:table-cell office:value-type="float" office:value="0.123784" calcext:value-type="float">
            <text:p>0,123784</text:p>
          </table:table-cell>
          <table:table-cell office:value-type="float" office:value="0.497734" calcext:value-type="float">
            <text:p>0,497734</text:p>
          </table:table-cell>
          <table:table-cell office:value-type="float" office:value="3.48879" calcext:value-type="float">
            <text:p>3,48879</text:p>
          </table:table-cell>
          <table:table-cell office:value-type="float" office:value="31.9492" calcext:value-type="float">
            <text:p>31,94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94252" calcext:value-type="float">
            <text:p>0,000594252</text:p>
          </table:table-cell>
          <table:table-cell office:value-type="float" office:value="0.000711286" calcext:value-type="float">
            <text:p>0,000711286</text:p>
          </table:table-cell>
          <table:table-cell office:value-type="float" office:value="0.0011743" calcext:value-type="float">
            <text:p>0,0011743</text:p>
          </table:table-cell>
          <table:table-cell office:value-type="float" office:value="0.00209093" calcext:value-type="float">
            <text:p>0,00209093</text:p>
          </table:table-cell>
          <table:table-cell office:value-type="float" office:value="0.00850304" calcext:value-type="float">
            <text:p>0,00850304</text:p>
          </table:table-cell>
          <table:table-cell office:value-type="float" office:value="0.0290508" calcext:value-type="float">
            <text:p>0,0290508</text:p>
          </table:table-cell>
          <table:table-cell office:value-type="float" office:value="0.126814" calcext:value-type="float">
            <text:p>0,126814</text:p>
          </table:table-cell>
          <table:table-cell office:value-type="float" office:value="0.50644" calcext:value-type="float">
            <text:p>0,50644</text:p>
          </table:table-cell>
          <table:table-cell office:value-type="float" office:value="3.46934" calcext:value-type="float">
            <text:p>3,46934</text:p>
          </table:table-cell>
          <table:table-cell office:value-type="float" office:value="33.2826" calcext:value-type="float">
            <text:p>33,28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62696" calcext:value-type="float">
            <text:p>0,000562696</text:p>
          </table:table-cell>
          <table:table-cell office:value-type="float" office:value="0.000657147" calcext:value-type="float">
            <text:p>0,000657147</text:p>
          </table:table-cell>
          <table:table-cell office:value-type="float" office:value="0.00108555" calcext:value-type="float">
            <text:p>0,00108555</text:p>
          </table:table-cell>
          <table:table-cell office:value-type="float" office:value="0.00209297" calcext:value-type="float">
            <text:p>0,00209297</text:p>
          </table:table-cell>
          <table:table-cell office:value-type="float" office:value="0.00739189" calcext:value-type="float">
            <text:p>0,00739189</text:p>
          </table:table-cell>
          <table:table-cell office:value-type="float" office:value="0.0281409" calcext:value-type="float">
            <text:p>0,0281409</text:p>
          </table:table-cell>
          <table:table-cell office:value-type="float" office:value="0.125334" calcext:value-type="float">
            <text:p>0,125334</text:p>
          </table:table-cell>
          <table:table-cell office:value-type="float" office:value="0.497497" calcext:value-type="float">
            <text:p>0,497497</text:p>
          </table:table-cell>
          <table:table-cell office:value-type="float" office:value="3.1134" calcext:value-type="float">
            <text:p>3,1134</text:p>
          </table:table-cell>
          <table:table-cell office:value-type="float" office:value="33.7875" calcext:value-type="float">
            <text:p>33,78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587575" calcext:value-type="float">
            <text:p>0,000587575</text:p>
          </table:table-cell>
          <table:table-cell office:value-type="float" office:value="0.000883581" calcext:value-type="float">
            <text:p>0,000883581</text:p>
          </table:table-cell>
          <table:table-cell office:value-type="float" office:value="0.0012069" calcext:value-type="float">
            <text:p>0,0012069</text:p>
          </table:table-cell>
          <table:table-cell office:value-type="float" office:value="0.00208708" calcext:value-type="float">
            <text:p>0,00208708</text:p>
          </table:table-cell>
          <table:table-cell office:value-type="float" office:value="0.00913998" calcext:value-type="float">
            <text:p>0,00913998</text:p>
          </table:table-cell>
          <table:table-cell office:value-type="float" office:value="0.0299777" calcext:value-type="float">
            <text:p>0,0299777</text:p>
          </table:table-cell>
          <table:table-cell office:value-type="float" office:value="0.127734" calcext:value-type="float">
            <text:p>0,127734</text:p>
          </table:table-cell>
          <table:table-cell office:value-type="float" office:value="0.497364" calcext:value-type="float">
            <text:p>0,497364</text:p>
          </table:table-cell>
          <table:table-cell office:value-type="float" office:value="3.41607" calcext:value-type="float">
            <text:p>3,41607</text:p>
          </table:table-cell>
          <table:table-cell office:value-type="float" office:value="34.0563" calcext:value-type="float">
            <text:p>34,05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577315" calcext:value-type="float">
            <text:p>0,000577315</text:p>
          </table:table-cell>
          <table:table-cell office:value-type="float" office:value="0.00125375" calcext:value-type="float">
            <text:p>0,00125375</text:p>
          </table:table-cell>
          <table:table-cell office:value-type="float" office:value="0.00110588" calcext:value-type="float">
            <text:p>0,00110588</text:p>
          </table:table-cell>
          <table:table-cell office:value-type="float" office:value="0.00269122" calcext:value-type="float">
            <text:p>0,00269122</text:p>
          </table:table-cell>
          <table:table-cell office:value-type="float" office:value="0.00995128" calcext:value-type="float">
            <text:p>0,00995128</text:p>
          </table:table-cell>
          <table:table-cell office:value-type="float" office:value="0.0294928" calcext:value-type="float">
            <text:p>0,0294928</text:p>
          </table:table-cell>
          <table:table-cell office:value-type="float" office:value="0.139506" calcext:value-type="float">
            <text:p>0,139506</text:p>
          </table:table-cell>
          <table:table-cell office:value-type="float" office:value="0.492528" calcext:value-type="float">
            <text:p>0,492528</text:p>
          </table:table-cell>
          <table:table-cell office:value-type="float" office:value="3.38585" calcext:value-type="float">
            <text:p>3,38585</text:p>
          </table:table-cell>
          <table:table-cell office:value-type="float" office:value="34.1056" calcext:value-type="float">
            <text:p>34,10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764846" calcext:value-type="float">
            <text:p>0,000764846</text:p>
          </table:table-cell>
          <table:table-cell office:value-type="float" office:value="0.00565122" calcext:value-type="float">
            <text:p>0,00565122</text:p>
          </table:table-cell>
          <table:table-cell office:value-type="float" office:value="0.000988504" calcext:value-type="float">
            <text:p>0,000988504</text:p>
          </table:table-cell>
          <table:table-cell office:value-type="float" office:value="0.00387875" calcext:value-type="float">
            <text:p>0,00387875</text:p>
          </table:table-cell>
          <table:table-cell office:value-type="float" office:value="0.0076198" calcext:value-type="float">
            <text:p>0,0076198</text:p>
          </table:table-cell>
          <table:table-cell office:value-type="float" office:value="0.0273625" calcext:value-type="float">
            <text:p>0,0273625</text:p>
          </table:table-cell>
          <table:table-cell office:value-type="float" office:value="0.127746" calcext:value-type="float">
            <text:p>0,127746</text:p>
          </table:table-cell>
          <table:table-cell office:value-type="float" office:value="0.498421" calcext:value-type="float">
            <text:p>0,498421</text:p>
          </table:table-cell>
          <table:table-cell office:value-type="float" office:value="3.53107" calcext:value-type="float">
            <text:p>3,53107</text:p>
          </table:table-cell>
          <table:table-cell office:value-type="float" office:value="33.962" calcext:value-type="float">
            <text:p>33,9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905473" calcext:value-type="float">
            <text:p>0,000905473</text:p>
          </table:table-cell>
          <table:table-cell office:value-type="float" office:value="0.000912667" calcext:value-type="float">
            <text:p>0,000912667</text:p>
          </table:table-cell>
          <table:table-cell office:value-type="float" office:value="0.00116512" calcext:value-type="float">
            <text:p>0,00116512</text:p>
          </table:table-cell>
          <table:table-cell office:value-type="float" office:value="0.00350705" calcext:value-type="float">
            <text:p>0,00350705</text:p>
          </table:table-cell>
          <table:table-cell office:value-type="float" office:value="0.00730844" calcext:value-type="float">
            <text:p>0,00730844</text:p>
          </table:table-cell>
          <table:table-cell office:value-type="float" office:value="0.0286379" calcext:value-type="float">
            <text:p>0,0286379</text:p>
          </table:table-cell>
          <table:table-cell office:value-type="float" office:value="0.126559" calcext:value-type="float">
            <text:p>0,126559</text:p>
          </table:table-cell>
          <table:table-cell office:value-type="float" office:value="0.490312" calcext:value-type="float">
            <text:p>0,490312</text:p>
          </table:table-cell>
          <table:table-cell office:value-type="float" office:value="3.34856" calcext:value-type="float">
            <text:p>3,34856</text:p>
          </table:table-cell>
          <table:table-cell office:value-type="float" office:value="34.0556" calcext:value-type="float">
            <text:p>34,05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746389" calcext:value-type="float">
            <text:p>0,000746389</text:p>
          </table:table-cell>
          <table:table-cell office:value-type="float" office:value="0.000864678" calcext:value-type="float">
            <text:p>0,000864678</text:p>
          </table:table-cell>
          <table:table-cell office:value-type="float" office:value="0.00156452" calcext:value-type="float">
            <text:p>0,00156452</text:p>
          </table:table-cell>
          <table:table-cell office:value-type="float" office:value="0.00209152" calcext:value-type="float">
            <text:p>0,00209152</text:p>
          </table:table-cell>
          <table:table-cell office:value-type="float" office:value="0.0082465" calcext:value-type="float">
            <text:p>0,0082465</text:p>
          </table:table-cell>
          <table:table-cell office:value-type="float" office:value="0.0283674" calcext:value-type="float">
            <text:p>0,0283674</text:p>
          </table:table-cell>
          <table:table-cell office:value-type="float" office:value="0.124018" calcext:value-type="float">
            <text:p>0,124018</text:p>
          </table:table-cell>
          <table:table-cell office:value-type="float" office:value="0.495762" calcext:value-type="float">
            <text:p>0,495762</text:p>
          </table:table-cell>
          <table:table-cell office:value-type="float" office:value="3.54092" calcext:value-type="float">
            <text:p>3,54092</text:p>
          </table:table-cell>
          <table:table-cell office:value-type="float" office:value="33.9651" calcext:value-type="float">
            <text:p>33,96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05201" calcext:value-type="float">
            <text:p>0,000705201</text:p>
          </table:table-cell>
          <table:table-cell office:value-type="float" office:value="0.000821402" calcext:value-type="float">
            <text:p>0,000821402</text:p>
          </table:table-cell>
          <table:table-cell office:value-type="float" office:value="0.0015267" calcext:value-type="float">
            <text:p>0,0015267</text:p>
          </table:table-cell>
          <table:table-cell office:value-type="float" office:value="0.00210561" calcext:value-type="float">
            <text:p>0,00210561</text:p>
          </table:table-cell>
          <table:table-cell office:value-type="float" office:value="0.00760967" calcext:value-type="float">
            <text:p>0,00760967</text:p>
          </table:table-cell>
          <table:table-cell office:value-type="float" office:value="0.0283041" calcext:value-type="float">
            <text:p>0,0283041</text:p>
          </table:table-cell>
          <table:table-cell office:value-type="float" office:value="0.125767" calcext:value-type="float">
            <text:p>0,125767</text:p>
          </table:table-cell>
          <table:table-cell office:value-type="float" office:value="0.498399" calcext:value-type="float">
            <text:p>0,498399</text:p>
          </table:table-cell>
          <table:table-cell office:value-type="float" office:value="3.45921" calcext:value-type="float">
            <text:p>3,45921</text:p>
          </table:table-cell>
          <table:table-cell office:value-type="float" office:value="33.8875" calcext:value-type="float">
            <text:p>33,88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67128" calcext:value-type="float">
            <text:p>0,000667128</text:p>
          </table:table-cell>
          <table:table-cell office:value-type="float" office:value="0.000756612" calcext:value-type="float">
            <text:p>0,000756612</text:p>
          </table:table-cell>
          <table:table-cell office:value-type="float" office:value="0.00229613" calcext:value-type="float">
            <text:p>0,00229613</text:p>
          </table:table-cell>
          <table:table-cell office:value-type="float" office:value="0.00213963" calcext:value-type="float">
            <text:p>0,00213963</text:p>
          </table:table-cell>
          <table:table-cell office:value-type="float" office:value="0.00819909" calcext:value-type="float">
            <text:p>0,00819909</text:p>
          </table:table-cell>
          <table:table-cell office:value-type="float" office:value="0.0290325" calcext:value-type="float">
            <text:p>0,0290325</text:p>
          </table:table-cell>
          <table:table-cell office:value-type="float" office:value="0.130503" calcext:value-type="float">
            <text:p>0,130503</text:p>
          </table:table-cell>
          <table:table-cell office:value-type="float" office:value="0.494325" calcext:value-type="float">
            <text:p>0,494325</text:p>
          </table:table-cell>
          <table:table-cell office:value-type="float" office:value="3.62705" calcext:value-type="float">
            <text:p>3,62705</text:p>
          </table:table-cell>
          <table:table-cell office:value-type="float" office:value="34.065" calcext:value-type="float">
            <text:p>34,0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42339" calcext:value-type="float">
            <text:p>0,000642339</text:p>
          </table:table-cell>
          <table:table-cell office:value-type="float" office:value="0.000756262" calcext:value-type="float">
            <text:p>0,000756262</text:p>
          </table:table-cell>
          <table:table-cell office:value-type="float" office:value="0.00125792" calcext:value-type="float">
            <text:p>0,00125792</text:p>
          </table:table-cell>
          <table:table-cell office:value-type="float" office:value="0.00211165" calcext:value-type="float">
            <text:p>0,00211165</text:p>
          </table:table-cell>
          <table:table-cell office:value-type="float" office:value="0.0104669" calcext:value-type="float">
            <text:p>0,0104669</text:p>
          </table:table-cell>
          <table:table-cell office:value-type="float" office:value="0.0280229" calcext:value-type="float">
            <text:p>0,0280229</text:p>
          </table:table-cell>
          <table:table-cell office:value-type="float" office:value="0.122433" calcext:value-type="float">
            <text:p>0,122433</text:p>
          </table:table-cell>
          <table:table-cell office:value-type="float" office:value="0.49404" calcext:value-type="float">
            <text:p>0,49404</text:p>
          </table:table-cell>
          <table:table-cell office:value-type="float" office:value="3.11034" calcext:value-type="float">
            <text:p>3,11034</text:p>
          </table:table-cell>
          <table:table-cell office:value-type="float" office:value="34.1201" calcext:value-type="float">
            <text:p>34,12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988028" calcext:value-type="float">
            <text:p>0,000988028</text:p>
          </table:table-cell>
          <table:table-cell office:value-type="float" office:value="0.00074152" calcext:value-type="float">
            <text:p>0,00074152</text:p>
          </table:table-cell>
          <table:table-cell office:value-type="float" office:value="0.00124623" calcext:value-type="float">
            <text:p>0,00124623</text:p>
          </table:table-cell>
          <table:table-cell office:value-type="float" office:value="0.00211619" calcext:value-type="float">
            <text:p>0,00211619</text:p>
          </table:table-cell>
          <table:table-cell office:value-type="float" office:value="0.00817442" calcext:value-type="float">
            <text:p>0,00817442</text:p>
          </table:table-cell>
          <table:table-cell office:value-type="float" office:value="0.031965" calcext:value-type="float">
            <text:p>0,031965</text:p>
          </table:table-cell>
          <table:table-cell office:value-type="float" office:value="0.123078" calcext:value-type="float">
            <text:p>0,123078</text:p>
          </table:table-cell>
          <table:table-cell office:value-type="float" office:value="0.501539" calcext:value-type="float">
            <text:p>0,501539</text:p>
          </table:table-cell>
          <table:table-cell office:value-type="float" office:value="3.53772" calcext:value-type="float">
            <text:p>3,53772</text:p>
          </table:table-cell>
          <table:table-cell office:value-type="float" office:value="34.4225" calcext:value-type="float">
            <text:p>34,42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666642" calcext:value-type="float">
            <text:p>0,000666642</text:p>
          </table:table-cell>
          <table:table-cell office:value-type="float" office:value="0.000723791" calcext:value-type="float">
            <text:p>0,000723791</text:p>
          </table:table-cell>
          <table:table-cell office:value-type="float" office:value="0.00504962" calcext:value-type="float">
            <text:p>0,00504962</text:p>
          </table:table-cell>
          <table:table-cell office:value-type="float" office:value="0.00264357" calcext:value-type="float">
            <text:p>0,00264357</text:p>
          </table:table-cell>
          <table:table-cell office:value-type="float" office:value="0.00693864" calcext:value-type="float">
            <text:p>0,00693864</text:p>
          </table:table-cell>
          <table:table-cell office:value-type="float" office:value="0.0316943" calcext:value-type="float">
            <text:p>0,0316943</text:p>
          </table:table-cell>
          <table:table-cell office:value-type="float" office:value="0.123436" calcext:value-type="float">
            <text:p>0,123436</text:p>
          </table:table-cell>
          <table:table-cell office:value-type="float" office:value="0.500669" calcext:value-type="float">
            <text:p>0,500669</text:p>
          </table:table-cell>
          <table:table-cell office:value-type="float" office:value="3.51527" calcext:value-type="float">
            <text:p>3,51527</text:p>
          </table:table-cell>
          <table:table-cell office:value-type="float" office:value="34.2084" calcext:value-type="float">
            <text:p>34,208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733754" calcext:value-type="float">
            <text:p>0,000733754</text:p>
          </table:table-cell>
          <table:table-cell office:value-type="float" office:value="0.000792877" calcext:value-type="float">
            <text:p>0,000792877</text:p>
          </table:table-cell>
          <table:table-cell office:value-type="float" office:value="0.00140821" calcext:value-type="float">
            <text:p>0,00140821</text:p>
          </table:table-cell>
          <table:table-cell office:value-type="float" office:value="0.00311593" calcext:value-type="float">
            <text:p>0,00311593</text:p>
          </table:table-cell>
          <table:table-cell office:value-type="float" office:value="0.0076336" calcext:value-type="float">
            <text:p>0,0076336</text:p>
          </table:table-cell>
          <table:table-cell office:value-type="float" office:value="0.0292174" calcext:value-type="float">
            <text:p>0,0292174</text:p>
          </table:table-cell>
          <table:table-cell office:value-type="float" office:value="0.124055" calcext:value-type="float">
            <text:p>0,124055</text:p>
          </table:table-cell>
          <table:table-cell office:value-type="float" office:value="0.500303" calcext:value-type="float">
            <text:p>0,500303</text:p>
          </table:table-cell>
          <table:table-cell office:value-type="float" office:value="3.13928" calcext:value-type="float">
            <text:p>3,13928</text:p>
          </table:table-cell>
          <table:table-cell office:value-type="float" office:value="33.9822" calcext:value-type="float">
            <text:p>33,98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752761" calcext:value-type="float">
            <text:p>0,000752761</text:p>
          </table:table-cell>
          <table:table-cell office:value-type="float" office:value="0.000844977" calcext:value-type="float">
            <text:p>0,000844977</text:p>
          </table:table-cell>
          <table:table-cell office:value-type="float" office:value="0.00134042" calcext:value-type="float">
            <text:p>0,00134042</text:p>
          </table:table-cell>
          <table:table-cell office:value-type="float" office:value="0.00311097" calcext:value-type="float">
            <text:p>0,00311097</text:p>
          </table:table-cell>
          <table:table-cell office:value-type="float" office:value="0.0111499" calcext:value-type="float">
            <text:p>0,0111499</text:p>
          </table:table-cell>
          <table:table-cell office:value-type="float" office:value="0.0275174" calcext:value-type="float">
            <text:p>0,0275174</text:p>
          </table:table-cell>
          <table:table-cell office:value-type="float" office:value="0.12827" calcext:value-type="float">
            <text:p>0,12827</text:p>
          </table:table-cell>
          <table:table-cell office:value-type="float" office:value="0.616782" calcext:value-type="float">
            <text:p>0,616782</text:p>
          </table:table-cell>
          <table:table-cell office:value-type="float" office:value="3.56801" calcext:value-type="float">
            <text:p>3,56801</text:p>
          </table:table-cell>
          <table:table-cell office:value-type="float" office:value="33.8932" calcext:value-type="float">
            <text:p>33,89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810269" calcext:value-type="float">
            <text:p>0,000810269</text:p>
          </table:table-cell>
          <table:table-cell office:value-type="float" office:value="0.000772785" calcext:value-type="float">
            <text:p>0,000772785</text:p>
          </table:table-cell>
          <table:table-cell office:value-type="float" office:value="0.00107625" calcext:value-type="float">
            <text:p>0,00107625</text:p>
          </table:table-cell>
          <table:table-cell office:value-type="float" office:value="0.0037755" calcext:value-type="float">
            <text:p>0,0037755</text:p>
          </table:table-cell>
          <table:table-cell office:value-type="float" office:value="0.00678031" calcext:value-type="float">
            <text:p>0,00678031</text:p>
          </table:table-cell>
          <table:table-cell office:value-type="float" office:value="0.0300473" calcext:value-type="float">
            <text:p>0,0300473</text:p>
          </table:table-cell>
          <table:table-cell office:value-type="float" office:value="0.123653" calcext:value-type="float">
            <text:p>0,123653</text:p>
          </table:table-cell>
          <table:table-cell office:value-type="float" office:value="0.497725" calcext:value-type="float">
            <text:p>0,497725</text:p>
          </table:table-cell>
          <table:table-cell office:value-type="float" office:value="3.48019" calcext:value-type="float">
            <text:p>3,48019</text:p>
          </table:table-cell>
          <table:table-cell office:value-type="float" office:value="33.7394" calcext:value-type="float">
            <text:p>33,739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796547" calcext:value-type="float">
            <text:p>0,000796547</text:p>
          </table:table-cell>
          <table:table-cell office:value-type="float" office:value="0.000754096" calcext:value-type="float">
            <text:p>0,000754096</text:p>
          </table:table-cell>
          <table:table-cell office:value-type="float" office:value="0.000995359" calcext:value-type="float">
            <text:p>0,000995359</text:p>
          </table:table-cell>
          <table:table-cell office:value-type="float" office:value="0.00292684" calcext:value-type="float">
            <text:p>0,00292684</text:p>
          </table:table-cell>
          <table:table-cell office:value-type="float" office:value="0.006835" calcext:value-type="float">
            <text:p>0,006835</text:p>
          </table:table-cell>
          <table:table-cell office:value-type="float" office:value="0.0281042" calcext:value-type="float">
            <text:p>0,0281042</text:p>
          </table:table-cell>
          <table:table-cell office:value-type="float" office:value="0.123398" calcext:value-type="float">
            <text:p>0,123398</text:p>
          </table:table-cell>
          <table:table-cell office:value-type="float" office:value="0.488856" calcext:value-type="float">
            <text:p>0,488856</text:p>
          </table:table-cell>
          <table:table-cell office:value-type="float" office:value="3.12811" calcext:value-type="float">
            <text:p>3,12811</text:p>
          </table:table-cell>
          <table:table-cell office:value-type="float" office:value="34.2549" calcext:value-type="float">
            <text:p>34,254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846755" calcext:value-type="float">
            <text:p>0,000846755</text:p>
          </table:table-cell>
          <table:table-cell office:value-type="float" office:value="0.000826928" calcext:value-type="float">
            <text:p>0,000826928</text:p>
          </table:table-cell>
          <table:table-cell office:value-type="float" office:value="0.00126366" calcext:value-type="float">
            <text:p>0,00126366</text:p>
          </table:table-cell>
          <table:table-cell office:value-type="float" office:value="0.00275994" calcext:value-type="float">
            <text:p>0,00275994</text:p>
          </table:table-cell>
          <table:table-cell office:value-type="float" office:value="0.010038" calcext:value-type="float">
            <text:p>0,010038</text:p>
          </table:table-cell>
          <table:table-cell office:value-type="float" office:value="0.0279625" calcext:value-type="float">
            <text:p>0,0279625</text:p>
          </table:table-cell>
          <table:table-cell office:value-type="float" office:value="0.125399" calcext:value-type="float">
            <text:p>0,125399</text:p>
          </table:table-cell>
          <table:table-cell office:value-type="float" office:value="0.492787" calcext:value-type="float">
            <text:p>0,492787</text:p>
          </table:table-cell>
          <table:table-cell office:value-type="float" office:value="3.45842" calcext:value-type="float">
            <text:p>3,45842</text:p>
          </table:table-cell>
          <table:table-cell office:value-type="float" office:value="34.0319" calcext:value-type="float">
            <text:p>34,0319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759435" calcext:value-type="float">
            <text:p>0,000759435</text:p>
          </table:table-cell>
          <table:table-cell table:style-name="ce11" office:value-type="float" office:value="0.00211215" calcext:value-type="float">
            <text:p>0,00211215</text:p>
          </table:table-cell>
          <table:table-cell table:style-name="ce11" office:value-type="float" office:value="0.00294393" calcext:value-type="float">
            <text:p>0,00294393</text:p>
          </table:table-cell>
          <table:table-cell table:style-name="ce11" office:value-type="float" office:value="0.00208048" calcext:value-type="float">
            <text:p>0,00208048</text:p>
          </table:table-cell>
          <table:table-cell table:style-name="ce11" office:value-type="float" office:value="0.0077169" calcext:value-type="float">
            <text:p>0,0077169</text:p>
          </table:table-cell>
          <table:table-cell table:style-name="ce11" office:value-type="float" office:value="0.027434" calcext:value-type="float">
            <text:p>0,027434</text:p>
          </table:table-cell>
          <table:table-cell table:style-name="ce11" office:value-type="float" office:value="0.12879" calcext:value-type="float">
            <text:p>0,12879</text:p>
          </table:table-cell>
          <table:table-cell table:style-name="ce11" office:value-type="float" office:value="0.492297" calcext:value-type="float">
            <text:p>0,492297</text:p>
          </table:table-cell>
          <table:table-cell table:style-name="ce11" office:value-type="float" office:value="3.42429" calcext:value-type="float">
            <text:p>3,42429</text:p>
          </table:table-cell>
          <table:table-cell table:style-name="ce11" office:value-type="float" office:value="33.7481" calcext:value-type="float">
            <text:p>33,7481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71449" calcext:value-type="float">
            <text:p>0,00171449</text:p>
          </table:table-cell>
          <table:table-cell table:style-name="ce12" table:formula="of:=MAX([.C3:.C22])" office:value-type="float" office:value="0.00565122" calcext:value-type="float">
            <text:p>0,00565122</text:p>
          </table:table-cell>
          <table:table-cell table:style-name="ce12" table:formula="of:=MAX([.D3:.D22])" office:value-type="float" office:value="0.00504962" calcext:value-type="float">
            <text:p>0,00504962</text:p>
          </table:table-cell>
          <table:table-cell table:style-name="ce12" table:formula="of:=MAX([.E3:.E22])" office:value-type="float" office:value="0.00387875" calcext:value-type="float">
            <text:p>0,00387875</text:p>
          </table:table-cell>
          <table:table-cell table:style-name="ce12" table:formula="of:=MAX([.F3:.F22])" office:value-type="float" office:value="0.0111499" calcext:value-type="float">
            <text:p>0,0111499</text:p>
          </table:table-cell>
          <table:table-cell table:style-name="ce12" table:formula="of:=MAX([.G3:.G22])" office:value-type="float" office:value="0.031965" calcext:value-type="float">
            <text:p>0,031965</text:p>
          </table:table-cell>
          <table:table-cell table:style-name="ce12" table:formula="of:=MAX([.H3:.H22])" office:value-type="float" office:value="0.139506" calcext:value-type="float">
            <text:p>0,139506</text:p>
          </table:table-cell>
          <table:table-cell table:style-name="ce12" table:formula="of:=MAX([.I3:.I22])" office:value-type="float" office:value="0.616782" calcext:value-type="float">
            <text:p>0,616782</text:p>
          </table:table-cell>
          <table:table-cell table:style-name="ce12" table:formula="of:=MAX([.J3:.J22])" office:value-type="float" office:value="3.62705" calcext:value-type="float">
            <text:p>3,62705</text:p>
          </table:table-cell>
          <table:table-cell table:style-name="ce12" table:formula="of:=MAX([.K3:.K22])" office:value-type="float" office:value="34.6931" calcext:value-type="float">
            <text:p>34,6931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62696" calcext:value-type="float">
            <text:p>0,000562696</text:p>
          </table:table-cell>
          <table:table-cell table:style-name="ce13" table:formula="of:=MIN([.C3:.C22])" office:value-type="float" office:value="0.00064701" calcext:value-type="float">
            <text:p>0,00064701</text:p>
          </table:table-cell>
          <table:table-cell table:style-name="ce13" table:formula="of:=MIN([.D3:.D22])" office:value-type="float" office:value="0.000988504" calcext:value-type="float">
            <text:p>0,000988504</text:p>
          </table:table-cell>
          <table:table-cell table:style-name="ce13" table:formula="of:=MIN([.E3:.E22])" office:value-type="float" office:value="0.00204887" calcext:value-type="float">
            <text:p>0,00204887</text:p>
          </table:table-cell>
          <table:table-cell table:style-name="ce13" table:formula="of:=MIN([.F3:.F22])" office:value-type="float" office:value="0.00678031" calcext:value-type="float">
            <text:p>0,00678031</text:p>
          </table:table-cell>
          <table:table-cell table:style-name="ce13" table:formula="of:=MIN([.G3:.G22])" office:value-type="float" office:value="0.0273625" calcext:value-type="float">
            <text:p>0,0273625</text:p>
          </table:table-cell>
          <table:table-cell table:style-name="ce13" table:formula="of:=MIN([.H3:.H22])" office:value-type="float" office:value="0.122433" calcext:value-type="float">
            <text:p>0,122433</text:p>
          </table:table-cell>
          <table:table-cell table:style-name="ce13" table:formula="of:=MIN([.I3:.I22])" office:value-type="float" office:value="0.488856" calcext:value-type="float">
            <text:p>0,488856</text:p>
          </table:table-cell>
          <table:table-cell table:style-name="ce13" table:formula="of:=MIN([.J3:.J22])" office:value-type="float" office:value="3.11034" calcext:value-type="float">
            <text:p>3,11034</text:p>
          </table:table-cell>
          <table:table-cell table:style-name="ce13" table:formula="of:=MIN([.K3:.K22])" office:value-type="float" office:value="31.9492" calcext:value-type="float">
            <text:p>31,949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7766617" calcext:value-type="float">
            <text:p>0,0007766617</text:p>
          </table:table-cell>
          <table:table-cell table:style-name="ce14" table:formula="of:=SUM([.C3:.C22]) / 20" office:value-type="float" office:value="0.0011118579" calcext:value-type="float">
            <text:p>0,0011118579</text:p>
          </table:table-cell>
          <table:table-cell table:style-name="ce14" table:formula="of:=SUM([.D3:.D22]) / 20" office:value-type="float" office:value="0.00153826365" calcext:value-type="float">
            <text:p>0,0015382637</text:p>
          </table:table-cell>
          <table:table-cell table:style-name="ce14" table:formula="of:=SUM([.E3:.E22]) / 20" office:value-type="float" office:value="0.002573811" calcext:value-type="float">
            <text:p>0,002573811</text:p>
          </table:table-cell>
          <table:table-cell table:style-name="ce14" table:formula="of:=SUM([.F3:.F22]) / 20" office:value-type="float" office:value="0.0082648305" calcext:value-type="float">
            <text:p>0,0082648305</text:p>
          </table:table-cell>
          <table:table-cell table:style-name="ce14" table:formula="of:=SUM([.G3:.G22]) / 20" office:value-type="float" office:value="0.02884663" calcext:value-type="float">
            <text:p>0,02884663</text:p>
          </table:table-cell>
          <table:table-cell table:style-name="ce14" table:formula="of:=SUM([.H3:.H22]) / 20" office:value-type="float" office:value="0.1263941" calcext:value-type="float">
            <text:p>0,1263941</text:p>
          </table:table-cell>
          <table:table-cell table:style-name="ce14" table:formula="of:=SUM([.I3:.I22]) / 20" office:value-type="float" office:value="0.50267885" calcext:value-type="float">
            <text:p>0,50267885</text:p>
          </table:table-cell>
          <table:table-cell table:style-name="ce14" table:formula="of:=SUM([.J3:.J22]) / 20" office:value-type="float" office:value="3.395836" calcext:value-type="float">
            <text:p>3,395836</text:p>
          </table:table-cell>
          <table:table-cell table:style-name="ce14" table:formula="of:=SUM([.K3:.K22]) / 20" office:value-type="float" office:value="33.91051" calcext:value-type="float">
            <text:p>33,91051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246774859861138" calcext:value-type="float">
            <text:p>0,0002467749</text:p>
          </table:table-cell>
          <table:table-cell table:style-name="ce15" table:formula="of:=STDEV([.C3:.C22])" office:value-type="float" office:value="0.00111482339927636" calcext:value-type="float">
            <text:p>0,0011148234</text:p>
          </table:table-cell>
          <table:table-cell table:style-name="ce15" table:formula="of:=STDEV([.D3:.D22])" office:value-type="float" office:value="0.000953293859796005" calcext:value-type="float">
            <text:p>0,0009532939</text:p>
          </table:table-cell>
          <table:table-cell table:style-name="ce15" table:formula="of:=STDEV([.E3:.E22])" office:value-type="float" office:value="0.000619203263828438" calcext:value-type="float">
            <text:p>0,0006192033</text:p>
          </table:table-cell>
          <table:table-cell table:style-name="ce15" table:formula="of:=STDEV([.F3:.F22])" office:value-type="float" office:value="0.00125507668472562" calcext:value-type="float">
            <text:p>0,0012550767</text:p>
          </table:table-cell>
          <table:table-cell table:style-name="ce15" table:formula="of:=STDEV([.G3:.G22])" office:value-type="float" office:value="0.00127807089832994" calcext:value-type="float">
            <text:p>0,0012780709</text:p>
          </table:table-cell>
          <table:table-cell table:style-name="ce15" table:formula="of:=STDEV([.H3:.H22])" office:value-type="float" office:value="0.00380941807822886" calcext:value-type="float">
            <text:p>0,0038094181</text:p>
          </table:table-cell>
          <table:table-cell table:style-name="ce15" table:formula="of:=STDEV([.I3:.I22])" office:value-type="float" office:value="0.0271820781868359" calcext:value-type="float">
            <text:p>0,0271820782</text:p>
          </table:table-cell>
          <table:table-cell table:style-name="ce15" table:formula="of:=STDEV([.J3:.J22])" office:value-type="float" office:value="0.168132551668397" calcext:value-type="float">
            <text:p>0,1681325517</text:p>
          </table:table-cell>
          <table:table-cell table:style-name="ce15" table:formula="of:=STDEV([.K3:.K22])" office:value-type="float" office:value="0.541353820381924" calcext:value-type="float">
            <text:p>0,5413538204</text:p>
          </table:table-cell>
        </table:table-row>
      </table:table>
      <table:table table:name="4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402535" calcext:value-type="float">
            <text:p>0,00402535</text:p>
          </table:table-cell>
          <table:table-cell office:value-type="float" office:value="0.000809206" calcext:value-type="float">
            <text:p>0,000809206</text:p>
          </table:table-cell>
          <table:table-cell office:value-type="float" office:value="0.00164039" calcext:value-type="float">
            <text:p>0,00164039</text:p>
          </table:table-cell>
          <table:table-cell office:value-type="float" office:value="0.00289108" calcext:value-type="float">
            <text:p>0,00289108</text:p>
          </table:table-cell>
          <table:table-cell office:value-type="float" office:value="0.00804233" calcext:value-type="float">
            <text:p>0,00804233</text:p>
          </table:table-cell>
          <table:table-cell office:value-type="float" office:value="0.0300237" calcext:value-type="float">
            <text:p>0,0300237</text:p>
          </table:table-cell>
          <table:table-cell office:value-type="float" office:value="0.127792" calcext:value-type="float">
            <text:p>0,127792</text:p>
          </table:table-cell>
          <table:table-cell office:value-type="float" office:value="0.601942" calcext:value-type="float">
            <text:p>0,601942</text:p>
          </table:table-cell>
          <table:table-cell office:value-type="float" office:value="4.30981" calcext:value-type="float">
            <text:p>4,30981</text:p>
          </table:table-cell>
          <table:table-cell office:value-type="float" office:value="25.4869" calcext:value-type="float">
            <text:p>25,48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05416" calcext:value-type="float">
            <text:p>0,00105416</text:p>
          </table:table-cell>
          <table:table-cell office:value-type="float" office:value="0.000905852" calcext:value-type="float">
            <text:p>0,000905852</text:p>
          </table:table-cell>
          <table:table-cell office:value-type="float" office:value="0.00166019" calcext:value-type="float">
            <text:p>0,00166019</text:p>
          </table:table-cell>
          <table:table-cell office:value-type="float" office:value="0.00331665" calcext:value-type="float">
            <text:p>0,00331665</text:p>
          </table:table-cell>
          <table:table-cell office:value-type="float" office:value="0.00807676" calcext:value-type="float">
            <text:p>0,00807676</text:p>
          </table:table-cell>
          <table:table-cell office:value-type="float" office:value="0.0354201" calcext:value-type="float">
            <text:p>0,0354201</text:p>
          </table:table-cell>
          <table:table-cell office:value-type="float" office:value="0.127072" calcext:value-type="float">
            <text:p>0,127072</text:p>
          </table:table-cell>
          <table:table-cell office:value-type="float" office:value="0.597623" calcext:value-type="float">
            <text:p>0,597623</text:p>
          </table:table-cell>
          <table:table-cell office:value-type="float" office:value="4.79651" calcext:value-type="float">
            <text:p>4,79651</text:p>
          </table:table-cell>
          <table:table-cell office:value-type="float" office:value="26.0856" calcext:value-type="float">
            <text:p>26,08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992821" calcext:value-type="float">
            <text:p>0,000992821</text:p>
          </table:table-cell>
          <table:table-cell office:value-type="float" office:value="0.00111194" calcext:value-type="float">
            <text:p>0,00111194</text:p>
          </table:table-cell>
          <table:table-cell office:value-type="float" office:value="0.0024546" calcext:value-type="float">
            <text:p>0,0024546</text:p>
          </table:table-cell>
          <table:table-cell office:value-type="float" office:value="0.00437571" calcext:value-type="float">
            <text:p>0,00437571</text:p>
          </table:table-cell>
          <table:table-cell office:value-type="float" office:value="0.00838526" calcext:value-type="float">
            <text:p>0,00838526</text:p>
          </table:table-cell>
          <table:table-cell office:value-type="float" office:value="0.028495" calcext:value-type="float">
            <text:p>0,028495</text:p>
          </table:table-cell>
          <table:table-cell office:value-type="float" office:value="0.125685" calcext:value-type="float">
            <text:p>0,125685</text:p>
          </table:table-cell>
          <table:table-cell office:value-type="float" office:value="0.607422" calcext:value-type="float">
            <text:p>0,607422</text:p>
          </table:table-cell>
          <table:table-cell office:value-type="float" office:value="4.39251" calcext:value-type="float">
            <text:p>4,39251</text:p>
          </table:table-cell>
          <table:table-cell office:value-type="float" office:value="25.2024" calcext:value-type="float">
            <text:p>25,20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06655" calcext:value-type="float">
            <text:p>0,000606655</text:p>
          </table:table-cell>
          <table:table-cell office:value-type="float" office:value="0.000822465" calcext:value-type="float">
            <text:p>0,000822465</text:p>
          </table:table-cell>
          <table:table-cell office:value-type="float" office:value="0.00137967" calcext:value-type="float">
            <text:p>0,00137967</text:p>
          </table:table-cell>
          <table:table-cell office:value-type="float" office:value="0.00274219" calcext:value-type="float">
            <text:p>0,00274219</text:p>
          </table:table-cell>
          <table:table-cell office:value-type="float" office:value="0.00744089" calcext:value-type="float">
            <text:p>0,00744089</text:p>
          </table:table-cell>
          <table:table-cell office:value-type="float" office:value="0.0284372" calcext:value-type="float">
            <text:p>0,0284372</text:p>
          </table:table-cell>
          <table:table-cell office:value-type="float" office:value="0.12679" calcext:value-type="float">
            <text:p>0,12679</text:p>
          </table:table-cell>
          <table:table-cell office:value-type="float" office:value="0.601407" calcext:value-type="float">
            <text:p>0,601407</text:p>
          </table:table-cell>
          <table:table-cell office:value-type="float" office:value="4.47759" calcext:value-type="float">
            <text:p>4,47759</text:p>
          </table:table-cell>
          <table:table-cell office:value-type="float" office:value="26.7088" calcext:value-type="float">
            <text:p>26,70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81381" calcext:value-type="float">
            <text:p>0,000481381</text:p>
          </table:table-cell>
          <table:table-cell office:value-type="float" office:value="0.00089988" calcext:value-type="float">
            <text:p>0,00089988</text:p>
          </table:table-cell>
          <table:table-cell office:value-type="float" office:value="0.00127671" calcext:value-type="float">
            <text:p>0,00127671</text:p>
          </table:table-cell>
          <table:table-cell office:value-type="float" office:value="0.00330211" calcext:value-type="float">
            <text:p>0,00330211</text:p>
          </table:table-cell>
          <table:table-cell office:value-type="float" office:value="0.00863619" calcext:value-type="float">
            <text:p>0,00863619</text:p>
          </table:table-cell>
          <table:table-cell office:value-type="float" office:value="0.0280838" calcext:value-type="float">
            <text:p>0,0280838</text:p>
          </table:table-cell>
          <table:table-cell office:value-type="float" office:value="0.13107" calcext:value-type="float">
            <text:p>0,13107</text:p>
          </table:table-cell>
          <table:table-cell office:value-type="float" office:value="0.604699" calcext:value-type="float">
            <text:p>0,604699</text:p>
          </table:table-cell>
          <table:table-cell office:value-type="float" office:value="4.81274" calcext:value-type="float">
            <text:p>4,81274</text:p>
          </table:table-cell>
          <table:table-cell office:value-type="float" office:value="25.3932" calcext:value-type="float">
            <text:p>25,39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35827" calcext:value-type="float">
            <text:p>0,000635827</text:p>
          </table:table-cell>
          <table:table-cell office:value-type="float" office:value="0.000898256" calcext:value-type="float">
            <text:p>0,000898256</text:p>
          </table:table-cell>
          <table:table-cell office:value-type="float" office:value="0.00136584" calcext:value-type="float">
            <text:p>0,00136584</text:p>
          </table:table-cell>
          <table:table-cell office:value-type="float" office:value="0.00322483" calcext:value-type="float">
            <text:p>0,00322483</text:p>
          </table:table-cell>
          <table:table-cell office:value-type="float" office:value="0.0101767" calcext:value-type="float">
            <text:p>0,0101767</text:p>
          </table:table-cell>
          <table:table-cell office:value-type="float" office:value="0.0314579" calcext:value-type="float">
            <text:p>0,0314579</text:p>
          </table:table-cell>
          <table:table-cell office:value-type="float" office:value="0.125794" calcext:value-type="float">
            <text:p>0,125794</text:p>
          </table:table-cell>
          <table:table-cell office:value-type="float" office:value="0.597674" calcext:value-type="float">
            <text:p>0,597674</text:p>
          </table:table-cell>
          <table:table-cell office:value-type="float" office:value="4.64594" calcext:value-type="float">
            <text:p>4,64594</text:p>
          </table:table-cell>
          <table:table-cell office:value-type="float" office:value="25.9371" calcext:value-type="float">
            <text:p>25,93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555969" calcext:value-type="float">
            <text:p>0,000555969</text:p>
          </table:table-cell>
          <table:table-cell office:value-type="float" office:value="0.000898157" calcext:value-type="float">
            <text:p>0,000898157</text:p>
          </table:table-cell>
          <table:table-cell office:value-type="float" office:value="0.00141036" calcext:value-type="float">
            <text:p>0,00141036</text:p>
          </table:table-cell>
          <table:table-cell office:value-type="float" office:value="0.00295635" calcext:value-type="float">
            <text:p>0,00295635</text:p>
          </table:table-cell>
          <table:table-cell office:value-type="float" office:value="0.00681315" calcext:value-type="float">
            <text:p>0,00681315</text:p>
          </table:table-cell>
          <table:table-cell office:value-type="float" office:value="0.0280497" calcext:value-type="float">
            <text:p>0,0280497</text:p>
          </table:table-cell>
          <table:table-cell office:value-type="float" office:value="0.126665" calcext:value-type="float">
            <text:p>0,126665</text:p>
          </table:table-cell>
          <table:table-cell office:value-type="float" office:value="0.610728" calcext:value-type="float">
            <text:p>0,610728</text:p>
          </table:table-cell>
          <table:table-cell office:value-type="float" office:value="4.69838" calcext:value-type="float">
            <text:p>4,69838</text:p>
          </table:table-cell>
          <table:table-cell office:value-type="float" office:value="25.4534" calcext:value-type="float">
            <text:p>25,45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563479" calcext:value-type="float">
            <text:p>0,000563479</text:p>
          </table:table-cell>
          <table:table-cell office:value-type="float" office:value="0.000908644" calcext:value-type="float">
            <text:p>0,000908644</text:p>
          </table:table-cell>
          <table:table-cell office:value-type="float" office:value="0.00149554" calcext:value-type="float">
            <text:p>0,00149554</text:p>
          </table:table-cell>
          <table:table-cell office:value-type="float" office:value="0.00336224" calcext:value-type="float">
            <text:p>0,00336224</text:p>
          </table:table-cell>
          <table:table-cell office:value-type="float" office:value="0.0070657" calcext:value-type="float">
            <text:p>0,0070657</text:p>
          </table:table-cell>
          <table:table-cell office:value-type="float" office:value="0.0270679" calcext:value-type="float">
            <text:p>0,0270679</text:p>
          </table:table-cell>
          <table:table-cell office:value-type="float" office:value="0.126358" calcext:value-type="float">
            <text:p>0,126358</text:p>
          </table:table-cell>
          <table:table-cell office:value-type="float" office:value="0.604541" calcext:value-type="float">
            <text:p>0,604541</text:p>
          </table:table-cell>
          <table:table-cell office:value-type="float" office:value="4.33351" calcext:value-type="float">
            <text:p>4,33351</text:p>
          </table:table-cell>
          <table:table-cell office:value-type="float" office:value="28.9699" calcext:value-type="float">
            <text:p>28,969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651412" calcext:value-type="float">
            <text:p>0,000651412</text:p>
          </table:table-cell>
          <table:table-cell office:value-type="float" office:value="0.000889855" calcext:value-type="float">
            <text:p>0,000889855</text:p>
          </table:table-cell>
          <table:table-cell office:value-type="float" office:value="0.00224235" calcext:value-type="float">
            <text:p>0,00224235</text:p>
          </table:table-cell>
          <table:table-cell office:value-type="float" office:value="0.00236896" calcext:value-type="float">
            <text:p>0,00236896</text:p>
          </table:table-cell>
          <table:table-cell office:value-type="float" office:value="0.00854294" calcext:value-type="float">
            <text:p>0,00854294</text:p>
          </table:table-cell>
          <table:table-cell office:value-type="float" office:value="0.0294125" calcext:value-type="float">
            <text:p>0,0294125</text:p>
          </table:table-cell>
          <table:table-cell office:value-type="float" office:value="0.130595" calcext:value-type="float">
            <text:p>0,130595</text:p>
          </table:table-cell>
          <table:table-cell office:value-type="float" office:value="0.612643" calcext:value-type="float">
            <text:p>0,612643</text:p>
          </table:table-cell>
          <table:table-cell office:value-type="float" office:value="4.54373" calcext:value-type="float">
            <text:p>4,54373</text:p>
          </table:table-cell>
          <table:table-cell office:value-type="float" office:value="26.7169" calcext:value-type="float">
            <text:p>26,71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98814" calcext:value-type="float">
            <text:p>0,00098814</text:p>
          </table:table-cell>
          <table:table-cell office:value-type="float" office:value="0.000913741" calcext:value-type="float">
            <text:p>0,000913741</text:p>
          </table:table-cell>
          <table:table-cell office:value-type="float" office:value="0.00231134" calcext:value-type="float">
            <text:p>0,00231134</text:p>
          </table:table-cell>
          <table:table-cell office:value-type="float" office:value="0.00576469" calcext:value-type="float">
            <text:p>0,00576469</text:p>
          </table:table-cell>
          <table:table-cell office:value-type="float" office:value="0.00923438" calcext:value-type="float">
            <text:p>0,00923438</text:p>
          </table:table-cell>
          <table:table-cell office:value-type="float" office:value="0.028122" calcext:value-type="float">
            <text:p>0,028122</text:p>
          </table:table-cell>
          <table:table-cell office:value-type="float" office:value="0.132971" calcext:value-type="float">
            <text:p>0,132971</text:p>
          </table:table-cell>
          <table:table-cell office:value-type="float" office:value="0.601042" calcext:value-type="float">
            <text:p>0,601042</text:p>
          </table:table-cell>
          <table:table-cell office:value-type="float" office:value="4.83051" calcext:value-type="float">
            <text:p>4,83051</text:p>
          </table:table-cell>
          <table:table-cell office:value-type="float" office:value="26.7066" calcext:value-type="float">
            <text:p>26,70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767708" calcext:value-type="float">
            <text:p>0,000767708</text:p>
          </table:table-cell>
          <table:table-cell office:value-type="float" office:value="0.00089814" calcext:value-type="float">
            <text:p>0,00089814</text:p>
          </table:table-cell>
          <table:table-cell office:value-type="float" office:value="0.00178019" calcext:value-type="float">
            <text:p>0,00178019</text:p>
          </table:table-cell>
          <table:table-cell office:value-type="float" office:value="0.0718598" calcext:value-type="float">
            <text:p>0,0718598</text:p>
          </table:table-cell>
          <table:table-cell office:value-type="float" office:value="0.00721016" calcext:value-type="float">
            <text:p>0,00721016</text:p>
          </table:table-cell>
          <table:table-cell office:value-type="float" office:value="0.0298105" calcext:value-type="float">
            <text:p>0,0298105</text:p>
          </table:table-cell>
          <table:table-cell office:value-type="float" office:value="0.126479" calcext:value-type="float">
            <text:p>0,126479</text:p>
          </table:table-cell>
          <table:table-cell office:value-type="float" office:value="0.608993" calcext:value-type="float">
            <text:p>0,608993</text:p>
          </table:table-cell>
          <table:table-cell office:value-type="float" office:value="4.20039" calcext:value-type="float">
            <text:p>4,20039</text:p>
          </table:table-cell>
          <table:table-cell office:value-type="float" office:value="27.5391" calcext:value-type="float">
            <text:p>27,53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107902" calcext:value-type="float">
            <text:p>0,00107902</text:p>
          </table:table-cell>
          <table:table-cell office:value-type="float" office:value="0.00136701" calcext:value-type="float">
            <text:p>0,00136701</text:p>
          </table:table-cell>
          <table:table-cell office:value-type="float" office:value="0.00183088" calcext:value-type="float">
            <text:p>0,00183088</text:p>
          </table:table-cell>
          <table:table-cell office:value-type="float" office:value="0.0281842" calcext:value-type="float">
            <text:p>0,0281842</text:p>
          </table:table-cell>
          <table:table-cell office:value-type="float" office:value="0.00765923" calcext:value-type="float">
            <text:p>0,00765923</text:p>
          </table:table-cell>
          <table:table-cell office:value-type="float" office:value="0.0284461" calcext:value-type="float">
            <text:p>0,0284461</text:p>
          </table:table-cell>
          <table:table-cell office:value-type="float" office:value="0.147314" calcext:value-type="float">
            <text:p>0,147314</text:p>
          </table:table-cell>
          <table:table-cell office:value-type="float" office:value="0.61761" calcext:value-type="float">
            <text:p>0,61761</text:p>
          </table:table-cell>
          <table:table-cell office:value-type="float" office:value="4.33777" calcext:value-type="float">
            <text:p>4,33777</text:p>
          </table:table-cell>
          <table:table-cell office:value-type="float" office:value="26.4398" calcext:value-type="float">
            <text:p>26,43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70939" calcext:value-type="float">
            <text:p>0,00070939</text:p>
          </table:table-cell>
          <table:table-cell office:value-type="float" office:value="0.0015889" calcext:value-type="float">
            <text:p>0,0015889</text:p>
          </table:table-cell>
          <table:table-cell office:value-type="float" office:value="0.00172413" calcext:value-type="float">
            <text:p>0,00172413</text:p>
          </table:table-cell>
          <table:table-cell office:value-type="float" office:value="0.0240358" calcext:value-type="float">
            <text:p>0,0240358</text:p>
          </table:table-cell>
          <table:table-cell office:value-type="float" office:value="0.00734159" calcext:value-type="float">
            <text:p>0,00734159</text:p>
          </table:table-cell>
          <table:table-cell office:value-type="float" office:value="0.0285709" calcext:value-type="float">
            <text:p>0,0285709</text:p>
          </table:table-cell>
          <table:table-cell office:value-type="float" office:value="0.127122" calcext:value-type="float">
            <text:p>0,127122</text:p>
          </table:table-cell>
          <table:table-cell office:value-type="float" office:value="0.65372" calcext:value-type="float">
            <text:p>0,65372</text:p>
          </table:table-cell>
          <table:table-cell office:value-type="float" office:value="4.63223" calcext:value-type="float">
            <text:p>4,63223</text:p>
          </table:table-cell>
          <table:table-cell office:value-type="float" office:value="27.1823" calcext:value-type="float">
            <text:p>27,18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21033" calcext:value-type="float">
            <text:p>0,00121033</text:p>
          </table:table-cell>
          <table:table-cell office:value-type="float" office:value="0.000906853" calcext:value-type="float">
            <text:p>0,000906853</text:p>
          </table:table-cell>
          <table:table-cell office:value-type="float" office:value="0.00163135" calcext:value-type="float">
            <text:p>0,00163135</text:p>
          </table:table-cell>
          <table:table-cell office:value-type="float" office:value="0.0231064" calcext:value-type="float">
            <text:p>0,0231064</text:p>
          </table:table-cell>
          <table:table-cell office:value-type="float" office:value="0.00833252" calcext:value-type="float">
            <text:p>0,00833252</text:p>
          </table:table-cell>
          <table:table-cell office:value-type="float" office:value="0.0293075" calcext:value-type="float">
            <text:p>0,0293075</text:p>
          </table:table-cell>
          <table:table-cell office:value-type="float" office:value="0.129335" calcext:value-type="float">
            <text:p>0,129335</text:p>
          </table:table-cell>
          <table:table-cell office:value-type="float" office:value="0.637119" calcext:value-type="float">
            <text:p>0,637119</text:p>
          </table:table-cell>
          <table:table-cell office:value-type="float" office:value="4.46497" calcext:value-type="float">
            <text:p>4,46497</text:p>
          </table:table-cell>
          <table:table-cell office:value-type="float" office:value="27.3579" calcext:value-type="float">
            <text:p>27,35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374085" calcext:value-type="float">
            <text:p>0,0374085</text:p>
          </table:table-cell>
          <table:table-cell office:value-type="float" office:value="0.000920686" calcext:value-type="float">
            <text:p>0,000920686</text:p>
          </table:table-cell>
          <table:table-cell office:value-type="float" office:value="0.00168629" calcext:value-type="float">
            <text:p>0,00168629</text:p>
          </table:table-cell>
          <table:table-cell office:value-type="float" office:value="0.00265179" calcext:value-type="float">
            <text:p>0,00265179</text:p>
          </table:table-cell>
          <table:table-cell office:value-type="float" office:value="0.00740899" calcext:value-type="float">
            <text:p>0,00740899</text:p>
          </table:table-cell>
          <table:table-cell office:value-type="float" office:value="0.0275117" calcext:value-type="float">
            <text:p>0,0275117</text:p>
          </table:table-cell>
          <table:table-cell office:value-type="float" office:value="0.128255" calcext:value-type="float">
            <text:p>0,128255</text:p>
          </table:table-cell>
          <table:table-cell office:value-type="float" office:value="0.687906" calcext:value-type="float">
            <text:p>0,687906</text:p>
          </table:table-cell>
          <table:table-cell office:value-type="float" office:value="4.49322" calcext:value-type="float">
            <text:p>4,49322</text:p>
          </table:table-cell>
          <table:table-cell office:value-type="float" office:value="26.8476" calcext:value-type="float">
            <text:p>26,847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276226" calcext:value-type="float">
            <text:p>0,0276226</text:p>
          </table:table-cell>
          <table:table-cell office:value-type="float" office:value="0.00117064" calcext:value-type="float">
            <text:p>0,00117064</text:p>
          </table:table-cell>
          <table:table-cell office:value-type="float" office:value="0.00162459" calcext:value-type="float">
            <text:p>0,00162459</text:p>
          </table:table-cell>
          <table:table-cell office:value-type="float" office:value="0.00404594" calcext:value-type="float">
            <text:p>0,00404594</text:p>
          </table:table-cell>
          <table:table-cell office:value-type="float" office:value="0.00780921" calcext:value-type="float">
            <text:p>0,00780921</text:p>
          </table:table-cell>
          <table:table-cell office:value-type="float" office:value="0.0325556" calcext:value-type="float">
            <text:p>0,0325556</text:p>
          </table:table-cell>
          <table:table-cell office:value-type="float" office:value="0.132214" calcext:value-type="float">
            <text:p>0,132214</text:p>
          </table:table-cell>
          <table:table-cell office:value-type="float" office:value="0.691443" calcext:value-type="float">
            <text:p>0,691443</text:p>
          </table:table-cell>
          <table:table-cell office:value-type="float" office:value="4.77732" calcext:value-type="float">
            <text:p>4,77732</text:p>
          </table:table-cell>
          <table:table-cell office:value-type="float" office:value="27.5598" calcext:value-type="float">
            <text:p>27,55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147636" calcext:value-type="float">
            <text:p>0,00147636</text:p>
          </table:table-cell>
          <table:table-cell office:value-type="float" office:value="0.00226735" calcext:value-type="float">
            <text:p>0,00226735</text:p>
          </table:table-cell>
          <table:table-cell office:value-type="float" office:value="0.00235168" calcext:value-type="float">
            <text:p>0,00235168</text:p>
          </table:table-cell>
          <table:table-cell office:value-type="float" office:value="0.00497193" calcext:value-type="float">
            <text:p>0,00497193</text:p>
          </table:table-cell>
          <table:table-cell office:value-type="float" office:value="0.00830787" calcext:value-type="float">
            <text:p>0,00830787</text:p>
          </table:table-cell>
          <table:table-cell office:value-type="float" office:value="0.0346623" calcext:value-type="float">
            <text:p>0,0346623</text:p>
          </table:table-cell>
          <table:table-cell office:value-type="float" office:value="0.129269" calcext:value-type="float">
            <text:p>0,129269</text:p>
          </table:table-cell>
          <table:table-cell office:value-type="float" office:value="0.687442" calcext:value-type="float">
            <text:p>0,687442</text:p>
          </table:table-cell>
          <table:table-cell office:value-type="float" office:value="4.22073" calcext:value-type="float">
            <text:p>4,22073</text:p>
          </table:table-cell>
          <table:table-cell office:value-type="float" office:value="27.5428" calcext:value-type="float">
            <text:p>27,542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280359" calcext:value-type="float">
            <text:p>0,00280359</text:p>
          </table:table-cell>
          <table:table-cell office:value-type="float" office:value="0.00092218" calcext:value-type="float">
            <text:p>0,00092218</text:p>
          </table:table-cell>
          <table:table-cell office:value-type="float" office:value="0.00449273" calcext:value-type="float">
            <text:p>0,00449273</text:p>
          </table:table-cell>
          <table:table-cell office:value-type="float" office:value="0.00268502" calcext:value-type="float">
            <text:p>0,00268502</text:p>
          </table:table-cell>
          <table:table-cell office:value-type="float" office:value="0.00803531" calcext:value-type="float">
            <text:p>0,00803531</text:p>
          </table:table-cell>
          <table:table-cell office:value-type="float" office:value="0.0291609" calcext:value-type="float">
            <text:p>0,0291609</text:p>
          </table:table-cell>
          <table:table-cell office:value-type="float" office:value="0.127879" calcext:value-type="float">
            <text:p>0,127879</text:p>
          </table:table-cell>
          <table:table-cell office:value-type="float" office:value="0.661023" calcext:value-type="float">
            <text:p>0,661023</text:p>
          </table:table-cell>
          <table:table-cell office:value-type="float" office:value="4.33225" calcext:value-type="float">
            <text:p>4,33225</text:p>
          </table:table-cell>
          <table:table-cell office:value-type="float" office:value="27.3459" calcext:value-type="float">
            <text:p>27,34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481159" calcext:value-type="float">
            <text:p>0,00481159</text:p>
          </table:table-cell>
          <table:table-cell office:value-type="float" office:value="0.000941089" calcext:value-type="float">
            <text:p>0,000941089</text:p>
          </table:table-cell>
          <table:table-cell office:value-type="float" office:value="0.0019422" calcext:value-type="float">
            <text:p>0,0019422</text:p>
          </table:table-cell>
          <table:table-cell office:value-type="float" office:value="0.00276122" calcext:value-type="float">
            <text:p>0,00276122</text:p>
          </table:table-cell>
          <table:table-cell office:value-type="float" office:value="0.00862373" calcext:value-type="float">
            <text:p>0,00862373</text:p>
          </table:table-cell>
          <table:table-cell office:value-type="float" office:value="0.030085" calcext:value-type="float">
            <text:p>0,030085</text:p>
          </table:table-cell>
          <table:table-cell office:value-type="float" office:value="0.13046" calcext:value-type="float">
            <text:p>0,13046</text:p>
          </table:table-cell>
          <table:table-cell office:value-type="float" office:value="0.609219" calcext:value-type="float">
            <text:p>0,609219</text:p>
          </table:table-cell>
          <table:table-cell office:value-type="float" office:value="4.83278" calcext:value-type="float">
            <text:p>4,83278</text:p>
          </table:table-cell>
          <table:table-cell office:value-type="float" office:value="27.3092" calcext:value-type="float">
            <text:p>27,309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6308" calcext:value-type="float">
            <text:p>0,0016308</text:p>
          </table:table-cell>
          <table:table-cell table:style-name="ce11" office:value-type="float" office:value="0.000923501" calcext:value-type="float">
            <text:p>0,000923501</text:p>
          </table:table-cell>
          <table:table-cell table:style-name="ce11" office:value-type="float" office:value="0.00165889" calcext:value-type="float">
            <text:p>0,00165889</text:p>
          </table:table-cell>
          <table:table-cell table:style-name="ce11" office:value-type="float" office:value="0.00269411" calcext:value-type="float">
            <text:p>0,00269411</text:p>
          </table:table-cell>
          <table:table-cell table:style-name="ce11" office:value-type="float" office:value="0.0111702" calcext:value-type="float">
            <text:p>0,0111702</text:p>
          </table:table-cell>
          <table:table-cell table:style-name="ce11" office:value-type="float" office:value="0.0270093" calcext:value-type="float">
            <text:p>0,0270093</text:p>
          </table:table-cell>
          <table:table-cell table:style-name="ce11" office:value-type="float" office:value="0.130488" calcext:value-type="float">
            <text:p>0,130488</text:p>
          </table:table-cell>
          <table:table-cell table:style-name="ce11" office:value-type="float" office:value="0.599904" calcext:value-type="float">
            <text:p>0,599904</text:p>
          </table:table-cell>
          <table:table-cell table:style-name="ce11" office:value-type="float" office:value="4.32846" calcext:value-type="float">
            <text:p>4,32846</text:p>
          </table:table-cell>
          <table:table-cell table:style-name="ce11" office:value-type="float" office:value="26.6217" calcext:value-type="float">
            <text:p>26,621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374085" calcext:value-type="float">
            <text:p>0,0374085</text:p>
          </table:table-cell>
          <table:table-cell table:style-name="ce12" table:formula="of:=MAX([.C3:.C22])" office:value-type="float" office:value="0.00226735" calcext:value-type="float">
            <text:p>0,00226735</text:p>
          </table:table-cell>
          <table:table-cell table:style-name="ce12" table:formula="of:=MAX([.D3:.D22])" office:value-type="float" office:value="0.00449273" calcext:value-type="float">
            <text:p>0,00449273</text:p>
          </table:table-cell>
          <table:table-cell table:style-name="ce12" table:formula="of:=MAX([.E3:.E22])" office:value-type="float" office:value="0.0718598" calcext:value-type="float">
            <text:p>0,0718598</text:p>
          </table:table-cell>
          <table:table-cell table:style-name="ce12" table:formula="of:=MAX([.F3:.F22])" office:value-type="float" office:value="0.0111702" calcext:value-type="float">
            <text:p>0,0111702</text:p>
          </table:table-cell>
          <table:table-cell table:style-name="ce12" table:formula="of:=MAX([.G3:.G22])" office:value-type="float" office:value="0.0354201" calcext:value-type="float">
            <text:p>0,0354201</text:p>
          </table:table-cell>
          <table:table-cell table:style-name="ce12" table:formula="of:=MAX([.H3:.H22])" office:value-type="float" office:value="0.147314" calcext:value-type="float">
            <text:p>0,147314</text:p>
          </table:table-cell>
          <table:table-cell table:style-name="ce12" table:formula="of:=MAX([.I3:.I22])" office:value-type="float" office:value="0.691443" calcext:value-type="float">
            <text:p>0,691443</text:p>
          </table:table-cell>
          <table:table-cell table:style-name="ce12" table:formula="of:=MAX([.J3:.J22])" office:value-type="float" office:value="4.83278" calcext:value-type="float">
            <text:p>4,83278</text:p>
          </table:table-cell>
          <table:table-cell table:style-name="ce12" table:formula="of:=MAX([.K3:.K22])" office:value-type="float" office:value="28.9699" calcext:value-type="float">
            <text:p>28,9699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481381" calcext:value-type="float">
            <text:p>0,000481381</text:p>
          </table:table-cell>
          <table:table-cell table:style-name="ce13" table:formula="of:=MIN([.C3:.C22])" office:value-type="float" office:value="0.000809206" calcext:value-type="float">
            <text:p>0,000809206</text:p>
          </table:table-cell>
          <table:table-cell table:style-name="ce13" table:formula="of:=MIN([.D3:.D22])" office:value-type="float" office:value="0.00127671" calcext:value-type="float">
            <text:p>0,00127671</text:p>
          </table:table-cell>
          <table:table-cell table:style-name="ce13" table:formula="of:=MIN([.E3:.E22])" office:value-type="float" office:value="0.00236896" calcext:value-type="float">
            <text:p>0,00236896</text:p>
          </table:table-cell>
          <table:table-cell table:style-name="ce13" table:formula="of:=MIN([.F3:.F22])" office:value-type="float" office:value="0.00681315" calcext:value-type="float">
            <text:p>0,00681315</text:p>
          </table:table-cell>
          <table:table-cell table:style-name="ce13" table:formula="of:=MIN([.G3:.G22])" office:value-type="float" office:value="0.0270093" calcext:value-type="float">
            <text:p>0,0270093</text:p>
          </table:table-cell>
          <table:table-cell table:style-name="ce13" table:formula="of:=MIN([.H3:.H22])" office:value-type="float" office:value="0.125685" calcext:value-type="float">
            <text:p>0,125685</text:p>
          </table:table-cell>
          <table:table-cell table:style-name="ce13" table:formula="of:=MIN([.I3:.I22])" office:value-type="float" office:value="0.597623" calcext:value-type="float">
            <text:p>0,597623</text:p>
          </table:table-cell>
          <table:table-cell table:style-name="ce13" table:formula="of:=MIN([.J3:.J22])" office:value-type="float" office:value="4.20039" calcext:value-type="float">
            <text:p>4,20039</text:p>
          </table:table-cell>
          <table:table-cell table:style-name="ce13" table:formula="of:=MIN([.K3:.K22])" office:value-type="float" office:value="25.2024" calcext:value-type="float">
            <text:p>25,202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45037541" calcext:value-type="float">
            <text:p>0,0045037541</text:p>
          </table:table-cell>
          <table:table-cell table:style-name="ce14" table:formula="of:=SUM([.C3:.C22]) / 20" office:value-type="float" office:value="0.00104821725" calcext:value-type="float">
            <text:p>0,0010482173</text:p>
          </table:table-cell>
          <table:table-cell table:style-name="ce14" table:formula="of:=SUM([.D3:.D22]) / 20" office:value-type="float" office:value="0.001897996" calcext:value-type="float">
            <text:p>0,001897996</text:p>
          </table:table-cell>
          <table:table-cell table:style-name="ce14" table:formula="of:=SUM([.E3:.E22]) / 20" office:value-type="float" office:value="0.010065051" calcext:value-type="float">
            <text:p>0,010065051</text:p>
          </table:table-cell>
          <table:table-cell table:style-name="ce14" table:formula="of:=SUM([.F3:.F22]) / 20" office:value-type="float" office:value="0.0082156555" calcext:value-type="float">
            <text:p>0,0082156555</text:p>
          </table:table-cell>
          <table:table-cell table:style-name="ce14" table:formula="of:=SUM([.G3:.G22]) / 20" office:value-type="float" office:value="0.02958448" calcext:value-type="float">
            <text:p>0,02958448</text:p>
          </table:table-cell>
          <table:table-cell table:style-name="ce14" table:formula="of:=SUM([.H3:.H22]) / 20" office:value-type="float" office:value="0.12948035" calcext:value-type="float">
            <text:p>0,12948035</text:p>
          </table:table-cell>
          <table:table-cell table:style-name="ce14" table:formula="of:=SUM([.I3:.I22]) / 20" office:value-type="float" office:value="0.624705" calcext:value-type="float">
            <text:p>0,624705</text:p>
          </table:table-cell>
          <table:table-cell table:style-name="ce14" table:formula="of:=SUM([.J3:.J22]) / 20" office:value-type="float" office:value="4.5230675" calcext:value-type="float">
            <text:p>4,5230675</text:p>
          </table:table-cell>
          <table:table-cell table:style-name="ce14" table:formula="of:=SUM([.K3:.K22]) / 20" office:value-type="float" office:value="26.720345" calcext:value-type="float">
            <text:p>26,72034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978084091268857" calcext:value-type="float">
            <text:p>0,0097808409</text:p>
          </table:table-cell>
          <table:table-cell table:style-name="ce15" table:formula="of:=STDEV([.C3:.C22])" office:value-type="float" office:value="0.0003448110352801" calcext:value-type="float">
            <text:p>0,000344811</text:p>
          </table:table-cell>
          <table:table-cell table:style-name="ce15" table:formula="of:=STDEV([.D3:.D22])" office:value-type="float" office:value="0.000699497687264526" calcext:value-type="float">
            <text:p>0,0006994977</text:p>
          </table:table-cell>
          <table:table-cell table:style-name="ce15" table:formula="of:=STDEV([.E3:.E22])" office:value-type="float" office:value="0.0166071174665522" calcext:value-type="float">
            <text:p>0,0166071175</text:p>
          </table:table-cell>
          <table:table-cell table:style-name="ce15" table:formula="of:=STDEV([.F3:.F22])" office:value-type="float" office:value="0.00105097226580401" calcext:value-type="float">
            <text:p>0,0010509723</text:p>
          </table:table-cell>
          <table:table-cell table:style-name="ce15" table:formula="of:=STDEV([.G3:.G22])" office:value-type="float" office:value="0.00231460194477081" calcext:value-type="float">
            <text:p>0,0023146019</text:p>
          </table:table-cell>
          <table:table-cell table:style-name="ce15" table:formula="of:=STDEV([.H3:.H22])" office:value-type="float" office:value="0.00472228955703971" calcext:value-type="float">
            <text:p>0,0047222896</text:p>
          </table:table-cell>
          <table:table-cell table:style-name="ce15" table:formula="of:=STDEV([.I3:.I22])" office:value-type="float" office:value="0.0327532403748489" calcext:value-type="float">
            <text:p>0,0327532404</text:p>
          </table:table-cell>
          <table:table-cell table:style-name="ce15" table:formula="of:=STDEV([.J3:.J22])" office:value-type="float" office:value="0.21531877066035" calcext:value-type="float">
            <text:p>0,2153187707</text:p>
          </table:table-cell>
          <table:table-cell table:style-name="ce15" table:formula="of:=STDEV([.K3:.K22])" office:value-type="float" office:value="0.939856307872309" calcext:value-type="float">
            <text:p>0,9398563079</text:p>
          </table:table-cell>
        </table:table-row>
      </table:table>
      <table:table table:name="5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25762" calcext:value-type="float">
            <text:p>0,000525762</text:p>
          </table:table-cell>
          <table:table-cell office:value-type="float" office:value="0.000968256" calcext:value-type="float">
            <text:p>0,000968256</text:p>
          </table:table-cell>
          <table:table-cell office:value-type="float" office:value="0.00205692" calcext:value-type="float">
            <text:p>0,00205692</text:p>
          </table:table-cell>
          <table:table-cell office:value-type="float" office:value="0.002736" calcext:value-type="float">
            <text:p>0,002736</text:p>
          </table:table-cell>
          <table:table-cell office:value-type="float" office:value="0.00753497" calcext:value-type="float">
            <text:p>0,00753497</text:p>
          </table:table-cell>
          <table:table-cell office:value-type="float" office:value="0.0284103" calcext:value-type="float">
            <text:p>0,0284103</text:p>
          </table:table-cell>
          <table:table-cell office:value-type="float" office:value="0.117003" calcext:value-type="float">
            <text:p>0,117003</text:p>
          </table:table-cell>
          <table:table-cell office:value-type="float" office:value="0.622788" calcext:value-type="float">
            <text:p>0,622788</text:p>
          </table:table-cell>
          <table:table-cell office:value-type="float" office:value="5.10185" calcext:value-type="float">
            <text:p>5,10185</text:p>
          </table:table-cell>
          <table:table-cell office:value-type="float" office:value="16.8341" calcext:value-type="float">
            <text:p>16,83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48133" calcext:value-type="float">
            <text:p>0,000548133</text:p>
          </table:table-cell>
          <table:table-cell office:value-type="float" office:value="0.00093471" calcext:value-type="float">
            <text:p>0,00093471</text:p>
          </table:table-cell>
          <table:table-cell office:value-type="float" office:value="0.00211132" calcext:value-type="float">
            <text:p>0,00211132</text:p>
          </table:table-cell>
          <table:table-cell office:value-type="float" office:value="0.00325675" calcext:value-type="float">
            <text:p>0,00325675</text:p>
          </table:table-cell>
          <table:table-cell office:value-type="float" office:value="0.00835184" calcext:value-type="float">
            <text:p>0,00835184</text:p>
          </table:table-cell>
          <table:table-cell office:value-type="float" office:value="0.0308359" calcext:value-type="float">
            <text:p>0,0308359</text:p>
          </table:table-cell>
          <table:table-cell office:value-type="float" office:value="0.119652" calcext:value-type="float">
            <text:p>0,119652</text:p>
          </table:table-cell>
          <table:table-cell office:value-type="float" office:value="0.630529" calcext:value-type="float">
            <text:p>0,630529</text:p>
          </table:table-cell>
          <table:table-cell office:value-type="float" office:value="5.15931" calcext:value-type="float">
            <text:p>5,15931</text:p>
          </table:table-cell>
          <table:table-cell office:value-type="float" office:value="16.6166" calcext:value-type="float">
            <text:p>16,61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1581" calcext:value-type="float">
            <text:p>0,00051581</text:p>
          </table:table-cell>
          <table:table-cell office:value-type="float" office:value="0.000999957" calcext:value-type="float">
            <text:p>0,000999957</text:p>
          </table:table-cell>
          <table:table-cell office:value-type="float" office:value="0.00552784" calcext:value-type="float">
            <text:p>0,00552784</text:p>
          </table:table-cell>
          <table:table-cell office:value-type="float" office:value="0.00580224" calcext:value-type="float">
            <text:p>0,00580224</text:p>
          </table:table-cell>
          <table:table-cell office:value-type="float" office:value="0.00756532" calcext:value-type="float">
            <text:p>0,00756532</text:p>
          </table:table-cell>
          <table:table-cell office:value-type="float" office:value="0.0288443" calcext:value-type="float">
            <text:p>0,0288443</text:p>
          </table:table-cell>
          <table:table-cell office:value-type="float" office:value="0.11247" calcext:value-type="float">
            <text:p>0,11247</text:p>
          </table:table-cell>
          <table:table-cell office:value-type="float" office:value="0.621157" calcext:value-type="float">
            <text:p>0,621157</text:p>
          </table:table-cell>
          <table:table-cell office:value-type="float" office:value="4.78529" calcext:value-type="float">
            <text:p>4,78529</text:p>
          </table:table-cell>
          <table:table-cell office:value-type="float" office:value="16.5186" calcext:value-type="float">
            <text:p>16,51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22833" calcext:value-type="float">
            <text:p>0,000522833</text:p>
          </table:table-cell>
          <table:table-cell office:value-type="float" office:value="0.00547543" calcext:value-type="float">
            <text:p>0,00547543</text:p>
          </table:table-cell>
          <table:table-cell office:value-type="float" office:value="0.00186257" calcext:value-type="float">
            <text:p>0,00186257</text:p>
          </table:table-cell>
          <table:table-cell office:value-type="float" office:value="0.00340663" calcext:value-type="float">
            <text:p>0,00340663</text:p>
          </table:table-cell>
          <table:table-cell office:value-type="float" office:value="0.00752734" calcext:value-type="float">
            <text:p>0,00752734</text:p>
          </table:table-cell>
          <table:table-cell office:value-type="float" office:value="0.0299884" calcext:value-type="float">
            <text:p>0,0299884</text:p>
          </table:table-cell>
          <table:table-cell office:value-type="float" office:value="0.116593" calcext:value-type="float">
            <text:p>0,116593</text:p>
          </table:table-cell>
          <table:table-cell office:value-type="float" office:value="0.649788" calcext:value-type="float">
            <text:p>0,649788</text:p>
          </table:table-cell>
          <table:table-cell office:value-type="float" office:value="5.13021" calcext:value-type="float">
            <text:p>5,13021</text:p>
          </table:table-cell>
          <table:table-cell office:value-type="float" office:value="17.0213" calcext:value-type="float">
            <text:p>17,02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447432" calcext:value-type="float">
            <text:p>0,00447432</text:p>
          </table:table-cell>
          <table:table-cell office:value-type="float" office:value="0.00112309" calcext:value-type="float">
            <text:p>0,00112309</text:p>
          </table:table-cell>
          <table:table-cell office:value-type="float" office:value="0.00121588" calcext:value-type="float">
            <text:p>0,00121588</text:p>
          </table:table-cell>
          <table:table-cell office:value-type="float" office:value="0.00287964" calcext:value-type="float">
            <text:p>0,00287964</text:p>
          </table:table-cell>
          <table:table-cell office:value-type="float" office:value="0.00859656" calcext:value-type="float">
            <text:p>0,00859656</text:p>
          </table:table-cell>
          <table:table-cell office:value-type="float" office:value="0.0323341" calcext:value-type="float">
            <text:p>0,0323341</text:p>
          </table:table-cell>
          <table:table-cell office:value-type="float" office:value="0.11233" calcext:value-type="float">
            <text:p>0,11233</text:p>
          </table:table-cell>
          <table:table-cell office:value-type="float" office:value="0.659468" calcext:value-type="float">
            <text:p>0,659468</text:p>
          </table:table-cell>
          <table:table-cell office:value-type="float" office:value="5.24691" calcext:value-type="float">
            <text:p>5,24691</text:p>
          </table:table-cell>
          <table:table-cell office:value-type="float" office:value="16.7047" calcext:value-type="float">
            <text:p>16,70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22492" calcext:value-type="float">
            <text:p>0,000622492</text:p>
          </table:table-cell>
          <table:table-cell office:value-type="float" office:value="0.00236296" calcext:value-type="float">
            <text:p>0,00236296</text:p>
          </table:table-cell>
          <table:table-cell office:value-type="float" office:value="0.00128894" calcext:value-type="float">
            <text:p>0,00128894</text:p>
          </table:table-cell>
          <table:table-cell office:value-type="float" office:value="0.00275576" calcext:value-type="float">
            <text:p>0,00275576</text:p>
          </table:table-cell>
          <table:table-cell office:value-type="float" office:value="0.00855817" calcext:value-type="float">
            <text:p>0,00855817</text:p>
          </table:table-cell>
          <table:table-cell office:value-type="float" office:value="0.0451885" calcext:value-type="float">
            <text:p>0,0451885</text:p>
          </table:table-cell>
          <table:table-cell office:value-type="float" office:value="0.115609" calcext:value-type="float">
            <text:p>0,115609</text:p>
          </table:table-cell>
          <table:table-cell office:value-type="float" office:value="0.662781" calcext:value-type="float">
            <text:p>0,662781</text:p>
          </table:table-cell>
          <table:table-cell office:value-type="float" office:value="5.11551" calcext:value-type="float">
            <text:p>5,11551</text:p>
          </table:table-cell>
          <table:table-cell office:value-type="float" office:value="16.9624" calcext:value-type="float">
            <text:p>16,96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588386" calcext:value-type="float">
            <text:p>0,000588386</text:p>
          </table:table-cell>
          <table:table-cell office:value-type="float" office:value="0.00212882" calcext:value-type="float">
            <text:p>0,00212882</text:p>
          </table:table-cell>
          <table:table-cell office:value-type="float" office:value="0.00143488" calcext:value-type="float">
            <text:p>0,00143488</text:p>
          </table:table-cell>
          <table:table-cell office:value-type="float" office:value="0.00284036" calcext:value-type="float">
            <text:p>0,00284036</text:p>
          </table:table-cell>
          <table:table-cell office:value-type="float" office:value="0.00867733" calcext:value-type="float">
            <text:p>0,00867733</text:p>
          </table:table-cell>
          <table:table-cell office:value-type="float" office:value="0.0474655" calcext:value-type="float">
            <text:p>0,0474655</text:p>
          </table:table-cell>
          <table:table-cell office:value-type="float" office:value="0.117037" calcext:value-type="float">
            <text:p>0,117037</text:p>
          </table:table-cell>
          <table:table-cell office:value-type="float" office:value="0.666158" calcext:value-type="float">
            <text:p>0,666158</text:p>
          </table:table-cell>
          <table:table-cell office:value-type="float" office:value="5.14359" calcext:value-type="float">
            <text:p>5,14359</text:p>
          </table:table-cell>
          <table:table-cell office:value-type="float" office:value="16.6473" calcext:value-type="float">
            <text:p>16,64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08528" calcext:value-type="float">
            <text:p>0,000608528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00269046" calcext:value-type="float">
            <text:p>0,00269046</text:p>
          </table:table-cell>
          <table:table-cell office:value-type="float" office:value="0.00270901" calcext:value-type="float">
            <text:p>0,00270901</text:p>
          </table:table-cell>
          <table:table-cell office:value-type="float" office:value="0.00798467" calcext:value-type="float">
            <text:p>0,00798467</text:p>
          </table:table-cell>
          <table:table-cell office:value-type="float" office:value="0.0314105" calcext:value-type="float">
            <text:p>0,0314105</text:p>
          </table:table-cell>
          <table:table-cell office:value-type="float" office:value="0.111987" calcext:value-type="float">
            <text:p>0,111987</text:p>
          </table:table-cell>
          <table:table-cell office:value-type="float" office:value="0.638039" calcext:value-type="float">
            <text:p>0,638039</text:p>
          </table:table-cell>
          <table:table-cell office:value-type="float" office:value="4.73994" calcext:value-type="float">
            <text:p>4,73994</text:p>
          </table:table-cell>
          <table:table-cell office:value-type="float" office:value="16.4616" calcext:value-type="float">
            <text:p>16,46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594766" calcext:value-type="float">
            <text:p>0,000594766</text:p>
          </table:table-cell>
          <table:table-cell office:value-type="float" office:value="0.000803037" calcext:value-type="float">
            <text:p>0,000803037</text:p>
          </table:table-cell>
          <table:table-cell office:value-type="float" office:value="0.00290542" calcext:value-type="float">
            <text:p>0,00290542</text:p>
          </table:table-cell>
          <table:table-cell office:value-type="float" office:value="0.00278312" calcext:value-type="float">
            <text:p>0,00278312</text:p>
          </table:table-cell>
          <table:table-cell office:value-type="float" office:value="0.0075014" calcext:value-type="float">
            <text:p>0,0075014</text:p>
          </table:table-cell>
          <table:table-cell office:value-type="float" office:value="0.0295653" calcext:value-type="float">
            <text:p>0,0295653</text:p>
          </table:table-cell>
          <table:table-cell office:value-type="float" office:value="0.118669" calcext:value-type="float">
            <text:p>0,118669</text:p>
          </table:table-cell>
          <table:table-cell office:value-type="float" office:value="0.637883" calcext:value-type="float">
            <text:p>0,637883</text:p>
          </table:table-cell>
          <table:table-cell office:value-type="float" office:value="5.13464" calcext:value-type="float">
            <text:p>5,13464</text:p>
          </table:table-cell>
          <table:table-cell office:value-type="float" office:value="16.6134" calcext:value-type="float">
            <text:p>16,61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09463" calcext:value-type="float">
            <text:p>0,00109463</text:p>
          </table:table-cell>
          <table:table-cell office:value-type="float" office:value="0.000941939" calcext:value-type="float">
            <text:p>0,000941939</text:p>
          </table:table-cell>
          <table:table-cell office:value-type="float" office:value="0.00410514" calcext:value-type="float">
            <text:p>0,00410514</text:p>
          </table:table-cell>
          <table:table-cell office:value-type="float" office:value="0.00424868" calcext:value-type="float">
            <text:p>0,00424868</text:p>
          </table:table-cell>
          <table:table-cell office:value-type="float" office:value="0.0077428" calcext:value-type="float">
            <text:p>0,0077428</text:p>
          </table:table-cell>
          <table:table-cell office:value-type="float" office:value="0.032402" calcext:value-type="float">
            <text:p>0,032402</text:p>
          </table:table-cell>
          <table:table-cell office:value-type="float" office:value="0.11205" calcext:value-type="float">
            <text:p>0,11205</text:p>
          </table:table-cell>
          <table:table-cell office:value-type="float" office:value="0.613355" calcext:value-type="float">
            <text:p>0,613355</text:p>
          </table:table-cell>
          <table:table-cell office:value-type="float" office:value="5.10081" calcext:value-type="float">
            <text:p>5,10081</text:p>
          </table:table-cell>
          <table:table-cell office:value-type="float" office:value="16.7614" calcext:value-type="float">
            <text:p>16,76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700658" calcext:value-type="float">
            <text:p>0,000700658</text:p>
          </table:table-cell>
          <table:table-cell office:value-type="float" office:value="0.00085685" calcext:value-type="float">
            <text:p>0,00085685</text:p>
          </table:table-cell>
          <table:table-cell office:value-type="float" office:value="0.00123788" calcext:value-type="float">
            <text:p>0,00123788</text:p>
          </table:table-cell>
          <table:table-cell office:value-type="float" office:value="0.004926" calcext:value-type="float">
            <text:p>0,004926</text:p>
          </table:table-cell>
          <table:table-cell office:value-type="float" office:value="0.00804597" calcext:value-type="float">
            <text:p>0,00804597</text:p>
          </table:table-cell>
          <table:table-cell office:value-type="float" office:value="0.0490653" calcext:value-type="float">
            <text:p>0,0490653</text:p>
          </table:table-cell>
          <table:table-cell office:value-type="float" office:value="0.115887" calcext:value-type="float">
            <text:p>0,115887</text:p>
          </table:table-cell>
          <table:table-cell office:value-type="float" office:value="0.627372" calcext:value-type="float">
            <text:p>0,627372</text:p>
          </table:table-cell>
          <table:table-cell office:value-type="float" office:value="4.719" calcext:value-type="float">
            <text:p>4,719</text:p>
          </table:table-cell>
          <table:table-cell office:value-type="float" office:value="16.7016" calcext:value-type="float">
            <text:p>16,70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91302" calcext:value-type="float">
            <text:p>0,000691302</text:p>
          </table:table-cell>
          <table:table-cell office:value-type="float" office:value="0.000852266" calcext:value-type="float">
            <text:p>0,000852266</text:p>
          </table:table-cell>
          <table:table-cell office:value-type="float" office:value="0.00140138" calcext:value-type="float">
            <text:p>0,00140138</text:p>
          </table:table-cell>
          <table:table-cell office:value-type="float" office:value="0.00245723" calcext:value-type="float">
            <text:p>0,00245723</text:p>
          </table:table-cell>
          <table:table-cell office:value-type="float" office:value="0.00827404" calcext:value-type="float">
            <text:p>0,00827404</text:p>
          </table:table-cell>
          <table:table-cell office:value-type="float" office:value="0.0349202" calcext:value-type="float">
            <text:p>0,0349202</text:p>
          </table:table-cell>
          <table:table-cell office:value-type="float" office:value="0.114844" calcext:value-type="float">
            <text:p>0,114844</text:p>
          </table:table-cell>
          <table:table-cell office:value-type="float" office:value="0.629431" calcext:value-type="float">
            <text:p>0,629431</text:p>
          </table:table-cell>
          <table:table-cell office:value-type="float" office:value="5.13992" calcext:value-type="float">
            <text:p>5,13992</text:p>
          </table:table-cell>
          <table:table-cell office:value-type="float" office:value="16.3992" calcext:value-type="float">
            <text:p>16,39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705754" calcext:value-type="float">
            <text:p>0,000705754</text:p>
          </table:table-cell>
          <table:table-cell office:value-type="float" office:value="0.00111049" calcext:value-type="float">
            <text:p>0,00111049</text:p>
          </table:table-cell>
          <table:table-cell office:value-type="float" office:value="0.0027316" calcext:value-type="float">
            <text:p>0,0027316</text:p>
          </table:table-cell>
          <table:table-cell office:value-type="float" office:value="0.00232409" calcext:value-type="float">
            <text:p>0,00232409</text:p>
          </table:table-cell>
          <table:table-cell office:value-type="float" office:value="0.0123756" calcext:value-type="float">
            <text:p>0,0123756</text:p>
          </table:table-cell>
          <table:table-cell office:value-type="float" office:value="0.0439525" calcext:value-type="float">
            <text:p>0,0439525</text:p>
          </table:table-cell>
          <table:table-cell office:value-type="float" office:value="0.117664" calcext:value-type="float">
            <text:p>0,117664</text:p>
          </table:table-cell>
          <table:table-cell office:value-type="float" office:value="0.623371" calcext:value-type="float">
            <text:p>0,623371</text:p>
          </table:table-cell>
          <table:table-cell office:value-type="float" office:value="5.15393" calcext:value-type="float">
            <text:p>5,15393</text:p>
          </table:table-cell>
          <table:table-cell office:value-type="float" office:value="16.7158" calcext:value-type="float">
            <text:p>16,715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770217" calcext:value-type="float">
            <text:p>0,000770217</text:p>
          </table:table-cell>
          <table:table-cell office:value-type="float" office:value="0.00114782" calcext:value-type="float">
            <text:p>0,00114782</text:p>
          </table:table-cell>
          <table:table-cell office:value-type="float" office:value="0.00217032" calcext:value-type="float">
            <text:p>0,00217032</text:p>
          </table:table-cell>
          <table:table-cell office:value-type="float" office:value="0.00233512" calcext:value-type="float">
            <text:p>0,00233512</text:p>
          </table:table-cell>
          <table:table-cell office:value-type="float" office:value="0.00797377" calcext:value-type="float">
            <text:p>0,00797377</text:p>
          </table:table-cell>
          <table:table-cell office:value-type="float" office:value="0.0326702" calcext:value-type="float">
            <text:p>0,0326702</text:p>
          </table:table-cell>
          <table:table-cell office:value-type="float" office:value="0.11413" calcext:value-type="float">
            <text:p>0,11413</text:p>
          </table:table-cell>
          <table:table-cell office:value-type="float" office:value="0.617907" calcext:value-type="float">
            <text:p>0,617907</text:p>
          </table:table-cell>
          <table:table-cell office:value-type="float" office:value="4.75585" calcext:value-type="float">
            <text:p>4,75585</text:p>
          </table:table-cell>
          <table:table-cell office:value-type="float" office:value="16.6856" calcext:value-type="float">
            <text:p>16,685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839011" calcext:value-type="float">
            <text:p>0,000839011</text:p>
          </table:table-cell>
          <table:table-cell office:value-type="float" office:value="0.00111317" calcext:value-type="float">
            <text:p>0,00111317</text:p>
          </table:table-cell>
          <table:table-cell office:value-type="float" office:value="0.00223899" calcext:value-type="float">
            <text:p>0,00223899</text:p>
          </table:table-cell>
          <table:table-cell office:value-type="float" office:value="0.00229077" calcext:value-type="float">
            <text:p>0,00229077</text:p>
          </table:table-cell>
          <table:table-cell office:value-type="float" office:value="0.00797546" calcext:value-type="float">
            <text:p>0,00797546</text:p>
          </table:table-cell>
          <table:table-cell office:value-type="float" office:value="0.0494015" calcext:value-type="float">
            <text:p>0,0494015</text:p>
          </table:table-cell>
          <table:table-cell office:value-type="float" office:value="0.113426" calcext:value-type="float">
            <text:p>0,113426</text:p>
          </table:table-cell>
          <table:table-cell office:value-type="float" office:value="0.611533" calcext:value-type="float">
            <text:p>0,611533</text:p>
          </table:table-cell>
          <table:table-cell office:value-type="float" office:value="5.18903" calcext:value-type="float">
            <text:p>5,18903</text:p>
          </table:table-cell>
          <table:table-cell office:value-type="float" office:value="16.9311" calcext:value-type="float">
            <text:p>16,93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160907" calcext:value-type="float">
            <text:p>0,00160907</text:p>
          </table:table-cell>
          <table:table-cell office:value-type="float" office:value="0.000973055" calcext:value-type="float">
            <text:p>0,000973055</text:p>
          </table:table-cell>
          <table:table-cell office:value-type="float" office:value="0.00209203" calcext:value-type="float">
            <text:p>0,00209203</text:p>
          </table:table-cell>
          <table:table-cell office:value-type="float" office:value="0.00231232" calcext:value-type="float">
            <text:p>0,00231232</text:p>
          </table:table-cell>
          <table:table-cell office:value-type="float" office:value="0.00681328" calcext:value-type="float">
            <text:p>0,00681328</text:p>
          </table:table-cell>
          <table:table-cell office:value-type="float" office:value="0.0398715" calcext:value-type="float">
            <text:p>0,0398715</text:p>
          </table:table-cell>
          <table:table-cell office:value-type="float" office:value="0.114702" calcext:value-type="float">
            <text:p>0,114702</text:p>
          </table:table-cell>
          <table:table-cell office:value-type="float" office:value="0.655519" calcext:value-type="float">
            <text:p>0,655519</text:p>
          </table:table-cell>
          <table:table-cell office:value-type="float" office:value="5.1702" calcext:value-type="float">
            <text:p>5,1702</text:p>
          </table:table-cell>
          <table:table-cell office:value-type="float" office:value="16.9964" calcext:value-type="float">
            <text:p>16,996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15284" calcext:value-type="float">
            <text:p>0,0015284</text:p>
          </table:table-cell>
          <table:table-cell office:value-type="float" office:value="0.000913172" calcext:value-type="float">
            <text:p>0,000913172</text:p>
          </table:table-cell>
          <table:table-cell office:value-type="float" office:value="0.0014378" calcext:value-type="float">
            <text:p>0,0014378</text:p>
          </table:table-cell>
          <table:table-cell office:value-type="float" office:value="0.00510297" calcext:value-type="float">
            <text:p>0,00510297</text:p>
          </table:table-cell>
          <table:table-cell office:value-type="float" office:value="0.00725361" calcext:value-type="float">
            <text:p>0,00725361</text:p>
          </table:table-cell>
          <table:table-cell office:value-type="float" office:value="0.0309394" calcext:value-type="float">
            <text:p>0,0309394</text:p>
          </table:table-cell>
          <table:table-cell office:value-type="float" office:value="0.118037" calcext:value-type="float">
            <text:p>0,118037</text:p>
          </table:table-cell>
          <table:table-cell office:value-type="float" office:value="0.690556" calcext:value-type="float">
            <text:p>0,690556</text:p>
          </table:table-cell>
          <table:table-cell office:value-type="float" office:value="4.71582" calcext:value-type="float">
            <text:p>4,71582</text:p>
          </table:table-cell>
          <table:table-cell office:value-type="float" office:value="17.3193" calcext:value-type="float">
            <text:p>17,31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51762" calcext:value-type="float">
            <text:p>0,000651762</text:p>
          </table:table-cell>
          <table:table-cell office:value-type="float" office:value="0.000914045" calcext:value-type="float">
            <text:p>0,000914045</text:p>
          </table:table-cell>
          <table:table-cell office:value-type="float" office:value="0.0023004" calcext:value-type="float">
            <text:p>0,0023004</text:p>
          </table:table-cell>
          <table:table-cell office:value-type="float" office:value="0.00505218" calcext:value-type="float">
            <text:p>0,00505218</text:p>
          </table:table-cell>
          <table:table-cell office:value-type="float" office:value="0.00918665" calcext:value-type="float">
            <text:p>0,00918665</text:p>
          </table:table-cell>
          <table:table-cell office:value-type="float" office:value="0.0508283" calcext:value-type="float">
            <text:p>0,0508283</text:p>
          </table:table-cell>
          <table:table-cell office:value-type="float" office:value="0.113266" calcext:value-type="float">
            <text:p>0,113266</text:p>
          </table:table-cell>
          <table:table-cell office:value-type="float" office:value="0.635108" calcext:value-type="float">
            <text:p>0,635108</text:p>
          </table:table-cell>
          <table:table-cell office:value-type="float" office:value="5.13244" calcext:value-type="float">
            <text:p>5,13244</text:p>
          </table:table-cell>
          <table:table-cell office:value-type="float" office:value="17.6972" calcext:value-type="float">
            <text:p>17,697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115021" calcext:value-type="float">
            <text:p>0,00115021</text:p>
          </table:table-cell>
          <table:table-cell office:value-type="float" office:value="0.00117017" calcext:value-type="float">
            <text:p>0,00117017</text:p>
          </table:table-cell>
          <table:table-cell office:value-type="float" office:value="0.00185702" calcext:value-type="float">
            <text:p>0,00185702</text:p>
          </table:table-cell>
          <table:table-cell office:value-type="float" office:value="0.00290169" calcext:value-type="float">
            <text:p>0,00290169</text:p>
          </table:table-cell>
          <table:table-cell office:value-type="float" office:value="0.00756905" calcext:value-type="float">
            <text:p>0,00756905</text:p>
          </table:table-cell>
          <table:table-cell office:value-type="float" office:value="0.0356089" calcext:value-type="float">
            <text:p>0,0356089</text:p>
          </table:table-cell>
          <table:table-cell office:value-type="float" office:value="0.117453" calcext:value-type="float">
            <text:p>0,117453</text:p>
          </table:table-cell>
          <table:table-cell office:value-type="float" office:value="0.632407" calcext:value-type="float">
            <text:p>0,632407</text:p>
          </table:table-cell>
          <table:table-cell office:value-type="float" office:value="5.13893" calcext:value-type="float">
            <text:p>5,13893</text:p>
          </table:table-cell>
          <table:table-cell office:value-type="float" office:value="16.9819" calcext:value-type="float">
            <text:p>16,9819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626997" calcext:value-type="float">
            <text:p>0,000626997</text:p>
          </table:table-cell>
          <table:table-cell table:style-name="ce11" office:value-type="float" office:value="0.00215832" calcext:value-type="float">
            <text:p>0,00215832</text:p>
          </table:table-cell>
          <table:table-cell table:style-name="ce11" office:value-type="float" office:value="0.00177848" calcext:value-type="float">
            <text:p>0,00177848</text:p>
          </table:table-cell>
          <table:table-cell table:style-name="ce11" office:value-type="float" office:value="0.00278158" calcext:value-type="float">
            <text:p>0,00278158</text:p>
          </table:table-cell>
          <table:table-cell table:style-name="ce11" office:value-type="float" office:value="0.00725999" calcext:value-type="float">
            <text:p>0,00725999</text:p>
          </table:table-cell>
          <table:table-cell table:style-name="ce11" office:value-type="float" office:value="0.0331396" calcext:value-type="float">
            <text:p>0,0331396</text:p>
          </table:table-cell>
          <table:table-cell table:style-name="ce11" office:value-type="float" office:value="0.113322" calcext:value-type="float">
            <text:p>0,113322</text:p>
          </table:table-cell>
          <table:table-cell table:style-name="ce11" office:value-type="float" office:value="0.631887" calcext:value-type="float">
            <text:p>0,631887</text:p>
          </table:table-cell>
          <table:table-cell table:style-name="ce11" office:value-type="float" office:value="4.71544" calcext:value-type="float">
            <text:p>4,71544</text:p>
          </table:table-cell>
          <table:table-cell table:style-name="ce11" office:value-type="float" office:value="18.0554" calcext:value-type="float">
            <text:p>18,0554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447432" calcext:value-type="float">
            <text:p>0,00447432</text:p>
          </table:table-cell>
          <table:table-cell table:style-name="ce12" table:formula="of:=MAX([.C3:.C22])" office:value-type="float" office:value="0.00547543" calcext:value-type="float">
            <text:p>0,00547543</text:p>
          </table:table-cell>
          <table:table-cell table:style-name="ce12" table:formula="of:=MAX([.D3:.D22])" office:value-type="float" office:value="0.00552784" calcext:value-type="float">
            <text:p>0,00552784</text:p>
          </table:table-cell>
          <table:table-cell table:style-name="ce12" table:formula="of:=MAX([.E3:.E22])" office:value-type="float" office:value="0.00580224" calcext:value-type="float">
            <text:p>0,00580224</text:p>
          </table:table-cell>
          <table:table-cell table:style-name="ce12" table:formula="of:=MAX([.F3:.F22])" office:value-type="float" office:value="0.0123756" calcext:value-type="float">
            <text:p>0,0123756</text:p>
          </table:table-cell>
          <table:table-cell table:style-name="ce12" table:formula="of:=MAX([.G3:.G22])" office:value-type="float" office:value="0.0508283" calcext:value-type="float">
            <text:p>0,0508283</text:p>
          </table:table-cell>
          <table:table-cell table:style-name="ce12" table:formula="of:=MAX([.H3:.H22])" office:value-type="float" office:value="0.119652" calcext:value-type="float">
            <text:p>0,119652</text:p>
          </table:table-cell>
          <table:table-cell table:style-name="ce12" table:formula="of:=MAX([.I3:.I22])" office:value-type="float" office:value="0.690556" calcext:value-type="float">
            <text:p>0,690556</text:p>
          </table:table-cell>
          <table:table-cell table:style-name="ce12" table:formula="of:=MAX([.J3:.J22])" office:value-type="float" office:value="5.24691" calcext:value-type="float">
            <text:p>5,24691</text:p>
          </table:table-cell>
          <table:table-cell table:style-name="ce12" table:formula="of:=MAX([.K3:.K22])" office:value-type="float" office:value="18.0554" calcext:value-type="float">
            <text:p>18,0554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1581" calcext:value-type="float">
            <text:p>0,00051581</text:p>
          </table:table-cell>
          <table:table-cell table:style-name="ce13" table:formula="of:=MIN([.C3:.C22])" office:value-type="float" office:value="0.000803037" calcext:value-type="float">
            <text:p>0,000803037</text:p>
          </table:table-cell>
          <table:table-cell table:style-name="ce13" table:formula="of:=MIN([.D3:.D22])" office:value-type="float" office:value="0.00121588" calcext:value-type="float">
            <text:p>0,00121588</text:p>
          </table:table-cell>
          <table:table-cell table:style-name="ce13" table:formula="of:=MIN([.E3:.E22])" office:value-type="float" office:value="0.00229077" calcext:value-type="float">
            <text:p>0,00229077</text:p>
          </table:table-cell>
          <table:table-cell table:style-name="ce13" table:formula="of:=MIN([.F3:.F22])" office:value-type="float" office:value="0.00681328" calcext:value-type="float">
            <text:p>0,00681328</text:p>
          </table:table-cell>
          <table:table-cell table:style-name="ce13" table:formula="of:=MIN([.G3:.G22])" office:value-type="float" office:value="0.0284103" calcext:value-type="float">
            <text:p>0,0284103</text:p>
          </table:table-cell>
          <table:table-cell table:style-name="ce13" table:formula="of:=MIN([.H3:.H22])" office:value-type="float" office:value="0.111987" calcext:value-type="float">
            <text:p>0,111987</text:p>
          </table:table-cell>
          <table:table-cell table:style-name="ce13" table:formula="of:=MIN([.I3:.I22])" office:value-type="float" office:value="0.611533" calcext:value-type="float">
            <text:p>0,611533</text:p>
          </table:table-cell>
          <table:table-cell table:style-name="ce13" table:formula="of:=MIN([.J3:.J22])" office:value-type="float" office:value="4.71544" calcext:value-type="float">
            <text:p>4,71544</text:p>
          </table:table-cell>
          <table:table-cell table:style-name="ce13" table:formula="of:=MIN([.K3:.K22])" office:value-type="float" office:value="16.3992" calcext:value-type="float">
            <text:p>16,399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96845205" calcext:value-type="float">
            <text:p>0,0009684521</text:p>
          </table:table-cell>
          <table:table-cell table:style-name="ce14" table:formula="of:=SUM([.C3:.C22]) / 20" office:value-type="float" office:value="0.00139752285" calcext:value-type="float">
            <text:p>0,0013975229</text:p>
          </table:table-cell>
          <table:table-cell table:style-name="ce14" table:formula="of:=SUM([.D3:.D22]) / 20" office:value-type="float" office:value="0.0022222635" calcext:value-type="float">
            <text:p>0,0022222635</text:p>
          </table:table-cell>
          <table:table-cell table:style-name="ce14" table:formula="of:=SUM([.E3:.E22]) / 20" office:value-type="float" office:value="0.003295107" calcext:value-type="float">
            <text:p>0,003295107</text:p>
          </table:table-cell>
          <table:table-cell table:style-name="ce14" table:formula="of:=SUM([.F3:.F22]) / 20" office:value-type="float" office:value="0.008138391" calcext:value-type="float">
            <text:p>0,008138391</text:p>
          </table:table-cell>
          <table:table-cell table:style-name="ce14" table:formula="of:=SUM([.G3:.G22]) / 20" office:value-type="float" office:value="0.03684211" calcext:value-type="float">
            <text:p>0,03684211</text:p>
          </table:table-cell>
          <table:table-cell table:style-name="ce14" table:formula="of:=SUM([.H3:.H22]) / 20" office:value-type="float" office:value="0.11530655" calcext:value-type="float">
            <text:p>0,11530655</text:p>
          </table:table-cell>
          <table:table-cell table:style-name="ce14" table:formula="of:=SUM([.I3:.I22]) / 20" office:value-type="float" office:value="0.63785185" calcext:value-type="float">
            <text:p>0,63785185</text:p>
          </table:table-cell>
          <table:table-cell table:style-name="ce14" table:formula="of:=SUM([.J3:.J22]) / 20" office:value-type="float" office:value="5.024431" calcext:value-type="float">
            <text:p>5,024431</text:p>
          </table:table-cell>
          <table:table-cell table:style-name="ce14" table:formula="of:=SUM([.K3:.K22]) / 20" office:value-type="float" office:value="16.881245" calcext:value-type="float">
            <text:p>16,88124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84483232853629" calcext:value-type="float">
            <text:p>0,0008844832</text:p>
          </table:table-cell>
          <table:table-cell table:style-name="ce15" table:formula="of:=STDEV([.C3:.C22])" office:value-type="float" office:value="0.00106472075382091" calcext:value-type="float">
            <text:p>0,0010647208</text:p>
          </table:table-cell>
          <table:table-cell table:style-name="ce15" table:formula="of:=STDEV([.D3:.D22])" office:value-type="float" office:value="0.00104390280208091" calcext:value-type="float">
            <text:p>0,0010439028</text:p>
          </table:table-cell>
          <table:table-cell table:style-name="ce15" table:formula="of:=STDEV([.E3:.E22])" office:value-type="float" office:value="0.00109478411518147" calcext:value-type="float">
            <text:p>0,0010947841</text:p>
          </table:table-cell>
          <table:table-cell table:style-name="ce15" table:formula="of:=STDEV([.F3:.F22])" office:value-type="float" office:value="0.00115032740121603" calcext:value-type="float">
            <text:p>0,0011503274</text:p>
          </table:table-cell>
          <table:table-cell table:style-name="ce15" table:formula="of:=STDEV([.G3:.G22])" office:value-type="float" office:value="0.00780276928605951" calcext:value-type="float">
            <text:p>0,0078027693</text:p>
          </table:table-cell>
          <table:table-cell table:style-name="ce15" table:formula="of:=STDEV([.H3:.H22])" office:value-type="float" office:value="0.00238302972738045" calcext:value-type="float">
            <text:p>0,0023830297</text:p>
          </table:table-cell>
          <table:table-cell table:style-name="ce15" table:formula="of:=STDEV([.I3:.I22])" office:value-type="float" office:value="0.0203073044889738" calcext:value-type="float">
            <text:p>0,0203073045</text:p>
          </table:table-cell>
          <table:table-cell table:style-name="ce15" table:formula="of:=STDEV([.J3:.J22])" office:value-type="float" office:value="0.195048557568298" calcext:value-type="float">
            <text:p>0,1950485576</text:p>
          </table:table-cell>
          <table:table-cell table:style-name="ce15" table:formula="of:=STDEV([.K3:.K22])" office:value-type="float" office:value="0.40849903108176" calcext:value-type="float">
            <text:p>0,4084990311</text:p>
          </table:table-cell>
        </table:table-row>
      </table:table>
      <table:table table:name="6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59087" calcext:value-type="float">
            <text:p>0,000559087</text:p>
          </table:table-cell>
          <table:table-cell office:value-type="float" office:value="0.000954194" calcext:value-type="float">
            <text:p>0,000954194</text:p>
          </table:table-cell>
          <table:table-cell office:value-type="float" office:value="0.00399581" calcext:value-type="float">
            <text:p>0,00399581</text:p>
          </table:table-cell>
          <table:table-cell office:value-type="float" office:value="0.00284952" calcext:value-type="float">
            <text:p>0,00284952</text:p>
          </table:table-cell>
          <table:table-cell office:value-type="float" office:value="0.0147213" calcext:value-type="float">
            <text:p>0,0147213</text:p>
          </table:table-cell>
          <table:table-cell office:value-type="float" office:value="0.0394519" calcext:value-type="float">
            <text:p>0,0394519</text:p>
          </table:table-cell>
          <table:table-cell office:value-type="float" office:value="0.121639" calcext:value-type="float">
            <text:p>0,121639</text:p>
          </table:table-cell>
          <table:table-cell office:value-type="float" office:value="0.699175" calcext:value-type="float">
            <text:p>0,699175</text:p>
          </table:table-cell>
          <table:table-cell office:value-type="float" office:value="2.43347" calcext:value-type="float">
            <text:p>2,43347</text:p>
          </table:table-cell>
          <table:table-cell office:value-type="float" office:value="23.869" calcext:value-type="float">
            <text:p>23,8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36933" calcext:value-type="float">
            <text:p>0,000536933</text:p>
          </table:table-cell>
          <table:table-cell office:value-type="float" office:value="0.000988898" calcext:value-type="float">
            <text:p>0,000988898</text:p>
          </table:table-cell>
          <table:table-cell office:value-type="float" office:value="0.0022562" calcext:value-type="float">
            <text:p>0,0022562</text:p>
          </table:table-cell>
          <table:table-cell office:value-type="float" office:value="0.00236018" calcext:value-type="float">
            <text:p>0,00236018</text:p>
          </table:table-cell>
          <table:table-cell office:value-type="float" office:value="0.00737787" calcext:value-type="float">
            <text:p>0,00737787</text:p>
          </table:table-cell>
          <table:table-cell office:value-type="float" office:value="0.0450001" calcext:value-type="float">
            <text:p>0,0450001</text:p>
          </table:table-cell>
          <table:table-cell office:value-type="float" office:value="0.122639" calcext:value-type="float">
            <text:p>0,122639</text:p>
          </table:table-cell>
          <table:table-cell office:value-type="float" office:value="0.710075" calcext:value-type="float">
            <text:p>0,710075</text:p>
          </table:table-cell>
          <table:table-cell office:value-type="float" office:value="2.67524" calcext:value-type="float">
            <text:p>2,67524</text:p>
          </table:table-cell>
          <table:table-cell office:value-type="float" office:value="20.8209" calcext:value-type="float">
            <text:p>20,82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72211" calcext:value-type="float">
            <text:p>0,000572211</text:p>
          </table:table-cell>
          <table:table-cell office:value-type="float" office:value="0.000842663" calcext:value-type="float">
            <text:p>0,000842663</text:p>
          </table:table-cell>
          <table:table-cell office:value-type="float" office:value="0.00179891" calcext:value-type="float">
            <text:p>0,00179891</text:p>
          </table:table-cell>
          <table:table-cell office:value-type="float" office:value="0.00429348" calcext:value-type="float">
            <text:p>0,00429348</text:p>
          </table:table-cell>
          <table:table-cell office:value-type="float" office:value="0.00818331" calcext:value-type="float">
            <text:p>0,00818331</text:p>
          </table:table-cell>
          <table:table-cell office:value-type="float" office:value="0.0326918" calcext:value-type="float">
            <text:p>0,0326918</text:p>
          </table:table-cell>
          <table:table-cell office:value-type="float" office:value="0.121706" calcext:value-type="float">
            <text:p>0,121706</text:p>
          </table:table-cell>
          <table:table-cell office:value-type="float" office:value="0.718445" calcext:value-type="float">
            <text:p>0,718445</text:p>
          </table:table-cell>
          <table:table-cell office:value-type="float" office:value="2.37359" calcext:value-type="float">
            <text:p>2,37359</text:p>
          </table:table-cell>
          <table:table-cell office:value-type="float" office:value="20.1338" calcext:value-type="float">
            <text:p>20,13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3637" calcext:value-type="float">
            <text:p>0,00063637</text:p>
          </table:table-cell>
          <table:table-cell office:value-type="float" office:value="0.00101776" calcext:value-type="float">
            <text:p>0,00101776</text:p>
          </table:table-cell>
          <table:table-cell office:value-type="float" office:value="0.00311987" calcext:value-type="float">
            <text:p>0,00311987</text:p>
          </table:table-cell>
          <table:table-cell office:value-type="float" office:value="0.00256623" calcext:value-type="float">
            <text:p>0,00256623</text:p>
          </table:table-cell>
          <table:table-cell office:value-type="float" office:value="0.00952759" calcext:value-type="float">
            <text:p>0,00952759</text:p>
          </table:table-cell>
          <table:table-cell office:value-type="float" office:value="0.037633" calcext:value-type="float">
            <text:p>0,037633</text:p>
          </table:table-cell>
          <table:table-cell office:value-type="float" office:value="0.128705" calcext:value-type="float">
            <text:p>0,128705</text:p>
          </table:table-cell>
          <table:table-cell office:value-type="float" office:value="0.706452" calcext:value-type="float">
            <text:p>0,706452</text:p>
          </table:table-cell>
          <table:table-cell office:value-type="float" office:value="2.74424" calcext:value-type="float">
            <text:p>2,74424</text:p>
          </table:table-cell>
          <table:table-cell office:value-type="float" office:value="20.1242" calcext:value-type="float">
            <text:p>20,12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04565" calcext:value-type="float">
            <text:p>0,000604565</text:p>
          </table:table-cell>
          <table:table-cell office:value-type="float" office:value="0.000849683" calcext:value-type="float">
            <text:p>0,000849683</text:p>
          </table:table-cell>
          <table:table-cell office:value-type="float" office:value="0.00259825" calcext:value-type="float">
            <text:p>0,00259825</text:p>
          </table:table-cell>
          <table:table-cell office:value-type="float" office:value="0.00300578" calcext:value-type="float">
            <text:p>0,00300578</text:p>
          </table:table-cell>
          <table:table-cell office:value-type="float" office:value="0.0073588" calcext:value-type="float">
            <text:p>0,0073588</text:p>
          </table:table-cell>
          <table:table-cell office:value-type="float" office:value="0.0642409" calcext:value-type="float">
            <text:p>0,0642409</text:p>
          </table:table-cell>
          <table:table-cell office:value-type="float" office:value="0.122854" calcext:value-type="float">
            <text:p>0,122854</text:p>
          </table:table-cell>
          <table:table-cell office:value-type="float" office:value="0.694295" calcext:value-type="float">
            <text:p>0,694295</text:p>
          </table:table-cell>
          <table:table-cell office:value-type="float" office:value="2.3971" calcext:value-type="float">
            <text:p>2,3971</text:p>
          </table:table-cell>
          <table:table-cell office:value-type="float" office:value="20.2141" calcext:value-type="float">
            <text:p>20,21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80418" calcext:value-type="float">
            <text:p>0,000680418</text:p>
          </table:table-cell>
          <table:table-cell office:value-type="float" office:value="0.00102477" calcext:value-type="float">
            <text:p>0,00102477</text:p>
          </table:table-cell>
          <table:table-cell office:value-type="float" office:value="0.00172277" calcext:value-type="float">
            <text:p>0,00172277</text:p>
          </table:table-cell>
          <table:table-cell office:value-type="float" office:value="0.00415835" calcext:value-type="float">
            <text:p>0,00415835</text:p>
          </table:table-cell>
          <table:table-cell office:value-type="float" office:value="0.0073132" calcext:value-type="float">
            <text:p>0,0073132</text:p>
          </table:table-cell>
          <table:table-cell office:value-type="float" office:value="0.0434591" calcext:value-type="float">
            <text:p>0,0434591</text:p>
          </table:table-cell>
          <table:table-cell office:value-type="float" office:value="0.124571" calcext:value-type="float">
            <text:p>0,124571</text:p>
          </table:table-cell>
          <table:table-cell office:value-type="float" office:value="0.703018" calcext:value-type="float">
            <text:p>0,703018</text:p>
          </table:table-cell>
          <table:table-cell office:value-type="float" office:value="2.67571" calcext:value-type="float">
            <text:p>2,67571</text:p>
          </table:table-cell>
          <table:table-cell office:value-type="float" office:value="20.2785" calcext:value-type="float">
            <text:p>20,27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9617" calcext:value-type="float">
            <text:p>0,00069617</text:p>
          </table:table-cell>
          <table:table-cell office:value-type="float" office:value="0.00142666" calcext:value-type="float">
            <text:p>0,00142666</text:p>
          </table:table-cell>
          <table:table-cell office:value-type="float" office:value="0.00169819" calcext:value-type="float">
            <text:p>0,00169819</text:p>
          </table:table-cell>
          <table:table-cell office:value-type="float" office:value="0.00292059" calcext:value-type="float">
            <text:p>0,00292059</text:p>
          </table:table-cell>
          <table:table-cell office:value-type="float" office:value="0.00842274" calcext:value-type="float">
            <text:p>0,00842274</text:p>
          </table:table-cell>
          <table:table-cell office:value-type="float" office:value="0.0321593" calcext:value-type="float">
            <text:p>0,0321593</text:p>
          </table:table-cell>
          <table:table-cell office:value-type="float" office:value="0.122188" calcext:value-type="float">
            <text:p>0,122188</text:p>
          </table:table-cell>
          <table:table-cell office:value-type="float" office:value="0.707962" calcext:value-type="float">
            <text:p>0,707962</text:p>
          </table:table-cell>
          <table:table-cell office:value-type="float" office:value="2.39584" calcext:value-type="float">
            <text:p>2,39584</text:p>
          </table:table-cell>
          <table:table-cell office:value-type="float" office:value="20.392" calcext:value-type="float">
            <text:p>20,3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763129" calcext:value-type="float">
            <text:p>0,000763129</text:p>
          </table:table-cell>
          <table:table-cell office:value-type="float" office:value="0.000815438" calcext:value-type="float">
            <text:p>0,000815438</text:p>
          </table:table-cell>
          <table:table-cell office:value-type="float" office:value="0.00376955" calcext:value-type="float">
            <text:p>0,00376955</text:p>
          </table:table-cell>
          <table:table-cell office:value-type="float" office:value="0.00287413" calcext:value-type="float">
            <text:p>0,00287413</text:p>
          </table:table-cell>
          <table:table-cell office:value-type="float" office:value="0.0108393" calcext:value-type="float">
            <text:p>0,0108393</text:p>
          </table:table-cell>
          <table:table-cell office:value-type="float" office:value="0.0318919" calcext:value-type="float">
            <text:p>0,0318919</text:p>
          </table:table-cell>
          <table:table-cell office:value-type="float" office:value="0.123128" calcext:value-type="float">
            <text:p>0,123128</text:p>
          </table:table-cell>
          <table:table-cell office:value-type="float" office:value="0.707581" calcext:value-type="float">
            <text:p>0,707581</text:p>
          </table:table-cell>
          <table:table-cell office:value-type="float" office:value="2.66517" calcext:value-type="float">
            <text:p>2,66517</text:p>
          </table:table-cell>
          <table:table-cell office:value-type="float" office:value="20.341" calcext:value-type="float">
            <text:p>20,3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16449" calcext:value-type="float">
            <text:p>0,0016449</text:p>
          </table:table-cell>
          <table:table-cell office:value-type="float" office:value="0.00091346" calcext:value-type="float">
            <text:p>0,00091346</text:p>
          </table:table-cell>
          <table:table-cell office:value-type="float" office:value="0.00178873" calcext:value-type="float">
            <text:p>0,00178873</text:p>
          </table:table-cell>
          <table:table-cell office:value-type="float" office:value="0.00381858" calcext:value-type="float">
            <text:p>0,00381858</text:p>
          </table:table-cell>
          <table:table-cell office:value-type="float" office:value="0.00748908" calcext:value-type="float">
            <text:p>0,00748908</text:p>
          </table:table-cell>
          <table:table-cell office:value-type="float" office:value="0.0501852" calcext:value-type="float">
            <text:p>0,0501852</text:p>
          </table:table-cell>
          <table:table-cell office:value-type="float" office:value="0.129708" calcext:value-type="float">
            <text:p>0,129708</text:p>
          </table:table-cell>
          <table:table-cell office:value-type="float" office:value="0.796891" calcext:value-type="float">
            <text:p>0,796891</text:p>
          </table:table-cell>
          <table:table-cell office:value-type="float" office:value="2.79107" calcext:value-type="float">
            <text:p>2,79107</text:p>
          </table:table-cell>
          <table:table-cell office:value-type="float" office:value="20.3544" calcext:value-type="float">
            <text:p>20,35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51688" calcext:value-type="float">
            <text:p>0,000751688</text:p>
          </table:table-cell>
          <table:table-cell office:value-type="float" office:value="0.000953806" calcext:value-type="float">
            <text:p>0,000953806</text:p>
          </table:table-cell>
          <table:table-cell office:value-type="float" office:value="0.0042323" calcext:value-type="float">
            <text:p>0,0042323</text:p>
          </table:table-cell>
          <table:table-cell office:value-type="float" office:value="0.00288708" calcext:value-type="float">
            <text:p>0,00288708</text:p>
          </table:table-cell>
          <table:table-cell office:value-type="float" office:value="0.0094205" calcext:value-type="float">
            <text:p>0,0094205</text:p>
          </table:table-cell>
          <table:table-cell office:value-type="float" office:value="0.032645" calcext:value-type="float">
            <text:p>0,032645</text:p>
          </table:table-cell>
          <table:table-cell office:value-type="float" office:value="0.123988" calcext:value-type="float">
            <text:p>0,123988</text:p>
          </table:table-cell>
          <table:table-cell office:value-type="float" office:value="0.798288" calcext:value-type="float">
            <text:p>0,798288</text:p>
          </table:table-cell>
          <table:table-cell office:value-type="float" office:value="2.383" calcext:value-type="float">
            <text:p>2,383</text:p>
          </table:table-cell>
          <table:table-cell office:value-type="float" office:value="20.3864" calcext:value-type="float">
            <text:p>20,38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854147" calcext:value-type="float">
            <text:p>0,000854147</text:p>
          </table:table-cell>
          <table:table-cell office:value-type="float" office:value="0.000918804" calcext:value-type="float">
            <text:p>0,000918804</text:p>
          </table:table-cell>
          <table:table-cell office:value-type="float" office:value="0.0033782" calcext:value-type="float">
            <text:p>0,0033782</text:p>
          </table:table-cell>
          <table:table-cell office:value-type="float" office:value="0.00502709" calcext:value-type="float">
            <text:p>0,00502709</text:p>
          </table:table-cell>
          <table:table-cell office:value-type="float" office:value="0.0126641" calcext:value-type="float">
            <text:p>0,0126641</text:p>
          </table:table-cell>
          <table:table-cell office:value-type="float" office:value="0.0391456" calcext:value-type="float">
            <text:p>0,0391456</text:p>
          </table:table-cell>
          <table:table-cell office:value-type="float" office:value="0.135112" calcext:value-type="float">
            <text:p>0,135112</text:p>
          </table:table-cell>
          <table:table-cell office:value-type="float" office:value="0.77432" calcext:value-type="float">
            <text:p>0,77432</text:p>
          </table:table-cell>
          <table:table-cell office:value-type="float" office:value="2.76061" calcext:value-type="float">
            <text:p>2,76061</text:p>
          </table:table-cell>
          <table:table-cell office:value-type="float" office:value="20.9495" calcext:value-type="float">
            <text:p>20,949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55069" calcext:value-type="float">
            <text:p>0,000655069</text:p>
          </table:table-cell>
          <table:table-cell office:value-type="float" office:value="0.00225062" calcext:value-type="float">
            <text:p>0,00225062</text:p>
          </table:table-cell>
          <table:table-cell office:value-type="float" office:value="0.0033288" calcext:value-type="float">
            <text:p>0,0033288</text:p>
          </table:table-cell>
          <table:table-cell office:value-type="float" office:value="0.00289717" calcext:value-type="float">
            <text:p>0,00289717</text:p>
          </table:table-cell>
          <table:table-cell office:value-type="float" office:value="0.0072579" calcext:value-type="float">
            <text:p>0,0072579</text:p>
          </table:table-cell>
          <table:table-cell office:value-type="float" office:value="0.0401934" calcext:value-type="float">
            <text:p>0,0401934</text:p>
          </table:table-cell>
          <table:table-cell office:value-type="float" office:value="0.123386" calcext:value-type="float">
            <text:p>0,123386</text:p>
          </table:table-cell>
          <table:table-cell office:value-type="float" office:value="0.809165" calcext:value-type="float">
            <text:p>0,809165</text:p>
          </table:table-cell>
          <table:table-cell office:value-type="float" office:value="2.4363" calcext:value-type="float">
            <text:p>2,4363</text:p>
          </table:table-cell>
          <table:table-cell office:value-type="float" office:value="21.4899" calcext:value-type="float">
            <text:p>21,489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646301" calcext:value-type="float">
            <text:p>0,000646301</text:p>
          </table:table-cell>
          <table:table-cell office:value-type="float" office:value="0.000933303" calcext:value-type="float">
            <text:p>0,000933303</text:p>
          </table:table-cell>
          <table:table-cell office:value-type="float" office:value="0.00179566" calcext:value-type="float">
            <text:p>0,00179566</text:p>
          </table:table-cell>
          <table:table-cell office:value-type="float" office:value="0.00281848" calcext:value-type="float">
            <text:p>0,00281848</text:p>
          </table:table-cell>
          <table:table-cell office:value-type="float" office:value="0.00897272" calcext:value-type="float">
            <text:p>0,00897272</text:p>
          </table:table-cell>
          <table:table-cell office:value-type="float" office:value="0.039805" calcext:value-type="float">
            <text:p>0,039805</text:p>
          </table:table-cell>
          <table:table-cell office:value-type="float" office:value="0.122644" calcext:value-type="float">
            <text:p>0,122644</text:p>
          </table:table-cell>
          <table:table-cell office:value-type="float" office:value="0.745434" calcext:value-type="float">
            <text:p>0,745434</text:p>
          </table:table-cell>
          <table:table-cell office:value-type="float" office:value="2.68366" calcext:value-type="float">
            <text:p>2,68366</text:p>
          </table:table-cell>
          <table:table-cell office:value-type="float" office:value="21.3244" calcext:value-type="float">
            <text:p>21,324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695181" calcext:value-type="float">
            <text:p>0,000695181</text:p>
          </table:table-cell>
          <table:table-cell office:value-type="float" office:value="0.00106194" calcext:value-type="float">
            <text:p>0,00106194</text:p>
          </table:table-cell>
          <table:table-cell office:value-type="float" office:value="0.00495387" calcext:value-type="float">
            <text:p>0,00495387</text:p>
          </table:table-cell>
          <table:table-cell office:value-type="float" office:value="0.0033754" calcext:value-type="float">
            <text:p>0,0033754</text:p>
          </table:table-cell>
          <table:table-cell office:value-type="float" office:value="0.00762941" calcext:value-type="float">
            <text:p>0,00762941</text:p>
          </table:table-cell>
          <table:table-cell office:value-type="float" office:value="0.0382644" calcext:value-type="float">
            <text:p>0,0382644</text:p>
          </table:table-cell>
          <table:table-cell office:value-type="float" office:value="0.125298" calcext:value-type="float">
            <text:p>0,125298</text:p>
          </table:table-cell>
          <table:table-cell office:value-type="float" office:value="0.696774" calcext:value-type="float">
            <text:p>0,696774</text:p>
          </table:table-cell>
          <table:table-cell office:value-type="float" office:value="2.72173" calcext:value-type="float">
            <text:p>2,72173</text:p>
          </table:table-cell>
          <table:table-cell office:value-type="float" office:value="21.3173" calcext:value-type="float">
            <text:p>21,31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584243" calcext:value-type="float">
            <text:p>0,000584243</text:p>
          </table:table-cell>
          <table:table-cell office:value-type="float" office:value="0.000966283" calcext:value-type="float">
            <text:p>0,000966283</text:p>
          </table:table-cell>
          <table:table-cell office:value-type="float" office:value="0.0040728" calcext:value-type="float">
            <text:p>0,0040728</text:p>
          </table:table-cell>
          <table:table-cell office:value-type="float" office:value="0.00439298" calcext:value-type="float">
            <text:p>0,00439298</text:p>
          </table:table-cell>
          <table:table-cell office:value-type="float" office:value="0.00763445" calcext:value-type="float">
            <text:p>0,00763445</text:p>
          </table:table-cell>
          <table:table-cell office:value-type="float" office:value="0.031294" calcext:value-type="float">
            <text:p>0,031294</text:p>
          </table:table-cell>
          <table:table-cell office:value-type="float" office:value="0.120551" calcext:value-type="float">
            <text:p>0,120551</text:p>
          </table:table-cell>
          <table:table-cell office:value-type="float" office:value="0.706739" calcext:value-type="float">
            <text:p>0,706739</text:p>
          </table:table-cell>
          <table:table-cell office:value-type="float" office:value="2.39364" calcext:value-type="float">
            <text:p>2,39364</text:p>
          </table:table-cell>
          <table:table-cell office:value-type="float" office:value="21.5786" calcext:value-type="float">
            <text:p>21,578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630182" calcext:value-type="float">
            <text:p>0,000630182</text:p>
          </table:table-cell>
          <table:table-cell office:value-type="float" office:value="0.00150796" calcext:value-type="float">
            <text:p>0,00150796</text:p>
          </table:table-cell>
          <table:table-cell office:value-type="float" office:value="0.00167756" calcext:value-type="float">
            <text:p>0,00167756</text:p>
          </table:table-cell>
          <table:table-cell office:value-type="float" office:value="0.00291184" calcext:value-type="float">
            <text:p>0,00291184</text:p>
          </table:table-cell>
          <table:table-cell office:value-type="float" office:value="0.00807709" calcext:value-type="float">
            <text:p>0,00807709</text:p>
          </table:table-cell>
          <table:table-cell office:value-type="float" office:value="0.0348703" calcext:value-type="float">
            <text:p>0,0348703</text:p>
          </table:table-cell>
          <table:table-cell office:value-type="float" office:value="0.124896" calcext:value-type="float">
            <text:p>0,124896</text:p>
          </table:table-cell>
          <table:table-cell office:value-type="float" office:value="0.709133" calcext:value-type="float">
            <text:p>0,709133</text:p>
          </table:table-cell>
          <table:table-cell office:value-type="float" office:value="3.01976" calcext:value-type="float">
            <text:p>3,01976</text:p>
          </table:table-cell>
          <table:table-cell office:value-type="float" office:value="21.1738" calcext:value-type="float">
            <text:p>21,17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26356" calcext:value-type="float">
            <text:p>0,000626356</text:p>
          </table:table-cell>
          <table:table-cell office:value-type="float" office:value="0.000965193" calcext:value-type="float">
            <text:p>0,000965193</text:p>
          </table:table-cell>
          <table:table-cell office:value-type="float" office:value="0.00250422" calcext:value-type="float">
            <text:p>0,00250422</text:p>
          </table:table-cell>
          <table:table-cell office:value-type="float" office:value="0.00285149" calcext:value-type="float">
            <text:p>0,00285149</text:p>
          </table:table-cell>
          <table:table-cell office:value-type="float" office:value="0.0100234" calcext:value-type="float">
            <text:p>0,0100234</text:p>
          </table:table-cell>
          <table:table-cell office:value-type="float" office:value="0.0337209" calcext:value-type="float">
            <text:p>0,0337209</text:p>
          </table:table-cell>
          <table:table-cell office:value-type="float" office:value="0.127798" calcext:value-type="float">
            <text:p>0,127798</text:p>
          </table:table-cell>
          <table:table-cell office:value-type="float" office:value="0.695578" calcext:value-type="float">
            <text:p>0,695578</text:p>
          </table:table-cell>
          <table:table-cell office:value-type="float" office:value="2.37191" calcext:value-type="float">
            <text:p>2,37191</text:p>
          </table:table-cell>
          <table:table-cell office:value-type="float" office:value="21.0189" calcext:value-type="float">
            <text:p>21,01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62245" calcext:value-type="float">
            <text:p>0,000562245</text:p>
          </table:table-cell>
          <table:table-cell office:value-type="float" office:value="0.00215753" calcext:value-type="float">
            <text:p>0,00215753</text:p>
          </table:table-cell>
          <table:table-cell office:value-type="float" office:value="0.00158144" calcext:value-type="float">
            <text:p>0,00158144</text:p>
          </table:table-cell>
          <table:table-cell office:value-type="float" office:value="0.00590149" calcext:value-type="float">
            <text:p>0,00590149</text:p>
          </table:table-cell>
          <table:table-cell office:value-type="float" office:value="0.00746291" calcext:value-type="float">
            <text:p>0,00746291</text:p>
          </table:table-cell>
          <table:table-cell office:value-type="float" office:value="0.0301926" calcext:value-type="float">
            <text:p>0,0301926</text:p>
          </table:table-cell>
          <table:table-cell office:value-type="float" office:value="0.122581" calcext:value-type="float">
            <text:p>0,122581</text:p>
          </table:table-cell>
          <table:table-cell office:value-type="float" office:value="0.695551" calcext:value-type="float">
            <text:p>0,695551</text:p>
          </table:table-cell>
          <table:table-cell office:value-type="float" office:value="2.38483" calcext:value-type="float">
            <text:p>2,38483</text:p>
          </table:table-cell>
          <table:table-cell office:value-type="float" office:value="20.9961" calcext:value-type="float">
            <text:p>20,996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268813" calcext:value-type="float">
            <text:p>0,00268813</text:p>
          </table:table-cell>
          <table:table-cell office:value-type="float" office:value="0.00109644" calcext:value-type="float">
            <text:p>0,00109644</text:p>
          </table:table-cell>
          <table:table-cell office:value-type="float" office:value="0.00149428" calcext:value-type="float">
            <text:p>0,00149428</text:p>
          </table:table-cell>
          <table:table-cell office:value-type="float" office:value="0.00283395" calcext:value-type="float">
            <text:p>0,00283395</text:p>
          </table:table-cell>
          <table:table-cell office:value-type="float" office:value="0.00961766" calcext:value-type="float">
            <text:p>0,00961766</text:p>
          </table:table-cell>
          <table:table-cell office:value-type="float" office:value="0.0314207" calcext:value-type="float">
            <text:p>0,0314207</text:p>
          </table:table-cell>
          <table:table-cell office:value-type="float" office:value="0.129827" calcext:value-type="float">
            <text:p>0,129827</text:p>
          </table:table-cell>
          <table:table-cell office:value-type="float" office:value="0.698936" calcext:value-type="float">
            <text:p>0,698936</text:p>
          </table:table-cell>
          <table:table-cell office:value-type="float" office:value="2.68981" calcext:value-type="float">
            <text:p>2,68981</text:p>
          </table:table-cell>
          <table:table-cell office:value-type="float" office:value="21.849" calcext:value-type="float">
            <text:p>21,849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237095" calcext:value-type="float">
            <text:p>0,00237095</text:p>
          </table:table-cell>
          <table:table-cell table:style-name="ce11" office:value-type="float" office:value="0.00174381" calcext:value-type="float">
            <text:p>0,00174381</text:p>
          </table:table-cell>
          <table:table-cell table:style-name="ce11" office:value-type="float" office:value="0.00140508" calcext:value-type="float">
            <text:p>0,00140508</text:p>
          </table:table-cell>
          <table:table-cell table:style-name="ce11" office:value-type="float" office:value="0.00283109" calcext:value-type="float">
            <text:p>0,00283109</text:p>
          </table:table-cell>
          <table:table-cell table:style-name="ce11" office:value-type="float" office:value="0.00730924" calcext:value-type="float">
            <text:p>0,00730924</text:p>
          </table:table-cell>
          <table:table-cell table:style-name="ce11" office:value-type="float" office:value="0.0397793" calcext:value-type="float">
            <text:p>0,0397793</text:p>
          </table:table-cell>
          <table:table-cell table:style-name="ce11" office:value-type="float" office:value="0.149272" calcext:value-type="float">
            <text:p>0,149272</text:p>
          </table:table-cell>
          <table:table-cell table:style-name="ce11" office:value-type="float" office:value="0.701951" calcext:value-type="float">
            <text:p>0,701951</text:p>
          </table:table-cell>
          <table:table-cell table:style-name="ce11" office:value-type="float" office:value="2.39907" calcext:value-type="float">
            <text:p>2,39907</text:p>
          </table:table-cell>
          <table:table-cell table:style-name="ce11" office:value-type="float" office:value="21.7658" calcext:value-type="float">
            <text:p>21,7658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68813" calcext:value-type="float">
            <text:p>0,00268813</text:p>
          </table:table-cell>
          <table:table-cell table:style-name="ce12" table:formula="of:=MAX([.C3:.C22])" office:value-type="float" office:value="0.00225062" calcext:value-type="float">
            <text:p>0,00225062</text:p>
          </table:table-cell>
          <table:table-cell table:style-name="ce12" table:formula="of:=MAX([.D3:.D22])" office:value-type="float" office:value="0.00495387" calcext:value-type="float">
            <text:p>0,00495387</text:p>
          </table:table-cell>
          <table:table-cell table:style-name="ce12" table:formula="of:=MAX([.E3:.E22])" office:value-type="float" office:value="0.00590149" calcext:value-type="float">
            <text:p>0,00590149</text:p>
          </table:table-cell>
          <table:table-cell table:style-name="ce12" table:formula="of:=MAX([.F3:.F22])" office:value-type="float" office:value="0.0147213" calcext:value-type="float">
            <text:p>0,0147213</text:p>
          </table:table-cell>
          <table:table-cell table:style-name="ce12" table:formula="of:=MAX([.G3:.G22])" office:value-type="float" office:value="0.0642409" calcext:value-type="float">
            <text:p>0,0642409</text:p>
          </table:table-cell>
          <table:table-cell table:style-name="ce12" table:formula="of:=MAX([.H3:.H22])" office:value-type="float" office:value="0.149272" calcext:value-type="float">
            <text:p>0,149272</text:p>
          </table:table-cell>
          <table:table-cell table:style-name="ce12" table:formula="of:=MAX([.I3:.I22])" office:value-type="float" office:value="0.809165" calcext:value-type="float">
            <text:p>0,809165</text:p>
          </table:table-cell>
          <table:table-cell table:style-name="ce12" table:formula="of:=MAX([.J3:.J22])" office:value-type="float" office:value="3.01976" calcext:value-type="float">
            <text:p>3,01976</text:p>
          </table:table-cell>
          <table:table-cell table:style-name="ce12" table:formula="of:=MAX([.K3:.K22])" office:value-type="float" office:value="23.869" calcext:value-type="float">
            <text:p>23,869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36933" calcext:value-type="float">
            <text:p>0,000536933</text:p>
          </table:table-cell>
          <table:table-cell table:style-name="ce13" table:formula="of:=MIN([.C3:.C22])" office:value-type="float" office:value="0.000815438" calcext:value-type="float">
            <text:p>0,000815438</text:p>
          </table:table-cell>
          <table:table-cell table:style-name="ce13" table:formula="of:=MIN([.D3:.D22])" office:value-type="float" office:value="0.00140508" calcext:value-type="float">
            <text:p>0,00140508</text:p>
          </table:table-cell>
          <table:table-cell table:style-name="ce13" table:formula="of:=MIN([.E3:.E22])" office:value-type="float" office:value="0.00236018" calcext:value-type="float">
            <text:p>0,00236018</text:p>
          </table:table-cell>
          <table:table-cell table:style-name="ce13" table:formula="of:=MIN([.F3:.F22])" office:value-type="float" office:value="0.0072579" calcext:value-type="float">
            <text:p>0,0072579</text:p>
          </table:table-cell>
          <table:table-cell table:style-name="ce13" table:formula="of:=MIN([.G3:.G22])" office:value-type="float" office:value="0.0301926" calcext:value-type="float">
            <text:p>0,0301926</text:p>
          </table:table-cell>
          <table:table-cell table:style-name="ce13" table:formula="of:=MIN([.H3:.H22])" office:value-type="float" office:value="0.120551" calcext:value-type="float">
            <text:p>0,120551</text:p>
          </table:table-cell>
          <table:table-cell table:style-name="ce13" table:formula="of:=MIN([.I3:.I22])" office:value-type="float" office:value="0.694295" calcext:value-type="float">
            <text:p>0,694295</text:p>
          </table:table-cell>
          <table:table-cell table:style-name="ce13" table:formula="of:=MIN([.J3:.J22])" office:value-type="float" office:value="2.37191" calcext:value-type="float">
            <text:p>2,37191</text:p>
          </table:table-cell>
          <table:table-cell table:style-name="ce13" table:formula="of:=MIN([.K3:.K22])" office:value-type="float" office:value="20.1242" calcext:value-type="float">
            <text:p>20,124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8791375" calcext:value-type="float">
            <text:p>0,0008879138</text:p>
          </table:table-cell>
          <table:table-cell table:style-name="ce14" table:formula="of:=SUM([.C3:.C22]) / 20" office:value-type="float" office:value="0.00116946075" calcext:value-type="float">
            <text:p>0,0011694608</text:p>
          </table:table-cell>
          <table:table-cell table:style-name="ce14" table:formula="of:=SUM([.D3:.D22]) / 20" office:value-type="float" office:value="0.0026586245" calcext:value-type="float">
            <text:p>0,0026586245</text:p>
          </table:table-cell>
          <table:table-cell table:style-name="ce14" table:formula="of:=SUM([.E3:.E22]) / 20" office:value-type="float" office:value="0.003378745" calcext:value-type="float">
            <text:p>0,003378745</text:p>
          </table:table-cell>
          <table:table-cell table:style-name="ce14" table:formula="of:=SUM([.F3:.F22]) / 20" office:value-type="float" office:value="0.0088651285" calcext:value-type="float">
            <text:p>0,0088651285</text:p>
          </table:table-cell>
          <table:table-cell table:style-name="ce14" table:formula="of:=SUM([.G3:.G22]) / 20" office:value-type="float" office:value="0.03840222" calcext:value-type="float">
            <text:p>0,03840222</text:p>
          </table:table-cell>
          <table:table-cell table:style-name="ce14" table:formula="of:=SUM([.H3:.H22]) / 20" office:value-type="float" office:value="0.12612455" calcext:value-type="float">
            <text:p>0,12612455</text:p>
          </table:table-cell>
          <table:table-cell table:style-name="ce14" table:formula="of:=SUM([.I3:.I22]) / 20" office:value-type="float" office:value="0.72378815" calcext:value-type="float">
            <text:p>0,72378815</text:p>
          </table:table-cell>
          <table:table-cell table:style-name="ce14" table:formula="of:=SUM([.J3:.J22]) / 20" office:value-type="float" office:value="2.5697875" calcext:value-type="float">
            <text:p>2,5697875</text:p>
          </table:table-cell>
          <table:table-cell table:style-name="ce14" table:formula="of:=SUM([.K3:.K22]) / 20" office:value-type="float" office:value="21.01888" calcext:value-type="float">
            <text:p>21,01888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1068077980311" calcext:value-type="float">
            <text:p>0,0006106808</text:p>
          </table:table-cell>
          <table:table-cell table:style-name="ce15" table:formula="of:=STDEV([.C3:.C22])" office:value-type="float" office:value="0.000425726389723293" calcext:value-type="float">
            <text:p>0,0004257264</text:p>
          </table:table-cell>
          <table:table-cell table:style-name="ce15" table:formula="of:=STDEV([.D3:.D22])" office:value-type="float" office:value="0.00110559579962678" calcext:value-type="float">
            <text:p>0,0011055958</text:p>
          </table:table-cell>
          <table:table-cell table:style-name="ce15" table:formula="of:=STDEV([.E3:.E22])" office:value-type="float" office:value="0.000923653996749068" calcext:value-type="float">
            <text:p>0,000923654</text:p>
          </table:table-cell>
          <table:table-cell table:style-name="ce15" table:formula="of:=STDEV([.F3:.F22])" office:value-type="float" office:value="0.00199165826244912" calcext:value-type="float">
            <text:p>0,0019916583</text:p>
          </table:table-cell>
          <table:table-cell table:style-name="ce15" table:formula="of:=STDEV([.G3:.G22])" office:value-type="float" office:value="0.00805600771236499" calcext:value-type="float">
            <text:p>0,0080560077</text:p>
          </table:table-cell>
          <table:table-cell table:style-name="ce15" table:formula="of:=STDEV([.H3:.H22])" office:value-type="float" office:value="0.00653717352792554" calcext:value-type="float">
            <text:p>0,0065371735</text:p>
          </table:table-cell>
          <table:table-cell table:style-name="ce15" table:formula="of:=STDEV([.I3:.I22])" office:value-type="float" office:value="0.0384335757807168" calcext:value-type="float">
            <text:p>0,0384335758</text:p>
          </table:table-cell>
          <table:table-cell table:style-name="ce15" table:formula="of:=STDEV([.J3:.J22])" office:value-type="float" office:value="0.192433842408105" calcext:value-type="float">
            <text:p>0,1924338424</text:p>
          </table:table-cell>
          <table:table-cell table:style-name="ce15" table:formula="of:=STDEV([.K3:.K22])" office:value-type="float" office:value="0.877495285697338" calcext:value-type="float">
            <text:p>0,8774952857</text:p>
          </table:table-cell>
        </table:table-row>
      </table:table>
      <table:table table:name="7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36506" calcext:value-type="float">
            <text:p>0,00136506</text:p>
          </table:table-cell>
          <table:table-cell office:value-type="float" office:value="0.00183807" calcext:value-type="float">
            <text:p>0,00183807</text:p>
          </table:table-cell>
          <table:table-cell office:value-type="float" office:value="0.00157409" calcext:value-type="float">
            <text:p>0,00157409</text:p>
          </table:table-cell>
          <table:table-cell office:value-type="float" office:value="0.00506736" calcext:value-type="float">
            <text:p>0,00506736</text:p>
          </table:table-cell>
          <table:table-cell office:value-type="float" office:value="0.00933591" calcext:value-type="float">
            <text:p>0,00933591</text:p>
          </table:table-cell>
          <table:table-cell office:value-type="float" office:value="0.030602" calcext:value-type="float">
            <text:p>0,030602</text:p>
          </table:table-cell>
          <table:table-cell office:value-type="float" office:value="0.14092" calcext:value-type="float">
            <text:p>0,14092</text:p>
          </table:table-cell>
          <table:table-cell office:value-type="float" office:value="0.64846" calcext:value-type="float">
            <text:p>0,64846</text:p>
          </table:table-cell>
          <table:table-cell office:value-type="float" office:value="4.74482" calcext:value-type="float">
            <text:p>4,74482</text:p>
          </table:table-cell>
          <table:table-cell office:value-type="float" office:value="31.0254" calcext:value-type="float">
            <text:p>31,02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641026" calcext:value-type="float">
            <text:p>0,000641026</text:p>
          </table:table-cell>
          <table:table-cell office:value-type="float" office:value="0.00569559" calcext:value-type="float">
            <text:p>0,00569559</text:p>
          </table:table-cell>
          <table:table-cell office:value-type="float" office:value="0.00185008" calcext:value-type="float">
            <text:p>0,00185008</text:p>
          </table:table-cell>
          <table:table-cell office:value-type="float" office:value="0.00254025" calcext:value-type="float">
            <text:p>0,00254025</text:p>
          </table:table-cell>
          <table:table-cell office:value-type="float" office:value="0.00896357" calcext:value-type="float">
            <text:p>0,00896357</text:p>
          </table:table-cell>
          <table:table-cell office:value-type="float" office:value="0.0396396" calcext:value-type="float">
            <text:p>0,0396396</text:p>
          </table:table-cell>
          <table:table-cell office:value-type="float" office:value="0.13323" calcext:value-type="float">
            <text:p>0,13323</text:p>
          </table:table-cell>
          <table:table-cell office:value-type="float" office:value="0.661965" calcext:value-type="float">
            <text:p>0,661965</text:p>
          </table:table-cell>
          <table:table-cell office:value-type="float" office:value="4.72942" calcext:value-type="float">
            <text:p>4,72942</text:p>
          </table:table-cell>
          <table:table-cell office:value-type="float" office:value="31.0643" calcext:value-type="float">
            <text:p>31,06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66206" calcext:value-type="float">
            <text:p>0,00166206</text:p>
          </table:table-cell>
          <table:table-cell office:value-type="float" office:value="0.0020601" calcext:value-type="float">
            <text:p>0,0020601</text:p>
          </table:table-cell>
          <table:table-cell office:value-type="float" office:value="0.00185825" calcext:value-type="float">
            <text:p>0,00185825</text:p>
          </table:table-cell>
          <table:table-cell office:value-type="float" office:value="0.00321523" calcext:value-type="float">
            <text:p>0,00321523</text:p>
          </table:table-cell>
          <table:table-cell office:value-type="float" office:value="0.00763753" calcext:value-type="float">
            <text:p>0,00763753</text:p>
          </table:table-cell>
          <table:table-cell office:value-type="float" office:value="0.0485918" calcext:value-type="float">
            <text:p>0,0485918</text:p>
          </table:table-cell>
          <table:table-cell office:value-type="float" office:value="0.130881" calcext:value-type="float">
            <text:p>0,130881</text:p>
          </table:table-cell>
          <table:table-cell office:value-type="float" office:value="0.665757" calcext:value-type="float">
            <text:p>0,665757</text:p>
          </table:table-cell>
          <table:table-cell office:value-type="float" office:value="4.14486" calcext:value-type="float">
            <text:p>4,14486</text:p>
          </table:table-cell>
          <table:table-cell office:value-type="float" office:value="31.1072" calcext:value-type="float">
            <text:p>31,10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96804" calcext:value-type="float">
            <text:p>0,000696804</text:p>
          </table:table-cell>
          <table:table-cell office:value-type="float" office:value="0.00158005" calcext:value-type="float">
            <text:p>0,00158005</text:p>
          </table:table-cell>
          <table:table-cell office:value-type="float" office:value="0.00201271" calcext:value-type="float">
            <text:p>0,00201271</text:p>
          </table:table-cell>
          <table:table-cell office:value-type="float" office:value="0.00535749" calcext:value-type="float">
            <text:p>0,00535749</text:p>
          </table:table-cell>
          <table:table-cell office:value-type="float" office:value="0.0077086" calcext:value-type="float">
            <text:p>0,0077086</text:p>
          </table:table-cell>
          <table:table-cell office:value-type="float" office:value="0.0354563" calcext:value-type="float">
            <text:p>0,0354563</text:p>
          </table:table-cell>
          <table:table-cell office:value-type="float" office:value="0.132587" calcext:value-type="float">
            <text:p>0,132587</text:p>
          </table:table-cell>
          <table:table-cell office:value-type="float" office:value="0.64949" calcext:value-type="float">
            <text:p>0,64949</text:p>
          </table:table-cell>
          <table:table-cell office:value-type="float" office:value="4.25687" calcext:value-type="float">
            <text:p>4,25687</text:p>
          </table:table-cell>
          <table:table-cell office:value-type="float" office:value="31.522" calcext:value-type="float">
            <text:p>31,5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26053" calcext:value-type="float">
            <text:p>0,000626053</text:p>
          </table:table-cell>
          <table:table-cell office:value-type="float" office:value="0.00154654" calcext:value-type="float">
            <text:p>0,00154654</text:p>
          </table:table-cell>
          <table:table-cell office:value-type="float" office:value="0.00205363" calcext:value-type="float">
            <text:p>0,00205363</text:p>
          </table:table-cell>
          <table:table-cell office:value-type="float" office:value="0.003015" calcext:value-type="float">
            <text:p>0,003015</text:p>
          </table:table-cell>
          <table:table-cell office:value-type="float" office:value="0.00759909" calcext:value-type="float">
            <text:p>0,00759909</text:p>
          </table:table-cell>
          <table:table-cell office:value-type="float" office:value="0.0342262" calcext:value-type="float">
            <text:p>0,0342262</text:p>
          </table:table-cell>
          <table:table-cell office:value-type="float" office:value="0.161553" calcext:value-type="float">
            <text:p>0,161553</text:p>
          </table:table-cell>
          <table:table-cell office:value-type="float" office:value="0.659344" calcext:value-type="float">
            <text:p>0,659344</text:p>
          </table:table-cell>
          <table:table-cell office:value-type="float" office:value="4.69793" calcext:value-type="float">
            <text:p>4,69793</text:p>
          </table:table-cell>
          <table:table-cell office:value-type="float" office:value="31.0284" calcext:value-type="float">
            <text:p>31,02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91712" calcext:value-type="float">
            <text:p>0,000691712</text:p>
          </table:table-cell>
          <table:table-cell office:value-type="float" office:value="0.00166388" calcext:value-type="float">
            <text:p>0,00166388</text:p>
          </table:table-cell>
          <table:table-cell office:value-type="float" office:value="0.00256347" calcext:value-type="float">
            <text:p>0,00256347</text:p>
          </table:table-cell>
          <table:table-cell office:value-type="float" office:value="0.0033045" calcext:value-type="float">
            <text:p>0,0033045</text:p>
          </table:table-cell>
          <table:table-cell office:value-type="float" office:value="0.0105669" calcext:value-type="float">
            <text:p>0,0105669</text:p>
          </table:table-cell>
          <table:table-cell office:value-type="float" office:value="0.032977" calcext:value-type="float">
            <text:p>0,032977</text:p>
          </table:table-cell>
          <table:table-cell office:value-type="float" office:value="0.132217" calcext:value-type="float">
            <text:p>0,132217</text:p>
          </table:table-cell>
          <table:table-cell office:value-type="float" office:value="0.692828" calcext:value-type="float">
            <text:p>0,692828</text:p>
          </table:table-cell>
          <table:table-cell office:value-type="float" office:value="4.68641" calcext:value-type="float">
            <text:p>4,68641</text:p>
          </table:table-cell>
          <table:table-cell office:value-type="float" office:value="30.71" calcext:value-type="float">
            <text:p>30,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33931" calcext:value-type="float">
            <text:p>0,000633931</text:p>
          </table:table-cell>
          <table:table-cell office:value-type="float" office:value="0.00134528" calcext:value-type="float">
            <text:p>0,00134528</text:p>
          </table:table-cell>
          <table:table-cell office:value-type="float" office:value="0.00223311" calcext:value-type="float">
            <text:p>0,00223311</text:p>
          </table:table-cell>
          <table:table-cell office:value-type="float" office:value="0.0045131" calcext:value-type="float">
            <text:p>0,0045131</text:p>
          </table:table-cell>
          <table:table-cell office:value-type="float" office:value="0.00759471" calcext:value-type="float">
            <text:p>0,00759471</text:p>
          </table:table-cell>
          <table:table-cell office:value-type="float" office:value="0.0532178" calcext:value-type="float">
            <text:p>0,0532178</text:p>
          </table:table-cell>
          <table:table-cell office:value-type="float" office:value="0.16074" calcext:value-type="float">
            <text:p>0,16074</text:p>
          </table:table-cell>
          <table:table-cell office:value-type="float" office:value="0.656037" calcext:value-type="float">
            <text:p>0,656037</text:p>
          </table:table-cell>
          <table:table-cell office:value-type="float" office:value="4.46522" calcext:value-type="float">
            <text:p>4,46522</text:p>
          </table:table-cell>
          <table:table-cell office:value-type="float" office:value="30.7402" calcext:value-type="float">
            <text:p>30,74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89494" calcext:value-type="float">
            <text:p>0,000689494</text:p>
          </table:table-cell>
          <table:table-cell office:value-type="float" office:value="0.00127408" calcext:value-type="float">
            <text:p>0,00127408</text:p>
          </table:table-cell>
          <table:table-cell office:value-type="float" office:value="0.00235447" calcext:value-type="float">
            <text:p>0,00235447</text:p>
          </table:table-cell>
          <table:table-cell office:value-type="float" office:value="0.00301065" calcext:value-type="float">
            <text:p>0,00301065</text:p>
          </table:table-cell>
          <table:table-cell office:value-type="float" office:value="0.00902659" calcext:value-type="float">
            <text:p>0,00902659</text:p>
          </table:table-cell>
          <table:table-cell office:value-type="float" office:value="0.0549587" calcext:value-type="float">
            <text:p>0,0549587</text:p>
          </table:table-cell>
          <table:table-cell office:value-type="float" office:value="0.135039" calcext:value-type="float">
            <text:p>0,135039</text:p>
          </table:table-cell>
          <table:table-cell office:value-type="float" office:value="0.660338" calcext:value-type="float">
            <text:p>0,660338</text:p>
          </table:table-cell>
          <table:table-cell office:value-type="float" office:value="4.22917" calcext:value-type="float">
            <text:p>4,22917</text:p>
          </table:table-cell>
          <table:table-cell office:value-type="float" office:value="30.9443" calcext:value-type="float">
            <text:p>30,94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682262" calcext:value-type="float">
            <text:p>0,000682262</text:p>
          </table:table-cell>
          <table:table-cell office:value-type="float" office:value="0.00158121" calcext:value-type="float">
            <text:p>0,00158121</text:p>
          </table:table-cell>
          <table:table-cell office:value-type="float" office:value="0.00229018" calcext:value-type="float">
            <text:p>0,00229018</text:p>
          </table:table-cell>
          <table:table-cell office:value-type="float" office:value="0.00315272" calcext:value-type="float">
            <text:p>0,00315272</text:p>
          </table:table-cell>
          <table:table-cell office:value-type="float" office:value="0.00934658" calcext:value-type="float">
            <text:p>0,00934658</text:p>
          </table:table-cell>
          <table:table-cell office:value-type="float" office:value="0.0373795" calcext:value-type="float">
            <text:p>0,0373795</text:p>
          </table:table-cell>
          <table:table-cell office:value-type="float" office:value="0.134993" calcext:value-type="float">
            <text:p>0,134993</text:p>
          </table:table-cell>
          <table:table-cell office:value-type="float" office:value="0.664689" calcext:value-type="float">
            <text:p>0,664689</text:p>
          </table:table-cell>
          <table:table-cell office:value-type="float" office:value="4.3892" calcext:value-type="float">
            <text:p>4,3892</text:p>
          </table:table-cell>
          <table:table-cell office:value-type="float" office:value="30.7364" calcext:value-type="float">
            <text:p>30,73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85993" calcext:value-type="float">
            <text:p>0,000685993</text:p>
          </table:table-cell>
          <table:table-cell office:value-type="float" office:value="0.00243881" calcext:value-type="float">
            <text:p>0,00243881</text:p>
          </table:table-cell>
          <table:table-cell office:value-type="float" office:value="0.00351126" calcext:value-type="float">
            <text:p>0,00351126</text:p>
          </table:table-cell>
          <table:table-cell office:value-type="float" office:value="0.00290286" calcext:value-type="float">
            <text:p>0,00290286</text:p>
          </table:table-cell>
          <table:table-cell office:value-type="float" office:value="0.00755994" calcext:value-type="float">
            <text:p>0,00755994</text:p>
          </table:table-cell>
          <table:table-cell office:value-type="float" office:value="0.045717" calcext:value-type="float">
            <text:p>0,045717</text:p>
          </table:table-cell>
          <table:table-cell office:value-type="float" office:value="0.145699" calcext:value-type="float">
            <text:p>0,145699</text:p>
          </table:table-cell>
          <table:table-cell office:value-type="float" office:value="0.657716" calcext:value-type="float">
            <text:p>0,657716</text:p>
          </table:table-cell>
          <table:table-cell office:value-type="float" office:value="4.75944" calcext:value-type="float">
            <text:p>4,75944</text:p>
          </table:table-cell>
          <table:table-cell office:value-type="float" office:value="29.4694" calcext:value-type="float">
            <text:p>29,469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1708" calcext:value-type="float">
            <text:p>0,00061708</text:p>
          </table:table-cell>
          <table:table-cell office:value-type="float" office:value="0.00237632" calcext:value-type="float">
            <text:p>0,00237632</text:p>
          </table:table-cell>
          <table:table-cell office:value-type="float" office:value="0.00208714" calcext:value-type="float">
            <text:p>0,00208714</text:p>
          </table:table-cell>
          <table:table-cell office:value-type="float" office:value="0.00251424" calcext:value-type="float">
            <text:p>0,00251424</text:p>
          </table:table-cell>
          <table:table-cell office:value-type="float" office:value="0.00868499" calcext:value-type="float">
            <text:p>0,00868499</text:p>
          </table:table-cell>
          <table:table-cell office:value-type="float" office:value="0.0307542" calcext:value-type="float">
            <text:p>0,0307542</text:p>
          </table:table-cell>
          <table:table-cell office:value-type="float" office:value="0.155596" calcext:value-type="float">
            <text:p>0,155596</text:p>
          </table:table-cell>
          <table:table-cell office:value-type="float" office:value="0.670579" calcext:value-type="float">
            <text:p>0,670579</text:p>
          </table:table-cell>
          <table:table-cell office:value-type="float" office:value="4.54314" calcext:value-type="float">
            <text:p>4,54314</text:p>
          </table:table-cell>
          <table:table-cell office:value-type="float" office:value="29.5475" calcext:value-type="float">
            <text:p>29,547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729287" calcext:value-type="float">
            <text:p>0,000729287</text:p>
          </table:table-cell>
          <table:table-cell office:value-type="float" office:value="0.00208196" calcext:value-type="float">
            <text:p>0,00208196</text:p>
          </table:table-cell>
          <table:table-cell office:value-type="float" office:value="0.00209336" calcext:value-type="float">
            <text:p>0,00209336</text:p>
          </table:table-cell>
          <table:table-cell office:value-type="float" office:value="0.00301254" calcext:value-type="float">
            <text:p>0,00301254</text:p>
          </table:table-cell>
          <table:table-cell office:value-type="float" office:value="0.00952228" calcext:value-type="float">
            <text:p>0,00952228</text:p>
          </table:table-cell>
          <table:table-cell office:value-type="float" office:value="0.0304866" calcext:value-type="float">
            <text:p>0,0304866</text:p>
          </table:table-cell>
          <table:table-cell office:value-type="float" office:value="0.138411" calcext:value-type="float">
            <text:p>0,138411</text:p>
          </table:table-cell>
          <table:table-cell office:value-type="float" office:value="0.657938" calcext:value-type="float">
            <text:p>0,657938</text:p>
          </table:table-cell>
          <table:table-cell office:value-type="float" office:value="4.67818" calcext:value-type="float">
            <text:p>4,67818</text:p>
          </table:table-cell>
          <table:table-cell office:value-type="float" office:value="28.9248" calcext:value-type="float">
            <text:p>28,92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63146" calcext:value-type="float">
            <text:p>0,00163146</text:p>
          </table:table-cell>
          <table:table-cell office:value-type="float" office:value="0.00244267" calcext:value-type="float">
            <text:p>0,00244267</text:p>
          </table:table-cell>
          <table:table-cell office:value-type="float" office:value="0.00237225" calcext:value-type="float">
            <text:p>0,00237225</text:p>
          </table:table-cell>
          <table:table-cell office:value-type="float" office:value="0.00407541" calcext:value-type="float">
            <text:p>0,00407541</text:p>
          </table:table-cell>
          <table:table-cell office:value-type="float" office:value="0.0088658" calcext:value-type="float">
            <text:p>0,0088658</text:p>
          </table:table-cell>
          <table:table-cell office:value-type="float" office:value="0.0320923" calcext:value-type="float">
            <text:p>0,0320923</text:p>
          </table:table-cell>
          <table:table-cell office:value-type="float" office:value="0.131878" calcext:value-type="float">
            <text:p>0,131878</text:p>
          </table:table-cell>
          <table:table-cell office:value-type="float" office:value="0.663539" calcext:value-type="float">
            <text:p>0,663539</text:p>
          </table:table-cell>
          <table:table-cell office:value-type="float" office:value="5.3159" calcext:value-type="float">
            <text:p>5,3159</text:p>
          </table:table-cell>
          <table:table-cell office:value-type="float" office:value="29.273" calcext:value-type="float">
            <text:p>29,27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737698" calcext:value-type="float">
            <text:p>0,000737698</text:p>
          </table:table-cell>
          <table:table-cell office:value-type="float" office:value="0.00920009" calcext:value-type="float">
            <text:p>0,00920009</text:p>
          </table:table-cell>
          <table:table-cell office:value-type="float" office:value="0.00191691" calcext:value-type="float">
            <text:p>0,00191691</text:p>
          </table:table-cell>
          <table:table-cell office:value-type="float" office:value="0.00348782" calcext:value-type="float">
            <text:p>0,00348782</text:p>
          </table:table-cell>
          <table:table-cell office:value-type="float" office:value="0.00967568" calcext:value-type="float">
            <text:p>0,00967568</text:p>
          </table:table-cell>
          <table:table-cell office:value-type="float" office:value="0.0410576" calcext:value-type="float">
            <text:p>0,0410576</text:p>
          </table:table-cell>
          <table:table-cell office:value-type="float" office:value="0.161834" calcext:value-type="float">
            <text:p>0,161834</text:p>
          </table:table-cell>
          <table:table-cell office:value-type="float" office:value="0.662581" calcext:value-type="float">
            <text:p>0,662581</text:p>
          </table:table-cell>
          <table:table-cell office:value-type="float" office:value="5.20997" calcext:value-type="float">
            <text:p>5,20997</text:p>
          </table:table-cell>
          <table:table-cell office:value-type="float" office:value="28.9957" calcext:value-type="float">
            <text:p>28,99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281508" calcext:value-type="float">
            <text:p>0,00281508</text:p>
          </table:table-cell>
          <table:table-cell office:value-type="float" office:value="0.00137471" calcext:value-type="float">
            <text:p>0,00137471</text:p>
          </table:table-cell>
          <table:table-cell office:value-type="float" office:value="0.00162185" calcext:value-type="float">
            <text:p>0,00162185</text:p>
          </table:table-cell>
          <table:table-cell office:value-type="float" office:value="0.00289658" calcext:value-type="float">
            <text:p>0,00289658</text:p>
          </table:table-cell>
          <table:table-cell office:value-type="float" office:value="0.00944009" calcext:value-type="float">
            <text:p>0,00944009</text:p>
          </table:table-cell>
          <table:table-cell office:value-type="float" office:value="0.0335654" calcext:value-type="float">
            <text:p>0,0335654</text:p>
          </table:table-cell>
          <table:table-cell office:value-type="float" office:value="0.126387" calcext:value-type="float">
            <text:p>0,126387</text:p>
          </table:table-cell>
          <table:table-cell office:value-type="float" office:value="0.646968" calcext:value-type="float">
            <text:p>0,646968</text:p>
          </table:table-cell>
          <table:table-cell office:value-type="float" office:value="4.99216" calcext:value-type="float">
            <text:p>4,99216</text:p>
          </table:table-cell>
          <table:table-cell office:value-type="float" office:value="29.1888" calcext:value-type="float">
            <text:p>29,188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663825" calcext:value-type="float">
            <text:p>0,000663825</text:p>
          </table:table-cell>
          <table:table-cell office:value-type="float" office:value="0.00132161" calcext:value-type="float">
            <text:p>0,00132161</text:p>
          </table:table-cell>
          <table:table-cell office:value-type="float" office:value="0.00162996" calcext:value-type="float">
            <text:p>0,00162996</text:p>
          </table:table-cell>
          <table:table-cell office:value-type="float" office:value="0.00323192" calcext:value-type="float">
            <text:p>0,00323192</text:p>
          </table:table-cell>
          <table:table-cell office:value-type="float" office:value="0.00777467" calcext:value-type="float">
            <text:p>0,00777467</text:p>
          </table:table-cell>
          <table:table-cell office:value-type="float" office:value="0.0383456" calcext:value-type="float">
            <text:p>0,0383456</text:p>
          </table:table-cell>
          <table:table-cell office:value-type="float" office:value="0.131378" calcext:value-type="float">
            <text:p>0,131378</text:p>
          </table:table-cell>
          <table:table-cell office:value-type="float" office:value="0.662554" calcext:value-type="float">
            <text:p>0,662554</text:p>
          </table:table-cell>
          <table:table-cell office:value-type="float" office:value="4.60679" calcext:value-type="float">
            <text:p>4,60679</text:p>
          </table:table-cell>
          <table:table-cell office:value-type="float" office:value="30.7071" calcext:value-type="float">
            <text:p>30,70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811979" calcext:value-type="float">
            <text:p>0,000811979</text:p>
          </table:table-cell>
          <table:table-cell office:value-type="float" office:value="0.00143758" calcext:value-type="float">
            <text:p>0,00143758</text:p>
          </table:table-cell>
          <table:table-cell office:value-type="float" office:value="0.00163938" calcext:value-type="float">
            <text:p>0,00163938</text:p>
          </table:table-cell>
          <table:table-cell office:value-type="float" office:value="0.00267599" calcext:value-type="float">
            <text:p>0,00267599</text:p>
          </table:table-cell>
          <table:table-cell office:value-type="float" office:value="0.00916209" calcext:value-type="float">
            <text:p>0,00916209</text:p>
          </table:table-cell>
          <table:table-cell office:value-type="float" office:value="0.0517418" calcext:value-type="float">
            <text:p>0,0517418</text:p>
          </table:table-cell>
          <table:table-cell office:value-type="float" office:value="0.134736" calcext:value-type="float">
            <text:p>0,134736</text:p>
          </table:table-cell>
          <table:table-cell office:value-type="float" office:value="0.66263" calcext:value-type="float">
            <text:p>0,66263</text:p>
          </table:table-cell>
          <table:table-cell office:value-type="float" office:value="4.17443" calcext:value-type="float">
            <text:p>4,17443</text:p>
          </table:table-cell>
          <table:table-cell office:value-type="float" office:value="30.9961" calcext:value-type="float">
            <text:p>30,996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858851" calcext:value-type="float">
            <text:p>0,000858851</text:p>
          </table:table-cell>
          <table:table-cell office:value-type="float" office:value="0.00162817" calcext:value-type="float">
            <text:p>0,00162817</text:p>
          </table:table-cell>
          <table:table-cell office:value-type="float" office:value="0.00406518" calcext:value-type="float">
            <text:p>0,00406518</text:p>
          </table:table-cell>
          <table:table-cell office:value-type="float" office:value="0.00368163" calcext:value-type="float">
            <text:p>0,00368163</text:p>
          </table:table-cell>
          <table:table-cell office:value-type="float" office:value="0.00943097" calcext:value-type="float">
            <text:p>0,00943097</text:p>
          </table:table-cell>
          <table:table-cell office:value-type="float" office:value="0.0348018" calcext:value-type="float">
            <text:p>0,0348018</text:p>
          </table:table-cell>
          <table:table-cell office:value-type="float" office:value="0.140553" calcext:value-type="float">
            <text:p>0,140553</text:p>
          </table:table-cell>
          <table:table-cell office:value-type="float" office:value="0.659757" calcext:value-type="float">
            <text:p>0,659757</text:p>
          </table:table-cell>
          <table:table-cell office:value-type="float" office:value="4.33244" calcext:value-type="float">
            <text:p>4,33244</text:p>
          </table:table-cell>
          <table:table-cell office:value-type="float" office:value="31.9418" calcext:value-type="float">
            <text:p>31,94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993507" calcext:value-type="float">
            <text:p>0,000993507</text:p>
          </table:table-cell>
          <table:table-cell office:value-type="float" office:value="0.00170454" calcext:value-type="float">
            <text:p>0,00170454</text:p>
          </table:table-cell>
          <table:table-cell office:value-type="float" office:value="0.00216757" calcext:value-type="float">
            <text:p>0,00216757</text:p>
          </table:table-cell>
          <table:table-cell office:value-type="float" office:value="0.00479149" calcext:value-type="float">
            <text:p>0,00479149</text:p>
          </table:table-cell>
          <table:table-cell office:value-type="float" office:value="0.00817772" calcext:value-type="float">
            <text:p>0,00817772</text:p>
          </table:table-cell>
          <table:table-cell office:value-type="float" office:value="0.0322998" calcext:value-type="float">
            <text:p>0,0322998</text:p>
          </table:table-cell>
          <table:table-cell office:value-type="float" office:value="0.141479" calcext:value-type="float">
            <text:p>0,141479</text:p>
          </table:table-cell>
          <table:table-cell office:value-type="float" office:value="0.656415" calcext:value-type="float">
            <text:p>0,656415</text:p>
          </table:table-cell>
          <table:table-cell office:value-type="float" office:value="4.63863" calcext:value-type="float">
            <text:p>4,63863</text:p>
          </table:table-cell>
          <table:table-cell office:value-type="float" office:value="30.8702" calcext:value-type="float">
            <text:p>30,870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831639" calcext:value-type="float">
            <text:p>0,000831639</text:p>
          </table:table-cell>
          <table:table-cell table:style-name="ce11" office:value-type="float" office:value="0.00196411" calcext:value-type="float">
            <text:p>0,00196411</text:p>
          </table:table-cell>
          <table:table-cell table:style-name="ce11" office:value-type="float" office:value="0.00220447" calcext:value-type="float">
            <text:p>0,00220447</text:p>
          </table:table-cell>
          <table:table-cell table:style-name="ce11" office:value-type="float" office:value="0.00461185" calcext:value-type="float">
            <text:p>0,00461185</text:p>
          </table:table-cell>
          <table:table-cell table:style-name="ce11" office:value-type="float" office:value="0.00935605" calcext:value-type="float">
            <text:p>0,00935605</text:p>
          </table:table-cell>
          <table:table-cell table:style-name="ce11" office:value-type="float" office:value="0.0284254" calcext:value-type="float">
            <text:p>0,0284254</text:p>
          </table:table-cell>
          <table:table-cell table:style-name="ce11" office:value-type="float" office:value="0.133326" calcext:value-type="float">
            <text:p>0,133326</text:p>
          </table:table-cell>
          <table:table-cell table:style-name="ce11" office:value-type="float" office:value="0.668523" calcext:value-type="float">
            <text:p>0,668523</text:p>
          </table:table-cell>
          <table:table-cell table:style-name="ce11" office:value-type="float" office:value="4.28148" calcext:value-type="float">
            <text:p>4,28148</text:p>
          </table:table-cell>
          <table:table-cell table:style-name="ce11" office:value-type="float" office:value="30.8056" calcext:value-type="float">
            <text:p>30,8056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81508" calcext:value-type="float">
            <text:p>0,00281508</text:p>
          </table:table-cell>
          <table:table-cell table:style-name="ce12" table:formula="of:=MAX([.C3:.C22])" office:value-type="float" office:value="0.00920009" calcext:value-type="float">
            <text:p>0,00920009</text:p>
          </table:table-cell>
          <table:table-cell table:style-name="ce12" table:formula="of:=MAX([.D3:.D22])" office:value-type="float" office:value="0.00406518" calcext:value-type="float">
            <text:p>0,00406518</text:p>
          </table:table-cell>
          <table:table-cell table:style-name="ce12" table:formula="of:=MAX([.E3:.E22])" office:value-type="float" office:value="0.00535749" calcext:value-type="float">
            <text:p>0,00535749</text:p>
          </table:table-cell>
          <table:table-cell table:style-name="ce12" table:formula="of:=MAX([.F3:.F22])" office:value-type="float" office:value="0.0105669" calcext:value-type="float">
            <text:p>0,0105669</text:p>
          </table:table-cell>
          <table:table-cell table:style-name="ce12" table:formula="of:=MAX([.G3:.G22])" office:value-type="float" office:value="0.0549587" calcext:value-type="float">
            <text:p>0,0549587</text:p>
          </table:table-cell>
          <table:table-cell table:style-name="ce12" table:formula="of:=MAX([.H3:.H22])" office:value-type="float" office:value="0.161834" calcext:value-type="float">
            <text:p>0,161834</text:p>
          </table:table-cell>
          <table:table-cell table:style-name="ce12" table:formula="of:=MAX([.I3:.I22])" office:value-type="float" office:value="0.692828" calcext:value-type="float">
            <text:p>0,692828</text:p>
          </table:table-cell>
          <table:table-cell table:style-name="ce12" table:formula="of:=MAX([.J3:.J22])" office:value-type="float" office:value="5.3159" calcext:value-type="float">
            <text:p>5,3159</text:p>
          </table:table-cell>
          <table:table-cell table:style-name="ce12" table:formula="of:=MAX([.K3:.K22])" office:value-type="float" office:value="31.9418" calcext:value-type="float">
            <text:p>31,9418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61708" calcext:value-type="float">
            <text:p>0,00061708</text:p>
          </table:table-cell>
          <table:table-cell table:style-name="ce13" table:formula="of:=MIN([.C3:.C22])" office:value-type="float" office:value="0.00127408" calcext:value-type="float">
            <text:p>0,00127408</text:p>
          </table:table-cell>
          <table:table-cell table:style-name="ce13" table:formula="of:=MIN([.D3:.D22])" office:value-type="float" office:value="0.00157409" calcext:value-type="float">
            <text:p>0,00157409</text:p>
          </table:table-cell>
          <table:table-cell table:style-name="ce13" table:formula="of:=MIN([.E3:.E22])" office:value-type="float" office:value="0.00251424" calcext:value-type="float">
            <text:p>0,00251424</text:p>
          </table:table-cell>
          <table:table-cell table:style-name="ce13" table:formula="of:=MIN([.F3:.F22])" office:value-type="float" office:value="0.00755994" calcext:value-type="float">
            <text:p>0,00755994</text:p>
          </table:table-cell>
          <table:table-cell table:style-name="ce13" table:formula="of:=MIN([.G3:.G22])" office:value-type="float" office:value="0.0284254" calcext:value-type="float">
            <text:p>0,0284254</text:p>
          </table:table-cell>
          <table:table-cell table:style-name="ce13" table:formula="of:=MIN([.H3:.H22])" office:value-type="float" office:value="0.126387" calcext:value-type="float">
            <text:p>0,126387</text:p>
          </table:table-cell>
          <table:table-cell table:style-name="ce13" table:formula="of:=MIN([.I3:.I22])" office:value-type="float" office:value="0.646968" calcext:value-type="float">
            <text:p>0,646968</text:p>
          </table:table-cell>
          <table:table-cell table:style-name="ce13" table:formula="of:=MIN([.J3:.J22])" office:value-type="float" office:value="4.14486" calcext:value-type="float">
            <text:p>4,14486</text:p>
          </table:table-cell>
          <table:table-cell table:style-name="ce13" table:formula="of:=MIN([.K3:.K22])" office:value-type="float" office:value="28.9248" calcext:value-type="float">
            <text:p>28,9248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95324005" calcext:value-type="float">
            <text:p>0,0009532401</text:p>
          </table:table-cell>
          <table:table-cell table:style-name="ce14" table:formula="of:=SUM([.C3:.C22]) / 20" office:value-type="float" office:value="0.0023277685" calcext:value-type="float">
            <text:p>0,0023277685</text:p>
          </table:table-cell>
          <table:table-cell table:style-name="ce14" table:formula="of:=SUM([.D3:.D22]) / 20" office:value-type="float" office:value="0.002204966" calcext:value-type="float">
            <text:p>0,002204966</text:p>
          </table:table-cell>
          <table:table-cell table:style-name="ce14" table:formula="of:=SUM([.E3:.E22]) / 20" office:value-type="float" office:value="0.0035529315" calcext:value-type="float">
            <text:p>0,0035529315</text:p>
          </table:table-cell>
          <table:table-cell table:style-name="ce14" table:formula="of:=SUM([.F3:.F22]) / 20" office:value-type="float" office:value="0.008771488" calcext:value-type="float">
            <text:p>0,008771488</text:p>
          </table:table-cell>
          <table:table-cell table:style-name="ce14" table:formula="of:=SUM([.G3:.G22]) / 20" office:value-type="float" office:value="0.03831682" calcext:value-type="float">
            <text:p>0,03831682</text:p>
          </table:table-cell>
          <table:table-cell table:style-name="ce14" table:formula="of:=SUM([.H3:.H22]) / 20" office:value-type="float" office:value="0.14017185" calcext:value-type="float">
            <text:p>0,14017185</text:p>
          </table:table-cell>
          <table:table-cell table:style-name="ce14" table:formula="of:=SUM([.I3:.I22]) / 20" office:value-type="float" office:value="0.6614054" calcext:value-type="float">
            <text:p>0,6614054</text:p>
          </table:table-cell>
          <table:table-cell table:style-name="ce14" table:formula="of:=SUM([.J3:.J22]) / 20" office:value-type="float" office:value="4.593823" calcext:value-type="float">
            <text:p>4,593823</text:p>
          </table:table-cell>
          <table:table-cell table:style-name="ce14" table:formula="of:=SUM([.K3:.K22]) / 20" office:value-type="float" office:value="30.47991" calcext:value-type="float">
            <text:p>30,47991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542516436407082" calcext:value-type="float">
            <text:p>0,0005425164</text:p>
          </table:table-cell>
          <table:table-cell table:style-name="ce15" table:formula="of:=STDEV([.C3:.C22])" office:value-type="float" office:value="0.00187696618356739" calcext:value-type="float">
            <text:p>0,0018769662</text:p>
          </table:table-cell>
          <table:table-cell table:style-name="ce15" table:formula="of:=STDEV([.D3:.D22])" office:value-type="float" office:value="0.000613831676536817" calcext:value-type="float">
            <text:p>0,0006138317</text:p>
          </table:table-cell>
          <table:table-cell table:style-name="ce15" table:formula="of:=STDEV([.E3:.E22])" office:value-type="float" office:value="0.000872450628488663" calcext:value-type="float">
            <text:p>0,0008724506</text:p>
          </table:table-cell>
          <table:table-cell table:style-name="ce15" table:formula="of:=STDEV([.F3:.F22])" office:value-type="float" office:value="0.000880717600032108" calcext:value-type="float">
            <text:p>0,0008807176</text:p>
          </table:table-cell>
          <table:table-cell table:style-name="ce15" table:formula="of:=STDEV([.G3:.G22])" office:value-type="float" office:value="0.00823623101242949" calcext:value-type="float">
            <text:p>0,008236231</text:p>
          </table:table-cell>
          <table:table-cell table:style-name="ce15" table:formula="of:=STDEV([.H3:.H22])" office:value-type="float" office:value="0.0111082247919705" calcext:value-type="float">
            <text:p>0,0111082248</text:p>
          </table:table-cell>
          <table:table-cell table:style-name="ce15" table:formula="of:=STDEV([.I3:.I22])" office:value-type="float" office:value="0.00964212989901472" calcext:value-type="float">
            <text:p>0,0096421299</text:p>
          </table:table-cell>
          <table:table-cell table:style-name="ce15" table:formula="of:=STDEV([.J3:.J22])" office:value-type="float" office:value="0.325078738722596" calcext:value-type="float">
            <text:p>0,3250787387</text:p>
          </table:table-cell>
          <table:table-cell table:style-name="ce15" table:formula="of:=STDEV([.K3:.K22])" office:value-type="float" office:value="0.893557238115989" calcext:value-type="float">
            <text:p>0,8935572381</text:p>
          </table:table-cell>
        </table:table-row>
      </table:table>
      <table:table table:name="8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860985" calcext:value-type="float">
            <text:p>0,000860985</text:p>
          </table:table-cell>
          <table:table-cell office:value-type="float" office:value="0.00162537" calcext:value-type="float">
            <text:p>0,00162537</text:p>
          </table:table-cell>
          <table:table-cell office:value-type="float" office:value="0.00583205" calcext:value-type="float">
            <text:p>0,00583205</text:p>
          </table:table-cell>
          <table:table-cell office:value-type="float" office:value="0.00311923" calcext:value-type="float">
            <text:p>0,00311923</text:p>
          </table:table-cell>
          <table:table-cell office:value-type="float" office:value="0.0167663" calcext:value-type="float">
            <text:p>0,0167663</text:p>
          </table:table-cell>
          <table:table-cell office:value-type="string" calcext:value-type="string">
            <text:p>0.0303182</text:p>
          </table:table-cell>
          <table:table-cell office:value-type="float" office:value="0.140632" calcext:value-type="float">
            <text:p>0,140632</text:p>
          </table:table-cell>
          <table:table-cell office:value-type="float" office:value="0.69569" calcext:value-type="float">
            <text:p>0,69569</text:p>
          </table:table-cell>
          <table:table-cell office:value-type="float" office:value="4.05612" calcext:value-type="float">
            <text:p>4,05612</text:p>
          </table:table-cell>
          <table:table-cell office:value-type="float" office:value="34.6392" calcext:value-type="float">
            <text:p>34,63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782564" calcext:value-type="float">
            <text:p>0,000782564</text:p>
          </table:table-cell>
          <table:table-cell office:value-type="float" office:value="0.00564284" calcext:value-type="float">
            <text:p>0,00564284</text:p>
          </table:table-cell>
          <table:table-cell office:value-type="float" office:value="0.00333828" calcext:value-type="float">
            <text:p>0,00333828</text:p>
          </table:table-cell>
          <table:table-cell office:value-type="float" office:value="0.00342236" calcext:value-type="float">
            <text:p>0,00342236</text:p>
          </table:table-cell>
          <table:table-cell office:value-type="float" office:value="0.0074794" calcext:value-type="float">
            <text:p>0,0074794</text:p>
          </table:table-cell>
          <table:table-cell office:value-type="string" calcext:value-type="string">
            <text:p>0.0362281</text:p>
          </table:table-cell>
          <table:table-cell office:value-type="float" office:value="0.126872" calcext:value-type="float">
            <text:p>0,126872</text:p>
          </table:table-cell>
          <table:table-cell office:value-type="float" office:value="0.688253" calcext:value-type="float">
            <text:p>0,688253</text:p>
          </table:table-cell>
          <table:table-cell office:value-type="float" office:value="3.64793" calcext:value-type="float">
            <text:p>3,64793</text:p>
          </table:table-cell>
          <table:table-cell office:value-type="float" office:value="34.2243" calcext:value-type="float">
            <text:p>34,22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979898" calcext:value-type="float">
            <text:p>0,000979898</text:p>
          </table:table-cell>
          <table:table-cell office:value-type="float" office:value="0.00251929" calcext:value-type="float">
            <text:p>0,00251929</text:p>
          </table:table-cell>
          <table:table-cell office:value-type="float" office:value="0.00226994" calcext:value-type="float">
            <text:p>0,00226994</text:p>
          </table:table-cell>
          <table:table-cell office:value-type="float" office:value="0.00320174" calcext:value-type="float">
            <text:p>0,00320174</text:p>
          </table:table-cell>
          <table:table-cell office:value-type="float" office:value="0.0107055" calcext:value-type="float">
            <text:p>0,0107055</text:p>
          </table:table-cell>
          <table:table-cell office:value-type="string" calcext:value-type="string">
            <text:p>0.0332651</text:p>
          </table:table-cell>
          <table:table-cell office:value-type="float" office:value="0.137146" calcext:value-type="float">
            <text:p>0,137146</text:p>
          </table:table-cell>
          <table:table-cell office:value-type="float" office:value="0.709296" calcext:value-type="float">
            <text:p>0,709296</text:p>
          </table:table-cell>
          <table:table-cell office:value-type="float" office:value="3.8736" calcext:value-type="float">
            <text:p>3,8736</text:p>
          </table:table-cell>
          <table:table-cell office:value-type="float" office:value="34.0734" calcext:value-type="float">
            <text:p>34,07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64544" calcext:value-type="float">
            <text:p>0,00164544</text:p>
          </table:table-cell>
          <table:table-cell office:value-type="float" office:value="0.00149409" calcext:value-type="float">
            <text:p>0,00149409</text:p>
          </table:table-cell>
          <table:table-cell office:value-type="float" office:value="0.00611178" calcext:value-type="float">
            <text:p>0,00611178</text:p>
          </table:table-cell>
          <table:table-cell office:value-type="float" office:value="0.00310563" calcext:value-type="float">
            <text:p>0,00310563</text:p>
          </table:table-cell>
          <table:table-cell office:value-type="float" office:value="0.00742525" calcext:value-type="float">
            <text:p>0,00742525</text:p>
          </table:table-cell>
          <table:table-cell office:value-type="string" calcext:value-type="string">
            <text:p>0.030858</text:p>
          </table:table-cell>
          <table:table-cell office:value-type="float" office:value="0.117868" calcext:value-type="float">
            <text:p>0,117868</text:p>
          </table:table-cell>
          <table:table-cell office:value-type="float" office:value="0.678541" calcext:value-type="float">
            <text:p>0,678541</text:p>
          </table:table-cell>
          <table:table-cell office:value-type="float" office:value="3.6064" calcext:value-type="float">
            <text:p>3,6064</text:p>
          </table:table-cell>
          <table:table-cell office:value-type="float" office:value="34.5107" calcext:value-type="float">
            <text:p>34,51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56619" calcext:value-type="float">
            <text:p>0,00056619</text:p>
          </table:table-cell>
          <table:table-cell office:value-type="float" office:value="0.00152097" calcext:value-type="float">
            <text:p>0,00152097</text:p>
          </table:table-cell>
          <table:table-cell office:value-type="float" office:value="0.00178091" calcext:value-type="float">
            <text:p>0,00178091</text:p>
          </table:table-cell>
          <table:table-cell office:value-type="float" office:value="0.00304179" calcext:value-type="float">
            <text:p>0,00304179</text:p>
          </table:table-cell>
          <table:table-cell office:value-type="float" office:value="0.0081416" calcext:value-type="float">
            <text:p>0,0081416</text:p>
          </table:table-cell>
          <table:table-cell office:value-type="string" calcext:value-type="string">
            <text:p>0.0344344</text:p>
          </table:table-cell>
          <table:table-cell office:value-type="float" office:value="0.121663" calcext:value-type="float">
            <text:p>0,121663</text:p>
          </table:table-cell>
          <table:table-cell office:value-type="float" office:value="0.672445" calcext:value-type="float">
            <text:p>0,672445</text:p>
          </table:table-cell>
          <table:table-cell office:value-type="float" office:value="4.35331" calcext:value-type="float">
            <text:p>4,35331</text:p>
          </table:table-cell>
          <table:table-cell office:value-type="float" office:value="34.5629" calcext:value-type="float">
            <text:p>34,56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742811" calcext:value-type="float">
            <text:p>0,000742811</text:p>
          </table:table-cell>
          <table:table-cell office:value-type="float" office:value="0.00178707" calcext:value-type="float">
            <text:p>0,00178707</text:p>
          </table:table-cell>
          <table:table-cell office:value-type="float" office:value="0.0062348" calcext:value-type="float">
            <text:p>0,0062348</text:p>
          </table:table-cell>
          <table:table-cell office:value-type="float" office:value="0.0065901" calcext:value-type="float">
            <text:p>0,0065901</text:p>
          </table:table-cell>
          <table:table-cell office:value-type="float" office:value="0.0099571" calcext:value-type="float">
            <text:p>0,0099571</text:p>
          </table:table-cell>
          <table:table-cell office:value-type="string" calcext:value-type="string">
            <text:p>0.036248</text:p>
          </table:table-cell>
          <table:table-cell office:value-type="float" office:value="0.117979" calcext:value-type="float">
            <text:p>0,117979</text:p>
          </table:table-cell>
          <table:table-cell office:value-type="float" office:value="0.683253" calcext:value-type="float">
            <text:p>0,683253</text:p>
          </table:table-cell>
          <table:table-cell office:value-type="float" office:value="4.12212" calcext:value-type="float">
            <text:p>4,12212</text:p>
          </table:table-cell>
          <table:table-cell office:value-type="float" office:value="34.6253" calcext:value-type="float">
            <text:p>34,625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00859" calcext:value-type="float">
            <text:p>0,000600859</text:p>
          </table:table-cell>
          <table:table-cell office:value-type="float" office:value="0.00194591" calcext:value-type="float">
            <text:p>0,00194591</text:p>
          </table:table-cell>
          <table:table-cell office:value-type="float" office:value="0.00178948" calcext:value-type="float">
            <text:p>0,00178948</text:p>
          </table:table-cell>
          <table:table-cell office:value-type="float" office:value="0.00311969" calcext:value-type="float">
            <text:p>0,00311969</text:p>
          </table:table-cell>
          <table:table-cell office:value-type="float" office:value="0.00743658" calcext:value-type="float">
            <text:p>0,00743658</text:p>
          </table:table-cell>
          <table:table-cell office:value-type="string" calcext:value-type="string">
            <text:p>0.0356366</text:p>
          </table:table-cell>
          <table:table-cell office:value-type="float" office:value="0.119536" calcext:value-type="float">
            <text:p>0,119536</text:p>
          </table:table-cell>
          <table:table-cell office:value-type="float" office:value="0.672113" calcext:value-type="float">
            <text:p>0,672113</text:p>
          </table:table-cell>
          <table:table-cell office:value-type="float" office:value="3.86187" calcext:value-type="float">
            <text:p>3,86187</text:p>
          </table:table-cell>
          <table:table-cell office:value-type="float" office:value="34.3263" calcext:value-type="float">
            <text:p>34,326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09135" calcext:value-type="float">
            <text:p>0,000609135</text:p>
          </table:table-cell>
          <table:table-cell office:value-type="float" office:value="0.00201987" calcext:value-type="float">
            <text:p>0,00201987</text:p>
          </table:table-cell>
          <table:table-cell office:value-type="float" office:value="0.00185561" calcext:value-type="float">
            <text:p>0,00185561</text:p>
          </table:table-cell>
          <table:table-cell office:value-type="float" office:value="0.00278032" calcext:value-type="float">
            <text:p>0,00278032</text:p>
          </table:table-cell>
          <table:table-cell office:value-type="float" office:value="0.00738691" calcext:value-type="float">
            <text:p>0,00738691</text:p>
          </table:table-cell>
          <table:table-cell office:value-type="string" calcext:value-type="string">
            <text:p>0.0342178</text:p>
          </table:table-cell>
          <table:table-cell office:value-type="float" office:value="0.122042" calcext:value-type="float">
            <text:p>0,122042</text:p>
          </table:table-cell>
          <table:table-cell office:value-type="float" office:value="0.731262" calcext:value-type="float">
            <text:p>0,731262</text:p>
          </table:table-cell>
          <table:table-cell office:value-type="float" office:value="3.81892" calcext:value-type="float">
            <text:p>3,81892</text:p>
          </table:table-cell>
          <table:table-cell office:value-type="float" office:value="34.4656" calcext:value-type="float">
            <text:p>34,46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63056" calcext:value-type="float">
            <text:p>0,00063056</text:p>
          </table:table-cell>
          <table:table-cell office:value-type="float" office:value="0.00350764" calcext:value-type="float">
            <text:p>0,00350764</text:p>
          </table:table-cell>
          <table:table-cell office:value-type="float" office:value="0.00173222" calcext:value-type="float">
            <text:p>0,00173222</text:p>
          </table:table-cell>
          <table:table-cell office:value-type="float" office:value="0.00423896" calcext:value-type="float">
            <text:p>0,00423896</text:p>
          </table:table-cell>
          <table:table-cell office:value-type="float" office:value="0.0108043" calcext:value-type="float">
            <text:p>0,0108043</text:p>
          </table:table-cell>
          <table:table-cell office:value-type="string" calcext:value-type="string">
            <text:p>0.0421585</text:p>
          </table:table-cell>
          <table:table-cell office:value-type="float" office:value="0.124007" calcext:value-type="float">
            <text:p>0,124007</text:p>
          </table:table-cell>
          <table:table-cell office:value-type="float" office:value="0.785936" calcext:value-type="float">
            <text:p>0,785936</text:p>
          </table:table-cell>
          <table:table-cell office:value-type="float" office:value="3.58836" calcext:value-type="float">
            <text:p>3,58836</text:p>
          </table:table-cell>
          <table:table-cell office:value-type="float" office:value="34.546" calcext:value-type="float">
            <text:p>34,5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50152" calcext:value-type="float">
            <text:p>0,000650152</text:p>
          </table:table-cell>
          <table:table-cell office:value-type="float" office:value="0.00250428" calcext:value-type="float">
            <text:p>0,00250428</text:p>
          </table:table-cell>
          <table:table-cell office:value-type="float" office:value="0.0507041" calcext:value-type="float">
            <text:p>0,0507041</text:p>
          </table:table-cell>
          <table:table-cell office:value-type="float" office:value="0.00312438" calcext:value-type="float">
            <text:p>0,00312438</text:p>
          </table:table-cell>
          <table:table-cell office:value-type="float" office:value="0.00864668" calcext:value-type="float">
            <text:p>0,00864668</text:p>
          </table:table-cell>
          <table:table-cell office:value-type="string" calcext:value-type="string">
            <text:p>0.0359765</text:p>
          </table:table-cell>
          <table:table-cell office:value-type="float" office:value="0.122627" calcext:value-type="float">
            <text:p>0,122627</text:p>
          </table:table-cell>
          <table:table-cell office:value-type="float" office:value="0.780886" calcext:value-type="float">
            <text:p>0,780886</text:p>
          </table:table-cell>
          <table:table-cell office:value-type="float" office:value="3.81267" calcext:value-type="float">
            <text:p>3,81267</text:p>
          </table:table-cell>
          <table:table-cell office:value-type="float" office:value="34.1715" calcext:value-type="float">
            <text:p>34,17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18365" calcext:value-type="float">
            <text:p>0,000618365</text:p>
          </table:table-cell>
          <table:table-cell office:value-type="float" office:value="0.00134713" calcext:value-type="float">
            <text:p>0,00134713</text:p>
          </table:table-cell>
          <table:table-cell office:value-type="float" office:value="0.0312243" calcext:value-type="float">
            <text:p>0,0312243</text:p>
          </table:table-cell>
          <table:table-cell office:value-type="float" office:value="0.00353142" calcext:value-type="float">
            <text:p>0,00353142</text:p>
          </table:table-cell>
          <table:table-cell office:value-type="float" office:value="0.0080812" calcext:value-type="float">
            <text:p>0,0080812</text:p>
          </table:table-cell>
          <table:table-cell office:value-type="string" calcext:value-type="string">
            <text:p>0.0520224</text:p>
          </table:table-cell>
          <table:table-cell office:value-type="float" office:value="0.120922" calcext:value-type="float">
            <text:p>0,120922</text:p>
          </table:table-cell>
          <table:table-cell office:value-type="float" office:value="0.794007" calcext:value-type="float">
            <text:p>0,794007</text:p>
          </table:table-cell>
          <table:table-cell office:value-type="float" office:value="3.92868" calcext:value-type="float">
            <text:p>3,92868</text:p>
          </table:table-cell>
          <table:table-cell office:value-type="float" office:value="34.6786" calcext:value-type="float">
            <text:p>34,67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247927" calcext:value-type="float">
            <text:p>0,00247927</text:p>
          </table:table-cell>
          <table:table-cell office:value-type="float" office:value="0.00132533" calcext:value-type="float">
            <text:p>0,00132533</text:p>
          </table:table-cell>
          <table:table-cell office:value-type="float" office:value="0.0293177" calcext:value-type="float">
            <text:p>0,0293177</text:p>
          </table:table-cell>
          <table:table-cell office:value-type="float" office:value="0.00554609" calcext:value-type="float">
            <text:p>0,00554609</text:p>
          </table:table-cell>
          <table:table-cell office:value-type="float" office:value="0.00849818" calcext:value-type="float">
            <text:p>0,00849818</text:p>
          </table:table-cell>
          <table:table-cell office:value-type="string" calcext:value-type="string">
            <text:p>0.033285</text:p>
          </table:table-cell>
          <table:table-cell office:value-type="float" office:value="0.117718" calcext:value-type="float">
            <text:p>0,117718</text:p>
          </table:table-cell>
          <table:table-cell office:value-type="float" office:value="0.729028" calcext:value-type="float">
            <text:p>0,729028</text:p>
          </table:table-cell>
          <table:table-cell office:value-type="float" office:value="3.51155" calcext:value-type="float">
            <text:p>3,51155</text:p>
          </table:table-cell>
          <table:table-cell office:value-type="float" office:value="34.6711" calcext:value-type="float">
            <text:p>34,67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77127" calcext:value-type="float">
            <text:p>0,00177127</text:p>
          </table:table-cell>
          <table:table-cell office:value-type="float" office:value="0.00145625" calcext:value-type="float">
            <text:p>0,00145625</text:p>
          </table:table-cell>
          <table:table-cell office:value-type="float" office:value="0.0264243" calcext:value-type="float">
            <text:p>0,0264243</text:p>
          </table:table-cell>
          <table:table-cell office:value-type="float" office:value="0.0031623" calcext:value-type="float">
            <text:p>0,0031623</text:p>
          </table:table-cell>
          <table:table-cell office:value-type="float" office:value="0.00827917" calcext:value-type="float">
            <text:p>0,00827917</text:p>
          </table:table-cell>
          <table:table-cell office:value-type="string" calcext:value-type="string">
            <text:p>0.0367649</text:p>
          </table:table-cell>
          <table:table-cell office:value-type="float" office:value="0.120885" calcext:value-type="float">
            <text:p>0,120885</text:p>
          </table:table-cell>
          <table:table-cell office:value-type="float" office:value="0.79478" calcext:value-type="float">
            <text:p>0,79478</text:p>
          </table:table-cell>
          <table:table-cell office:value-type="float" office:value="3.94149" calcext:value-type="float">
            <text:p>3,94149</text:p>
          </table:table-cell>
          <table:table-cell office:value-type="float" office:value="34.5658" calcext:value-type="float">
            <text:p>34,565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425316" calcext:value-type="float">
            <text:p>0,00425316</text:p>
          </table:table-cell>
          <table:table-cell office:value-type="float" office:value="0.00135738" calcext:value-type="float">
            <text:p>0,00135738</text:p>
          </table:table-cell>
          <table:table-cell office:value-type="float" office:value="0.00413064" calcext:value-type="float">
            <text:p>0,00413064</text:p>
          </table:table-cell>
          <table:table-cell office:value-type="float" office:value="0.0054853" calcext:value-type="float">
            <text:p>0,0054853</text:p>
          </table:table-cell>
          <table:table-cell office:value-type="float" office:value="0.0077921" calcext:value-type="float">
            <text:p>0,0077921</text:p>
          </table:table-cell>
          <table:table-cell office:value-type="string" calcext:value-type="string">
            <text:p>0.0300382</text:p>
          </table:table-cell>
          <table:table-cell office:value-type="float" office:value="0.122071" calcext:value-type="float">
            <text:p>0,122071</text:p>
          </table:table-cell>
          <table:table-cell office:value-type="float" office:value="0.673205" calcext:value-type="float">
            <text:p>0,673205</text:p>
          </table:table-cell>
          <table:table-cell office:value-type="float" office:value="3.81924" calcext:value-type="float">
            <text:p>3,81924</text:p>
          </table:table-cell>
          <table:table-cell office:value-type="float" office:value="34.6069" calcext:value-type="float">
            <text:p>34,606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299386" calcext:value-type="float">
            <text:p>0,00299386</text:p>
          </table:table-cell>
          <table:table-cell office:value-type="float" office:value="0.00150049" calcext:value-type="float">
            <text:p>0,00150049</text:p>
          </table:table-cell>
          <table:table-cell office:value-type="float" office:value="0.00271987" calcext:value-type="float">
            <text:p>0,00271987</text:p>
          </table:table-cell>
          <table:table-cell office:value-type="float" office:value="0.00494604" calcext:value-type="float">
            <text:p>0,00494604</text:p>
          </table:table-cell>
          <table:table-cell office:value-type="float" office:value="0.00990755" calcext:value-type="float">
            <text:p>0,00990755</text:p>
          </table:table-cell>
          <table:table-cell office:value-type="string" calcext:value-type="string">
            <text:p>0.0315313</text:p>
          </table:table-cell>
          <table:table-cell office:value-type="float" office:value="0.126142" calcext:value-type="float">
            <text:p>0,126142</text:p>
          </table:table-cell>
          <table:table-cell office:value-type="float" office:value="0.690178" calcext:value-type="float">
            <text:p>0,690178</text:p>
          </table:table-cell>
          <table:table-cell office:value-type="float" office:value="3.60611" calcext:value-type="float">
            <text:p>3,60611</text:p>
          </table:table-cell>
          <table:table-cell office:value-type="float" office:value="34.5466" calcext:value-type="float">
            <text:p>34,546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128072" calcext:value-type="float">
            <text:p>0,00128072</text:p>
          </table:table-cell>
          <table:table-cell office:value-type="float" office:value="0.00158146" calcext:value-type="float">
            <text:p>0,00158146</text:p>
          </table:table-cell>
          <table:table-cell office:value-type="float" office:value="0.00185516" calcext:value-type="float">
            <text:p>0,00185516</text:p>
          </table:table-cell>
          <table:table-cell office:value-type="float" office:value="0.00317498" calcext:value-type="float">
            <text:p>0,00317498</text:p>
          </table:table-cell>
          <table:table-cell office:value-type="float" office:value="0.00758076" calcext:value-type="float">
            <text:p>0,00758076</text:p>
          </table:table-cell>
          <table:table-cell office:value-type="string" calcext:value-type="string">
            <text:p>0.0555269</text:p>
          </table:table-cell>
          <table:table-cell office:value-type="float" office:value="0.122072" calcext:value-type="float">
            <text:p>0,122072</text:p>
          </table:table-cell>
          <table:table-cell office:value-type="float" office:value="0.694142" calcext:value-type="float">
            <text:p>0,694142</text:p>
          </table:table-cell>
          <table:table-cell office:value-type="float" office:value="3.92319" calcext:value-type="float">
            <text:p>3,92319</text:p>
          </table:table-cell>
          <table:table-cell office:value-type="float" office:value="34.7833" calcext:value-type="float">
            <text:p>34,783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56057" calcext:value-type="float">
            <text:p>0,000556057</text:p>
          </table:table-cell>
          <table:table-cell office:value-type="float" office:value="0.00276023" calcext:value-type="float">
            <text:p>0,00276023</text:p>
          </table:table-cell>
          <table:table-cell office:value-type="float" office:value="0.00181897" calcext:value-type="float">
            <text:p>0,00181897</text:p>
          </table:table-cell>
          <table:table-cell office:value-type="float" office:value="0.00411813" calcext:value-type="float">
            <text:p>0,00411813</text:p>
          </table:table-cell>
          <table:table-cell office:value-type="float" office:value="0.00884945" calcext:value-type="float">
            <text:p>0,00884945</text:p>
          </table:table-cell>
          <table:table-cell office:value-type="string" calcext:value-type="string">
            <text:p>0.0307588</text:p>
          </table:table-cell>
          <table:table-cell office:value-type="float" office:value="0.11998" calcext:value-type="float">
            <text:p>0,11998</text:p>
          </table:table-cell>
          <table:table-cell office:value-type="float" office:value="0.684333" calcext:value-type="float">
            <text:p>0,684333</text:p>
          </table:table-cell>
          <table:table-cell office:value-type="float" office:value="3.84666" calcext:value-type="float">
            <text:p>3,84666</text:p>
          </table:table-cell>
          <table:table-cell office:value-type="float" office:value="34.6192" calcext:value-type="float">
            <text:p>34,619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491612" calcext:value-type="float">
            <text:p>0,000491612</text:p>
          </table:table-cell>
          <table:table-cell office:value-type="float" office:value="0.00361118" calcext:value-type="float">
            <text:p>0,00361118</text:p>
          </table:table-cell>
          <table:table-cell office:value-type="float" office:value="0.00222974" calcext:value-type="float">
            <text:p>0,00222974</text:p>
          </table:table-cell>
          <table:table-cell office:value-type="float" office:value="0.00322434" calcext:value-type="float">
            <text:p>0,00322434</text:p>
          </table:table-cell>
          <table:table-cell office:value-type="float" office:value="0.00867096" calcext:value-type="float">
            <text:p>0,00867096</text:p>
          </table:table-cell>
          <table:table-cell office:value-type="string" calcext:value-type="string">
            <text:p>0.0367338</text:p>
          </table:table-cell>
          <table:table-cell office:value-type="float" office:value="0.12298" calcext:value-type="float">
            <text:p>0,12298</text:p>
          </table:table-cell>
          <table:table-cell office:value-type="float" office:value="0.68508" calcext:value-type="float">
            <text:p>0,68508</text:p>
          </table:table-cell>
          <table:table-cell office:value-type="float" office:value="3.55208" calcext:value-type="float">
            <text:p>3,55208</text:p>
          </table:table-cell>
          <table:table-cell office:value-type="float" office:value="34.7182" calcext:value-type="float">
            <text:p>34,718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79776" calcext:value-type="float">
            <text:p>0,000579776</text:p>
          </table:table-cell>
          <table:table-cell office:value-type="float" office:value="0.0035132" calcext:value-type="float">
            <text:p>0,0035132</text:p>
          </table:table-cell>
          <table:table-cell office:value-type="float" office:value="0.00210891" calcext:value-type="float">
            <text:p>0,00210891</text:p>
          </table:table-cell>
          <table:table-cell office:value-type="float" office:value="0.00273438" calcext:value-type="float">
            <text:p>0,00273438</text:p>
          </table:table-cell>
          <table:table-cell office:value-type="float" office:value="0.00950335" calcext:value-type="float">
            <text:p>0,00950335</text:p>
          </table:table-cell>
          <table:table-cell office:value-type="string" calcext:value-type="string">
            <text:p>0.0301563</text:p>
          </table:table-cell>
          <table:table-cell office:value-type="float" office:value="0.119786" calcext:value-type="float">
            <text:p>0,119786</text:p>
          </table:table-cell>
          <table:table-cell office:value-type="float" office:value="0.687539" calcext:value-type="float">
            <text:p>0,687539</text:p>
          </table:table-cell>
          <table:table-cell office:value-type="float" office:value="3.92527" calcext:value-type="float">
            <text:p>3,92527</text:p>
          </table:table-cell>
          <table:table-cell office:value-type="float" office:value="34.5387" calcext:value-type="float">
            <text:p>34,538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52669" calcext:value-type="float">
            <text:p>0,000552669</text:p>
          </table:table-cell>
          <table:table-cell table:style-name="ce11" office:value-type="float" office:value="0.00138566" calcext:value-type="float">
            <text:p>0,00138566</text:p>
          </table:table-cell>
          <table:table-cell table:style-name="ce11" office:value-type="float" office:value="0.00328223" calcext:value-type="float">
            <text:p>0,00328223</text:p>
          </table:table-cell>
          <table:table-cell table:style-name="ce11" office:value-type="float" office:value="0.00473578" calcext:value-type="float">
            <text:p>0,00473578</text:p>
          </table:table-cell>
          <table:table-cell table:style-name="ce11" office:value-type="float" office:value="0.00736284" calcext:value-type="float">
            <text:p>0,00736284</text:p>
          </table:table-cell>
          <table:table-cell table:style-name="ce11" office:value-type="string" calcext:value-type="string">
            <text:p>0.0349307</text:p>
          </table:table-cell>
          <table:table-cell table:style-name="ce11" office:value-type="float" office:value="0.152691" calcext:value-type="float">
            <text:p>0,152691</text:p>
          </table:table-cell>
          <table:table-cell table:style-name="ce11" office:value-type="float" office:value="0.675241" calcext:value-type="float">
            <text:p>0,675241</text:p>
          </table:table-cell>
          <table:table-cell table:style-name="ce11" office:value-type="float" office:value="3.89105" calcext:value-type="float">
            <text:p>3,89105</text:p>
          </table:table-cell>
          <table:table-cell table:style-name="ce11" office:value-type="float" office:value="34.6594" calcext:value-type="float">
            <text:p>34,6594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425316" calcext:value-type="float">
            <text:p>0,00425316</text:p>
          </table:table-cell>
          <table:table-cell table:style-name="ce12" table:formula="of:=MAX([.C3:.C22])" office:value-type="float" office:value="0.00564284" calcext:value-type="float">
            <text:p>0,00564284</text:p>
          </table:table-cell>
          <table:table-cell table:style-name="ce12" table:formula="of:=MAX([.D3:.D22])" office:value-type="float" office:value="0.0507041" calcext:value-type="float">
            <text:p>0,0507041</text:p>
          </table:table-cell>
          <table:table-cell table:style-name="ce12" table:formula="of:=MAX([.E3:.E22])" office:value-type="float" office:value="0.0065901" calcext:value-type="float">
            <text:p>0,0065901</text:p>
          </table:table-cell>
          <table:table-cell table:style-name="ce12" table:formula="of:=MAX([.F3:.F22])" office:value-type="float" office:value="0.0167663" calcext:value-type="float">
            <text:p>0,0167663</text:p>
          </table:table-cell>
          <table:table-cell table:style-name="ce12" table:formula="of:=MAX([.G3:.G22])" office:value-type="float" office:value="0" calcext:value-type="float">
            <text:p>0</text:p>
          </table:table-cell>
          <table:table-cell table:style-name="ce12" table:formula="of:=MAX([.H3:.H22])" office:value-type="float" office:value="0.152691" calcext:value-type="float">
            <text:p>0,152691</text:p>
          </table:table-cell>
          <table:table-cell table:style-name="ce12" table:formula="of:=MAX([.I3:.I22])" office:value-type="float" office:value="0.79478" calcext:value-type="float">
            <text:p>0,79478</text:p>
          </table:table-cell>
          <table:table-cell table:style-name="ce12" table:formula="of:=MAX([.J3:.J22])" office:value-type="float" office:value="4.35331" calcext:value-type="float">
            <text:p>4,35331</text:p>
          </table:table-cell>
          <table:table-cell table:style-name="ce12" table:formula="of:=MAX([.K3:.K22])" office:value-type="float" office:value="34.7833" calcext:value-type="float">
            <text:p>34,7833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491612" calcext:value-type="float">
            <text:p>0,000491612</text:p>
          </table:table-cell>
          <table:table-cell table:style-name="ce13" table:formula="of:=MIN([.C3:.C22])" office:value-type="float" office:value="0.00132533" calcext:value-type="float">
            <text:p>0,00132533</text:p>
          </table:table-cell>
          <table:table-cell table:style-name="ce13" table:formula="of:=MIN([.D3:.D22])" office:value-type="float" office:value="0.00173222" calcext:value-type="float">
            <text:p>0,00173222</text:p>
          </table:table-cell>
          <table:table-cell table:style-name="ce13" table:formula="of:=MIN([.E3:.E22])" office:value-type="float" office:value="0.00273438" calcext:value-type="float">
            <text:p>0,00273438</text:p>
          </table:table-cell>
          <table:table-cell table:style-name="ce13" table:formula="of:=MIN([.F3:.F22])" office:value-type="float" office:value="0.00736284" calcext:value-type="float">
            <text:p>0,00736284</text:p>
          </table:table-cell>
          <table:table-cell table:style-name="ce13" table:formula="of:=MIN([.G3:.G22])" office:value-type="float" office:value="0" calcext:value-type="float">
            <text:p>0</text:p>
          </table:table-cell>
          <table:table-cell table:style-name="ce13" table:formula="of:=MIN([.H3:.H22])" office:value-type="float" office:value="0.117718" calcext:value-type="float">
            <text:p>0,117718</text:p>
          </table:table-cell>
          <table:table-cell table:style-name="ce13" table:formula="of:=MIN([.I3:.I22])" office:value-type="float" office:value="0.672113" calcext:value-type="float">
            <text:p>0,672113</text:p>
          </table:table-cell>
          <table:table-cell table:style-name="ce13" table:formula="of:=MIN([.J3:.J22])" office:value-type="float" office:value="3.51155" calcext:value-type="float">
            <text:p>3,51155</text:p>
          </table:table-cell>
          <table:table-cell table:style-name="ce13" table:formula="of:=MIN([.K3:.K22])" office:value-type="float" office:value="34.0734" calcext:value-type="float">
            <text:p>34,073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118226765" calcext:value-type="float">
            <text:p>0,0011822677</text:p>
          </table:table-cell>
          <table:table-cell table:style-name="ce14" table:formula="of:=SUM([.C3:.C22]) / 20" office:value-type="float" office:value="0.002220282" calcext:value-type="float">
            <text:p>0,002220282</text:p>
          </table:table-cell>
          <table:table-cell table:style-name="ce14" table:formula="of:=SUM([.D3:.D22]) / 20" office:value-type="float" office:value="0.0093380495" calcext:value-type="float">
            <text:p>0,0093380495</text:p>
          </table:table-cell>
          <table:table-cell table:style-name="ce14" table:formula="of:=SUM([.E3:.E22]) / 20" office:value-type="float" office:value="0.003820148" calcext:value-type="float">
            <text:p>0,003820148</text:p>
          </table:table-cell>
          <table:table-cell table:style-name="ce14" table:formula="of:=SUM([.F3:.F22]) / 20" office:value-type="float" office:value="0.008963759" calcext:value-type="float">
            <text:p>0,008963759</text:p>
          </table:table-cell>
          <table:table-cell table:style-name="ce14" table:formula="of:=SUM([.G3:.G22]) / 20" office:value-type="float" office:value="0" calcext:value-type="float">
            <text:p>0</text:p>
          </table:table-cell>
          <table:table-cell table:style-name="ce14" table:formula="of:=SUM([.H3:.H22]) / 20" office:value-type="float" office:value="0.12478095" calcext:value-type="float">
            <text:p>0,12478095</text:p>
          </table:table-cell>
          <table:table-cell table:style-name="ce14" table:formula="of:=SUM([.I3:.I22]) / 20" office:value-type="float" office:value="0.7102604" calcext:value-type="float">
            <text:p>0,7102604</text:p>
          </table:table-cell>
          <table:table-cell table:style-name="ce14" table:formula="of:=SUM([.J3:.J22]) / 20" office:value-type="float" office:value="3.834331" calcext:value-type="float">
            <text:p>3,834331</text:p>
          </table:table-cell>
          <table:table-cell table:style-name="ce14" table:formula="of:=SUM([.K3:.K22]) / 20" office:value-type="float" office:value="34.52665" calcext:value-type="float">
            <text:p>34,5266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100112534486212" calcext:value-type="float">
            <text:p>0,0010011253</text:p>
          </table:table-cell>
          <table:table-cell table:style-name="ce15" table:formula="of:=STDEV([.C3:.C22])" office:value-type="float" office:value="0.00111513343002247" calcext:value-type="float">
            <text:p>0,0011151334</text:p>
          </table:table-cell>
          <table:table-cell table:style-name="ce15" table:formula="of:=STDEV([.D3:.D22])" office:value-type="float" office:value="0.0136698030155686" calcext:value-type="float">
            <text:p>0,013669803</text:p>
          </table:table-cell>
          <table:table-cell table:style-name="ce15" table:formula="of:=STDEV([.E3:.E22])" office:value-type="float" office:value="0.00108736778311374" calcext:value-type="float">
            <text:p>0,0010873678</text:p>
          </table:table-cell>
          <table:table-cell table:style-name="ce15" table:formula="of:=STDEV([.F3:.F22])" office:value-type="float" office:value="0.00214042072267875" calcext:value-type="float">
            <text:p>0,0021404207</text:p>
          </table:table-cell>
          <table:table-cell table:style-name="ce15" table:formula="of:=STDEV([.G3:.G22])" office:value-type="string" office:string-value="" calcext:value-type="error">
            <text:p>#DIV/0!</text:p>
          </table:table-cell>
          <table:table-cell table:style-name="ce15" table:formula="of:=STDEV([.H3:.H22])" office:value-type="float" office:value="0.00882357021949851" calcext:value-type="float">
            <text:p>0,0088235702</text:p>
          </table:table-cell>
          <table:table-cell table:style-name="ce15" table:formula="of:=STDEV([.I3:.I22])" office:value-type="float" office:value="0.0435699859142555" calcext:value-type="float">
            <text:p>0,0435699859</text:p>
          </table:table-cell>
          <table:table-cell table:style-name="ce15" table:formula="of:=STDEV([.J3:.J22])" office:value-type="float" office:value="0.208710861263792" calcext:value-type="float">
            <text:p>0,2087108613</text:p>
          </table:table-cell>
          <table:table-cell table:style-name="ce15" table:formula="of:=STDEV([.K3:.K22])" office:value-type="float" office:value="0.188122486694175" calcext:value-type="float">
            <text:p>0,1881224867</text:p>
          </table:table-cell>
        </table:table-row>
      </table:table>
      <table:table table:name="9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08094" calcext:value-type="float">
            <text:p>0,000708094</text:p>
          </table:table-cell>
          <table:table-cell office:value-type="float" office:value="0.00131559" calcext:value-type="float">
            <text:p>0,00131559</text:p>
          </table:table-cell>
          <table:table-cell office:value-type="float" office:value="0.00291198" calcext:value-type="float">
            <text:p>0,00291198</text:p>
          </table:table-cell>
          <table:table-cell office:value-type="float" office:value="0.00372401" calcext:value-type="float">
            <text:p>0,00372401</text:p>
          </table:table-cell>
          <table:table-cell office:value-type="float" office:value="0.00793765" calcext:value-type="float">
            <text:p>0,00793765</text:p>
          </table:table-cell>
          <table:table-cell office:value-type="float" office:value="0.0333837" calcext:value-type="float">
            <text:p>0,0333837</text:p>
          </table:table-cell>
          <table:table-cell office:value-type="float" office:value="0.119658" calcext:value-type="float">
            <text:p>0,119658</text:p>
          </table:table-cell>
          <table:table-cell office:value-type="float" office:value="0.633749" calcext:value-type="float">
            <text:p>0,633749</text:p>
          </table:table-cell>
          <table:table-cell office:value-type="float" office:value="4.56182" calcext:value-type="float">
            <text:p>4,56182</text:p>
          </table:table-cell>
          <table:table-cell office:value-type="float" office:value="29.1769" calcext:value-type="float">
            <text:p>29,17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608033" calcext:value-type="float">
            <text:p>0,000608033</text:p>
          </table:table-cell>
          <table:table-cell office:value-type="float" office:value="0.00142137" calcext:value-type="float">
            <text:p>0,00142137</text:p>
          </table:table-cell>
          <table:table-cell office:value-type="float" office:value="0.00318996" calcext:value-type="float">
            <text:p>0,00318996</text:p>
          </table:table-cell>
          <table:table-cell office:value-type="float" office:value="0.00333909" calcext:value-type="float">
            <text:p>0,00333909</text:p>
          </table:table-cell>
          <table:table-cell office:value-type="float" office:value="0.00811451" calcext:value-type="float">
            <text:p>0,00811451</text:p>
          </table:table-cell>
          <table:table-cell office:value-type="float" office:value="0.0332462" calcext:value-type="float">
            <text:p>0,0332462</text:p>
          </table:table-cell>
          <table:table-cell office:value-type="float" office:value="0.115142" calcext:value-type="float">
            <text:p>0,115142</text:p>
          </table:table-cell>
          <table:table-cell office:value-type="float" office:value="0.635521" calcext:value-type="float">
            <text:p>0,635521</text:p>
          </table:table-cell>
          <table:table-cell office:value-type="float" office:value="5.03428" calcext:value-type="float">
            <text:p>5,03428</text:p>
          </table:table-cell>
          <table:table-cell office:value-type="float" office:value="29.1447" calcext:value-type="float">
            <text:p>29,14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674152" calcext:value-type="float">
            <text:p>0,000674152</text:p>
          </table:table-cell>
          <table:table-cell office:value-type="float" office:value="0.00240227" calcext:value-type="float">
            <text:p>0,00240227</text:p>
          </table:table-cell>
          <table:table-cell office:value-type="float" office:value="0.00537572" calcext:value-type="float">
            <text:p>0,00537572</text:p>
          </table:table-cell>
          <table:table-cell office:value-type="float" office:value="0.00542325" calcext:value-type="float">
            <text:p>0,00542325</text:p>
          </table:table-cell>
          <table:table-cell office:value-type="float" office:value="0.00993384" calcext:value-type="float">
            <text:p>0,00993384</text:p>
          </table:table-cell>
          <table:table-cell office:value-type="float" office:value="0.040292" calcext:value-type="float">
            <text:p>0,040292</text:p>
          </table:table-cell>
          <table:table-cell office:value-type="float" office:value="0.120224" calcext:value-type="float">
            <text:p>0,120224</text:p>
          </table:table-cell>
          <table:table-cell office:value-type="float" office:value="0.634161" calcext:value-type="float">
            <text:p>0,634161</text:p>
          </table:table-cell>
          <table:table-cell office:value-type="float" office:value="4.34834" calcext:value-type="float">
            <text:p>4,34834</text:p>
          </table:table-cell>
          <table:table-cell office:value-type="float" office:value="29.5437" calcext:value-type="float">
            <text:p>29,54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31398" calcext:value-type="float">
            <text:p>0,00131398</text:p>
          </table:table-cell>
          <table:table-cell office:value-type="float" office:value="0.00227216" calcext:value-type="float">
            <text:p>0,00227216</text:p>
          </table:table-cell>
          <table:table-cell office:value-type="float" office:value="0.00229738" calcext:value-type="float">
            <text:p>0,00229738</text:p>
          </table:table-cell>
          <table:table-cell office:value-type="float" office:value="0.00325403" calcext:value-type="float">
            <text:p>0,00325403</text:p>
          </table:table-cell>
          <table:table-cell office:value-type="float" office:value="0.00966429" calcext:value-type="float">
            <text:p>0,00966429</text:p>
          </table:table-cell>
          <table:table-cell office:value-type="float" office:value="0.0345817" calcext:value-type="float">
            <text:p>0,0345817</text:p>
          </table:table-cell>
          <table:table-cell office:value-type="float" office:value="0.119272" calcext:value-type="float">
            <text:p>0,119272</text:p>
          </table:table-cell>
          <table:table-cell office:value-type="float" office:value="0.636652" calcext:value-type="float">
            <text:p>0,636652</text:p>
          </table:table-cell>
          <table:table-cell office:value-type="float" office:value="4.72802" calcext:value-type="float">
            <text:p>4,72802</text:p>
          </table:table-cell>
          <table:table-cell office:value-type="float" office:value="29.0924" calcext:value-type="float">
            <text:p>29,09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56431" calcext:value-type="float">
            <text:p>0,000656431</text:p>
          </table:table-cell>
          <table:table-cell office:value-type="float" office:value="0.00154325" calcext:value-type="float">
            <text:p>0,00154325</text:p>
          </table:table-cell>
          <table:table-cell office:value-type="float" office:value="0.00214785" calcext:value-type="float">
            <text:p>0,00214785</text:p>
          </table:table-cell>
          <table:table-cell office:value-type="float" office:value="0.00275523" calcext:value-type="float">
            <text:p>0,00275523</text:p>
          </table:table-cell>
          <table:table-cell office:value-type="float" office:value="0.00803425" calcext:value-type="float">
            <text:p>0,00803425</text:p>
          </table:table-cell>
          <table:table-cell office:value-type="float" office:value="0.0328458" calcext:value-type="float">
            <text:p>0,0328458</text:p>
          </table:table-cell>
          <table:table-cell office:value-type="float" office:value="0.123064" calcext:value-type="float">
            <text:p>0,123064</text:p>
          </table:table-cell>
          <table:table-cell office:value-type="float" office:value="0.645028" calcext:value-type="float">
            <text:p>0,645028</text:p>
          </table:table-cell>
          <table:table-cell office:value-type="float" office:value="4.87523" calcext:value-type="float">
            <text:p>4,87523</text:p>
          </table:table-cell>
          <table:table-cell office:value-type="float" office:value="29.368" calcext:value-type="float">
            <text:p>29,3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89541" calcext:value-type="float">
            <text:p>0,00189541</text:p>
          </table:table-cell>
          <table:table-cell office:value-type="float" office:value="0.00186899" calcext:value-type="float">
            <text:p>0,00186899</text:p>
          </table:table-cell>
          <table:table-cell office:value-type="float" office:value="0.00208319" calcext:value-type="float">
            <text:p>0,00208319</text:p>
          </table:table-cell>
          <table:table-cell office:value-type="float" office:value="0.00333304" calcext:value-type="float">
            <text:p>0,00333304</text:p>
          </table:table-cell>
          <table:table-cell office:value-type="float" office:value="0.00785546" calcext:value-type="float">
            <text:p>0,00785546</text:p>
          </table:table-cell>
          <table:table-cell office:value-type="float" office:value="0.0311722" calcext:value-type="float">
            <text:p>0,0311722</text:p>
          </table:table-cell>
          <table:table-cell office:value-type="float" office:value="0.124845" calcext:value-type="float">
            <text:p>0,124845</text:p>
          </table:table-cell>
          <table:table-cell office:value-type="float" office:value="0.637243" calcext:value-type="float">
            <text:p>0,637243</text:p>
          </table:table-cell>
          <table:table-cell office:value-type="float" office:value="4.76819" calcext:value-type="float">
            <text:p>4,76819</text:p>
          </table:table-cell>
          <table:table-cell office:value-type="float" office:value="29.1189" calcext:value-type="float">
            <text:p>29,118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763943" calcext:value-type="float">
            <text:p>0,000763943</text:p>
          </table:table-cell>
          <table:table-cell office:value-type="float" office:value="0.00274293" calcext:value-type="float">
            <text:p>0,00274293</text:p>
          </table:table-cell>
          <table:table-cell office:value-type="float" office:value="0.00412956" calcext:value-type="float">
            <text:p>0,00412956</text:p>
          </table:table-cell>
          <table:table-cell office:value-type="float" office:value="0.00281388" calcext:value-type="float">
            <text:p>0,00281388</text:p>
          </table:table-cell>
          <table:table-cell office:value-type="float" office:value="0.00966885" calcext:value-type="float">
            <text:p>0,00966885</text:p>
          </table:table-cell>
          <table:table-cell office:value-type="float" office:value="0.0329939" calcext:value-type="float">
            <text:p>0,0329939</text:p>
          </table:table-cell>
          <table:table-cell office:value-type="float" office:value="0.118142" calcext:value-type="float">
            <text:p>0,118142</text:p>
          </table:table-cell>
          <table:table-cell office:value-type="float" office:value="0.6375" calcext:value-type="float">
            <text:p>0,6375</text:p>
          </table:table-cell>
          <table:table-cell office:value-type="float" office:value="4.63543" calcext:value-type="float">
            <text:p>4,63543</text:p>
          </table:table-cell>
          <table:table-cell office:value-type="float" office:value="27.7119" calcext:value-type="float">
            <text:p>27,71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763689" calcext:value-type="float">
            <text:p>0,000763689</text:p>
          </table:table-cell>
          <table:table-cell office:value-type="float" office:value="0.00283762" calcext:value-type="float">
            <text:p>0,00283762</text:p>
          </table:table-cell>
          <table:table-cell office:value-type="float" office:value="0.00223397" calcext:value-type="float">
            <text:p>0,00223397</text:p>
          </table:table-cell>
          <table:table-cell office:value-type="float" office:value="0.00329261" calcext:value-type="float">
            <text:p>0,00329261</text:p>
          </table:table-cell>
          <table:table-cell office:value-type="float" office:value="0.00788108" calcext:value-type="float">
            <text:p>0,00788108</text:p>
          </table:table-cell>
          <table:table-cell office:value-type="float" office:value="0.0303995" calcext:value-type="float">
            <text:p>0,0303995</text:p>
          </table:table-cell>
          <table:table-cell office:value-type="float" office:value="0.115549" calcext:value-type="float">
            <text:p>0,115549</text:p>
          </table:table-cell>
          <table:table-cell office:value-type="float" office:value="0.633719" calcext:value-type="float">
            <text:p>0,633719</text:p>
          </table:table-cell>
          <table:table-cell office:value-type="float" office:value="4.74861" calcext:value-type="float">
            <text:p>4,74861</text:p>
          </table:table-cell>
          <table:table-cell office:value-type="float" office:value="28.3663" calcext:value-type="float">
            <text:p>28,36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994896" calcext:value-type="float">
            <text:p>0,000994896</text:p>
          </table:table-cell>
          <table:table-cell office:value-type="float" office:value="0.00156545" calcext:value-type="float">
            <text:p>0,00156545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0.00409568" calcext:value-type="float">
            <text:p>0,00409568</text:p>
          </table:table-cell>
          <table:table-cell office:value-type="float" office:value="0.00945561" calcext:value-type="float">
            <text:p>0,00945561</text:p>
          </table:table-cell>
          <table:table-cell office:value-type="float" office:value="0.0287572" calcext:value-type="float">
            <text:p>0,0287572</text:p>
          </table:table-cell>
          <table:table-cell office:value-type="float" office:value="0.120026" calcext:value-type="float">
            <text:p>0,120026</text:p>
          </table:table-cell>
          <table:table-cell office:value-type="float" office:value="0.647941" calcext:value-type="float">
            <text:p>0,647941</text:p>
          </table:table-cell>
          <table:table-cell office:value-type="float" office:value="4.73114" calcext:value-type="float">
            <text:p>4,73114</text:p>
          </table:table-cell>
          <table:table-cell office:value-type="float" office:value="28.5496" calcext:value-type="float">
            <text:p>28,54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3331" calcext:value-type="float">
            <text:p>0,00073331</text:p>
          </table:table-cell>
          <table:table-cell office:value-type="float" office:value="0.00122848" calcext:value-type="float">
            <text:p>0,00122848</text:p>
          </table:table-cell>
          <table:table-cell office:value-type="float" office:value="0.00250415" calcext:value-type="float">
            <text:p>0,00250415</text:p>
          </table:table-cell>
          <table:table-cell office:value-type="float" office:value="0.00363102" calcext:value-type="float">
            <text:p>0,00363102</text:p>
          </table:table-cell>
          <table:table-cell office:value-type="float" office:value="0.0095721" calcext:value-type="float">
            <text:p>0,0095721</text:p>
          </table:table-cell>
          <table:table-cell office:value-type="float" office:value="0.0310598" calcext:value-type="float">
            <text:p>0,0310598</text:p>
          </table:table-cell>
          <table:table-cell office:value-type="float" office:value="0.118218" calcext:value-type="float">
            <text:p>0,118218</text:p>
          </table:table-cell>
          <table:table-cell office:value-type="float" office:value="0.640214" calcext:value-type="float">
            <text:p>0,640214</text:p>
          </table:table-cell>
          <table:table-cell office:value-type="float" office:value="4.63654" calcext:value-type="float">
            <text:p>4,63654</text:p>
          </table:table-cell>
          <table:table-cell office:value-type="float" office:value="27.4339" calcext:value-type="float">
            <text:p>27,433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98745" calcext:value-type="float">
            <text:p>0,000698745</text:p>
          </table:table-cell>
          <table:table-cell office:value-type="float" office:value="0.00145021" calcext:value-type="float">
            <text:p>0,00145021</text:p>
          </table:table-cell>
          <table:table-cell office:value-type="float" office:value="0.00206294" calcext:value-type="float">
            <text:p>0,00206294</text:p>
          </table:table-cell>
          <table:table-cell office:value-type="float" office:value="0.00338825" calcext:value-type="float">
            <text:p>0,00338825</text:p>
          </table:table-cell>
          <table:table-cell office:value-type="float" office:value="0.00822338" calcext:value-type="float">
            <text:p>0,00822338</text:p>
          </table:table-cell>
          <table:table-cell office:value-type="float" office:value="0.028739" calcext:value-type="float">
            <text:p>0,028739</text:p>
          </table:table-cell>
          <table:table-cell office:value-type="float" office:value="0.113962" calcext:value-type="float">
            <text:p>0,113962</text:p>
          </table:table-cell>
          <table:table-cell office:value-type="float" office:value="0.652249" calcext:value-type="float">
            <text:p>0,652249</text:p>
          </table:table-cell>
          <table:table-cell office:value-type="float" office:value="4.52788" calcext:value-type="float">
            <text:p>4,52788</text:p>
          </table:table-cell>
          <table:table-cell office:value-type="float" office:value="29.1484" calcext:value-type="float">
            <text:p>29,148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80519" calcext:value-type="float">
            <text:p>0,000680519</text:p>
          </table:table-cell>
          <table:table-cell office:value-type="float" office:value="0.00140371" calcext:value-type="float">
            <text:p>0,00140371</text:p>
          </table:table-cell>
          <table:table-cell office:value-type="float" office:value="0.00263684" calcext:value-type="float">
            <text:p>0,00263684</text:p>
          </table:table-cell>
          <table:table-cell office:value-type="float" office:value="0.0029988" calcext:value-type="float">
            <text:p>0,0029988</text:p>
          </table:table-cell>
          <table:table-cell office:value-type="float" office:value="0.00822644" calcext:value-type="float">
            <text:p>0,00822644</text:p>
          </table:table-cell>
          <table:table-cell office:value-type="float" office:value="0.0292158" calcext:value-type="float">
            <text:p>0,0292158</text:p>
          </table:table-cell>
          <table:table-cell office:value-type="float" office:value="0.117488" calcext:value-type="float">
            <text:p>0,117488</text:p>
          </table:table-cell>
          <table:table-cell office:value-type="float" office:value="0.63536" calcext:value-type="float">
            <text:p>0,63536</text:p>
          </table:table-cell>
          <table:table-cell office:value-type="float" office:value="4.80479" calcext:value-type="float">
            <text:p>4,80479</text:p>
          </table:table-cell>
          <table:table-cell office:value-type="float" office:value="28.3263" calcext:value-type="float">
            <text:p>28,32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730339" calcext:value-type="float">
            <text:p>0,000730339</text:p>
          </table:table-cell>
          <table:table-cell office:value-type="float" office:value="0.0013507" calcext:value-type="float">
            <text:p>0,0013507</text:p>
          </table:table-cell>
          <table:table-cell office:value-type="float" office:value="0.00394529" calcext:value-type="float">
            <text:p>0,00394529</text:p>
          </table:table-cell>
          <table:table-cell office:value-type="float" office:value="0.00391863" calcext:value-type="float">
            <text:p>0,00391863</text:p>
          </table:table-cell>
          <table:table-cell office:value-type="float" office:value="0.0111599" calcext:value-type="float">
            <text:p>0,0111599</text:p>
          </table:table-cell>
          <table:table-cell office:value-type="float" office:value="0.03033" calcext:value-type="float">
            <text:p>0,03033</text:p>
          </table:table-cell>
          <table:table-cell office:value-type="float" office:value="0.121737" calcext:value-type="float">
            <text:p>0,121737</text:p>
          </table:table-cell>
          <table:table-cell office:value-type="float" office:value="0.639667" calcext:value-type="float">
            <text:p>0,639667</text:p>
          </table:table-cell>
          <table:table-cell office:value-type="float" office:value="4.83177" calcext:value-type="float">
            <text:p>4,83177</text:p>
          </table:table-cell>
          <table:table-cell office:value-type="float" office:value="28.5875" calcext:value-type="float">
            <text:p>28,58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94603" calcext:value-type="float">
            <text:p>0,000594603</text:p>
          </table:table-cell>
          <table:table-cell office:value-type="float" office:value="0.00135031" calcext:value-type="float">
            <text:p>0,00135031</text:p>
          </table:table-cell>
          <table:table-cell office:value-type="float" office:value="0.00668234" calcext:value-type="float">
            <text:p>0,00668234</text:p>
          </table:table-cell>
          <table:table-cell office:value-type="float" office:value="0.00410548" calcext:value-type="float">
            <text:p>0,00410548</text:p>
          </table:table-cell>
          <table:table-cell office:value-type="float" office:value="0.00829125" calcext:value-type="float">
            <text:p>0,00829125</text:p>
          </table:table-cell>
          <table:table-cell office:value-type="float" office:value="0.0298049" calcext:value-type="float">
            <text:p>0,0298049</text:p>
          </table:table-cell>
          <table:table-cell office:value-type="float" office:value="0.117792" calcext:value-type="float">
            <text:p>0,117792</text:p>
          </table:table-cell>
          <table:table-cell office:value-type="float" office:value="0.641054" calcext:value-type="float">
            <text:p>0,641054</text:p>
          </table:table-cell>
          <table:table-cell office:value-type="float" office:value="4.44778" calcext:value-type="float">
            <text:p>4,44778</text:p>
          </table:table-cell>
          <table:table-cell office:value-type="float" office:value="27.5637" calcext:value-type="float">
            <text:p>27,56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55938" calcext:value-type="float">
            <text:p>0,000655938</text:p>
          </table:table-cell>
          <table:table-cell office:value-type="float" office:value="0.00245748" calcext:value-type="float">
            <text:p>0,00245748</text:p>
          </table:table-cell>
          <table:table-cell office:value-type="float" office:value="0.00205945" calcext:value-type="float">
            <text:p>0,00205945</text:p>
          </table:table-cell>
          <table:table-cell office:value-type="float" office:value="0.00557398" calcext:value-type="float">
            <text:p>0,00557398</text:p>
          </table:table-cell>
          <table:table-cell office:value-type="float" office:value="0.00743207" calcext:value-type="float">
            <text:p>0,00743207</text:p>
          </table:table-cell>
          <table:table-cell office:value-type="float" office:value="0.0292918" calcext:value-type="float">
            <text:p>0,0292918</text:p>
          </table:table-cell>
          <table:table-cell office:value-type="float" office:value="0.118206" calcext:value-type="float">
            <text:p>0,118206</text:p>
          </table:table-cell>
          <table:table-cell office:value-type="float" office:value="0.636456" calcext:value-type="float">
            <text:p>0,636456</text:p>
          </table:table-cell>
          <table:table-cell office:value-type="float" office:value="4.84176" calcext:value-type="float">
            <text:p>4,84176</text:p>
          </table:table-cell>
          <table:table-cell office:value-type="float" office:value="27.794" calcext:value-type="float">
            <text:p>27,79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54486" calcext:value-type="float">
            <text:p>0,000554486</text:p>
          </table:table-cell>
          <table:table-cell office:value-type="float" office:value="0.00636924" calcext:value-type="float">
            <text:p>0,00636924</text:p>
          </table:table-cell>
          <table:table-cell office:value-type="float" office:value="0.00299326" calcext:value-type="float">
            <text:p>0,00299326</text:p>
          </table:table-cell>
          <table:table-cell office:value-type="float" office:value="0.00324562" calcext:value-type="float">
            <text:p>0,00324562</text:p>
          </table:table-cell>
          <table:table-cell office:value-type="float" office:value="0.00923836" calcext:value-type="float">
            <text:p>0,00923836</text:p>
          </table:table-cell>
          <table:table-cell office:value-type="float" office:value="0.0296516" calcext:value-type="float">
            <text:p>0,0296516</text:p>
          </table:table-cell>
          <table:table-cell office:value-type="float" office:value="0.116858" calcext:value-type="float">
            <text:p>0,116858</text:p>
          </table:table-cell>
          <table:table-cell office:value-type="float" office:value="0.65143" calcext:value-type="float">
            <text:p>0,65143</text:p>
          </table:table-cell>
          <table:table-cell office:value-type="float" office:value="4.75951" calcext:value-type="float">
            <text:p>4,75951</text:p>
          </table:table-cell>
          <table:table-cell office:value-type="float" office:value="28.1729" calcext:value-type="float">
            <text:p>28,17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34663" calcext:value-type="float">
            <text:p>0,000534663</text:p>
          </table:table-cell>
          <table:table-cell office:value-type="float" office:value="0.00263669" calcext:value-type="float">
            <text:p>0,00263669</text:p>
          </table:table-cell>
          <table:table-cell office:value-type="float" office:value="0.00408626" calcext:value-type="float">
            <text:p>0,00408626</text:p>
          </table:table-cell>
          <table:table-cell office:value-type="float" office:value="0.00516018" calcext:value-type="float">
            <text:p>0,00516018</text:p>
          </table:table-cell>
          <table:table-cell office:value-type="float" office:value="0.00972229" calcext:value-type="float">
            <text:p>0,00972229</text:p>
          </table:table-cell>
          <table:table-cell office:value-type="float" office:value="0.0362178" calcext:value-type="float">
            <text:p>0,0362178</text:p>
          </table:table-cell>
          <table:table-cell office:value-type="float" office:value="0.119673" calcext:value-type="float">
            <text:p>0,119673</text:p>
          </table:table-cell>
          <table:table-cell office:value-type="float" office:value="0.640155" calcext:value-type="float">
            <text:p>0,640155</text:p>
          </table:table-cell>
          <table:table-cell office:value-type="float" office:value="4.40972" calcext:value-type="float">
            <text:p>4,40972</text:p>
          </table:table-cell>
          <table:table-cell office:value-type="float" office:value="28.6521" calcext:value-type="float">
            <text:p>28,652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81023" calcext:value-type="float">
            <text:p>0,000581023</text:p>
          </table:table-cell>
          <table:table-cell office:value-type="float" office:value="0.00136017" calcext:value-type="float">
            <text:p>0,00136017</text:p>
          </table:table-cell>
          <table:table-cell office:value-type="float" office:value="0.00240201" calcext:value-type="float">
            <text:p>0,00240201</text:p>
          </table:table-cell>
          <table:table-cell office:value-type="float" office:value="0.00303675" calcext:value-type="float">
            <text:p>0,00303675</text:p>
          </table:table-cell>
          <table:table-cell office:value-type="float" office:value="0.0110935" calcext:value-type="float">
            <text:p>0,0110935</text:p>
          </table:table-cell>
          <table:table-cell office:value-type="float" office:value="0.0283959" calcext:value-type="float">
            <text:p>0,0283959</text:p>
          </table:table-cell>
          <table:table-cell office:value-type="float" office:value="0.11933" calcext:value-type="float">
            <text:p>0,11933</text:p>
          </table:table-cell>
          <table:table-cell office:value-type="float" office:value="0.642172" calcext:value-type="float">
            <text:p>0,642172</text:p>
          </table:table-cell>
          <table:table-cell office:value-type="float" office:value="4.88975" calcext:value-type="float">
            <text:p>4,88975</text:p>
          </table:table-cell>
          <table:table-cell office:value-type="float" office:value="27.7815" calcext:value-type="float">
            <text:p>27,78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170673" calcext:value-type="float">
            <text:p>0,00170673</text:p>
          </table:table-cell>
          <table:table-cell office:value-type="float" office:value="0.00136074" calcext:value-type="float">
            <text:p>0,00136074</text:p>
          </table:table-cell>
          <table:table-cell office:value-type="float" office:value="0.00265795" calcext:value-type="float">
            <text:p>0,00265795</text:p>
          </table:table-cell>
          <table:table-cell office:value-type="float" office:value="0.00313683" calcext:value-type="float">
            <text:p>0,00313683</text:p>
          </table:table-cell>
          <table:table-cell office:value-type="float" office:value="0.00805946" calcext:value-type="float">
            <text:p>0,00805946</text:p>
          </table:table-cell>
          <table:table-cell office:value-type="float" office:value="0.0288938" calcext:value-type="float">
            <text:p>0,0288938</text:p>
          </table:table-cell>
          <table:table-cell office:value-type="float" office:value="0.118669" calcext:value-type="float">
            <text:p>0,118669</text:p>
          </table:table-cell>
          <table:table-cell office:value-type="float" office:value="0.638612" calcext:value-type="float">
            <text:p>0,638612</text:p>
          </table:table-cell>
          <table:table-cell office:value-type="float" office:value="4.71893" calcext:value-type="float">
            <text:p>4,71893</text:p>
          </table:table-cell>
          <table:table-cell office:value-type="float" office:value="27.8428" calcext:value-type="float">
            <text:p>27,8428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93781" calcext:value-type="float">
            <text:p>0,000593781</text:p>
          </table:table-cell>
          <table:table-cell table:style-name="ce11" office:value-type="float" office:value="0.0013601" calcext:value-type="float">
            <text:p>0,0013601</text:p>
          </table:table-cell>
          <table:table-cell table:style-name="ce11" office:value-type="float" office:value="0.00223587" calcext:value-type="float">
            <text:p>0,00223587</text:p>
          </table:table-cell>
          <table:table-cell table:style-name="ce11" office:value-type="float" office:value="0.00273722" calcext:value-type="float">
            <text:p>0,00273722</text:p>
          </table:table-cell>
          <table:table-cell table:style-name="ce11" office:value-type="float" office:value="0.0103655" calcext:value-type="float">
            <text:p>0,0103655</text:p>
          </table:table-cell>
          <table:table-cell table:style-name="ce11" office:value-type="float" office:value="0.0303351" calcext:value-type="float">
            <text:p>0,0303351</text:p>
          </table:table-cell>
          <table:table-cell table:style-name="ce11" office:value-type="float" office:value="0.118709" calcext:value-type="float">
            <text:p>0,118709</text:p>
          </table:table-cell>
          <table:table-cell table:style-name="ce11" office:value-type="float" office:value="0.647045" calcext:value-type="float">
            <text:p>0,647045</text:p>
          </table:table-cell>
          <table:table-cell table:style-name="ce11" office:value-type="float" office:value="4.42472" calcext:value-type="float">
            <text:p>4,42472</text:p>
          </table:table-cell>
          <table:table-cell table:style-name="ce11" office:value-type="float" office:value="28.5644" calcext:value-type="float">
            <text:p>28,5644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89541" calcext:value-type="float">
            <text:p>0,00189541</text:p>
          </table:table-cell>
          <table:table-cell table:style-name="ce12" table:formula="of:=MAX([.C3:.C22])" office:value-type="float" office:value="0.00636924" calcext:value-type="float">
            <text:p>0,00636924</text:p>
          </table:table-cell>
          <table:table-cell table:style-name="ce12" table:formula="of:=MAX([.D3:.D22])" office:value-type="float" office:value="0.00668234" calcext:value-type="float">
            <text:p>0,00668234</text:p>
          </table:table-cell>
          <table:table-cell table:style-name="ce12" table:formula="of:=MAX([.E3:.E22])" office:value-type="float" office:value="0.00557398" calcext:value-type="float">
            <text:p>0,00557398</text:p>
          </table:table-cell>
          <table:table-cell table:style-name="ce12" table:formula="of:=MAX([.F3:.F22])" office:value-type="float" office:value="0.0111599" calcext:value-type="float">
            <text:p>0,0111599</text:p>
          </table:table-cell>
          <table:table-cell table:style-name="ce12" table:formula="of:=MAX([.G3:.G22])" office:value-type="float" office:value="0.040292" calcext:value-type="float">
            <text:p>0,040292</text:p>
          </table:table-cell>
          <table:table-cell table:style-name="ce12" table:formula="of:=MAX([.H3:.H22])" office:value-type="float" office:value="0.124845" calcext:value-type="float">
            <text:p>0,124845</text:p>
          </table:table-cell>
          <table:table-cell table:style-name="ce12" table:formula="of:=MAX([.I3:.I22])" office:value-type="float" office:value="0.652249" calcext:value-type="float">
            <text:p>0,652249</text:p>
          </table:table-cell>
          <table:table-cell table:style-name="ce12" table:formula="of:=MAX([.J3:.J22])" office:value-type="float" office:value="5.03428" calcext:value-type="float">
            <text:p>5,03428</text:p>
          </table:table-cell>
          <table:table-cell table:style-name="ce12" table:formula="of:=MAX([.K3:.K22])" office:value-type="float" office:value="29.5437" calcext:value-type="float">
            <text:p>29,543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34663" calcext:value-type="float">
            <text:p>0,000534663</text:p>
          </table:table-cell>
          <table:table-cell table:style-name="ce13" table:formula="of:=MIN([.C3:.C22])" office:value-type="float" office:value="0.00122848" calcext:value-type="float">
            <text:p>0,00122848</text:p>
          </table:table-cell>
          <table:table-cell table:style-name="ce13" table:formula="of:=MIN([.D3:.D22])" office:value-type="float" office:value="0.00205945" calcext:value-type="float">
            <text:p>0,00205945</text:p>
          </table:table-cell>
          <table:table-cell table:style-name="ce13" table:formula="of:=MIN([.E3:.E22])" office:value-type="float" office:value="0.00273722" calcext:value-type="float">
            <text:p>0,00273722</text:p>
          </table:table-cell>
          <table:table-cell table:style-name="ce13" table:formula="of:=MIN([.F3:.F22])" office:value-type="float" office:value="0.00743207" calcext:value-type="float">
            <text:p>0,00743207</text:p>
          </table:table-cell>
          <table:table-cell table:style-name="ce13" table:formula="of:=MIN([.G3:.G22])" office:value-type="float" office:value="0.0283959" calcext:value-type="float">
            <text:p>0,0283959</text:p>
          </table:table-cell>
          <table:table-cell table:style-name="ce13" table:formula="of:=MIN([.H3:.H22])" office:value-type="float" office:value="0.113962" calcext:value-type="float">
            <text:p>0,113962</text:p>
          </table:table-cell>
          <table:table-cell table:style-name="ce13" table:formula="of:=MIN([.I3:.I22])" office:value-type="float" office:value="0.633719" calcext:value-type="float">
            <text:p>0,633719</text:p>
          </table:table-cell>
          <table:table-cell table:style-name="ce13" table:formula="of:=MIN([.J3:.J22])" office:value-type="float" office:value="4.34834" calcext:value-type="float">
            <text:p>4,34834</text:p>
          </table:table-cell>
          <table:table-cell table:style-name="ce13" table:formula="of:=MIN([.K3:.K22])" office:value-type="float" office:value="27.4339" calcext:value-type="float">
            <text:p>27,4339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2213825" calcext:value-type="float">
            <text:p>0,0008221383</text:p>
          </table:table-cell>
          <table:table-cell table:style-name="ce14" table:formula="of:=SUM([.C3:.C22]) / 20" office:value-type="float" office:value="0.002014873" calcext:value-type="float">
            <text:p>0,002014873</text:p>
          </table:table-cell>
          <table:table-cell table:style-name="ce14" table:formula="of:=SUM([.D3:.D22]) / 20" office:value-type="float" office:value="0.0030389485" calcext:value-type="float">
            <text:p>0,0030389485</text:p>
          </table:table-cell>
          <table:table-cell table:style-name="ce14" table:formula="of:=SUM([.E3:.E22]) / 20" office:value-type="float" office:value="0.003648179" calcext:value-type="float">
            <text:p>0,003648179</text:p>
          </table:table-cell>
          <table:table-cell table:style-name="ce14" table:formula="of:=SUM([.F3:.F22]) / 20" office:value-type="float" office:value="0.0089964895" calcext:value-type="float">
            <text:p>0,0089964895</text:p>
          </table:table-cell>
          <table:table-cell table:style-name="ce14" table:formula="of:=SUM([.G3:.G22]) / 20" office:value-type="float" office:value="0.031480385" calcext:value-type="float">
            <text:p>0,031480385</text:p>
          </table:table-cell>
          <table:table-cell table:style-name="ce14" table:formula="of:=SUM([.H3:.H22]) / 20" office:value-type="float" office:value="0.1188282" calcext:value-type="float">
            <text:p>0,1188282</text:p>
          </table:table-cell>
          <table:table-cell table:style-name="ce14" table:formula="of:=SUM([.I3:.I22]) / 20" office:value-type="float" office:value="0.6402964" calcext:value-type="float">
            <text:p>0,6402964</text:p>
          </table:table-cell>
          <table:table-cell table:style-name="ce14" table:formula="of:=SUM([.J3:.J22]) / 20" office:value-type="float" office:value="4.6862105" calcext:value-type="float">
            <text:p>4,6862105</text:p>
          </table:table-cell>
          <table:table-cell table:style-name="ce14" table:formula="of:=SUM([.K3:.K22]) / 20" office:value-type="float" office:value="28.496995" calcext:value-type="float">
            <text:p>28,49699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378134963223572" calcext:value-type="float">
            <text:p>0,000378135</text:p>
          </table:table-cell>
          <table:table-cell table:style-name="ce15" table:formula="of:=STDEV([.C3:.C22])" office:value-type="float" office:value="0.00116375204292025" calcext:value-type="float">
            <text:p>0,001163752</text:p>
          </table:table-cell>
          <table:table-cell table:style-name="ce15" table:formula="of:=STDEV([.D3:.D22])" office:value-type="float" office:value="0.00123857367614304" calcext:value-type="float">
            <text:p>0,0012385737</text:p>
          </table:table-cell>
          <table:table-cell table:style-name="ce15" table:formula="of:=STDEV([.E3:.E22])" office:value-type="float" office:value="0.000849793379264073" calcext:value-type="float">
            <text:p>0,0008497934</text:p>
          </table:table-cell>
          <table:table-cell table:style-name="ce15" table:formula="of:=STDEV([.F3:.F22])" office:value-type="float" office:value="0.00112952102251807" calcext:value-type="float">
            <text:p>0,001129521</text:p>
          </table:table-cell>
          <table:table-cell table:style-name="ce15" table:formula="of:=STDEV([.G3:.G22])" office:value-type="float" office:value="0.00300772871489347" calcext:value-type="float">
            <text:p>0,0030077287</text:p>
          </table:table-cell>
          <table:table-cell table:style-name="ce15" table:formula="of:=STDEV([.H3:.H22])" office:value-type="float" office:value="0.00255344515672866" calcext:value-type="float">
            <text:p>0,0025534452</text:p>
          </table:table-cell>
          <table:table-cell table:style-name="ce15" table:formula="of:=STDEV([.I3:.I22])" office:value-type="float" office:value="0.00569702091493994" calcext:value-type="float">
            <text:p>0,0056970209</text:p>
          </table:table-cell>
          <table:table-cell table:style-name="ce15" table:formula="of:=STDEV([.J3:.J22])" office:value-type="float" office:value="0.183531872966179" calcext:value-type="float">
            <text:p>0,183531873</text:p>
          </table:table-cell>
          <table:table-cell table:style-name="ce15" table:formula="of:=STDEV([.K3:.K22])" office:value-type="float" office:value="0.654705272763409" calcext:value-type="float">
            <text:p>0,6547052728</text:p>
          </table:table-cell>
        </table:table-row>
      </table:table>
      <table:table table:name="10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29259" calcext:value-type="float">
            <text:p>0,000629259</text:p>
          </table:table-cell>
          <table:table-cell office:value-type="float" office:value="0.00132658" calcext:value-type="float">
            <text:p>0,00132658</text:p>
          </table:table-cell>
          <table:table-cell office:value-type="float" office:value="0.00422421" calcext:value-type="float">
            <text:p>0,00422421</text:p>
          </table:table-cell>
          <table:table-cell office:value-type="float" office:value="0.00536066" calcext:value-type="float">
            <text:p>0,00536066</text:p>
          </table:table-cell>
          <table:table-cell office:value-type="float" office:value="0.00743466" calcext:value-type="float">
            <text:p>0,00743466</text:p>
          </table:table-cell>
          <table:table-cell office:value-type="float" office:value="0.0297731" calcext:value-type="float">
            <text:p>0,0297731</text:p>
          </table:table-cell>
          <table:table-cell office:value-type="float" office:value="0.133115" calcext:value-type="float">
            <text:p>0,133115</text:p>
          </table:table-cell>
          <table:table-cell office:value-type="float" office:value="0.54885" calcext:value-type="float">
            <text:p>0,54885</text:p>
          </table:table-cell>
          <table:table-cell office:value-type="float" office:value="3.82029" calcext:value-type="float">
            <text:p>3,82029</text:p>
          </table:table-cell>
          <table:table-cell office:value-type="float" office:value="36.3035" calcext:value-type="float">
            <text:p>36,30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721076" calcext:value-type="float">
            <text:p>0,000721076</text:p>
          </table:table-cell>
          <table:table-cell office:value-type="float" office:value="0.00156356" calcext:value-type="float">
            <text:p>0,00156356</text:p>
          </table:table-cell>
          <table:table-cell office:value-type="float" office:value="0.00216835" calcext:value-type="float">
            <text:p>0,00216835</text:p>
          </table:table-cell>
          <table:table-cell office:value-type="float" office:value="0.00295211" calcext:value-type="float">
            <text:p>0,00295211</text:p>
          </table:table-cell>
          <table:table-cell office:value-type="float" office:value="0.00789699" calcext:value-type="float">
            <text:p>0,00789699</text:p>
          </table:table-cell>
          <table:table-cell office:value-type="float" office:value="0.0291813" calcext:value-type="float">
            <text:p>0,0291813</text:p>
          </table:table-cell>
          <table:table-cell office:value-type="float" office:value="0.134931" calcext:value-type="float">
            <text:p>0,134931</text:p>
          </table:table-cell>
          <table:table-cell office:value-type="float" office:value="0.540569" calcext:value-type="float">
            <text:p>0,540569</text:p>
          </table:table-cell>
          <table:table-cell office:value-type="float" office:value="4.46834" calcext:value-type="float">
            <text:p>4,46834</text:p>
          </table:table-cell>
          <table:table-cell office:value-type="float" office:value="35.7976" calcext:value-type="float">
            <text:p>35,79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46414" calcext:value-type="float">
            <text:p>0,000546414</text:p>
          </table:table-cell>
          <table:table-cell office:value-type="float" office:value="0.00165534" calcext:value-type="float">
            <text:p>0,00165534</text:p>
          </table:table-cell>
          <table:table-cell office:value-type="float" office:value="0.00214561" calcext:value-type="float">
            <text:p>0,00214561</text:p>
          </table:table-cell>
          <table:table-cell office:value-type="float" office:value="0.00302045" calcext:value-type="float">
            <text:p>0,00302045</text:p>
          </table:table-cell>
          <table:table-cell office:value-type="float" office:value="0.00871247" calcext:value-type="float">
            <text:p>0,00871247</text:p>
          </table:table-cell>
          <table:table-cell office:value-type="float" office:value="0.0302033" calcext:value-type="float">
            <text:p>0,0302033</text:p>
          </table:table-cell>
          <table:table-cell office:value-type="float" office:value="0.132163" calcext:value-type="float">
            <text:p>0,132163</text:p>
          </table:table-cell>
          <table:table-cell office:value-type="float" office:value="0.550226" calcext:value-type="float">
            <text:p>0,550226</text:p>
          </table:table-cell>
          <table:table-cell office:value-type="float" office:value="4.42402" calcext:value-type="float">
            <text:p>4,42402</text:p>
          </table:table-cell>
          <table:table-cell office:value-type="float" office:value="35.9549" calcext:value-type="float">
            <text:p>35,95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51746" calcext:value-type="float">
            <text:p>0,000551746</text:p>
          </table:table-cell>
          <table:table-cell office:value-type="float" office:value="0.00174865" calcext:value-type="float">
            <text:p>0,00174865</text:p>
          </table:table-cell>
          <table:table-cell office:value-type="float" office:value="0.00327055" calcext:value-type="float">
            <text:p>0,00327055</text:p>
          </table:table-cell>
          <table:table-cell office:value-type="float" office:value="0.0032384" calcext:value-type="float">
            <text:p>0,0032384</text:p>
          </table:table-cell>
          <table:table-cell office:value-type="float" office:value="0.0073261" calcext:value-type="float">
            <text:p>0,0073261</text:p>
          </table:table-cell>
          <table:table-cell office:value-type="float" office:value="0.0290489" calcext:value-type="float">
            <text:p>0,0290489</text:p>
          </table:table-cell>
          <table:table-cell office:value-type="float" office:value="0.131859" calcext:value-type="float">
            <text:p>0,131859</text:p>
          </table:table-cell>
          <table:table-cell office:value-type="float" office:value="0.546033" calcext:value-type="float">
            <text:p>0,546033</text:p>
          </table:table-cell>
          <table:table-cell office:value-type="float" office:value="3.98556" calcext:value-type="float">
            <text:p>3,98556</text:p>
          </table:table-cell>
          <table:table-cell office:value-type="float" office:value="35.7497" calcext:value-type="float">
            <text:p>35,74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547147" calcext:value-type="float">
            <text:p>0,000547147</text:p>
          </table:table-cell>
          <table:table-cell office:value-type="float" office:value="0.00311525" calcext:value-type="float">
            <text:p>0,00311525</text:p>
          </table:table-cell>
          <table:table-cell office:value-type="float" office:value="0.00465931" calcext:value-type="float">
            <text:p>0,00465931</text:p>
          </table:table-cell>
          <table:table-cell office:value-type="float" office:value="0.00304353" calcext:value-type="float">
            <text:p>0,00304353</text:p>
          </table:table-cell>
          <table:table-cell office:value-type="float" office:value="0.00833571" calcext:value-type="float">
            <text:p>0,00833571</text:p>
          </table:table-cell>
          <table:table-cell office:value-type="float" office:value="0.0307178" calcext:value-type="float">
            <text:p>0,0307178</text:p>
          </table:table-cell>
          <table:table-cell office:value-type="float" office:value="0.131502" calcext:value-type="float">
            <text:p>0,131502</text:p>
          </table:table-cell>
          <table:table-cell office:value-type="float" office:value="0.540392" calcext:value-type="float">
            <text:p>0,540392</text:p>
          </table:table-cell>
          <table:table-cell office:value-type="float" office:value="4.0433" calcext:value-type="float">
            <text:p>4,0433</text:p>
          </table:table-cell>
          <table:table-cell office:value-type="float" office:value="35.0802" calcext:value-type="float">
            <text:p>35,08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544661" calcext:value-type="float">
            <text:p>0,000544661</text:p>
          </table:table-cell>
          <table:table-cell office:value-type="float" office:value="0.00329147" calcext:value-type="float">
            <text:p>0,00329147</text:p>
          </table:table-cell>
          <table:table-cell office:value-type="float" office:value="0.00588128" calcext:value-type="float">
            <text:p>0,00588128</text:p>
          </table:table-cell>
          <table:table-cell office:value-type="float" office:value="0.00293277" calcext:value-type="float">
            <text:p>0,00293277</text:p>
          </table:table-cell>
          <table:table-cell office:value-type="float" office:value="0.00906138" calcext:value-type="float">
            <text:p>0,00906138</text:p>
          </table:table-cell>
          <table:table-cell office:value-type="float" office:value="0.0298042" calcext:value-type="float">
            <text:p>0,0298042</text:p>
          </table:table-cell>
          <table:table-cell office:value-type="float" office:value="0.131311" calcext:value-type="float">
            <text:p>0,131311</text:p>
          </table:table-cell>
          <table:table-cell office:value-type="float" office:value="0.538738" calcext:value-type="float">
            <text:p>0,538738</text:p>
          </table:table-cell>
          <table:table-cell office:value-type="float" office:value="4.09068" calcext:value-type="float">
            <text:p>4,09068</text:p>
          </table:table-cell>
          <table:table-cell office:value-type="float" office:value="35.8642" calcext:value-type="float">
            <text:p>35,86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10089" calcext:value-type="float">
            <text:p>0,000610089</text:p>
          </table:table-cell>
          <table:table-cell office:value-type="float" office:value="0.00201518" calcext:value-type="float">
            <text:p>0,00201518</text:p>
          </table:table-cell>
          <table:table-cell office:value-type="float" office:value="0.00562726" calcext:value-type="float">
            <text:p>0,00562726</text:p>
          </table:table-cell>
          <table:table-cell office:value-type="float" office:value="0.0083899" calcext:value-type="float">
            <text:p>0,0083899</text:p>
          </table:table-cell>
          <table:table-cell office:value-type="float" office:value="0.00821278" calcext:value-type="float">
            <text:p>0,00821278</text:p>
          </table:table-cell>
          <table:table-cell office:value-type="float" office:value="0.0305227" calcext:value-type="float">
            <text:p>0,0305227</text:p>
          </table:table-cell>
          <table:table-cell office:value-type="float" office:value="0.135068" calcext:value-type="float">
            <text:p>0,135068</text:p>
          </table:table-cell>
          <table:table-cell office:value-type="float" office:value="0.552018" calcext:value-type="float">
            <text:p>0,552018</text:p>
          </table:table-cell>
          <table:table-cell office:value-type="float" office:value="4.22183" calcext:value-type="float">
            <text:p>4,22183</text:p>
          </table:table-cell>
          <table:table-cell office:value-type="float" office:value="35.2336" calcext:value-type="float">
            <text:p>35,23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736852" calcext:value-type="float">
            <text:p>0,000736852</text:p>
          </table:table-cell>
          <table:table-cell office:value-type="float" office:value="0.00129955" calcext:value-type="float">
            <text:p>0,00129955</text:p>
          </table:table-cell>
          <table:table-cell office:value-type="float" office:value="0.00198482" calcext:value-type="float">
            <text:p>0,00198482</text:p>
          </table:table-cell>
          <table:table-cell office:value-type="float" office:value="0.00396175" calcext:value-type="float">
            <text:p>0,00396175</text:p>
          </table:table-cell>
          <table:table-cell office:value-type="float" office:value="0.00769459" calcext:value-type="float">
            <text:p>0,00769459</text:p>
          </table:table-cell>
          <table:table-cell office:value-type="float" office:value="0.0286694" calcext:value-type="float">
            <text:p>0,0286694</text:p>
          </table:table-cell>
          <table:table-cell office:value-type="float" office:value="0.133282" calcext:value-type="float">
            <text:p>0,133282</text:p>
          </table:table-cell>
          <table:table-cell office:value-type="float" office:value="0.549658" calcext:value-type="float">
            <text:p>0,549658</text:p>
          </table:table-cell>
          <table:table-cell office:value-type="float" office:value="4.12766" calcext:value-type="float">
            <text:p>4,12766</text:p>
          </table:table-cell>
          <table:table-cell office:value-type="float" office:value="35.9194" calcext:value-type="float">
            <text:p>35,919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643558" calcext:value-type="float">
            <text:p>0,000643558</text:p>
          </table:table-cell>
          <table:table-cell office:value-type="float" office:value="0.00177277" calcext:value-type="float">
            <text:p>0,00177277</text:p>
          </table:table-cell>
          <table:table-cell office:value-type="float" office:value="0.00188385" calcext:value-type="float">
            <text:p>0,00188385</text:p>
          </table:table-cell>
          <table:table-cell office:value-type="float" office:value="0.00359863" calcext:value-type="float">
            <text:p>0,00359863</text:p>
          </table:table-cell>
          <table:table-cell office:value-type="float" office:value="0.00808067" calcext:value-type="float">
            <text:p>0,00808067</text:p>
          </table:table-cell>
          <table:table-cell office:value-type="float" office:value="0.0313904" calcext:value-type="float">
            <text:p>0,0313904</text:p>
          </table:table-cell>
          <table:table-cell office:value-type="float" office:value="0.131355" calcext:value-type="float">
            <text:p>0,131355</text:p>
          </table:table-cell>
          <table:table-cell office:value-type="float" office:value="0.546344" calcext:value-type="float">
            <text:p>0,546344</text:p>
          </table:table-cell>
          <table:table-cell office:value-type="float" office:value="3.84577" calcext:value-type="float">
            <text:p>3,84577</text:p>
          </table:table-cell>
          <table:table-cell office:value-type="float" office:value="35.0959" calcext:value-type="float">
            <text:p>35,095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7742" calcext:value-type="float">
            <text:p>0,00077742</text:p>
          </table:table-cell>
          <table:table-cell office:value-type="float" office:value="0.0017107" calcext:value-type="float">
            <text:p>0,0017107</text:p>
          </table:table-cell>
          <table:table-cell office:value-type="float" office:value="0.0032795" calcext:value-type="float">
            <text:p>0,0032795</text:p>
          </table:table-cell>
          <table:table-cell office:value-type="float" office:value="0.00398258" calcext:value-type="float">
            <text:p>0,00398258</text:p>
          </table:table-cell>
          <table:table-cell office:value-type="float" office:value="0.00750066" calcext:value-type="float">
            <text:p>0,00750066</text:p>
          </table:table-cell>
          <table:table-cell office:value-type="float" office:value="0.0299956" calcext:value-type="float">
            <text:p>0,0299956</text:p>
          </table:table-cell>
          <table:table-cell office:value-type="float" office:value="0.130715" calcext:value-type="float">
            <text:p>0,130715</text:p>
          </table:table-cell>
          <table:table-cell office:value-type="float" office:value="0.588805" calcext:value-type="float">
            <text:p>0,588805</text:p>
          </table:table-cell>
          <table:table-cell office:value-type="float" office:value="4.3975" calcext:value-type="float">
            <text:p>4,3975</text:p>
          </table:table-cell>
          <table:table-cell office:value-type="float" office:value="36.0165" calcext:value-type="float">
            <text:p>36,01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810221" calcext:value-type="float">
            <text:p>0,000810221</text:p>
          </table:table-cell>
          <table:table-cell office:value-type="float" office:value="0.00168882" calcext:value-type="float">
            <text:p>0,00168882</text:p>
          </table:table-cell>
          <table:table-cell office:value-type="float" office:value="0.00244962" calcext:value-type="float">
            <text:p>0,00244962</text:p>
          </table:table-cell>
          <table:table-cell office:value-type="float" office:value="0.00388917" calcext:value-type="float">
            <text:p>0,00388917</text:p>
          </table:table-cell>
          <table:table-cell office:value-type="float" office:value="0.00742452" calcext:value-type="float">
            <text:p>0,00742452</text:p>
          </table:table-cell>
          <table:table-cell office:value-type="float" office:value="0.029527" calcext:value-type="float">
            <text:p>0,029527</text:p>
          </table:table-cell>
          <table:table-cell office:value-type="float" office:value="0.146116" calcext:value-type="float">
            <text:p>0,146116</text:p>
          </table:table-cell>
          <table:table-cell office:value-type="float" office:value="0.58591" calcext:value-type="float">
            <text:p>0,58591</text:p>
          </table:table-cell>
          <table:table-cell office:value-type="float" office:value="4.03101" calcext:value-type="float">
            <text:p>4,03101</text:p>
          </table:table-cell>
          <table:table-cell office:value-type="float" office:value="35.3955" calcext:value-type="float">
            <text:p>35,395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833442" calcext:value-type="float">
            <text:p>0,000833442</text:p>
          </table:table-cell>
          <table:table-cell office:value-type="float" office:value="0.00170368" calcext:value-type="float">
            <text:p>0,00170368</text:p>
          </table:table-cell>
          <table:table-cell office:value-type="float" office:value="0.00260207" calcext:value-type="float">
            <text:p>0,00260207</text:p>
          </table:table-cell>
          <table:table-cell office:value-type="float" office:value="0.0075131" calcext:value-type="float">
            <text:p>0,0075131</text:p>
          </table:table-cell>
          <table:table-cell office:value-type="float" office:value="0.00985363" calcext:value-type="float">
            <text:p>0,00985363</text:p>
          </table:table-cell>
          <table:table-cell office:value-type="float" office:value="0.0296783" calcext:value-type="float">
            <text:p>0,0296783</text:p>
          </table:table-cell>
          <table:table-cell office:value-type="float" office:value="0.138193" calcext:value-type="float">
            <text:p>0,138193</text:p>
          </table:table-cell>
          <table:table-cell office:value-type="float" office:value="0.600934" calcext:value-type="float">
            <text:p>0,600934</text:p>
          </table:table-cell>
          <table:table-cell office:value-type="float" office:value="4.44923" calcext:value-type="float">
            <text:p>4,44923</text:p>
          </table:table-cell>
          <table:table-cell office:value-type="float" office:value="35.9111" calcext:value-type="float">
            <text:p>35,91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54642" calcext:value-type="float">
            <text:p>0,00254642</text:p>
          </table:table-cell>
          <table:table-cell office:value-type="float" office:value="0.00425888" calcext:value-type="float">
            <text:p>0,00425888</text:p>
          </table:table-cell>
          <table:table-cell office:value-type="float" office:value="0.00237635" calcext:value-type="float">
            <text:p>0,00237635</text:p>
          </table:table-cell>
          <table:table-cell office:value-type="float" office:value="0.00454756" calcext:value-type="float">
            <text:p>0,00454756</text:p>
          </table:table-cell>
          <table:table-cell office:value-type="float" office:value="0.00977067" calcext:value-type="float">
            <text:p>0,00977067</text:p>
          </table:table-cell>
          <table:table-cell office:value-type="float" office:value="0.0332368" calcext:value-type="float">
            <text:p>0,0332368</text:p>
          </table:table-cell>
          <table:table-cell office:value-type="float" office:value="0.137748" calcext:value-type="float">
            <text:p>0,137748</text:p>
          </table:table-cell>
          <table:table-cell office:value-type="float" office:value="0.585259" calcext:value-type="float">
            <text:p>0,585259</text:p>
          </table:table-cell>
          <table:table-cell office:value-type="float" office:value="3.86074" calcext:value-type="float">
            <text:p>3,86074</text:p>
          </table:table-cell>
          <table:table-cell office:value-type="float" office:value="35.5898" calcext:value-type="float">
            <text:p>35,58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293034" calcext:value-type="float">
            <text:p>0,00293034</text:p>
          </table:table-cell>
          <table:table-cell office:value-type="float" office:value="0.00221041" calcext:value-type="float">
            <text:p>0,00221041</text:p>
          </table:table-cell>
          <table:table-cell office:value-type="float" office:value="0.00259185" calcext:value-type="float">
            <text:p>0,00259185</text:p>
          </table:table-cell>
          <table:table-cell office:value-type="float" office:value="0.00345306" calcext:value-type="float">
            <text:p>0,00345306</text:p>
          </table:table-cell>
          <table:table-cell office:value-type="float" office:value="0.00757095" calcext:value-type="float">
            <text:p>0,00757095</text:p>
          </table:table-cell>
          <table:table-cell office:value-type="float" office:value="0.0317313" calcext:value-type="float">
            <text:p>0,0317313</text:p>
          </table:table-cell>
          <table:table-cell office:value-type="float" office:value="0.131423" calcext:value-type="float">
            <text:p>0,131423</text:p>
          </table:table-cell>
          <table:table-cell office:value-type="float" office:value="0.574909" calcext:value-type="float">
            <text:p>0,574909</text:p>
          </table:table-cell>
          <table:table-cell office:value-type="float" office:value="4.24183" calcext:value-type="float">
            <text:p>4,24183</text:p>
          </table:table-cell>
          <table:table-cell office:value-type="float" office:value="36.3406" calcext:value-type="float">
            <text:p>36,34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733104" calcext:value-type="float">
            <text:p>0,000733104</text:p>
          </table:table-cell>
          <table:table-cell office:value-type="float" office:value="0.00144968" calcext:value-type="float">
            <text:p>0,00144968</text:p>
          </table:table-cell>
          <table:table-cell office:value-type="float" office:value="0.0026105" calcext:value-type="float">
            <text:p>0,0026105</text:p>
          </table:table-cell>
          <table:table-cell office:value-type="float" office:value="0.00557921" calcext:value-type="float">
            <text:p>0,00557921</text:p>
          </table:table-cell>
          <table:table-cell office:value-type="float" office:value="0.00857525" calcext:value-type="float">
            <text:p>0,00857525</text:p>
          </table:table-cell>
          <table:table-cell office:value-type="float" office:value="0.0282973" calcext:value-type="float">
            <text:p>0,0282973</text:p>
          </table:table-cell>
          <table:table-cell office:value-type="float" office:value="0.133011" calcext:value-type="float">
            <text:p>0,133011</text:p>
          </table:table-cell>
          <table:table-cell office:value-type="float" office:value="0.558639" calcext:value-type="float">
            <text:p>0,558639</text:p>
          </table:table-cell>
          <table:table-cell office:value-type="float" office:value="3.88617" calcext:value-type="float">
            <text:p>3,88617</text:p>
          </table:table-cell>
          <table:table-cell office:value-type="float" office:value="35.6289" calcext:value-type="float">
            <text:p>35,628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16309" calcext:value-type="float">
            <text:p>0,000516309</text:p>
          </table:table-cell>
          <table:table-cell office:value-type="float" office:value="0.00143191" calcext:value-type="float">
            <text:p>0,00143191</text:p>
          </table:table-cell>
          <table:table-cell office:value-type="float" office:value="0.00210867" calcext:value-type="float">
            <text:p>0,00210867</text:p>
          </table:table-cell>
          <table:table-cell office:value-type="float" office:value="0.00353853" calcext:value-type="float">
            <text:p>0,00353853</text:p>
          </table:table-cell>
          <table:table-cell office:value-type="float" office:value="0.00958004" calcext:value-type="float">
            <text:p>0,00958004</text:p>
          </table:table-cell>
          <table:table-cell office:value-type="float" office:value="0.0291492" calcext:value-type="float">
            <text:p>0,0291492</text:p>
          </table:table-cell>
          <table:table-cell office:value-type="float" office:value="0.132973" calcext:value-type="float">
            <text:p>0,132973</text:p>
          </table:table-cell>
          <table:table-cell office:value-type="float" office:value="0.54595" calcext:value-type="float">
            <text:p>0,54595</text:p>
          </table:table-cell>
          <table:table-cell office:value-type="float" office:value="4.39772" calcext:value-type="float">
            <text:p>4,39772</text:p>
          </table:table-cell>
          <table:table-cell office:value-type="float" office:value="36.2917" calcext:value-type="float">
            <text:p>36,291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06457" calcext:value-type="float">
            <text:p>0,000606457</text:p>
          </table:table-cell>
          <table:table-cell office:value-type="float" office:value="0.00173243" calcext:value-type="float">
            <text:p>0,00173243</text:p>
          </table:table-cell>
          <table:table-cell office:value-type="float" office:value="0.00276968" calcext:value-type="float">
            <text:p>0,00276968</text:p>
          </table:table-cell>
          <table:table-cell office:value-type="float" office:value="0.00604387" calcext:value-type="float">
            <text:p>0,00604387</text:p>
          </table:table-cell>
          <table:table-cell office:value-type="float" office:value="0.00885742" calcext:value-type="float">
            <text:p>0,00885742</text:p>
          </table:table-cell>
          <table:table-cell office:value-type="float" office:value="0.0313186" calcext:value-type="float">
            <text:p>0,0313186</text:p>
          </table:table-cell>
          <table:table-cell office:value-type="float" office:value="0.131819" calcext:value-type="float">
            <text:p>0,131819</text:p>
          </table:table-cell>
          <table:table-cell office:value-type="float" office:value="0.544838" calcext:value-type="float">
            <text:p>0,544838</text:p>
          </table:table-cell>
          <table:table-cell office:value-type="float" office:value="4.25255" calcext:value-type="float">
            <text:p>4,25255</text:p>
          </table:table-cell>
          <table:table-cell office:value-type="float" office:value="35.7498" calcext:value-type="float">
            <text:p>35,74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62617" calcext:value-type="float">
            <text:p>0,000562617</text:p>
          </table:table-cell>
          <table:table-cell office:value-type="float" office:value="0.00202988" calcext:value-type="float">
            <text:p>0,00202988</text:p>
          </table:table-cell>
          <table:table-cell office:value-type="float" office:value="0.00366773" calcext:value-type="float">
            <text:p>0,00366773</text:p>
          </table:table-cell>
          <table:table-cell office:value-type="float" office:value="0.0045159" calcext:value-type="float">
            <text:p>0,0045159</text:p>
          </table:table-cell>
          <table:table-cell office:value-type="float" office:value="0.0110638" calcext:value-type="float">
            <text:p>0,0110638</text:p>
          </table:table-cell>
          <table:table-cell office:value-type="float" office:value="0.0301587" calcext:value-type="float">
            <text:p>0,0301587</text:p>
          </table:table-cell>
          <table:table-cell office:value-type="float" office:value="0.133056" calcext:value-type="float">
            <text:p>0,133056</text:p>
          </table:table-cell>
          <table:table-cell office:value-type="float" office:value="0.550318" calcext:value-type="float">
            <text:p>0,550318</text:p>
          </table:table-cell>
          <table:table-cell office:value-type="float" office:value="3.98547" calcext:value-type="float">
            <text:p>3,98547</text:p>
          </table:table-cell>
          <table:table-cell office:value-type="float" office:value="35.1628" calcext:value-type="float">
            <text:p>35,16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50596" calcext:value-type="float">
            <text:p>0,000550596</text:p>
          </table:table-cell>
          <table:table-cell office:value-type="float" office:value="0.00161436" calcext:value-type="float">
            <text:p>0,00161436</text:p>
          </table:table-cell>
          <table:table-cell office:value-type="float" office:value="0.00223164" calcext:value-type="float">
            <text:p>0,00223164</text:p>
          </table:table-cell>
          <table:table-cell office:value-type="float" office:value="0.00371117" calcext:value-type="float">
            <text:p>0,00371117</text:p>
          </table:table-cell>
          <table:table-cell office:value-type="float" office:value="0.00885858" calcext:value-type="float">
            <text:p>0,00885858</text:p>
          </table:table-cell>
          <table:table-cell office:value-type="float" office:value="0.032088" calcext:value-type="float">
            <text:p>0,032088</text:p>
          </table:table-cell>
          <table:table-cell office:value-type="float" office:value="0.130571" calcext:value-type="float">
            <text:p>0,130571</text:p>
          </table:table-cell>
          <table:table-cell office:value-type="float" office:value="0.54689" calcext:value-type="float">
            <text:p>0,54689</text:p>
          </table:table-cell>
          <table:table-cell office:value-type="float" office:value="4.10678" calcext:value-type="float">
            <text:p>4,10678</text:p>
          </table:table-cell>
          <table:table-cell office:value-type="float" office:value="35.7579" calcext:value-type="float">
            <text:p>35,7579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99912" calcext:value-type="float">
            <text:p>0,000599912</text:p>
          </table:table-cell>
          <table:table-cell table:style-name="ce11" office:value-type="float" office:value="0.00157577" calcext:value-type="float">
            <text:p>0,00157577</text:p>
          </table:table-cell>
          <table:table-cell table:style-name="ce11" office:value-type="float" office:value="0.00262258" calcext:value-type="float">
            <text:p>0,00262258</text:p>
          </table:table-cell>
          <table:table-cell table:style-name="ce11" office:value-type="float" office:value="0.00339828" calcext:value-type="float">
            <text:p>0,00339828</text:p>
          </table:table-cell>
          <table:table-cell table:style-name="ce11" office:value-type="float" office:value="0.00854249" calcext:value-type="float">
            <text:p>0,00854249</text:p>
          </table:table-cell>
          <table:table-cell table:style-name="ce11" office:value-type="float" office:value="0.0302627" calcext:value-type="float">
            <text:p>0,0302627</text:p>
          </table:table-cell>
          <table:table-cell table:style-name="ce11" office:value-type="float" office:value="0.129589" calcext:value-type="float">
            <text:p>0,129589</text:p>
          </table:table-cell>
          <table:table-cell table:style-name="ce11" office:value-type="float" office:value="0.544213" calcext:value-type="float">
            <text:p>0,544213</text:p>
          </table:table-cell>
          <table:table-cell table:style-name="ce11" office:value-type="float" office:value="4.18562" calcext:value-type="float">
            <text:p>4,18562</text:p>
          </table:table-cell>
          <table:table-cell table:style-name="ce11" office:value-type="float" office:value="35.1765" calcext:value-type="float">
            <text:p>35,1765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93034" calcext:value-type="float">
            <text:p>0,00293034</text:p>
          </table:table-cell>
          <table:table-cell table:style-name="ce12" table:formula="of:=MAX([.C3:.C22])" office:value-type="float" office:value="0.00425888" calcext:value-type="float">
            <text:p>0,00425888</text:p>
          </table:table-cell>
          <table:table-cell table:style-name="ce12" table:formula="of:=MAX([.D3:.D22])" office:value-type="float" office:value="0.00588128" calcext:value-type="float">
            <text:p>0,00588128</text:p>
          </table:table-cell>
          <table:table-cell table:style-name="ce12" table:formula="of:=MAX([.E3:.E22])" office:value-type="float" office:value="0.0083899" calcext:value-type="float">
            <text:p>0,0083899</text:p>
          </table:table-cell>
          <table:table-cell table:style-name="ce12" table:formula="of:=MAX([.F3:.F22])" office:value-type="float" office:value="0.0110638" calcext:value-type="float">
            <text:p>0,0110638</text:p>
          </table:table-cell>
          <table:table-cell table:style-name="ce12" table:formula="of:=MAX([.G3:.G22])" office:value-type="float" office:value="0.0332368" calcext:value-type="float">
            <text:p>0,0332368</text:p>
          </table:table-cell>
          <table:table-cell table:style-name="ce12" table:formula="of:=MAX([.H3:.H22])" office:value-type="float" office:value="0.146116" calcext:value-type="float">
            <text:p>0,146116</text:p>
          </table:table-cell>
          <table:table-cell table:style-name="ce12" table:formula="of:=MAX([.I3:.I22])" office:value-type="float" office:value="0.600934" calcext:value-type="float">
            <text:p>0,600934</text:p>
          </table:table-cell>
          <table:table-cell table:style-name="ce12" table:formula="of:=MAX([.J3:.J22])" office:value-type="float" office:value="4.46834" calcext:value-type="float">
            <text:p>4,46834</text:p>
          </table:table-cell>
          <table:table-cell table:style-name="ce12" table:formula="of:=MAX([.K3:.K22])" office:value-type="float" office:value="36.3406" calcext:value-type="float">
            <text:p>36,3406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16309" calcext:value-type="float">
            <text:p>0,000516309</text:p>
          </table:table-cell>
          <table:table-cell table:style-name="ce13" table:formula="of:=MIN([.C3:.C22])" office:value-type="float" office:value="0.00129955" calcext:value-type="float">
            <text:p>0,00129955</text:p>
          </table:table-cell>
          <table:table-cell table:style-name="ce13" table:formula="of:=MIN([.D3:.D22])" office:value-type="float" office:value="0.00188385" calcext:value-type="float">
            <text:p>0,00188385</text:p>
          </table:table-cell>
          <table:table-cell table:style-name="ce13" table:formula="of:=MIN([.E3:.E22])" office:value-type="float" office:value="0.00293277" calcext:value-type="float">
            <text:p>0,00293277</text:p>
          </table:table-cell>
          <table:table-cell table:style-name="ce13" table:formula="of:=MIN([.F3:.F22])" office:value-type="float" office:value="0.0073261" calcext:value-type="float">
            <text:p>0,0073261</text:p>
          </table:table-cell>
          <table:table-cell table:style-name="ce13" table:formula="of:=MIN([.G3:.G22])" office:value-type="float" office:value="0.0282973" calcext:value-type="float">
            <text:p>0,0282973</text:p>
          </table:table-cell>
          <table:table-cell table:style-name="ce13" table:formula="of:=MIN([.H3:.H22])" office:value-type="float" office:value="0.129589" calcext:value-type="float">
            <text:p>0,129589</text:p>
          </table:table-cell>
          <table:table-cell table:style-name="ce13" table:formula="of:=MIN([.I3:.I22])" office:value-type="float" office:value="0.538738" calcext:value-type="float">
            <text:p>0,538738</text:p>
          </table:table-cell>
          <table:table-cell table:style-name="ce13" table:formula="of:=MIN([.J3:.J22])" office:value-type="float" office:value="3.82029" calcext:value-type="float">
            <text:p>3,82029</text:p>
          </table:table-cell>
          <table:table-cell table:style-name="ce13" table:formula="of:=MIN([.K3:.K22])" office:value-type="float" office:value="35.0802" calcext:value-type="float">
            <text:p>35,080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49882" calcext:value-type="float">
            <text:p>0,000849882</text:p>
          </table:table-cell>
          <table:table-cell table:style-name="ce14" table:formula="of:=SUM([.C3:.C22]) / 20" office:value-type="float" office:value="0.0019597435" calcext:value-type="float">
            <text:p>0,0019597435</text:p>
          </table:table-cell>
          <table:table-cell table:style-name="ce14" table:formula="of:=SUM([.D3:.D22]) / 20" office:value-type="float" office:value="0.0030577715" calcext:value-type="float">
            <text:p>0,0030577715</text:p>
          </table:table-cell>
          <table:table-cell table:style-name="ce14" table:formula="of:=SUM([.E3:.E22]) / 20" office:value-type="float" office:value="0.0043335315" calcext:value-type="float">
            <text:p>0,0043335315</text:p>
          </table:table-cell>
          <table:table-cell table:style-name="ce14" table:formula="of:=SUM([.F3:.F22]) / 20" office:value-type="float" office:value="0.008517668" calcext:value-type="float">
            <text:p>0,008517668</text:p>
          </table:table-cell>
          <table:table-cell table:style-name="ce14" table:formula="of:=SUM([.G3:.G22]) / 20" office:value-type="float" office:value="0.03023773" calcext:value-type="float">
            <text:p>0,03023773</text:p>
          </table:table-cell>
          <table:table-cell table:style-name="ce14" table:formula="of:=SUM([.H3:.H22]) / 20" office:value-type="float" office:value="0.13349" calcext:value-type="float">
            <text:p>0,13349</text:p>
          </table:table-cell>
          <table:table-cell table:style-name="ce14" table:formula="of:=SUM([.I3:.I22]) / 20" office:value-type="float" office:value="0.55697465" calcext:value-type="float">
            <text:p>0,55697465</text:p>
          </table:table-cell>
          <table:table-cell table:style-name="ce14" table:formula="of:=SUM([.J3:.J22]) / 20" office:value-type="float" office:value="4.1411035" calcext:value-type="float">
            <text:p>4,1411035</text:p>
          </table:table-cell>
          <table:table-cell table:style-name="ce14" table:formula="of:=SUM([.K3:.K22]) / 20" office:value-type="float" office:value="35.701005" calcext:value-type="float">
            <text:p>35,70100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559958498508" calcext:value-type="float">
            <text:p>0,0006559958</text:p>
          </table:table-cell>
          <table:table-cell table:style-name="ce15" table:formula="of:=STDEV([.C3:.C22])" office:value-type="float" office:value="0.000750073675085006" calcext:value-type="float">
            <text:p>0,0007500737</text:p>
          </table:table-cell>
          <table:table-cell table:style-name="ce15" table:formula="of:=STDEV([.D3:.D22])" office:value-type="float" office:value="0.00117950806914656" calcext:value-type="float">
            <text:p>0,0011795081</text:p>
          </table:table-cell>
          <table:table-cell table:style-name="ce15" table:formula="of:=STDEV([.E3:.E22])" office:value-type="float" office:value="0.00152696954568009" calcext:value-type="float">
            <text:p>0,0015269695</text:p>
          </table:table-cell>
          <table:table-cell table:style-name="ce15" table:formula="of:=STDEV([.F3:.F22])" office:value-type="float" office:value="0.000990305916246936" calcext:value-type="float">
            <text:p>0,0009903059</text:p>
          </table:table-cell>
          <table:table-cell table:style-name="ce15" table:formula="of:=STDEV([.G3:.G22])" office:value-type="float" office:value="0.00122871500447033" calcext:value-type="float">
            <text:p>0,001228715</text:p>
          </table:table-cell>
          <table:table-cell table:style-name="ce15" table:formula="of:=STDEV([.H3:.H22])" office:value-type="float" office:value="0.00370833631302857" calcext:value-type="float">
            <text:p>0,0037083363</text:p>
          </table:table-cell>
          <table:table-cell table:style-name="ce15" table:formula="of:=STDEV([.I3:.I22])" office:value-type="float" office:value="0.0188959324591996" calcext:value-type="float">
            <text:p>0,0188959325</text:p>
          </table:table-cell>
          <table:table-cell table:style-name="ce15" table:formula="of:=STDEV([.J3:.J22])" office:value-type="float" office:value="0.211817229090876" calcext:value-type="float">
            <text:p>0,2118172291</text:p>
          </table:table-cell>
          <table:table-cell table:style-name="ce15" table:formula="of:=STDEV([.K3:.K22])" office:value-type="float" office:value="0.40173822777761" calcext:value-type="float">
            <text:p>0,4017382278</text:p>
          </table:table-cell>
        </table:table-row>
      </table:table>
      <table:table table:name="15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20535" calcext:value-type="float">
            <text:p>0,000720535</text:p>
          </table:table-cell>
          <table:table-cell office:value-type="float" office:value="0.00232164" calcext:value-type="float">
            <text:p>0,00232164</text:p>
          </table:table-cell>
          <table:table-cell office:value-type="float" office:value="0.00499285" calcext:value-type="float">
            <text:p>0,00499285</text:p>
          </table:table-cell>
          <table:table-cell office:value-type="float" office:value="0.00408835" calcext:value-type="float">
            <text:p>0,00408835</text:p>
          </table:table-cell>
          <table:table-cell office:value-type="float" office:value="0.00860899" calcext:value-type="float">
            <text:p>0,00860899</text:p>
          </table:table-cell>
          <table:table-cell office:value-type="float" office:value="0.0321097" calcext:value-type="float">
            <text:p>0,0321097</text:p>
          </table:table-cell>
          <table:table-cell office:value-type="float" office:value="0.122561" calcext:value-type="float">
            <text:p>0,122561</text:p>
          </table:table-cell>
          <table:table-cell office:value-type="float" office:value="0.688938" calcext:value-type="float">
            <text:p>0,688938</text:p>
          </table:table-cell>
          <table:table-cell office:value-type="float" office:value="3.30971" calcext:value-type="float">
            <text:p>3,30971</text:p>
          </table:table-cell>
          <table:table-cell office:value-type="float" office:value="31.9261" calcext:value-type="float">
            <text:p>31,92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667306" calcext:value-type="float">
            <text:p>0,000667306</text:p>
          </table:table-cell>
          <table:table-cell office:value-type="float" office:value="0.00188999" calcext:value-type="float">
            <text:p>0,00188999</text:p>
          </table:table-cell>
          <table:table-cell office:value-type="float" office:value="0.00261507" calcext:value-type="float">
            <text:p>0,00261507</text:p>
          </table:table-cell>
          <table:table-cell office:value-type="float" office:value="0.00639339" calcext:value-type="float">
            <text:p>0,00639339</text:p>
          </table:table-cell>
          <table:table-cell office:value-type="float" office:value="0.00819754" calcext:value-type="float">
            <text:p>0,00819754</text:p>
          </table:table-cell>
          <table:table-cell office:value-type="float" office:value="0.0313545" calcext:value-type="float">
            <text:p>0,0313545</text:p>
          </table:table-cell>
          <table:table-cell office:value-type="float" office:value="0.125116" calcext:value-type="float">
            <text:p>0,125116</text:p>
          </table:table-cell>
          <table:table-cell office:value-type="float" office:value="0.70091" calcext:value-type="float">
            <text:p>0,70091</text:p>
          </table:table-cell>
          <table:table-cell office:value-type="float" office:value="3.72039" calcext:value-type="float">
            <text:p>3,72039</text:p>
          </table:table-cell>
          <table:table-cell office:value-type="float" office:value="31.7638" calcext:value-type="float">
            <text:p>31,76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854581" calcext:value-type="float">
            <text:p>0,000854581</text:p>
          </table:table-cell>
          <table:table-cell office:value-type="float" office:value="0.00438207" calcext:value-type="float">
            <text:p>0,00438207</text:p>
          </table:table-cell>
          <table:table-cell office:value-type="float" office:value="0.00259711" calcext:value-type="float">
            <text:p>0,00259711</text:p>
          </table:table-cell>
          <table:table-cell office:value-type="float" office:value="0.00513156" calcext:value-type="float">
            <text:p>0,00513156</text:p>
          </table:table-cell>
          <table:table-cell office:value-type="float" office:value="0.00867813" calcext:value-type="float">
            <text:p>0,00867813</text:p>
          </table:table-cell>
          <table:table-cell office:value-type="float" office:value="0.0510346" calcext:value-type="float">
            <text:p>0,0510346</text:p>
          </table:table-cell>
          <table:table-cell office:value-type="float" office:value="0.123256" calcext:value-type="float">
            <text:p>0,123256</text:p>
          </table:table-cell>
          <table:table-cell office:value-type="float" office:value="0.687831" calcext:value-type="float">
            <text:p>0,687831</text:p>
          </table:table-cell>
          <table:table-cell office:value-type="float" office:value="3.81294" calcext:value-type="float">
            <text:p>3,81294</text:p>
          </table:table-cell>
          <table:table-cell office:value-type="float" office:value="31.7685" calcext:value-type="float">
            <text:p>31,76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65254" calcext:value-type="float">
            <text:p>0,00165254</text:p>
          </table:table-cell>
          <table:table-cell office:value-type="float" office:value="0.00605596" calcext:value-type="float">
            <text:p>0,00605596</text:p>
          </table:table-cell>
          <table:table-cell office:value-type="float" office:value="0.00320593" calcext:value-type="float">
            <text:p>0,00320593</text:p>
          </table:table-cell>
          <table:table-cell office:value-type="float" office:value="0.00424988" calcext:value-type="float">
            <text:p>0,00424988</text:p>
          </table:table-cell>
          <table:table-cell office:value-type="float" office:value="0.0101728" calcext:value-type="float">
            <text:p>0,0101728</text:p>
          </table:table-cell>
          <table:table-cell office:value-type="float" office:value="0.0331771" calcext:value-type="float">
            <text:p>0,0331771</text:p>
          </table:table-cell>
          <table:table-cell office:value-type="float" office:value="0.128736" calcext:value-type="float">
            <text:p>0,128736</text:p>
          </table:table-cell>
          <table:table-cell office:value-type="float" office:value="0.704236" calcext:value-type="float">
            <text:p>0,704236</text:p>
          </table:table-cell>
          <table:table-cell office:value-type="float" office:value="3.2865" calcext:value-type="float">
            <text:p>3,2865</text:p>
          </table:table-cell>
          <table:table-cell office:value-type="float" office:value="31.9609" calcext:value-type="float">
            <text:p>31,96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797909" calcext:value-type="float">
            <text:p>0,000797909</text:p>
          </table:table-cell>
          <table:table-cell office:value-type="float" office:value="0.00170829" calcext:value-type="float">
            <text:p>0,00170829</text:p>
          </table:table-cell>
          <table:table-cell office:value-type="float" office:value="0.00555192" calcext:value-type="float">
            <text:p>0,00555192</text:p>
          </table:table-cell>
          <table:table-cell office:value-type="float" office:value="0.00376316" calcext:value-type="float">
            <text:p>0,00376316</text:p>
          </table:table-cell>
          <table:table-cell office:value-type="float" office:value="0.00883555" calcext:value-type="float">
            <text:p>0,00883555</text:p>
          </table:table-cell>
          <table:table-cell office:value-type="float" office:value="0.0311963" calcext:value-type="float">
            <text:p>0,0311963</text:p>
          </table:table-cell>
          <table:table-cell office:value-type="float" office:value="0.124545" calcext:value-type="float">
            <text:p>0,124545</text:p>
          </table:table-cell>
          <table:table-cell office:value-type="float" office:value="0.697652" calcext:value-type="float">
            <text:p>0,697652</text:p>
          </table:table-cell>
          <table:table-cell office:value-type="float" office:value="3.74957" calcext:value-type="float">
            <text:p>3,74957</text:p>
          </table:table-cell>
          <table:table-cell office:value-type="float" office:value="31.2126" calcext:value-type="float">
            <text:p>31,21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758796" calcext:value-type="float">
            <text:p>0,000758796</text:p>
          </table:table-cell>
          <table:table-cell office:value-type="float" office:value="0.00181962" calcext:value-type="float">
            <text:p>0,00181962</text:p>
          </table:table-cell>
          <table:table-cell office:value-type="float" office:value="0.00269305" calcext:value-type="float">
            <text:p>0,00269305</text:p>
          </table:table-cell>
          <table:table-cell office:value-type="float" office:value="0.00359232" calcext:value-type="float">
            <text:p>0,00359232</text:p>
          </table:table-cell>
          <table:table-cell office:value-type="float" office:value="0.00755403" calcext:value-type="float">
            <text:p>0,00755403</text:p>
          </table:table-cell>
          <table:table-cell office:value-type="float" office:value="0.0322581" calcext:value-type="float">
            <text:p>0,0322581</text:p>
          </table:table-cell>
          <table:table-cell office:value-type="float" office:value="0.126272" calcext:value-type="float">
            <text:p>0,126272</text:p>
          </table:table-cell>
          <table:table-cell office:value-type="float" office:value="0.704827" calcext:value-type="float">
            <text:p>0,704827</text:p>
          </table:table-cell>
          <table:table-cell office:value-type="float" office:value="3.25566" calcext:value-type="float">
            <text:p>3,25566</text:p>
          </table:table-cell>
          <table:table-cell office:value-type="float" office:value="31.2797" calcext:value-type="float">
            <text:p>31,27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91333" calcext:value-type="float">
            <text:p>0,00191333</text:p>
          </table:table-cell>
          <table:table-cell office:value-type="float" office:value="0.00134432" calcext:value-type="float">
            <text:p>0,00134432</text:p>
          </table:table-cell>
          <table:table-cell office:value-type="float" office:value="0.00593266" calcext:value-type="float">
            <text:p>0,00593266</text:p>
          </table:table-cell>
          <table:table-cell office:value-type="float" office:value="0.00657787" calcext:value-type="float">
            <text:p>0,00657787</text:p>
          </table:table-cell>
          <table:table-cell office:value-type="float" office:value="0.0110199" calcext:value-type="float">
            <text:p>0,0110199</text:p>
          </table:table-cell>
          <table:table-cell office:value-type="float" office:value="0.0302598" calcext:value-type="float">
            <text:p>0,0302598</text:p>
          </table:table-cell>
          <table:table-cell office:value-type="float" office:value="0.127998" calcext:value-type="float">
            <text:p>0,127998</text:p>
          </table:table-cell>
          <table:table-cell office:value-type="float" office:value="0.69366" calcext:value-type="float">
            <text:p>0,69366</text:p>
          </table:table-cell>
          <table:table-cell office:value-type="float" office:value="3.64628" calcext:value-type="float">
            <text:p>3,64628</text:p>
          </table:table-cell>
          <table:table-cell office:value-type="float" office:value="31.3213" calcext:value-type="float">
            <text:p>31,32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886848" calcext:value-type="float">
            <text:p>0,000886848</text:p>
          </table:table-cell>
          <table:table-cell office:value-type="float" office:value="0.00407722" calcext:value-type="float">
            <text:p>0,00407722</text:p>
          </table:table-cell>
          <table:table-cell office:value-type="float" office:value="0.00534801" calcext:value-type="float">
            <text:p>0,00534801</text:p>
          </table:table-cell>
          <table:table-cell office:value-type="float" office:value="0.00551867" calcext:value-type="float">
            <text:p>0,00551867</text:p>
          </table:table-cell>
          <table:table-cell office:value-type="float" office:value="0.00998487" calcext:value-type="float">
            <text:p>0,00998487</text:p>
          </table:table-cell>
          <table:table-cell office:value-type="float" office:value="0.0318701" calcext:value-type="float">
            <text:p>0,0318701</text:p>
          </table:table-cell>
          <table:table-cell office:value-type="float" office:value="0.122806" calcext:value-type="float">
            <text:p>0,122806</text:p>
          </table:table-cell>
          <table:table-cell office:value-type="float" office:value="0.694974" calcext:value-type="float">
            <text:p>0,694974</text:p>
          </table:table-cell>
          <table:table-cell office:value-type="float" office:value="3.56977" calcext:value-type="float">
            <text:p>3,56977</text:p>
          </table:table-cell>
          <table:table-cell office:value-type="float" office:value="31.447" calcext:value-type="float">
            <text:p>31,4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810343" calcext:value-type="float">
            <text:p>0,000810343</text:p>
          </table:table-cell>
          <table:table-cell office:value-type="float" office:value="0.00144011" calcext:value-type="float">
            <text:p>0,00144011</text:p>
          </table:table-cell>
          <table:table-cell office:value-type="float" office:value="0.00312364" calcext:value-type="float">
            <text:p>0,00312364</text:p>
          </table:table-cell>
          <table:table-cell office:value-type="float" office:value="0.00406763" calcext:value-type="float">
            <text:p>0,00406763</text:p>
          </table:table-cell>
          <table:table-cell office:value-type="float" office:value="0.00747844" calcext:value-type="float">
            <text:p>0,00747844</text:p>
          </table:table-cell>
          <table:table-cell office:value-type="float" office:value="0.0381607" calcext:value-type="float">
            <text:p>0,0381607</text:p>
          </table:table-cell>
          <table:table-cell office:value-type="float" office:value="0.126661" calcext:value-type="float">
            <text:p>0,126661</text:p>
          </table:table-cell>
          <table:table-cell office:value-type="float" office:value="0.728586" calcext:value-type="float">
            <text:p>0,728586</text:p>
          </table:table-cell>
          <table:table-cell office:value-type="float" office:value="3.80874" calcext:value-type="float">
            <text:p>3,80874</text:p>
          </table:table-cell>
          <table:table-cell office:value-type="float" office:value="31.1399" calcext:value-type="float">
            <text:p>31,13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00942" calcext:value-type="float">
            <text:p>0,000700942</text:p>
          </table:table-cell>
          <table:table-cell office:value-type="float" office:value="0.0022911" calcext:value-type="float">
            <text:p>0,0022911</text:p>
          </table:table-cell>
          <table:table-cell office:value-type="float" office:value="0.00250583" calcext:value-type="float">
            <text:p>0,00250583</text:p>
          </table:table-cell>
          <table:table-cell office:value-type="float" office:value="0.00430108" calcext:value-type="float">
            <text:p>0,00430108</text:p>
          </table:table-cell>
          <table:table-cell office:value-type="float" office:value="0.0116908" calcext:value-type="float">
            <text:p>0,0116908</text:p>
          </table:table-cell>
          <table:table-cell office:value-type="float" office:value="0.0295662" calcext:value-type="float">
            <text:p>0,0295662</text:p>
          </table:table-cell>
          <table:table-cell office:value-type="float" office:value="0.122877" calcext:value-type="float">
            <text:p>0,122877</text:p>
          </table:table-cell>
          <table:table-cell office:value-type="float" office:value="0.701233" calcext:value-type="float">
            <text:p>0,701233</text:p>
          </table:table-cell>
          <table:table-cell office:value-type="float" office:value="3.78082" calcext:value-type="float">
            <text:p>3,78082</text:p>
          </table:table-cell>
          <table:table-cell office:value-type="float" office:value="31.3187" calcext:value-type="float">
            <text:p>31,31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22786" calcext:value-type="float">
            <text:p>0,000622786</text:p>
          </table:table-cell>
          <table:table-cell office:value-type="float" office:value="0.0021353" calcext:value-type="float">
            <text:p>0,0021353</text:p>
          </table:table-cell>
          <table:table-cell office:value-type="float" office:value="0.00255519" calcext:value-type="float">
            <text:p>0,00255519</text:p>
          </table:table-cell>
          <table:table-cell office:value-type="float" office:value="0.00499513" calcext:value-type="float">
            <text:p>0,00499513</text:p>
          </table:table-cell>
          <table:table-cell office:value-type="float" office:value="0.00814362" calcext:value-type="float">
            <text:p>0,00814362</text:p>
          </table:table-cell>
          <table:table-cell office:value-type="float" office:value="0.0294789" calcext:value-type="float">
            <text:p>0,0294789</text:p>
          </table:table-cell>
          <table:table-cell office:value-type="float" office:value="0.123454" calcext:value-type="float">
            <text:p>0,123454</text:p>
          </table:table-cell>
          <table:table-cell office:value-type="float" office:value="0.68588" calcext:value-type="float">
            <text:p>0,68588</text:p>
          </table:table-cell>
          <table:table-cell office:value-type="float" office:value="3.30496" calcext:value-type="float">
            <text:p>3,30496</text:p>
          </table:table-cell>
          <table:table-cell office:value-type="float" office:value="30.9418" calcext:value-type="float">
            <text:p>30,941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20406" calcext:value-type="float">
            <text:p>0,000620406</text:p>
          </table:table-cell>
          <table:table-cell office:value-type="float" office:value="0.00131267" calcext:value-type="float">
            <text:p>0,00131267</text:p>
          </table:table-cell>
          <table:table-cell office:value-type="float" office:value="0.002891" calcext:value-type="float">
            <text:p>0,002891</text:p>
          </table:table-cell>
          <table:table-cell office:value-type="float" office:value="0.00436316" calcext:value-type="float">
            <text:p>0,00436316</text:p>
          </table:table-cell>
          <table:table-cell office:value-type="float" office:value="0.015044" calcext:value-type="float">
            <text:p>0,015044</text:p>
          </table:table-cell>
          <table:table-cell office:value-type="float" office:value="0.0293209" calcext:value-type="float">
            <text:p>0,0293209</text:p>
          </table:table-cell>
          <table:table-cell office:value-type="float" office:value="0.12548" calcext:value-type="float">
            <text:p>0,12548</text:p>
          </table:table-cell>
          <table:table-cell office:value-type="float" office:value="0.695798" calcext:value-type="float">
            <text:p>0,695798</text:p>
          </table:table-cell>
          <table:table-cell office:value-type="float" office:value="3.66305" calcext:value-type="float">
            <text:p>3,66305</text:p>
          </table:table-cell>
          <table:table-cell office:value-type="float" office:value="31.2538" calcext:value-type="float">
            <text:p>31,25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509716" calcext:value-type="float">
            <text:p>0,000509716</text:p>
          </table:table-cell>
          <table:table-cell office:value-type="float" office:value="0.00151516" calcext:value-type="float">
            <text:p>0,00151516</text:p>
          </table:table-cell>
          <table:table-cell office:value-type="float" office:value="0.00737044" calcext:value-type="float">
            <text:p>0,00737044</text:p>
          </table:table-cell>
          <table:table-cell office:value-type="float" office:value="0.00469606" calcext:value-type="float">
            <text:p>0,00469606</text:p>
          </table:table-cell>
          <table:table-cell office:value-type="float" office:value="0.00833035" calcext:value-type="float">
            <text:p>0,00833035</text:p>
          </table:table-cell>
          <table:table-cell office:value-type="float" office:value="0.0313019" calcext:value-type="float">
            <text:p>0,0313019</text:p>
          </table:table-cell>
          <table:table-cell office:value-type="float" office:value="0.127632" calcext:value-type="float">
            <text:p>0,127632</text:p>
          </table:table-cell>
          <table:table-cell office:value-type="float" office:value="0.700977" calcext:value-type="float">
            <text:p>0,700977</text:p>
          </table:table-cell>
          <table:table-cell office:value-type="float" office:value="3.71601" calcext:value-type="float">
            <text:p>3,71601</text:p>
          </table:table-cell>
          <table:table-cell office:value-type="float" office:value="30.3987" calcext:value-type="float">
            <text:p>30,39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0738" calcext:value-type="float">
            <text:p>0,00050738</text:p>
          </table:table-cell>
          <table:table-cell office:value-type="float" office:value="0.00154066" calcext:value-type="float">
            <text:p>0,00154066</text:p>
          </table:table-cell>
          <table:table-cell office:value-type="float" office:value="0.00328575" calcext:value-type="float">
            <text:p>0,00328575</text:p>
          </table:table-cell>
          <table:table-cell office:value-type="float" office:value="0.00422325" calcext:value-type="float">
            <text:p>0,00422325</text:p>
          </table:table-cell>
          <table:table-cell office:value-type="float" office:value="0.0108231" calcext:value-type="float">
            <text:p>0,0108231</text:p>
          </table:table-cell>
          <table:table-cell office:value-type="float" office:value="0.0296432" calcext:value-type="float">
            <text:p>0,0296432</text:p>
          </table:table-cell>
          <table:table-cell office:value-type="float" office:value="0.122981" calcext:value-type="float">
            <text:p>0,122981</text:p>
          </table:table-cell>
          <table:table-cell office:value-type="float" office:value="0.689079" calcext:value-type="float">
            <text:p>0,689079</text:p>
          </table:table-cell>
          <table:table-cell office:value-type="float" office:value="3.37492" calcext:value-type="float">
            <text:p>3,37492</text:p>
          </table:table-cell>
          <table:table-cell office:value-type="float" office:value="31.0537" calcext:value-type="float">
            <text:p>31,05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103447" calcext:value-type="float">
            <text:p>0,00103447</text:p>
          </table:table-cell>
          <table:table-cell office:value-type="float" office:value="0.00167041" calcext:value-type="float">
            <text:p>0,00167041</text:p>
          </table:table-cell>
          <table:table-cell office:value-type="float" office:value="0.00275619" calcext:value-type="float">
            <text:p>0,00275619</text:p>
          </table:table-cell>
          <table:table-cell office:value-type="float" office:value="0.00425195" calcext:value-type="float">
            <text:p>0,00425195</text:p>
          </table:table-cell>
          <table:table-cell office:value-type="float" office:value="0.00908132" calcext:value-type="float">
            <text:p>0,00908132</text:p>
          </table:table-cell>
          <table:table-cell office:value-type="float" office:value="0.0303349" calcext:value-type="float">
            <text:p>0,0303349</text:p>
          </table:table-cell>
          <table:table-cell office:value-type="float" office:value="0.125439" calcext:value-type="float">
            <text:p>0,125439</text:p>
          </table:table-cell>
          <table:table-cell office:value-type="float" office:value="0.694543" calcext:value-type="float">
            <text:p>0,694543</text:p>
          </table:table-cell>
          <table:table-cell office:value-type="float" office:value="3.79638" calcext:value-type="float">
            <text:p>3,79638</text:p>
          </table:table-cell>
          <table:table-cell office:value-type="float" office:value="30.7615" calcext:value-type="float">
            <text:p>30,76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788656" calcext:value-type="float">
            <text:p>0,000788656</text:p>
          </table:table-cell>
          <table:table-cell office:value-type="float" office:value="0.00164815" calcext:value-type="float">
            <text:p>0,00164815</text:p>
          </table:table-cell>
          <table:table-cell office:value-type="float" office:value="0.00288878" calcext:value-type="float">
            <text:p>0,00288878</text:p>
          </table:table-cell>
          <table:table-cell office:value-type="float" office:value="0.00430965" calcext:value-type="float">
            <text:p>0,00430965</text:p>
          </table:table-cell>
          <table:table-cell office:value-type="float" office:value="0.00840104" calcext:value-type="float">
            <text:p>0,00840104</text:p>
          </table:table-cell>
          <table:table-cell office:value-type="float" office:value="0.038329" calcext:value-type="float">
            <text:p>0,038329</text:p>
          </table:table-cell>
          <table:table-cell office:value-type="float" office:value="0.124159" calcext:value-type="float">
            <text:p>0,124159</text:p>
          </table:table-cell>
          <table:table-cell office:value-type="float" office:value="0.698744" calcext:value-type="float">
            <text:p>0,698744</text:p>
          </table:table-cell>
          <table:table-cell office:value-type="float" office:value="3.63065" calcext:value-type="float">
            <text:p>3,63065</text:p>
          </table:table-cell>
          <table:table-cell office:value-type="float" office:value="30.8198" calcext:value-type="float">
            <text:p>30,81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33709" calcext:value-type="float">
            <text:p>0,000633709</text:p>
          </table:table-cell>
          <table:table-cell office:value-type="float" office:value="0.00446182" calcext:value-type="float">
            <text:p>0,00446182</text:p>
          </table:table-cell>
          <table:table-cell office:value-type="float" office:value="0.00345962" calcext:value-type="float">
            <text:p>0,00345962</text:p>
          </table:table-cell>
          <table:table-cell office:value-type="float" office:value="0.00425288" calcext:value-type="float">
            <text:p>0,00425288</text:p>
          </table:table-cell>
          <table:table-cell office:value-type="float" office:value="0.0219751" calcext:value-type="float">
            <text:p>0,0219751</text:p>
          </table:table-cell>
          <table:table-cell office:value-type="float" office:value="0.0326161" calcext:value-type="float">
            <text:p>0,0326161</text:p>
          </table:table-cell>
          <table:table-cell office:value-type="float" office:value="0.126595" calcext:value-type="float">
            <text:p>0,126595</text:p>
          </table:table-cell>
          <table:table-cell office:value-type="float" office:value="0.773021" calcext:value-type="float">
            <text:p>0,773021</text:p>
          </table:table-cell>
          <table:table-cell office:value-type="float" office:value="3.2775" calcext:value-type="float">
            <text:p>3,2775</text:p>
          </table:table-cell>
          <table:table-cell office:value-type="float" office:value="30.8041" calcext:value-type="float">
            <text:p>30,804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02051" calcext:value-type="float">
            <text:p>0,000602051</text:p>
          </table:table-cell>
          <table:table-cell office:value-type="float" office:value="0.00250706" calcext:value-type="float">
            <text:p>0,00250706</text:p>
          </table:table-cell>
          <table:table-cell office:value-type="float" office:value="0.00370857" calcext:value-type="float">
            <text:p>0,00370857</text:p>
          </table:table-cell>
          <table:table-cell office:value-type="float" office:value="0.00648867" calcext:value-type="float">
            <text:p>0,00648867</text:p>
          </table:table-cell>
          <table:table-cell office:value-type="float" office:value="0.0090718" calcext:value-type="float">
            <text:p>0,0090718</text:p>
          </table:table-cell>
          <table:table-cell office:value-type="float" office:value="0.031377" calcext:value-type="float">
            <text:p>0,031377</text:p>
          </table:table-cell>
          <table:table-cell office:value-type="float" office:value="0.12419" calcext:value-type="float">
            <text:p>0,12419</text:p>
          </table:table-cell>
          <table:table-cell office:value-type="float" office:value="0.690428" calcext:value-type="float">
            <text:p>0,690428</text:p>
          </table:table-cell>
          <table:table-cell office:value-type="float" office:value="3.67356" calcext:value-type="float">
            <text:p>3,67356</text:p>
          </table:table-cell>
          <table:table-cell office:value-type="float" office:value="30.9207" calcext:value-type="float">
            <text:p>30,920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857262" calcext:value-type="float">
            <text:p>0,000857262</text:p>
          </table:table-cell>
          <table:table-cell office:value-type="float" office:value="0.00363253" calcext:value-type="float">
            <text:p>0,00363253</text:p>
          </table:table-cell>
          <table:table-cell office:value-type="float" office:value="0.00579872" calcext:value-type="float">
            <text:p>0,00579872</text:p>
          </table:table-cell>
          <table:table-cell office:value-type="float" office:value="0.00480975" calcext:value-type="float">
            <text:p>0,00480975</text:p>
          </table:table-cell>
          <table:table-cell office:value-type="float" office:value="0.00911683" calcext:value-type="float">
            <text:p>0,00911683</text:p>
          </table:table-cell>
          <table:table-cell office:value-type="float" office:value="0.0313245" calcext:value-type="float">
            <text:p>0,0313245</text:p>
          </table:table-cell>
          <table:table-cell office:value-type="float" office:value="0.127811" calcext:value-type="float">
            <text:p>0,127811</text:p>
          </table:table-cell>
          <table:table-cell office:value-type="float" office:value="0.690457" calcext:value-type="float">
            <text:p>0,690457</text:p>
          </table:table-cell>
          <table:table-cell office:value-type="float" office:value="3.25625" calcext:value-type="float">
            <text:p>3,25625</text:p>
          </table:table-cell>
          <table:table-cell office:value-type="float" office:value="31.0197" calcext:value-type="float">
            <text:p>31,019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57441" calcext:value-type="float">
            <text:p>0,00157441</text:p>
          </table:table-cell>
          <table:table-cell table:style-name="ce11" office:value-type="float" office:value="0.00141594" calcext:value-type="float">
            <text:p>0,00141594</text:p>
          </table:table-cell>
          <table:table-cell table:style-name="ce11" office:value-type="float" office:value="0.00351169" calcext:value-type="float">
            <text:p>0,00351169</text:p>
          </table:table-cell>
          <table:table-cell table:style-name="ce11" office:value-type="float" office:value="0.00437763" calcext:value-type="float">
            <text:p>0,00437763</text:p>
          </table:table-cell>
          <table:table-cell table:style-name="ce11" office:value-type="float" office:value="0.0117509" calcext:value-type="float">
            <text:p>0,0117509</text:p>
          </table:table-cell>
          <table:table-cell table:style-name="ce11" office:value-type="float" office:value="0.0313545" calcext:value-type="float">
            <text:p>0,0313545</text:p>
          </table:table-cell>
          <table:table-cell table:style-name="ce11" office:value-type="float" office:value="0.130419" calcext:value-type="float">
            <text:p>0,130419</text:p>
          </table:table-cell>
          <table:table-cell table:style-name="ce11" office:value-type="float" office:value="0.707239" calcext:value-type="float">
            <text:p>0,707239</text:p>
          </table:table-cell>
          <table:table-cell table:style-name="ce11" office:value-type="float" office:value="3.23871" calcext:value-type="float">
            <text:p>3,23871</text:p>
          </table:table-cell>
          <table:table-cell table:style-name="ce11" office:value-type="float" office:value="30.9721" calcext:value-type="float">
            <text:p>30,9721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91333" calcext:value-type="float">
            <text:p>0,00191333</text:p>
          </table:table-cell>
          <table:table-cell table:style-name="ce12" table:formula="of:=MAX([.C3:.C22])" office:value-type="float" office:value="0.00605596" calcext:value-type="float">
            <text:p>0,00605596</text:p>
          </table:table-cell>
          <table:table-cell table:style-name="ce12" table:formula="of:=MAX([.D3:.D22])" office:value-type="float" office:value="0.00737044" calcext:value-type="float">
            <text:p>0,00737044</text:p>
          </table:table-cell>
          <table:table-cell table:style-name="ce12" table:formula="of:=MAX([.E3:.E22])" office:value-type="float" office:value="0.00657787" calcext:value-type="float">
            <text:p>0,00657787</text:p>
          </table:table-cell>
          <table:table-cell table:style-name="ce12" table:formula="of:=MAX([.F3:.F22])" office:value-type="float" office:value="0.0219751" calcext:value-type="float">
            <text:p>0,0219751</text:p>
          </table:table-cell>
          <table:table-cell table:style-name="ce12" table:formula="of:=MAX([.G3:.G22])" office:value-type="float" office:value="0.0510346" calcext:value-type="float">
            <text:p>0,0510346</text:p>
          </table:table-cell>
          <table:table-cell table:style-name="ce12" table:formula="of:=MAX([.H3:.H22])" office:value-type="float" office:value="0.130419" calcext:value-type="float">
            <text:p>0,130419</text:p>
          </table:table-cell>
          <table:table-cell table:style-name="ce12" table:formula="of:=MAX([.I3:.I22])" office:value-type="float" office:value="0.773021" calcext:value-type="float">
            <text:p>0,773021</text:p>
          </table:table-cell>
          <table:table-cell table:style-name="ce12" table:formula="of:=MAX([.J3:.J22])" office:value-type="float" office:value="3.81294" calcext:value-type="float">
            <text:p>3,81294</text:p>
          </table:table-cell>
          <table:table-cell table:style-name="ce12" table:formula="of:=MAX([.K3:.K22])" office:value-type="float" office:value="31.9609" calcext:value-type="float">
            <text:p>31,9609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0738" calcext:value-type="float">
            <text:p>0,00050738</text:p>
          </table:table-cell>
          <table:table-cell table:style-name="ce13" table:formula="of:=MIN([.C3:.C22])" office:value-type="float" office:value="0.00131267" calcext:value-type="float">
            <text:p>0,00131267</text:p>
          </table:table-cell>
          <table:table-cell table:style-name="ce13" table:formula="of:=MIN([.D3:.D22])" office:value-type="float" office:value="0.00250583" calcext:value-type="float">
            <text:p>0,00250583</text:p>
          </table:table-cell>
          <table:table-cell table:style-name="ce13" table:formula="of:=MIN([.E3:.E22])" office:value-type="float" office:value="0.00359232" calcext:value-type="float">
            <text:p>0,00359232</text:p>
          </table:table-cell>
          <table:table-cell table:style-name="ce13" table:formula="of:=MIN([.F3:.F22])" office:value-type="float" office:value="0.00747844" calcext:value-type="float">
            <text:p>0,00747844</text:p>
          </table:table-cell>
          <table:table-cell table:style-name="ce13" table:formula="of:=MIN([.G3:.G22])" office:value-type="float" office:value="0.0293209" calcext:value-type="float">
            <text:p>0,0293209</text:p>
          </table:table-cell>
          <table:table-cell table:style-name="ce13" table:formula="of:=MIN([.H3:.H22])" office:value-type="float" office:value="0.122561" calcext:value-type="float">
            <text:p>0,122561</text:p>
          </table:table-cell>
          <table:table-cell table:style-name="ce13" table:formula="of:=MIN([.I3:.I22])" office:value-type="float" office:value="0.68588" calcext:value-type="float">
            <text:p>0,68588</text:p>
          </table:table-cell>
          <table:table-cell table:style-name="ce13" table:formula="of:=MIN([.J3:.J22])" office:value-type="float" office:value="3.23871" calcext:value-type="float">
            <text:p>3,23871</text:p>
          </table:table-cell>
          <table:table-cell table:style-name="ce13" table:formula="of:=MIN([.K3:.K22])" office:value-type="float" office:value="30.3987" calcext:value-type="float">
            <text:p>30,39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756988" calcext:value-type="float">
            <text:p>0,0008756988</text:p>
          </table:table-cell>
          <table:table-cell table:style-name="ce14" table:formula="of:=SUM([.C3:.C22]) / 20" office:value-type="float" office:value="0.002458501" calcext:value-type="float">
            <text:p>0,002458501</text:p>
          </table:table-cell>
          <table:table-cell table:style-name="ce14" table:formula="of:=SUM([.D3:.D22]) / 20" office:value-type="float" office:value="0.003839601" calcext:value-type="float">
            <text:p>0,003839601</text:p>
          </table:table-cell>
          <table:table-cell table:style-name="ce14" table:formula="of:=SUM([.E3:.E22]) / 20" office:value-type="float" office:value="0.004722602" calcext:value-type="float">
            <text:p>0,004722602</text:p>
          </table:table-cell>
          <table:table-cell table:style-name="ce14" table:formula="of:=SUM([.F3:.F22]) / 20" office:value-type="float" office:value="0.0101979555" calcext:value-type="float">
            <text:p>0,0101979555</text:p>
          </table:table-cell>
          <table:table-cell table:style-name="ce14" table:formula="of:=SUM([.G3:.G22]) / 20" office:value-type="float" office:value="0.0328034" calcext:value-type="float">
            <text:p>0,0328034</text:p>
          </table:table-cell>
          <table:table-cell table:style-name="ce14" table:formula="of:=SUM([.H3:.H22]) / 20" office:value-type="float" office:value="0.1254494" calcext:value-type="float">
            <text:p>0,1254494</text:p>
          </table:table-cell>
          <table:table-cell table:style-name="ce14" table:formula="of:=SUM([.I3:.I22]) / 20" office:value-type="float" office:value="0.70145065" calcext:value-type="float">
            <text:p>0,70145065</text:p>
          </table:table-cell>
          <table:table-cell table:style-name="ce14" table:formula="of:=SUM([.J3:.J22]) / 20" office:value-type="float" office:value="3.5436185" calcext:value-type="float">
            <text:p>3,5436185</text:p>
          </table:table-cell>
          <table:table-cell table:style-name="ce14" table:formula="of:=SUM([.K3:.K22]) / 20" office:value-type="float" office:value="31.20422" calcext:value-type="float">
            <text:p>31,20422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387724050844167" calcext:value-type="float">
            <text:p>0,0003877241</text:p>
          </table:table-cell>
          <table:table-cell table:style-name="ce15" table:formula="of:=STDEV([.C3:.C22])" office:value-type="float" office:value="0.00133357324801847" calcext:value-type="float">
            <text:p>0,0013335732</text:p>
          </table:table-cell>
          <table:table-cell table:style-name="ce15" table:formula="of:=STDEV([.D3:.D22])" office:value-type="float" office:value="0.00144144179837557" calcext:value-type="float">
            <text:p>0,0014414418</text:p>
          </table:table-cell>
          <table:table-cell table:style-name="ce15" table:formula="of:=STDEV([.E3:.E22])" office:value-type="float" office:value="0.000881888075244783" calcext:value-type="float">
            <text:p>0,0008818881</text:p>
          </table:table-cell>
          <table:table-cell table:style-name="ce15" table:formula="of:=STDEV([.F3:.F22])" office:value-type="float" office:value="0.00330579729711541" calcext:value-type="float">
            <text:p>0,0033057973</text:p>
          </table:table-cell>
          <table:table-cell table:style-name="ce15" table:formula="of:=STDEV([.G3:.G22])" office:value-type="float" office:value="0.00493591249272001" calcext:value-type="float">
            <text:p>0,0049359125</text:p>
          </table:table-cell>
          <table:table-cell table:style-name="ce15" table:formula="of:=STDEV([.H3:.H22])" office:value-type="float" office:value="0.0022572294475634" calcext:value-type="float">
            <text:p>0,0022572294</text:p>
          </table:table-cell>
          <table:table-cell table:style-name="ce15" table:formula="of:=STDEV([.I3:.I22])" office:value-type="float" office:value="0.0193252731179039" calcext:value-type="float">
            <text:p>0,0193252731</text:p>
          </table:table-cell>
          <table:table-cell table:style-name="ce15" table:formula="of:=STDEV([.J3:.J22])" office:value-type="float" office:value="0.223822655178862" calcext:value-type="float">
            <text:p>0,2238226552</text:p>
          </table:table-cell>
          <table:table-cell table:style-name="ce15" table:formula="of:=STDEV([.K3:.K22])" office:value-type="float" office:value="0.412687273725198" calcext:value-type="float">
            <text:p>0,4126872737</text:p>
          </table:table-cell>
        </table:table-row>
      </table:table>
      <table:table table:name="20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33061" calcext:value-type="float">
            <text:p>0,00133061</text:p>
          </table:table-cell>
          <table:table-cell office:value-type="float" office:value="0.00162791" calcext:value-type="float">
            <text:p>0,00162791</text:p>
          </table:table-cell>
          <table:table-cell office:value-type="float" office:value="0.00371331" calcext:value-type="float">
            <text:p>0,00371331</text:p>
          </table:table-cell>
          <table:table-cell office:value-type="float" office:value="0.00786963" calcext:value-type="float">
            <text:p>0,00786963</text:p>
          </table:table-cell>
          <table:table-cell office:value-type="float" office:value="0.00888025" calcext:value-type="float">
            <text:p>0,00888025</text:p>
          </table:table-cell>
          <table:table-cell office:value-type="float" office:value="0.0318271" calcext:value-type="float">
            <text:p>0,0318271</text:p>
          </table:table-cell>
          <table:table-cell office:value-type="float" office:value="0.131198" calcext:value-type="float">
            <text:p>0,131198</text:p>
          </table:table-cell>
          <table:table-cell office:value-type="float" office:value="0.686361" calcext:value-type="float">
            <text:p>0,686361</text:p>
          </table:table-cell>
          <table:table-cell office:value-type="float" office:value="3.4063" calcext:value-type="float">
            <text:p>3,4063</text:p>
          </table:table-cell>
          <table:table-cell office:value-type="float" office:value="27.7322" calcext:value-type="float">
            <text:p>27,73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71945" calcext:value-type="float">
            <text:p>0,000571945</text:p>
          </table:table-cell>
          <table:table-cell office:value-type="float" office:value="0.00263499" calcext:value-type="float">
            <text:p>0,00263499</text:p>
          </table:table-cell>
          <table:table-cell office:value-type="float" office:value="0.00704874" calcext:value-type="float">
            <text:p>0,00704874</text:p>
          </table:table-cell>
          <table:table-cell office:value-type="float" office:value="0.00430945" calcext:value-type="float">
            <text:p>0,00430945</text:p>
          </table:table-cell>
          <table:table-cell office:value-type="float" office:value="0.010894" calcext:value-type="float">
            <text:p>0,010894</text:p>
          </table:table-cell>
          <table:table-cell office:value-type="float" office:value="0.0314785" calcext:value-type="float">
            <text:p>0,0314785</text:p>
          </table:table-cell>
          <table:table-cell office:value-type="float" office:value="0.135841" calcext:value-type="float">
            <text:p>0,135841</text:p>
          </table:table-cell>
          <table:table-cell office:value-type="float" office:value="0.696381" calcext:value-type="float">
            <text:p>0,696381</text:p>
          </table:table-cell>
          <table:table-cell office:value-type="float" office:value="3.27562" calcext:value-type="float">
            <text:p>3,27562</text:p>
          </table:table-cell>
          <table:table-cell office:value-type="float" office:value="27.6725" calcext:value-type="float">
            <text:p>27,67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603893" calcext:value-type="float">
            <text:p>0,000603893</text:p>
          </table:table-cell>
          <table:table-cell office:value-type="float" office:value="0.00174313" calcext:value-type="float">
            <text:p>0,00174313</text:p>
          </table:table-cell>
          <table:table-cell office:value-type="float" office:value="0.00273235" calcext:value-type="float">
            <text:p>0,00273235</text:p>
          </table:table-cell>
          <table:table-cell office:value-type="float" office:value="0.00768392" calcext:value-type="float">
            <text:p>0,00768392</text:p>
          </table:table-cell>
          <table:table-cell office:value-type="float" office:value="0.0121349" calcext:value-type="float">
            <text:p>0,0121349</text:p>
          </table:table-cell>
          <table:table-cell office:value-type="float" office:value="0.0319131" calcext:value-type="float">
            <text:p>0,0319131</text:p>
          </table:table-cell>
          <table:table-cell office:value-type="float" office:value="0.131636" calcext:value-type="float">
            <text:p>0,131636</text:p>
          </table:table-cell>
          <table:table-cell office:value-type="float" office:value="0.686751" calcext:value-type="float">
            <text:p>0,686751</text:p>
          </table:table-cell>
          <table:table-cell office:value-type="float" office:value="3.05921" calcext:value-type="float">
            <text:p>3,05921</text:p>
          </table:table-cell>
          <table:table-cell office:value-type="float" office:value="27.8084" calcext:value-type="float">
            <text:p>27,80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09912" calcext:value-type="float">
            <text:p>0,000509912</text:p>
          </table:table-cell>
          <table:table-cell office:value-type="float" office:value="0.00181287" calcext:value-type="float">
            <text:p>0,00181287</text:p>
          </table:table-cell>
          <table:table-cell office:value-type="float" office:value="0.00618637" calcext:value-type="float">
            <text:p>0,00618637</text:p>
          </table:table-cell>
          <table:table-cell office:value-type="float" office:value="0.00458156" calcext:value-type="float">
            <text:p>0,00458156</text:p>
          </table:table-cell>
          <table:table-cell office:value-type="float" office:value="0.00831254" calcext:value-type="float">
            <text:p>0,00831254</text:p>
          </table:table-cell>
          <table:table-cell office:value-type="float" office:value="0.0317374" calcext:value-type="float">
            <text:p>0,0317374</text:p>
          </table:table-cell>
          <table:table-cell office:value-type="float" office:value="0.136451" calcext:value-type="float">
            <text:p>0,136451</text:p>
          </table:table-cell>
          <table:table-cell office:value-type="float" office:value="0.691069" calcext:value-type="float">
            <text:p>0,691069</text:p>
          </table:table-cell>
          <table:table-cell office:value-type="float" office:value="3.11391" calcext:value-type="float">
            <text:p>3,11391</text:p>
          </table:table-cell>
          <table:table-cell office:value-type="float" office:value="28.2147" calcext:value-type="float">
            <text:p>28,21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3263" calcext:value-type="float">
            <text:p>0,00063263</text:p>
          </table:table-cell>
          <table:table-cell office:value-type="float" office:value="0.00425365" calcext:value-type="float">
            <text:p>0,00425365</text:p>
          </table:table-cell>
          <table:table-cell office:value-type="float" office:value="0.00397786" calcext:value-type="float">
            <text:p>0,00397786</text:p>
          </table:table-cell>
          <table:table-cell office:value-type="float" office:value="0.00546354" calcext:value-type="float">
            <text:p>0,00546354</text:p>
          </table:table-cell>
          <table:table-cell office:value-type="float" office:value="0.012479" calcext:value-type="float">
            <text:p>0,012479</text:p>
          </table:table-cell>
          <table:table-cell office:value-type="float" office:value="0.0317025" calcext:value-type="float">
            <text:p>0,0317025</text:p>
          </table:table-cell>
          <table:table-cell office:value-type="float" office:value="0.129569" calcext:value-type="float">
            <text:p>0,129569</text:p>
          </table:table-cell>
          <table:table-cell office:value-type="float" office:value="0.688049" calcext:value-type="float">
            <text:p>0,688049</text:p>
          </table:table-cell>
          <table:table-cell office:value-type="float" office:value="3.28244" calcext:value-type="float">
            <text:p>3,28244</text:p>
          </table:table-cell>
          <table:table-cell office:value-type="float" office:value="27.5101" calcext:value-type="float">
            <text:p>27,51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53407" calcext:value-type="float">
            <text:p>0,000653407</text:p>
          </table:table-cell>
          <table:table-cell office:value-type="float" office:value="0.00199395" calcext:value-type="float">
            <text:p>0,00199395</text:p>
          </table:table-cell>
          <table:table-cell office:value-type="float" office:value="0.00522798" calcext:value-type="float">
            <text:p>0,00522798</text:p>
          </table:table-cell>
          <table:table-cell office:value-type="float" office:value="0.00686927" calcext:value-type="float">
            <text:p>0,00686927</text:p>
          </table:table-cell>
          <table:table-cell office:value-type="float" office:value="0.0102659" calcext:value-type="float">
            <text:p>0,0102659</text:p>
          </table:table-cell>
          <table:table-cell office:value-type="float" office:value="0.0306962" calcext:value-type="float">
            <text:p>0,0306962</text:p>
          </table:table-cell>
          <table:table-cell office:value-type="float" office:value="0.131843" calcext:value-type="float">
            <text:p>0,131843</text:p>
          </table:table-cell>
          <table:table-cell office:value-type="float" office:value="0.723731" calcext:value-type="float">
            <text:p>0,723731</text:p>
          </table:table-cell>
          <table:table-cell office:value-type="float" office:value="3.15999" calcext:value-type="float">
            <text:p>3,15999</text:p>
          </table:table-cell>
          <table:table-cell office:value-type="float" office:value="27.8709" calcext:value-type="float">
            <text:p>27,87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67299" calcext:value-type="float">
            <text:p>0,000667299</text:p>
          </table:table-cell>
          <table:table-cell office:value-type="float" office:value="0.00305583" calcext:value-type="float">
            <text:p>0,00305583</text:p>
          </table:table-cell>
          <table:table-cell office:value-type="float" office:value="0.0034093" calcext:value-type="float">
            <text:p>0,0034093</text:p>
          </table:table-cell>
          <table:table-cell office:value-type="float" office:value="0.00565132" calcext:value-type="float">
            <text:p>0,00565132</text:p>
          </table:table-cell>
          <table:table-cell office:value-type="float" office:value="0.00925056" calcext:value-type="float">
            <text:p>0,00925056</text:p>
          </table:table-cell>
          <table:table-cell office:value-type="float" office:value="0.0316628" calcext:value-type="float">
            <text:p>0,0316628</text:p>
          </table:table-cell>
          <table:table-cell office:value-type="float" office:value="0.133431" calcext:value-type="float">
            <text:p>0,133431</text:p>
          </table:table-cell>
          <table:table-cell office:value-type="float" office:value="0.800243" calcext:value-type="float">
            <text:p>0,800243</text:p>
          </table:table-cell>
          <table:table-cell office:value-type="float" office:value="3.62396" calcext:value-type="float">
            <text:p>3,62396</text:p>
          </table:table-cell>
          <table:table-cell office:value-type="float" office:value="27.4725" calcext:value-type="float">
            <text:p>27,47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71647" calcext:value-type="float">
            <text:p>0,000671647</text:p>
          </table:table-cell>
          <table:table-cell office:value-type="float" office:value="0.00132613" calcext:value-type="float">
            <text:p>0,00132613</text:p>
          </table:table-cell>
          <table:table-cell office:value-type="float" office:value="0.00290105" calcext:value-type="float">
            <text:p>0,00290105</text:p>
          </table:table-cell>
          <table:table-cell office:value-type="float" office:value="0.00478667" calcext:value-type="float">
            <text:p>0,00478667</text:p>
          </table:table-cell>
          <table:table-cell office:value-type="float" office:value="0.011243" calcext:value-type="float">
            <text:p>0,011243</text:p>
          </table:table-cell>
          <table:table-cell office:value-type="float" office:value="0.0319526" calcext:value-type="float">
            <text:p>0,0319526</text:p>
          </table:table-cell>
          <table:table-cell office:value-type="float" office:value="0.131257" calcext:value-type="float">
            <text:p>0,131257</text:p>
          </table:table-cell>
          <table:table-cell office:value-type="float" office:value="0.751761" calcext:value-type="float">
            <text:p>0,751761</text:p>
          </table:table-cell>
          <table:table-cell office:value-type="float" office:value="3.47102" calcext:value-type="float">
            <text:p>3,47102</text:p>
          </table:table-cell>
          <table:table-cell office:value-type="float" office:value="27.5787" calcext:value-type="float">
            <text:p>27,57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345483" calcext:value-type="float">
            <text:p>0,00345483</text:p>
          </table:table-cell>
          <table:table-cell office:value-type="float" office:value="0.00137525" calcext:value-type="float">
            <text:p>0,00137525</text:p>
          </table:table-cell>
          <table:table-cell office:value-type="float" office:value="0.00309281" calcext:value-type="float">
            <text:p>0,00309281</text:p>
          </table:table-cell>
          <table:table-cell office:value-type="float" office:value="0.00594116" calcext:value-type="float">
            <text:p>0,00594116</text:p>
          </table:table-cell>
          <table:table-cell office:value-type="float" office:value="0.0101605" calcext:value-type="float">
            <text:p>0,0101605</text:p>
          </table:table-cell>
          <table:table-cell office:value-type="float" office:value="0.0328119" calcext:value-type="float">
            <text:p>0,0328119</text:p>
          </table:table-cell>
          <table:table-cell office:value-type="float" office:value="0.13685" calcext:value-type="float">
            <text:p>0,13685</text:p>
          </table:table-cell>
          <table:table-cell office:value-type="float" office:value="0.760967" calcext:value-type="float">
            <text:p>0,760967</text:p>
          </table:table-cell>
          <table:table-cell office:value-type="float" office:value="3.24556" calcext:value-type="float">
            <text:p>3,24556</text:p>
          </table:table-cell>
          <table:table-cell office:value-type="float" office:value="27.803" calcext:value-type="float">
            <text:p>27,8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33905" calcext:value-type="float">
            <text:p>0,000533905</text:p>
          </table:table-cell>
          <table:table-cell office:value-type="float" office:value="0.00139589" calcext:value-type="float">
            <text:p>0,00139589</text:p>
          </table:table-cell>
          <table:table-cell office:value-type="float" office:value="0.00487137" calcext:value-type="float">
            <text:p>0,00487137</text:p>
          </table:table-cell>
          <table:table-cell office:value-type="float" office:value="0.00521259" calcext:value-type="float">
            <text:p>0,00521259</text:p>
          </table:table-cell>
          <table:table-cell office:value-type="float" office:value="0.00923183" calcext:value-type="float">
            <text:p>0,00923183</text:p>
          </table:table-cell>
          <table:table-cell office:value-type="float" office:value="0.0320369" calcext:value-type="float">
            <text:p>0,0320369</text:p>
          </table:table-cell>
          <table:table-cell office:value-type="float" office:value="0.133416" calcext:value-type="float">
            <text:p>0,133416</text:p>
          </table:table-cell>
          <table:table-cell office:value-type="float" office:value="0.761411" calcext:value-type="float">
            <text:p>0,761411</text:p>
          </table:table-cell>
          <table:table-cell office:value-type="float" office:value="3.0177" calcext:value-type="float">
            <text:p>3,0177</text:p>
          </table:table-cell>
          <table:table-cell office:value-type="float" office:value="27.7367" calcext:value-type="float">
            <text:p>27,73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87935" calcext:value-type="float">
            <text:p>0,000587935</text:p>
          </table:table-cell>
          <table:table-cell office:value-type="float" office:value="0.00179604" calcext:value-type="float">
            <text:p>0,00179604</text:p>
          </table:table-cell>
          <table:table-cell office:value-type="float" office:value="0.00351475" calcext:value-type="float">
            <text:p>0,00351475</text:p>
          </table:table-cell>
          <table:table-cell office:value-type="float" office:value="0.00704279" calcext:value-type="float">
            <text:p>0,00704279</text:p>
          </table:table-cell>
          <table:table-cell office:value-type="float" office:value="0.0106053" calcext:value-type="float">
            <text:p>0,0106053</text:p>
          </table:table-cell>
          <table:table-cell office:value-type="float" office:value="0.0402412" calcext:value-type="float">
            <text:p>0,0402412</text:p>
          </table:table-cell>
          <table:table-cell office:value-type="float" office:value="0.130943" calcext:value-type="float">
            <text:p>0,130943</text:p>
          </table:table-cell>
          <table:table-cell office:value-type="float" office:value="0.683933" calcext:value-type="float">
            <text:p>0,683933</text:p>
          </table:table-cell>
          <table:table-cell office:value-type="float" office:value="3.20725" calcext:value-type="float">
            <text:p>3,20725</text:p>
          </table:table-cell>
          <table:table-cell office:value-type="float" office:value="27.6956" calcext:value-type="float">
            <text:p>27,695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307627" calcext:value-type="float">
            <text:p>0,00307627</text:p>
          </table:table-cell>
          <table:table-cell office:value-type="float" office:value="0.00217186" calcext:value-type="float">
            <text:p>0,00217186</text:p>
          </table:table-cell>
          <table:table-cell office:value-type="float" office:value="0.00300324" calcext:value-type="float">
            <text:p>0,00300324</text:p>
          </table:table-cell>
          <table:table-cell office:value-type="float" office:value="0.00474273" calcext:value-type="float">
            <text:p>0,00474273</text:p>
          </table:table-cell>
          <table:table-cell office:value-type="float" office:value="0.0197192" calcext:value-type="float">
            <text:p>0,0197192</text:p>
          </table:table-cell>
          <table:table-cell office:value-type="float" office:value="0.0344148" calcext:value-type="float">
            <text:p>0,0344148</text:p>
          </table:table-cell>
          <table:table-cell office:value-type="float" office:value="0.135184" calcext:value-type="float">
            <text:p>0,135184</text:p>
          </table:table-cell>
          <table:table-cell office:value-type="float" office:value="0.690889" calcext:value-type="float">
            <text:p>0,690889</text:p>
          </table:table-cell>
          <table:table-cell office:value-type="float" office:value="3.47154" calcext:value-type="float">
            <text:p>3,47154</text:p>
          </table:table-cell>
          <table:table-cell office:value-type="float" office:value="27.7063" calcext:value-type="float">
            <text:p>27,70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92115" calcext:value-type="float">
            <text:p>0,00092115</text:p>
          </table:table-cell>
          <table:table-cell office:value-type="float" office:value="0.0025057" calcext:value-type="float">
            <text:p>0,0025057</text:p>
          </table:table-cell>
          <table:table-cell office:value-type="float" office:value="0.003305" calcext:value-type="float">
            <text:p>0,003305</text:p>
          </table:table-cell>
          <table:table-cell office:value-type="float" office:value="0.00601504" calcext:value-type="float">
            <text:p>0,00601504</text:p>
          </table:table-cell>
          <table:table-cell office:value-type="float" office:value="0.0321031" calcext:value-type="float">
            <text:p>0,0321031</text:p>
          </table:table-cell>
          <table:table-cell office:value-type="float" office:value="0.0320702" calcext:value-type="float">
            <text:p>0,0320702</text:p>
          </table:table-cell>
          <table:table-cell office:value-type="float" office:value="0.129888" calcext:value-type="float">
            <text:p>0,129888</text:p>
          </table:table-cell>
          <table:table-cell office:value-type="float" office:value="0.689995" calcext:value-type="float">
            <text:p>0,689995</text:p>
          </table:table-cell>
          <table:table-cell office:value-type="float" office:value="3.15787" calcext:value-type="float">
            <text:p>3,15787</text:p>
          </table:table-cell>
          <table:table-cell office:value-type="float" office:value="27.8209" calcext:value-type="float">
            <text:p>27,820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81815" calcext:value-type="float">
            <text:p>0,000581815</text:p>
          </table:table-cell>
          <table:table-cell office:value-type="float" office:value="0.0013978" calcext:value-type="float">
            <text:p>0,0013978</text:p>
          </table:table-cell>
          <table:table-cell office:value-type="float" office:value="0.00349073" calcext:value-type="float">
            <text:p>0,00349073</text:p>
          </table:table-cell>
          <table:table-cell office:value-type="float" office:value="0.00469245" calcext:value-type="float">
            <text:p>0,00469245</text:p>
          </table:table-cell>
          <table:table-cell office:value-type="float" office:value="0.00827297" calcext:value-type="float">
            <text:p>0,00827297</text:p>
          </table:table-cell>
          <table:table-cell office:value-type="float" office:value="0.0324767" calcext:value-type="float">
            <text:p>0,0324767</text:p>
          </table:table-cell>
          <table:table-cell office:value-type="float" office:value="0.130287" calcext:value-type="float">
            <text:p>0,130287</text:p>
          </table:table-cell>
          <table:table-cell office:value-type="float" office:value="0.686681" calcext:value-type="float">
            <text:p>0,686681</text:p>
          </table:table-cell>
          <table:table-cell office:value-type="float" office:value="3.37324" calcext:value-type="float">
            <text:p>3,37324</text:p>
          </table:table-cell>
          <table:table-cell office:value-type="float" office:value="27.5113" calcext:value-type="float">
            <text:p>27,51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553188" calcext:value-type="float">
            <text:p>0,000553188</text:p>
          </table:table-cell>
          <table:table-cell office:value-type="float" office:value="0.00232476" calcext:value-type="float">
            <text:p>0,00232476</text:p>
          </table:table-cell>
          <table:table-cell office:value-type="float" office:value="0.00668318" calcext:value-type="float">
            <text:p>0,00668318</text:p>
          </table:table-cell>
          <table:table-cell office:value-type="float" office:value="0.00612308" calcext:value-type="float">
            <text:p>0,00612308</text:p>
          </table:table-cell>
          <table:table-cell office:value-type="float" office:value="0.00904" calcext:value-type="float">
            <text:p>0,00904</text:p>
          </table:table-cell>
          <table:table-cell office:value-type="float" office:value="0.0321857" calcext:value-type="float">
            <text:p>0,0321857</text:p>
          </table:table-cell>
          <table:table-cell office:value-type="float" office:value="0.133269" calcext:value-type="float">
            <text:p>0,133269</text:p>
          </table:table-cell>
          <table:table-cell office:value-type="float" office:value="0.693264" calcext:value-type="float">
            <text:p>0,693264</text:p>
          </table:table-cell>
          <table:table-cell office:value-type="float" office:value="3.35436" calcext:value-type="float">
            <text:p>3,35436</text:p>
          </table:table-cell>
          <table:table-cell office:value-type="float" office:value="27.769" calcext:value-type="float">
            <text:p>27,76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87266" calcext:value-type="float">
            <text:p>0,000587266</text:p>
          </table:table-cell>
          <table:table-cell office:value-type="float" office:value="0.00184977" calcext:value-type="float">
            <text:p>0,00184977</text:p>
          </table:table-cell>
          <table:table-cell office:value-type="float" office:value="0.00544782" calcext:value-type="float">
            <text:p>0,00544782</text:p>
          </table:table-cell>
          <table:table-cell office:value-type="float" office:value="0.00483424" calcext:value-type="float">
            <text:p>0,00483424</text:p>
          </table:table-cell>
          <table:table-cell office:value-type="float" office:value="0.0106448" calcext:value-type="float">
            <text:p>0,0106448</text:p>
          </table:table-cell>
          <table:table-cell office:value-type="float" office:value="0.035148" calcext:value-type="float">
            <text:p>0,035148</text:p>
          </table:table-cell>
          <table:table-cell office:value-type="float" office:value="0.132349" calcext:value-type="float">
            <text:p>0,132349</text:p>
          </table:table-cell>
          <table:table-cell office:value-type="float" office:value="0.690248" calcext:value-type="float">
            <text:p>0,690248</text:p>
          </table:table-cell>
          <table:table-cell office:value-type="float" office:value="3.50181" calcext:value-type="float">
            <text:p>3,50181</text:p>
          </table:table-cell>
          <table:table-cell office:value-type="float" office:value="29.7972" calcext:value-type="float">
            <text:p>29,797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99175" calcext:value-type="float">
            <text:p>0,000599175</text:p>
          </table:table-cell>
          <table:table-cell office:value-type="float" office:value="0.00142999" calcext:value-type="float">
            <text:p>0,00142999</text:p>
          </table:table-cell>
          <table:table-cell office:value-type="float" office:value="0.00355479" calcext:value-type="float">
            <text:p>0,00355479</text:p>
          </table:table-cell>
          <table:table-cell office:value-type="float" office:value="0.00435043" calcext:value-type="float">
            <text:p>0,00435043</text:p>
          </table:table-cell>
          <table:table-cell office:value-type="float" office:value="0.00900206" calcext:value-type="float">
            <text:p>0,00900206</text:p>
          </table:table-cell>
          <table:table-cell office:value-type="float" office:value="0.0304008" calcext:value-type="float">
            <text:p>0,0304008</text:p>
          </table:table-cell>
          <table:table-cell office:value-type="float" office:value="0.133191" calcext:value-type="float">
            <text:p>0,133191</text:p>
          </table:table-cell>
          <table:table-cell office:value-type="float" office:value="0.688972" calcext:value-type="float">
            <text:p>0,688972</text:p>
          </table:table-cell>
          <table:table-cell office:value-type="float" office:value="3.32408" calcext:value-type="float">
            <text:p>3,32408</text:p>
          </table:table-cell>
          <table:table-cell office:value-type="float" office:value="29.733" calcext:value-type="float">
            <text:p>29,7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81862" calcext:value-type="float">
            <text:p>0,000581862</text:p>
          </table:table-cell>
          <table:table-cell office:value-type="float" office:value="0.00155918" calcext:value-type="float">
            <text:p>0,00155918</text:p>
          </table:table-cell>
          <table:table-cell office:value-type="float" office:value="0.00284787" calcext:value-type="float">
            <text:p>0,00284787</text:p>
          </table:table-cell>
          <table:table-cell office:value-type="float" office:value="0.00741812" calcext:value-type="float">
            <text:p>0,00741812</text:p>
          </table:table-cell>
          <table:table-cell office:value-type="float" office:value="0.0103192" calcext:value-type="float">
            <text:p>0,0103192</text:p>
          </table:table-cell>
          <table:table-cell office:value-type="float" office:value="0.0381887" calcext:value-type="float">
            <text:p>0,0381887</text:p>
          </table:table-cell>
          <table:table-cell office:value-type="float" office:value="0.131469" calcext:value-type="float">
            <text:p>0,131469</text:p>
          </table:table-cell>
          <table:table-cell office:value-type="float" office:value="0.688445" calcext:value-type="float">
            <text:p>0,688445</text:p>
          </table:table-cell>
          <table:table-cell office:value-type="float" office:value="3.33598" calcext:value-type="float">
            <text:p>3,33598</text:p>
          </table:table-cell>
          <table:table-cell office:value-type="float" office:value="29.6744" calcext:value-type="float">
            <text:p>29,67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65624" calcext:value-type="float">
            <text:p>0,000565624</text:p>
          </table:table-cell>
          <table:table-cell office:value-type="float" office:value="0.00139169" calcext:value-type="float">
            <text:p>0,00139169</text:p>
          </table:table-cell>
          <table:table-cell office:value-type="float" office:value="0.00315682" calcext:value-type="float">
            <text:p>0,00315682</text:p>
          </table:table-cell>
          <table:table-cell office:value-type="float" office:value="0.0051404" calcext:value-type="float">
            <text:p>0,0051404</text:p>
          </table:table-cell>
          <table:table-cell office:value-type="float" office:value="0.00909964" calcext:value-type="float">
            <text:p>0,00909964</text:p>
          </table:table-cell>
          <table:table-cell office:value-type="float" office:value="0.0382452" calcext:value-type="float">
            <text:p>0,0382452</text:p>
          </table:table-cell>
          <table:table-cell office:value-type="float" office:value="0.135417" calcext:value-type="float">
            <text:p>0,135417</text:p>
          </table:table-cell>
          <table:table-cell office:value-type="float" office:value="0.711965" calcext:value-type="float">
            <text:p>0,711965</text:p>
          </table:table-cell>
          <table:table-cell office:value-type="float" office:value="2.97257" calcext:value-type="float">
            <text:p>2,97257</text:p>
          </table:table-cell>
          <table:table-cell office:value-type="float" office:value="29.4177" calcext:value-type="float">
            <text:p>29,417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28708" calcext:value-type="float">
            <text:p>0,000528708</text:p>
          </table:table-cell>
          <table:table-cell table:style-name="ce11" office:value-type="float" office:value="0.00143703" calcext:value-type="float">
            <text:p>0,00143703</text:p>
          </table:table-cell>
          <table:table-cell table:style-name="ce11" office:value-type="float" office:value="0.00340537" calcext:value-type="float">
            <text:p>0,00340537</text:p>
          </table:table-cell>
          <table:table-cell table:style-name="ce11" office:value-type="float" office:value="0.00849969" calcext:value-type="float">
            <text:p>0,00849969</text:p>
          </table:table-cell>
          <table:table-cell table:style-name="ce11" office:value-type="float" office:value="0.00823843" calcext:value-type="float">
            <text:p>0,00823843</text:p>
          </table:table-cell>
          <table:table-cell table:style-name="ce11" office:value-type="float" office:value="0.0337831" calcext:value-type="float">
            <text:p>0,0337831</text:p>
          </table:table-cell>
          <table:table-cell table:style-name="ce11" office:value-type="float" office:value="0.132588" calcext:value-type="float">
            <text:p>0,132588</text:p>
          </table:table-cell>
          <table:table-cell table:style-name="ce11" office:value-type="float" office:value="0.689741" calcext:value-type="float">
            <text:p>0,689741</text:p>
          </table:table-cell>
          <table:table-cell table:style-name="ce11" office:value-type="float" office:value="3.20492" calcext:value-type="float">
            <text:p>3,20492</text:p>
          </table:table-cell>
          <table:table-cell table:style-name="ce11" office:value-type="float" office:value="29.6752" calcext:value-type="float">
            <text:p>29,675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45483" calcext:value-type="float">
            <text:p>0,00345483</text:p>
          </table:table-cell>
          <table:table-cell table:style-name="ce12" table:formula="of:=MAX([.C3:.C22])" office:value-type="float" office:value="0.00425365" calcext:value-type="float">
            <text:p>0,00425365</text:p>
          </table:table-cell>
          <table:table-cell table:style-name="ce12" table:formula="of:=MAX([.D3:.D22])" office:value-type="float" office:value="0.00704874" calcext:value-type="float">
            <text:p>0,00704874</text:p>
          </table:table-cell>
          <table:table-cell table:style-name="ce12" table:formula="of:=MAX([.E3:.E22])" office:value-type="float" office:value="0.00849969" calcext:value-type="float">
            <text:p>0,00849969</text:p>
          </table:table-cell>
          <table:table-cell table:style-name="ce12" table:formula="of:=MAX([.F3:.F22])" office:value-type="float" office:value="0.0321031" calcext:value-type="float">
            <text:p>0,0321031</text:p>
          </table:table-cell>
          <table:table-cell table:style-name="ce12" table:formula="of:=MAX([.G3:.G22])" office:value-type="float" office:value="0.0402412" calcext:value-type="float">
            <text:p>0,0402412</text:p>
          </table:table-cell>
          <table:table-cell table:style-name="ce12" table:formula="of:=MAX([.H3:.H22])" office:value-type="float" office:value="0.13685" calcext:value-type="float">
            <text:p>0,13685</text:p>
          </table:table-cell>
          <table:table-cell table:style-name="ce12" table:formula="of:=MAX([.I3:.I22])" office:value-type="float" office:value="0.800243" calcext:value-type="float">
            <text:p>0,800243</text:p>
          </table:table-cell>
          <table:table-cell table:style-name="ce12" table:formula="of:=MAX([.J3:.J22])" office:value-type="float" office:value="3.62396" calcext:value-type="float">
            <text:p>3,62396</text:p>
          </table:table-cell>
          <table:table-cell table:style-name="ce12" table:formula="of:=MAX([.K3:.K22])" office:value-type="float" office:value="29.7972" calcext:value-type="float">
            <text:p>29,7972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09912" calcext:value-type="float">
            <text:p>0,000509912</text:p>
          </table:table-cell>
          <table:table-cell table:style-name="ce13" table:formula="of:=MIN([.C3:.C22])" office:value-type="float" office:value="0.00132613" calcext:value-type="float">
            <text:p>0,00132613</text:p>
          </table:table-cell>
          <table:table-cell table:style-name="ce13" table:formula="of:=MIN([.D3:.D22])" office:value-type="float" office:value="0.00273235" calcext:value-type="float">
            <text:p>0,00273235</text:p>
          </table:table-cell>
          <table:table-cell table:style-name="ce13" table:formula="of:=MIN([.E3:.E22])" office:value-type="float" office:value="0.00430945" calcext:value-type="float">
            <text:p>0,00430945</text:p>
          </table:table-cell>
          <table:table-cell table:style-name="ce13" table:formula="of:=MIN([.F3:.F22])" office:value-type="float" office:value="0.00823843" calcext:value-type="float">
            <text:p>0,00823843</text:p>
          </table:table-cell>
          <table:table-cell table:style-name="ce13" table:formula="of:=MIN([.G3:.G22])" office:value-type="float" office:value="0.0304008" calcext:value-type="float">
            <text:p>0,0304008</text:p>
          </table:table-cell>
          <table:table-cell table:style-name="ce13" table:formula="of:=MIN([.H3:.H22])" office:value-type="float" office:value="0.129569" calcext:value-type="float">
            <text:p>0,129569</text:p>
          </table:table-cell>
          <table:table-cell table:style-name="ce13" table:formula="of:=MIN([.I3:.I22])" office:value-type="float" office:value="0.683933" calcext:value-type="float">
            <text:p>0,683933</text:p>
          </table:table-cell>
          <table:table-cell table:style-name="ce13" table:formula="of:=MIN([.J3:.J22])" office:value-type="float" office:value="2.97257" calcext:value-type="float">
            <text:p>2,97257</text:p>
          </table:table-cell>
          <table:table-cell table:style-name="ce13" table:formula="of:=MIN([.K3:.K22])" office:value-type="float" office:value="27.4725" calcext:value-type="float">
            <text:p>27,4725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91065355" calcext:value-type="float">
            <text:p>0,0009106536</text:p>
          </table:table-cell>
          <table:table-cell table:style-name="ce14" table:formula="of:=SUM([.C3:.C22]) / 20" office:value-type="float" office:value="0.001954171" calcext:value-type="float">
            <text:p>0,001954171</text:p>
          </table:table-cell>
          <table:table-cell table:style-name="ce14" table:formula="of:=SUM([.D3:.D22]) / 20" office:value-type="float" office:value="0.0040785355" calcext:value-type="float">
            <text:p>0,0040785355</text:p>
          </table:table-cell>
          <table:table-cell table:style-name="ce14" table:formula="of:=SUM([.E3:.E22]) / 20" office:value-type="float" office:value="0.005861404" calcext:value-type="float">
            <text:p>0,005861404</text:p>
          </table:table-cell>
          <table:table-cell table:style-name="ce14" table:formula="of:=SUM([.F3:.F22]) / 20" office:value-type="float" office:value="0.011494859" calcext:value-type="float">
            <text:p>0,011494859</text:p>
          </table:table-cell>
          <table:table-cell table:style-name="ce14" table:formula="of:=SUM([.G3:.G22]) / 20" office:value-type="float" office:value="0.03324867" calcext:value-type="float">
            <text:p>0,03324867</text:p>
          </table:table-cell>
          <table:table-cell table:style-name="ce14" table:formula="of:=SUM([.H3:.H22]) / 20" office:value-type="float" office:value="0.13280385" calcext:value-type="float">
            <text:p>0,13280385</text:p>
          </table:table-cell>
          <table:table-cell table:style-name="ce14" table:formula="of:=SUM([.I3:.I22]) / 20" office:value-type="float" office:value="0.70804285" calcext:value-type="float">
            <text:p>0,70804285</text:p>
          </table:table-cell>
          <table:table-cell table:style-name="ce14" table:formula="of:=SUM([.J3:.J22]) / 20" office:value-type="float" office:value="3.2779665" calcext:value-type="float">
            <text:p>3,2779665</text:p>
          </table:table-cell>
          <table:table-cell table:style-name="ce14" table:formula="of:=SUM([.K3:.K22]) / 20" office:value-type="float" office:value="28.210015" calcext:value-type="float">
            <text:p>28,21001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27967485520668" calcext:value-type="float">
            <text:p>0,0008279675</text:p>
          </table:table-cell>
          <table:table-cell table:style-name="ce15" table:formula="of:=STDEV([.C3:.C22])" office:value-type="float" office:value="0.000726474262730259" calcext:value-type="float">
            <text:p>0,0007264743</text:p>
          </table:table-cell>
          <table:table-cell table:style-name="ce15" table:formula="of:=STDEV([.D3:.D22])" office:value-type="float" office:value="0.00134056728097307" calcext:value-type="float">
            <text:p>0,0013405673</text:p>
          </table:table-cell>
          <table:table-cell table:style-name="ce15" table:formula="of:=STDEV([.E3:.E22])" office:value-type="float" office:value="0.00128859788846719" calcext:value-type="float">
            <text:p>0,0012885979</text:p>
          </table:table-cell>
          <table:table-cell table:style-name="ce15" table:formula="of:=STDEV([.F3:.F22])" office:value-type="float" office:value="0.00545996356806806" calcext:value-type="float">
            <text:p>0,0054599636</text:p>
          </table:table-cell>
          <table:table-cell table:style-name="ce15" table:formula="of:=STDEV([.G3:.G22])" office:value-type="float" office:value="0.002702088266917" calcext:value-type="float">
            <text:p>0,0027020883</text:p>
          </table:table-cell>
          <table:table-cell table:style-name="ce15" table:formula="of:=STDEV([.H3:.H22])" office:value-type="float" office:value="0.00218346557648253" calcext:value-type="float">
            <text:p>0,0021834656</text:p>
          </table:table-cell>
          <table:table-cell table:style-name="ce15" table:formula="of:=STDEV([.I3:.I22])" office:value-type="float" office:value="0.0335178470720411" calcext:value-type="float">
            <text:p>0,0335178471</text:p>
          </table:table-cell>
          <table:table-cell table:style-name="ce15" table:formula="of:=STDEV([.J3:.J22])" office:value-type="float" office:value="0.171212523498997" calcext:value-type="float">
            <text:p>0,1712125235</text:p>
          </table:table-cell>
          <table:table-cell table:style-name="ce15" table:formula="of:=STDEV([.K3:.K22])" office:value-type="float" office:value="0.875286222825666" calcext:value-type="float">
            <text:p>0,8752862228</text:p>
          </table:table-cell>
        </table:table-row>
      </table:table>
      <table:table table:name="25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61668" calcext:value-type="float">
            <text:p>0,00161668</text:p>
          </table:table-cell>
          <table:table-cell office:value-type="float" office:value="0.00137307" calcext:value-type="float">
            <text:p>0,00137307</text:p>
          </table:table-cell>
          <table:table-cell office:value-type="float" office:value="0.00472776" calcext:value-type="float">
            <text:p>0,00472776</text:p>
          </table:table-cell>
          <table:table-cell office:value-type="float" office:value="0.00491182" calcext:value-type="float">
            <text:p>0,00491182</text:p>
          </table:table-cell>
          <table:table-cell office:value-type="float" office:value="0.0108205" calcext:value-type="float">
            <text:p>0,0108205</text:p>
          </table:table-cell>
          <table:table-cell office:value-type="float" office:value="0.0331338" calcext:value-type="float">
            <text:p>0,0331338</text:p>
          </table:table-cell>
          <table:table-cell office:value-type="float" office:value="0.111171" calcext:value-type="float">
            <text:p>0,111171</text:p>
          </table:table-cell>
          <table:table-cell office:value-type="float" office:value="0.507017" calcext:value-type="float">
            <text:p>0,507017</text:p>
          </table:table-cell>
          <table:table-cell office:value-type="float" office:value="3.16234" calcext:value-type="float">
            <text:p>3,16234</text:p>
          </table:table-cell>
          <table:table-cell office:value-type="float" office:value="26.4404" calcext:value-type="float">
            <text:p>26,44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92878" calcext:value-type="float">
            <text:p>0,000592878</text:p>
          </table:table-cell>
          <table:table-cell office:value-type="float" office:value="0.00342136" calcext:value-type="float">
            <text:p>0,00342136</text:p>
          </table:table-cell>
          <table:table-cell office:value-type="float" office:value="0.00419288" calcext:value-type="float">
            <text:p>0,00419288</text:p>
          </table:table-cell>
          <table:table-cell office:value-type="float" office:value="0.00751133" calcext:value-type="float">
            <text:p>0,00751133</text:p>
          </table:table-cell>
          <table:table-cell office:value-type="float" office:value="0.0120354" calcext:value-type="float">
            <text:p>0,0120354</text:p>
          </table:table-cell>
          <table:table-cell office:value-type="float" office:value="0.0349306" calcext:value-type="float">
            <text:p>0,0349306</text:p>
          </table:table-cell>
          <table:table-cell office:value-type="float" office:value="0.116609" calcext:value-type="float">
            <text:p>0,116609</text:p>
          </table:table-cell>
          <table:table-cell office:value-type="float" office:value="0.507732" calcext:value-type="float">
            <text:p>0,507732</text:p>
          </table:table-cell>
          <table:table-cell office:value-type="float" office:value="2.80202" calcext:value-type="float">
            <text:p>2,80202</text:p>
          </table:table-cell>
          <table:table-cell office:value-type="float" office:value="26.6101" calcext:value-type="float">
            <text:p>26,6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612366" calcext:value-type="float">
            <text:p>0,000612366</text:p>
          </table:table-cell>
          <table:table-cell office:value-type="float" office:value="0.0017432" calcext:value-type="float">
            <text:p>0,0017432</text:p>
          </table:table-cell>
          <table:table-cell office:value-type="float" office:value="0.0033698" calcext:value-type="float">
            <text:p>0,0033698</text:p>
          </table:table-cell>
          <table:table-cell office:value-type="float" office:value="0.00491452" calcext:value-type="float">
            <text:p>0,00491452</text:p>
          </table:table-cell>
          <table:table-cell office:value-type="float" office:value="0.0114685" calcext:value-type="float">
            <text:p>0,0114685</text:p>
          </table:table-cell>
          <table:table-cell office:value-type="float" office:value="0.0351703" calcext:value-type="float">
            <text:p>0,0351703</text:p>
          </table:table-cell>
          <table:table-cell office:value-type="float" office:value="0.117494" calcext:value-type="float">
            <text:p>0,117494</text:p>
          </table:table-cell>
          <table:table-cell office:value-type="float" office:value="0.50715" calcext:value-type="float">
            <text:p>0,50715</text:p>
          </table:table-cell>
          <table:table-cell office:value-type="float" office:value="3.00992" calcext:value-type="float">
            <text:p>3,00992</text:p>
          </table:table-cell>
          <table:table-cell office:value-type="float" office:value="26.6414" calcext:value-type="float">
            <text:p>26,64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90845" calcext:value-type="float">
            <text:p>0,000590845</text:p>
          </table:table-cell>
          <table:table-cell office:value-type="float" office:value="0.00241238" calcext:value-type="float">
            <text:p>0,00241238</text:p>
          </table:table-cell>
          <table:table-cell office:value-type="float" office:value="0.00271342" calcext:value-type="float">
            <text:p>0,00271342</text:p>
          </table:table-cell>
          <table:table-cell office:value-type="float" office:value="0.00702099" calcext:value-type="float">
            <text:p>0,00702099</text:p>
          </table:table-cell>
          <table:table-cell office:value-type="float" office:value="0.0102708" calcext:value-type="float">
            <text:p>0,0102708</text:p>
          </table:table-cell>
          <table:table-cell office:value-type="float" office:value="0.031536" calcext:value-type="float">
            <text:p>0,031536</text:p>
          </table:table-cell>
          <table:table-cell office:value-type="float" office:value="0.119747" calcext:value-type="float">
            <text:p>0,119747</text:p>
          </table:table-cell>
          <table:table-cell office:value-type="float" office:value="0.512239" calcext:value-type="float">
            <text:p>0,512239</text:p>
          </table:table-cell>
          <table:table-cell office:value-type="float" office:value="3.04657" calcext:value-type="float">
            <text:p>3,04657</text:p>
          </table:table-cell>
          <table:table-cell office:value-type="float" office:value="26.607" calcext:value-type="float">
            <text:p>26,6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70374" calcext:value-type="float">
            <text:p>0,00070374</text:p>
          </table:table-cell>
          <table:table-cell office:value-type="float" office:value="0.00214458" calcext:value-type="float">
            <text:p>0,00214458</text:p>
          </table:table-cell>
          <table:table-cell office:value-type="float" office:value="0.00531716" calcext:value-type="float">
            <text:p>0,00531716</text:p>
          </table:table-cell>
          <table:table-cell office:value-type="float" office:value="0.00567256" calcext:value-type="float">
            <text:p>0,00567256</text:p>
          </table:table-cell>
          <table:table-cell office:value-type="float" office:value="0.0093028" calcext:value-type="float">
            <text:p>0,0093028</text:p>
          </table:table-cell>
          <table:table-cell office:value-type="float" office:value="0.0400858" calcext:value-type="float">
            <text:p>0,0400858</text:p>
          </table:table-cell>
          <table:table-cell office:value-type="float" office:value="0.11124" calcext:value-type="float">
            <text:p>0,11124</text:p>
          </table:table-cell>
          <table:table-cell office:value-type="float" office:value="0.507126" calcext:value-type="float">
            <text:p>0,507126</text:p>
          </table:table-cell>
          <table:table-cell office:value-type="float" office:value="3.00385" calcext:value-type="float">
            <text:p>3,00385</text:p>
          </table:table-cell>
          <table:table-cell office:value-type="float" office:value="26.9154" calcext:value-type="float">
            <text:p>26,91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43757" calcext:value-type="float">
            <text:p>0,00243757</text:p>
          </table:table-cell>
          <table:table-cell office:value-type="float" office:value="0.00138291" calcext:value-type="float">
            <text:p>0,00138291</text:p>
          </table:table-cell>
          <table:table-cell office:value-type="float" office:value="0.00292049" calcext:value-type="float">
            <text:p>0,00292049</text:p>
          </table:table-cell>
          <table:table-cell office:value-type="float" office:value="0.00834268" calcext:value-type="float">
            <text:p>0,00834268</text:p>
          </table:table-cell>
          <table:table-cell office:value-type="float" office:value="0.0122135" calcext:value-type="float">
            <text:p>0,0122135</text:p>
          </table:table-cell>
          <table:table-cell office:value-type="float" office:value="0.0323086" calcext:value-type="float">
            <text:p>0,0323086</text:p>
          </table:table-cell>
          <table:table-cell office:value-type="float" office:value="0.110742" calcext:value-type="float">
            <text:p>0,110742</text:p>
          </table:table-cell>
          <table:table-cell office:value-type="float" office:value="0.504318" calcext:value-type="float">
            <text:p>0,504318</text:p>
          </table:table-cell>
          <table:table-cell office:value-type="float" office:value="3.05943" calcext:value-type="float">
            <text:p>3,05943</text:p>
          </table:table-cell>
          <table:table-cell office:value-type="float" office:value="26.683" calcext:value-type="float">
            <text:p>26,6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763923" calcext:value-type="float">
            <text:p>0,000763923</text:p>
          </table:table-cell>
          <table:table-cell office:value-type="float" office:value="0.00129861" calcext:value-type="float">
            <text:p>0,00129861</text:p>
          </table:table-cell>
          <table:table-cell office:value-type="float" office:value="0.00471144" calcext:value-type="float">
            <text:p>0,00471144</text:p>
          </table:table-cell>
          <table:table-cell office:value-type="float" office:value="0.00504747" calcext:value-type="float">
            <text:p>0,00504747</text:p>
          </table:table-cell>
          <table:table-cell office:value-type="float" office:value="0.0116967" calcext:value-type="float">
            <text:p>0,0116967</text:p>
          </table:table-cell>
          <table:table-cell office:value-type="float" office:value="0.0337067" calcext:value-type="float">
            <text:p>0,0337067</text:p>
          </table:table-cell>
          <table:table-cell office:value-type="float" office:value="0.111642" calcext:value-type="float">
            <text:p>0,111642</text:p>
          </table:table-cell>
          <table:table-cell office:value-type="float" office:value="0.505262" calcext:value-type="float">
            <text:p>0,505262</text:p>
          </table:table-cell>
          <table:table-cell office:value-type="float" office:value="3.05668" calcext:value-type="float">
            <text:p>3,05668</text:p>
          </table:table-cell>
          <table:table-cell office:value-type="float" office:value="26.6866" calcext:value-type="float">
            <text:p>26,68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726534" calcext:value-type="float">
            <text:p>0,000726534</text:p>
          </table:table-cell>
          <table:table-cell office:value-type="float" office:value="0.00128714" calcext:value-type="float">
            <text:p>0,00128714</text:p>
          </table:table-cell>
          <table:table-cell office:value-type="float" office:value="0.00470209" calcext:value-type="float">
            <text:p>0,00470209</text:p>
          </table:table-cell>
          <table:table-cell office:value-type="float" office:value="0.00798078" calcext:value-type="float">
            <text:p>0,00798078</text:p>
          </table:table-cell>
          <table:table-cell office:value-type="float" office:value="0.00988501" calcext:value-type="float">
            <text:p>0,00988501</text:p>
          </table:table-cell>
          <table:table-cell office:value-type="float" office:value="0.0333008" calcext:value-type="float">
            <text:p>0,0333008</text:p>
          </table:table-cell>
          <table:table-cell office:value-type="float" office:value="0.112587" calcext:value-type="float">
            <text:p>0,112587</text:p>
          </table:table-cell>
          <table:table-cell office:value-type="float" office:value="0.588908" calcext:value-type="float">
            <text:p>0,588908</text:p>
          </table:table-cell>
          <table:table-cell office:value-type="float" office:value="3.06416" calcext:value-type="float">
            <text:p>3,06416</text:p>
          </table:table-cell>
          <table:table-cell office:value-type="float" office:value="26.5028" calcext:value-type="float">
            <text:p>26,50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707966" calcext:value-type="float">
            <text:p>0,000707966</text:p>
          </table:table-cell>
          <table:table-cell office:value-type="float" office:value="0.00135301" calcext:value-type="float">
            <text:p>0,00135301</text:p>
          </table:table-cell>
          <table:table-cell office:value-type="float" office:value="0.00295084" calcext:value-type="float">
            <text:p>0,00295084</text:p>
          </table:table-cell>
          <table:table-cell office:value-type="float" office:value="0.00575423" calcext:value-type="float">
            <text:p>0,00575423</text:p>
          </table:table-cell>
          <table:table-cell office:value-type="float" office:value="0.0107601" calcext:value-type="float">
            <text:p>0,0107601</text:p>
          </table:table-cell>
          <table:table-cell office:value-type="float" office:value="0.0327819" calcext:value-type="float">
            <text:p>0,0327819</text:p>
          </table:table-cell>
          <table:table-cell office:value-type="float" office:value="0.11025" calcext:value-type="float">
            <text:p>0,11025</text:p>
          </table:table-cell>
          <table:table-cell office:value-type="float" office:value="0.503206" calcext:value-type="float">
            <text:p>0,503206</text:p>
          </table:table-cell>
          <table:table-cell office:value-type="float" office:value="3.05687" calcext:value-type="float">
            <text:p>3,05687</text:p>
          </table:table-cell>
          <table:table-cell office:value-type="float" office:value="26.3293" calcext:value-type="float">
            <text:p>26,32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57017" calcext:value-type="float">
            <text:p>0,000757017</text:p>
          </table:table-cell>
          <table:table-cell office:value-type="float" office:value="0.00135678" calcext:value-type="float">
            <text:p>0,00135678</text:p>
          </table:table-cell>
          <table:table-cell office:value-type="float" office:value="0.00287022" calcext:value-type="float">
            <text:p>0,00287022</text:p>
          </table:table-cell>
          <table:table-cell office:value-type="float" office:value="0.00730346" calcext:value-type="float">
            <text:p>0,00730346</text:p>
          </table:table-cell>
          <table:table-cell office:value-type="float" office:value="0.0168178" calcext:value-type="float">
            <text:p>0,0168178</text:p>
          </table:table-cell>
          <table:table-cell office:value-type="float" office:value="0.031662" calcext:value-type="float">
            <text:p>0,031662</text:p>
          </table:table-cell>
          <table:table-cell office:value-type="float" office:value="0.144103" calcext:value-type="float">
            <text:p>0,144103</text:p>
          </table:table-cell>
          <table:table-cell office:value-type="float" office:value="0.504893" calcext:value-type="float">
            <text:p>0,504893</text:p>
          </table:table-cell>
          <table:table-cell office:value-type="float" office:value="3.06474" calcext:value-type="float">
            <text:p>3,06474</text:p>
          </table:table-cell>
          <table:table-cell office:value-type="float" office:value="26.6147" calcext:value-type="float">
            <text:p>26,61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90958" calcext:value-type="float">
            <text:p>0,000690958</text:p>
          </table:table-cell>
          <table:table-cell office:value-type="float" office:value="0.00156751" calcext:value-type="float">
            <text:p>0,00156751</text:p>
          </table:table-cell>
          <table:table-cell office:value-type="float" office:value="0.00296751" calcext:value-type="float">
            <text:p>0,00296751</text:p>
          </table:table-cell>
          <table:table-cell office:value-type="float" office:value="0.00527435" calcext:value-type="float">
            <text:p>0,00527435</text:p>
          </table:table-cell>
          <table:table-cell office:value-type="float" office:value="0.0095714" calcext:value-type="float">
            <text:p>0,0095714</text:p>
          </table:table-cell>
          <table:table-cell office:value-type="float" office:value="0.0341539" calcext:value-type="float">
            <text:p>0,0341539</text:p>
          </table:table-cell>
          <table:table-cell office:value-type="float" office:value="0.125673" calcext:value-type="float">
            <text:p>0,125673</text:p>
          </table:table-cell>
          <table:table-cell office:value-type="float" office:value="0.505937" calcext:value-type="float">
            <text:p>0,505937</text:p>
          </table:table-cell>
          <table:table-cell office:value-type="float" office:value="2.91404" calcext:value-type="float">
            <text:p>2,91404</text:p>
          </table:table-cell>
          <table:table-cell office:value-type="float" office:value="26.3142" calcext:value-type="float">
            <text:p>26,31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59465" calcext:value-type="float">
            <text:p>0,000659465</text:p>
          </table:table-cell>
          <table:table-cell office:value-type="float" office:value="0.00305807" calcext:value-type="float">
            <text:p>0,00305807</text:p>
          </table:table-cell>
          <table:table-cell office:value-type="float" office:value="0.00260309" calcext:value-type="float">
            <text:p>0,00260309</text:p>
          </table:table-cell>
          <table:table-cell office:value-type="float" office:value="0.00728313" calcext:value-type="float">
            <text:p>0,00728313</text:p>
          </table:table-cell>
          <table:table-cell office:value-type="float" office:value="0.0135756" calcext:value-type="float">
            <text:p>0,0135756</text:p>
          </table:table-cell>
          <table:table-cell office:value-type="float" office:value="0.0387299" calcext:value-type="float">
            <text:p>0,0387299</text:p>
          </table:table-cell>
          <table:table-cell office:value-type="float" office:value="0.133718" calcext:value-type="float">
            <text:p>0,133718</text:p>
          </table:table-cell>
          <table:table-cell office:value-type="float" office:value="0.506285" calcext:value-type="float">
            <text:p>0,506285</text:p>
          </table:table-cell>
          <table:table-cell office:value-type="float" office:value="3.10785" calcext:value-type="float">
            <text:p>3,10785</text:p>
          </table:table-cell>
          <table:table-cell office:value-type="float" office:value="26.6401" calcext:value-type="float">
            <text:p>26,64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36123" calcext:value-type="float">
            <text:p>0,00136123</text:p>
          </table:table-cell>
          <table:table-cell office:value-type="float" office:value="0.00178762" calcext:value-type="float">
            <text:p>0,00178762</text:p>
          </table:table-cell>
          <table:table-cell office:value-type="float" office:value="0.00387524" calcext:value-type="float">
            <text:p>0,00387524</text:p>
          </table:table-cell>
          <table:table-cell office:value-type="float" office:value="0.00813552" calcext:value-type="float">
            <text:p>0,00813552</text:p>
          </table:table-cell>
          <table:table-cell office:value-type="float" office:value="0.00985631" calcext:value-type="float">
            <text:p>0,00985631</text:p>
          </table:table-cell>
          <table:table-cell office:value-type="float" office:value="0.0325097" calcext:value-type="float">
            <text:p>0,0325097</text:p>
          </table:table-cell>
          <table:table-cell office:value-type="float" office:value="0.131801" calcext:value-type="float">
            <text:p>0,131801</text:p>
          </table:table-cell>
          <table:table-cell office:value-type="float" office:value="0.511824" calcext:value-type="float">
            <text:p>0,511824</text:p>
          </table:table-cell>
          <table:table-cell office:value-type="float" office:value="3.01577" calcext:value-type="float">
            <text:p>3,01577</text:p>
          </table:table-cell>
          <table:table-cell office:value-type="float" office:value="26.2651" calcext:value-type="float">
            <text:p>26,265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795016" calcext:value-type="float">
            <text:p>0,000795016</text:p>
          </table:table-cell>
          <table:table-cell office:value-type="float" office:value="0.00218594" calcext:value-type="float">
            <text:p>0,00218594</text:p>
          </table:table-cell>
          <table:table-cell office:value-type="float" office:value="0.00331247" calcext:value-type="float">
            <text:p>0,00331247</text:p>
          </table:table-cell>
          <table:table-cell office:value-type="float" office:value="0.00644516" calcext:value-type="float">
            <text:p>0,00644516</text:p>
          </table:table-cell>
          <table:table-cell office:value-type="float" office:value="0.0104694" calcext:value-type="float">
            <text:p>0,0104694</text:p>
          </table:table-cell>
          <table:table-cell office:value-type="float" office:value="0.0335446" calcext:value-type="float">
            <text:p>0,0335446</text:p>
          </table:table-cell>
          <table:table-cell office:value-type="float" office:value="0.155232" calcext:value-type="float">
            <text:p>0,155232</text:p>
          </table:table-cell>
          <table:table-cell office:value-type="float" office:value="0.507721" calcext:value-type="float">
            <text:p>0,507721</text:p>
          </table:table-cell>
          <table:table-cell office:value-type="float" office:value="3.12087" calcext:value-type="float">
            <text:p>3,12087</text:p>
          </table:table-cell>
          <table:table-cell office:value-type="float" office:value="26.3099" calcext:value-type="float">
            <text:p>26,30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124456" calcext:value-type="float">
            <text:p>0,00124456</text:p>
          </table:table-cell>
          <table:table-cell office:value-type="float" office:value="0.00261378" calcext:value-type="float">
            <text:p>0,00261378</text:p>
          </table:table-cell>
          <table:table-cell office:value-type="float" office:value="0.00329356" calcext:value-type="float">
            <text:p>0,00329356</text:p>
          </table:table-cell>
          <table:table-cell office:value-type="float" office:value="0.00538958" calcext:value-type="float">
            <text:p>0,00538958</text:p>
          </table:table-cell>
          <table:table-cell office:value-type="float" office:value="0.0103616" calcext:value-type="float">
            <text:p>0,0103616</text:p>
          </table:table-cell>
          <table:table-cell office:value-type="float" office:value="0.0334306" calcext:value-type="float">
            <text:p>0,0334306</text:p>
          </table:table-cell>
          <table:table-cell office:value-type="float" office:value="0.133762" calcext:value-type="float">
            <text:p>0,133762</text:p>
          </table:table-cell>
          <table:table-cell office:value-type="float" office:value="0.509537" calcext:value-type="float">
            <text:p>0,509537</text:p>
          </table:table-cell>
          <table:table-cell office:value-type="float" office:value="3.14016" calcext:value-type="float">
            <text:p>3,14016</text:p>
          </table:table-cell>
          <table:table-cell office:value-type="float" office:value="26.7686" calcext:value-type="float">
            <text:p>26,768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61395" calcext:value-type="float">
            <text:p>0,000561395</text:p>
          </table:table-cell>
          <table:table-cell office:value-type="float" office:value="0.00152796" calcext:value-type="float">
            <text:p>0,00152796</text:p>
          </table:table-cell>
          <table:table-cell office:value-type="float" office:value="0.00333324" calcext:value-type="float">
            <text:p>0,00333324</text:p>
          </table:table-cell>
          <table:table-cell office:value-type="float" office:value="0.00729549" calcext:value-type="float">
            <text:p>0,00729549</text:p>
          </table:table-cell>
          <table:table-cell office:value-type="float" office:value="0.00972265" calcext:value-type="float">
            <text:p>0,00972265</text:p>
          </table:table-cell>
          <table:table-cell office:value-type="float" office:value="0.0311138" calcext:value-type="float">
            <text:p>0,0311138</text:p>
          </table:table-cell>
          <table:table-cell office:value-type="float" office:value="0.137397" calcext:value-type="float">
            <text:p>0,137397</text:p>
          </table:table-cell>
          <table:table-cell office:value-type="float" office:value="0.503002" calcext:value-type="float">
            <text:p>0,503002</text:p>
          </table:table-cell>
          <table:table-cell office:value-type="float" office:value="3.60057" calcext:value-type="float">
            <text:p>3,60057</text:p>
          </table:table-cell>
          <table:table-cell office:value-type="float" office:value="26.311" calcext:value-type="float">
            <text:p>26,31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56573" calcext:value-type="float">
            <text:p>0,000556573</text:p>
          </table:table-cell>
          <table:table-cell office:value-type="float" office:value="0.00169242" calcext:value-type="float">
            <text:p>0,00169242</text:p>
          </table:table-cell>
          <table:table-cell office:value-type="float" office:value="0.00338827" calcext:value-type="float">
            <text:p>0,00338827</text:p>
          </table:table-cell>
          <table:table-cell office:value-type="float" office:value="0.00519567" calcext:value-type="float">
            <text:p>0,00519567</text:p>
          </table:table-cell>
          <table:table-cell office:value-type="float" office:value="0.0130199" calcext:value-type="float">
            <text:p>0,0130199</text:p>
          </table:table-cell>
          <table:table-cell office:value-type="float" office:value="0.0315414" calcext:value-type="float">
            <text:p>0,0315414</text:p>
          </table:table-cell>
          <table:table-cell office:value-type="float" office:value="0.142648" calcext:value-type="float">
            <text:p>0,142648</text:p>
          </table:table-cell>
          <table:table-cell office:value-type="float" office:value="0.512135" calcext:value-type="float">
            <text:p>0,512135</text:p>
          </table:table-cell>
          <table:table-cell office:value-type="float" office:value="3.08121" calcext:value-type="float">
            <text:p>3,08121</text:p>
          </table:table-cell>
          <table:table-cell office:value-type="float" office:value="26.3808" calcext:value-type="float">
            <text:p>26,380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210936" calcext:value-type="float">
            <text:p>0,00210936</text:p>
          </table:table-cell>
          <table:table-cell office:value-type="float" office:value="0.00822628" calcext:value-type="float">
            <text:p>0,00822628</text:p>
          </table:table-cell>
          <table:table-cell office:value-type="float" office:value="0.00354235" calcext:value-type="float">
            <text:p>0,00354235</text:p>
          </table:table-cell>
          <table:table-cell office:value-type="float" office:value="0.00900464" calcext:value-type="float">
            <text:p>0,00900464</text:p>
          </table:table-cell>
          <table:table-cell office:value-type="float" office:value="0.00992105" calcext:value-type="float">
            <text:p>0,00992105</text:p>
          </table:table-cell>
          <table:table-cell office:value-type="float" office:value="0.0308746" calcext:value-type="float">
            <text:p>0,0308746</text:p>
          </table:table-cell>
          <table:table-cell office:value-type="float" office:value="0.15827" calcext:value-type="float">
            <text:p>0,15827</text:p>
          </table:table-cell>
          <table:table-cell office:value-type="float" office:value="0.509141" calcext:value-type="float">
            <text:p>0,509141</text:p>
          </table:table-cell>
          <table:table-cell office:value-type="float" office:value="3.04808" calcext:value-type="float">
            <text:p>3,04808</text:p>
          </table:table-cell>
          <table:table-cell office:value-type="float" office:value="26.5451" calcext:value-type="float">
            <text:p>26,545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85338" calcext:value-type="float">
            <text:p>0,000585338</text:p>
          </table:table-cell>
          <table:table-cell office:value-type="float" office:value="0.00281575" calcext:value-type="float">
            <text:p>0,00281575</text:p>
          </table:table-cell>
          <table:table-cell office:value-type="float" office:value="0.00331072" calcext:value-type="float">
            <text:p>0,00331072</text:p>
          </table:table-cell>
          <table:table-cell office:value-type="float" office:value="0.00590793" calcext:value-type="float">
            <text:p>0,00590793</text:p>
          </table:table-cell>
          <table:table-cell office:value-type="float" office:value="0.0103123" calcext:value-type="float">
            <text:p>0,0103123</text:p>
          </table:table-cell>
          <table:table-cell office:value-type="float" office:value="0.0327065" calcext:value-type="float">
            <text:p>0,0327065</text:p>
          </table:table-cell>
          <table:table-cell office:value-type="float" office:value="0.132355" calcext:value-type="float">
            <text:p>0,132355</text:p>
          </table:table-cell>
          <table:table-cell office:value-type="float" office:value="0.504743" calcext:value-type="float">
            <text:p>0,504743</text:p>
          </table:table-cell>
          <table:table-cell office:value-type="float" office:value="2.96168" calcext:value-type="float">
            <text:p>2,96168</text:p>
          </table:table-cell>
          <table:table-cell office:value-type="float" office:value="26.4821" calcext:value-type="float">
            <text:p>26,4821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3157" calcext:value-type="float">
            <text:p>0,00053157</text:p>
          </table:table-cell>
          <table:table-cell table:style-name="ce11" office:value-type="float" office:value="0.00328485" calcext:value-type="float">
            <text:p>0,00328485</text:p>
          </table:table-cell>
          <table:table-cell table:style-name="ce11" office:value-type="float" office:value="0.00462976" calcext:value-type="float">
            <text:p>0,00462976</text:p>
          </table:table-cell>
          <table:table-cell table:style-name="ce11" office:value-type="float" office:value="0.00531288" calcext:value-type="float">
            <text:p>0,00531288</text:p>
          </table:table-cell>
          <table:table-cell table:style-name="ce11" office:value-type="float" office:value="0.0114139" calcext:value-type="float">
            <text:p>0,0114139</text:p>
          </table:table-cell>
          <table:table-cell table:style-name="ce11" office:value-type="float" office:value="0.0329745" calcext:value-type="float">
            <text:p>0,0329745</text:p>
          </table:table-cell>
          <table:table-cell table:style-name="ce11" office:value-type="float" office:value="0.262663" calcext:value-type="float">
            <text:p>0,262663</text:p>
          </table:table-cell>
          <table:table-cell table:style-name="ce11" office:value-type="float" office:value="0.510608" calcext:value-type="float">
            <text:p>0,510608</text:p>
          </table:table-cell>
          <table:table-cell table:style-name="ce11" office:value-type="float" office:value="2.95943" calcext:value-type="float">
            <text:p>2,95943</text:p>
          </table:table-cell>
          <table:table-cell table:style-name="ce11" office:value-type="float" office:value="26.3188" calcext:value-type="float">
            <text:p>26,3188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43757" calcext:value-type="float">
            <text:p>0,00243757</text:p>
          </table:table-cell>
          <table:table-cell table:style-name="ce12" table:formula="of:=MAX([.C3:.C22])" office:value-type="float" office:value="0.00822628" calcext:value-type="float">
            <text:p>0,00822628</text:p>
          </table:table-cell>
          <table:table-cell table:style-name="ce12" table:formula="of:=MAX([.D3:.D22])" office:value-type="float" office:value="0.00531716" calcext:value-type="float">
            <text:p>0,00531716</text:p>
          </table:table-cell>
          <table:table-cell table:style-name="ce12" table:formula="of:=MAX([.E3:.E22])" office:value-type="float" office:value="0.00900464" calcext:value-type="float">
            <text:p>0,00900464</text:p>
          </table:table-cell>
          <table:table-cell table:style-name="ce12" table:formula="of:=MAX([.F3:.F22])" office:value-type="float" office:value="0.0168178" calcext:value-type="float">
            <text:p>0,0168178</text:p>
          </table:table-cell>
          <table:table-cell table:style-name="ce12" table:formula="of:=MAX([.G3:.G22])" office:value-type="float" office:value="0.0400858" calcext:value-type="float">
            <text:p>0,0400858</text:p>
          </table:table-cell>
          <table:table-cell table:style-name="ce12" table:formula="of:=MAX([.H3:.H22])" office:value-type="float" office:value="0.262663" calcext:value-type="float">
            <text:p>0,262663</text:p>
          </table:table-cell>
          <table:table-cell table:style-name="ce12" table:formula="of:=MAX([.I3:.I22])" office:value-type="float" office:value="0.588908" calcext:value-type="float">
            <text:p>0,588908</text:p>
          </table:table-cell>
          <table:table-cell table:style-name="ce12" table:formula="of:=MAX([.J3:.J22])" office:value-type="float" office:value="3.60057" calcext:value-type="float">
            <text:p>3,60057</text:p>
          </table:table-cell>
          <table:table-cell table:style-name="ce12" table:formula="of:=MAX([.K3:.K22])" office:value-type="float" office:value="26.9154" calcext:value-type="float">
            <text:p>26,9154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3157" calcext:value-type="float">
            <text:p>0,00053157</text:p>
          </table:table-cell>
          <table:table-cell table:style-name="ce13" table:formula="of:=MIN([.C3:.C22])" office:value-type="float" office:value="0.00128714" calcext:value-type="float">
            <text:p>0,00128714</text:p>
          </table:table-cell>
          <table:table-cell table:style-name="ce13" table:formula="of:=MIN([.D3:.D22])" office:value-type="float" office:value="0.00260309" calcext:value-type="float">
            <text:p>0,00260309</text:p>
          </table:table-cell>
          <table:table-cell table:style-name="ce13" table:formula="of:=MIN([.E3:.E22])" office:value-type="float" office:value="0.00491182" calcext:value-type="float">
            <text:p>0,00491182</text:p>
          </table:table-cell>
          <table:table-cell table:style-name="ce13" table:formula="of:=MIN([.F3:.F22])" office:value-type="float" office:value="0.0093028" calcext:value-type="float">
            <text:p>0,0093028</text:p>
          </table:table-cell>
          <table:table-cell table:style-name="ce13" table:formula="of:=MIN([.G3:.G22])" office:value-type="float" office:value="0.0308746" calcext:value-type="float">
            <text:p>0,0308746</text:p>
          </table:table-cell>
          <table:table-cell table:style-name="ce13" table:formula="of:=MIN([.H3:.H22])" office:value-type="float" office:value="0.11025" calcext:value-type="float">
            <text:p>0,11025</text:p>
          </table:table-cell>
          <table:table-cell table:style-name="ce13" table:formula="of:=MIN([.I3:.I22])" office:value-type="float" office:value="0.503002" calcext:value-type="float">
            <text:p>0,503002</text:p>
          </table:table-cell>
          <table:table-cell table:style-name="ce13" table:formula="of:=MIN([.J3:.J22])" office:value-type="float" office:value="2.80202" calcext:value-type="float">
            <text:p>2,80202</text:p>
          </table:table-cell>
          <table:table-cell table:style-name="ce13" table:formula="of:=MIN([.K3:.K22])" office:value-type="float" office:value="26.2651" calcext:value-type="float">
            <text:p>26,2651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9302492" calcext:value-type="float">
            <text:p>0,0009302492</text:p>
          </table:table-cell>
          <table:table-cell table:style-name="ce14" table:formula="of:=SUM([.C3:.C22]) / 20" office:value-type="float" office:value="0.002326661" calcext:value-type="float">
            <text:p>0,002326661</text:p>
          </table:table-cell>
          <table:table-cell table:style-name="ce14" table:formula="of:=SUM([.D3:.D22]) / 20" office:value-type="float" office:value="0.0036366155" calcext:value-type="float">
            <text:p>0,0036366155</text:p>
          </table:table-cell>
          <table:table-cell table:style-name="ce14" table:formula="of:=SUM([.E3:.E22]) / 20" office:value-type="float" office:value="0.0064852095" calcext:value-type="float">
            <text:p>0,0064852095</text:p>
          </table:table-cell>
          <table:table-cell table:style-name="ce14" table:formula="of:=SUM([.F3:.F22]) / 20" office:value-type="float" office:value="0.011174761" calcext:value-type="float">
            <text:p>0,011174761</text:p>
          </table:table-cell>
          <table:table-cell table:style-name="ce14" table:formula="of:=SUM([.G3:.G22]) / 20" office:value-type="float" office:value="0.0335098" calcext:value-type="float">
            <text:p>0,0335098</text:p>
          </table:table-cell>
          <table:table-cell table:style-name="ce14" table:formula="of:=SUM([.H3:.H22]) / 20" office:value-type="float" office:value="0.1339552" calcext:value-type="float">
            <text:p>0,1339552</text:p>
          </table:table-cell>
          <table:table-cell table:style-name="ce14" table:formula="of:=SUM([.I3:.I22]) / 20" office:value-type="float" office:value="0.5114392" calcext:value-type="float">
            <text:p>0,5114392</text:p>
          </table:table-cell>
          <table:table-cell table:style-name="ce14" table:formula="of:=SUM([.J3:.J22]) / 20" office:value-type="float" office:value="3.063812" calcext:value-type="float">
            <text:p>3,063812</text:p>
          </table:table-cell>
          <table:table-cell table:style-name="ce14" table:formula="of:=SUM([.K3:.K22]) / 20" office:value-type="float" office:value="26.51832" calcext:value-type="float">
            <text:p>26,51832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545337364251428" calcext:value-type="float">
            <text:p>0,0005453374</text:p>
          </table:table-cell>
          <table:table-cell table:style-name="ce15" table:formula="of:=STDEV([.C3:.C22])" office:value-type="float" office:value="0.00155449351352069" calcext:value-type="float">
            <text:p>0,0015544935</text:p>
          </table:table-cell>
          <table:table-cell table:style-name="ce15" table:formula="of:=STDEV([.D3:.D22])" office:value-type="float" office:value="0.000799981066298809" calcext:value-type="float">
            <text:p>0,0007999811</text:p>
          </table:table-cell>
          <table:table-cell table:style-name="ce15" table:formula="of:=STDEV([.E3:.E22])" office:value-type="float" office:value="0.00130391891323395" calcext:value-type="float">
            <text:p>0,0013039189</text:p>
          </table:table-cell>
          <table:table-cell table:style-name="ce15" table:formula="of:=STDEV([.F3:.F22])" office:value-type="float" office:value="0.001768472584773" calcext:value-type="float">
            <text:p>0,0017684726</text:p>
          </table:table-cell>
          <table:table-cell table:style-name="ce15" table:formula="of:=STDEV([.G3:.G22])" office:value-type="float" office:value="0.00233610145012222" calcext:value-type="float">
            <text:p>0,0023361015</text:p>
          </table:table-cell>
          <table:table-cell table:style-name="ce15" table:formula="of:=STDEV([.H3:.H22])" office:value-type="float" office:value="0.0338261737347995" calcext:value-type="float">
            <text:p>0,0338261737</text:p>
          </table:table-cell>
          <table:table-cell table:style-name="ce15" table:formula="of:=STDEV([.I3:.I22])" office:value-type="float" office:value="0.0184516095392644" calcext:value-type="float">
            <text:p>0,0184516095</text:p>
          </table:table-cell>
          <table:table-cell table:style-name="ce15" table:formula="of:=STDEV([.J3:.J22])" office:value-type="float" office:value="0.150596827135096" calcext:value-type="float">
            <text:p>0,1505968271</text:p>
          </table:table-cell>
          <table:table-cell table:style-name="ce15" table:formula="of:=STDEV([.K3:.K22])" office:value-type="float" office:value="0.181557871301629" calcext:value-type="float">
            <text:p>0,1815578713</text:p>
          </table:table-cell>
        </table:table-row>
      </table:table>
      <table:table table:name="30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477617" calcext:value-type="float">
            <text:p>0,000477617</text:p>
          </table:table-cell>
          <table:table-cell office:value-type="float" office:value="0.0016413" calcext:value-type="float">
            <text:p>0,0016413</text:p>
          </table:table-cell>
          <table:table-cell office:value-type="float" office:value="0.00704822" calcext:value-type="float">
            <text:p>0,00704822</text:p>
          </table:table-cell>
          <table:table-cell office:value-type="float" office:value="0.00673905" calcext:value-type="float">
            <text:p>0,00673905</text:p>
          </table:table-cell>
          <table:table-cell office:value-type="float" office:value="0.0101535" calcext:value-type="float">
            <text:p>0,0101535</text:p>
          </table:table-cell>
          <table:table-cell office:value-type="float" office:value="0.0340051" calcext:value-type="float">
            <text:p>0,0340051</text:p>
          </table:table-cell>
          <table:table-cell office:value-type="float" office:value="0.13729" calcext:value-type="float">
            <text:p>0,13729</text:p>
          </table:table-cell>
          <table:table-cell office:value-type="float" office:value="0.655154" calcext:value-type="float">
            <text:p>0,655154</text:p>
          </table:table-cell>
          <table:table-cell office:value-type="float" office:value="5.3562" calcext:value-type="float">
            <text:p>5,3562</text:p>
          </table:table-cell>
          <table:table-cell office:value-type="float" office:value="24.131" calcext:value-type="float">
            <text:p>24,1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62587" calcext:value-type="float">
            <text:p>0,000562587</text:p>
          </table:table-cell>
          <table:table-cell office:value-type="float" office:value="0.00149205" calcext:value-type="float">
            <text:p>0,00149205</text:p>
          </table:table-cell>
          <table:table-cell office:value-type="float" office:value="0.00617497" calcext:value-type="float">
            <text:p>0,00617497</text:p>
          </table:table-cell>
          <table:table-cell office:value-type="float" office:value="0.0100782" calcext:value-type="float">
            <text:p>0,0100782</text:p>
          </table:table-cell>
          <table:table-cell office:value-type="float" office:value="0.0149356" calcext:value-type="float">
            <text:p>0,0149356</text:p>
          </table:table-cell>
          <table:table-cell office:value-type="float" office:value="0.0342999" calcext:value-type="float">
            <text:p>0,0342999</text:p>
          </table:table-cell>
          <table:table-cell office:value-type="float" office:value="0.159944" calcext:value-type="float">
            <text:p>0,159944</text:p>
          </table:table-cell>
          <table:table-cell office:value-type="float" office:value="0.644663" calcext:value-type="float">
            <text:p>0,644663</text:p>
          </table:table-cell>
          <table:table-cell office:value-type="float" office:value="5.05084" calcext:value-type="float">
            <text:p>5,05084</text:p>
          </table:table-cell>
          <table:table-cell office:value-type="float" office:value="23.8094" calcext:value-type="float">
            <text:p>23,80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495122" calcext:value-type="float">
            <text:p>0,000495122</text:p>
          </table:table-cell>
          <table:table-cell office:value-type="float" office:value="0.00140863" calcext:value-type="float">
            <text:p>0,00140863</text:p>
          </table:table-cell>
          <table:table-cell office:value-type="float" office:value="0.00793476" calcext:value-type="float">
            <text:p>0,00793476</text:p>
          </table:table-cell>
          <table:table-cell office:value-type="float" office:value="0.00664963" calcext:value-type="float">
            <text:p>0,00664963</text:p>
          </table:table-cell>
          <table:table-cell office:value-type="float" office:value="0.0105782" calcext:value-type="float">
            <text:p>0,0105782</text:p>
          </table:table-cell>
          <table:table-cell office:value-type="float" office:value="0.0365392" calcext:value-type="float">
            <text:p>0,0365392</text:p>
          </table:table-cell>
          <table:table-cell office:value-type="float" office:value="0.136429" calcext:value-type="float">
            <text:p>0,136429</text:p>
          </table:table-cell>
          <table:table-cell office:value-type="float" office:value="0.657018" calcext:value-type="float">
            <text:p>0,657018</text:p>
          </table:table-cell>
          <table:table-cell office:value-type="float" office:value="5.0474" calcext:value-type="float">
            <text:p>5,0474</text:p>
          </table:table-cell>
          <table:table-cell office:value-type="float" office:value="23.9988" calcext:value-type="float">
            <text:p>23,99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60294" calcext:value-type="float">
            <text:p>0,000660294</text:p>
          </table:table-cell>
          <table:table-cell office:value-type="float" office:value="0.00133484" calcext:value-type="float">
            <text:p>0,00133484</text:p>
          </table:table-cell>
          <table:table-cell office:value-type="float" office:value="0.00720511" calcext:value-type="float">
            <text:p>0,00720511</text:p>
          </table:table-cell>
          <table:table-cell office:value-type="float" office:value="0.00936427" calcext:value-type="float">
            <text:p>0,00936427</text:p>
          </table:table-cell>
          <table:table-cell office:value-type="float" office:value="0.0138487" calcext:value-type="float">
            <text:p>0,0138487</text:p>
          </table:table-cell>
          <table:table-cell office:value-type="float" office:value="0.0344625" calcext:value-type="float">
            <text:p>0,0344625</text:p>
          </table:table-cell>
          <table:table-cell office:value-type="float" office:value="0.145665" calcext:value-type="float">
            <text:p>0,145665</text:p>
          </table:table-cell>
          <table:table-cell office:value-type="float" office:value="0.655113" calcext:value-type="float">
            <text:p>0,655113</text:p>
          </table:table-cell>
          <table:table-cell office:value-type="float" office:value="4.53038" calcext:value-type="float">
            <text:p>4,53038</text:p>
          </table:table-cell>
          <table:table-cell office:value-type="float" office:value="23.8442" calcext:value-type="float">
            <text:p>23,84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15879" calcext:value-type="float">
            <text:p>0,000615879</text:p>
          </table:table-cell>
          <table:table-cell office:value-type="float" office:value="0.00130209" calcext:value-type="float">
            <text:p>0,00130209</text:p>
          </table:table-cell>
          <table:table-cell office:value-type="float" office:value="0.00581931" calcext:value-type="float">
            <text:p>0,00581931</text:p>
          </table:table-cell>
          <table:table-cell office:value-type="float" office:value="0.013905" calcext:value-type="float">
            <text:p>0,013905</text:p>
          </table:table-cell>
          <table:table-cell office:value-type="float" office:value="0.0111366" calcext:value-type="float">
            <text:p>0,0111366</text:p>
          </table:table-cell>
          <table:table-cell office:value-type="float" office:value="0.0328125" calcext:value-type="float">
            <text:p>0,0328125</text:p>
          </table:table-cell>
          <table:table-cell office:value-type="float" office:value="0.130121" calcext:value-type="float">
            <text:p>0,130121</text:p>
          </table:table-cell>
          <table:table-cell office:value-type="float" office:value="0.760173" calcext:value-type="float">
            <text:p>0,760173</text:p>
          </table:table-cell>
          <table:table-cell office:value-type="float" office:value="5.05532" calcext:value-type="float">
            <text:p>5,05532</text:p>
          </table:table-cell>
          <table:table-cell office:value-type="float" office:value="23.7076" calcext:value-type="float">
            <text:p>23,707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41815" calcext:value-type="float">
            <text:p>0,000641815</text:p>
          </table:table-cell>
          <table:table-cell office:value-type="float" office:value="0.00182899" calcext:value-type="float">
            <text:p>0,00182899</text:p>
          </table:table-cell>
          <table:table-cell office:value-type="float" office:value="0.00489736" calcext:value-type="float">
            <text:p>0,00489736</text:p>
          </table:table-cell>
          <table:table-cell office:value-type="float" office:value="0.00660682" calcext:value-type="float">
            <text:p>0,00660682</text:p>
          </table:table-cell>
          <table:table-cell office:value-type="float" office:value="0.0125002" calcext:value-type="float">
            <text:p>0,0125002</text:p>
          </table:table-cell>
          <table:table-cell office:value-type="float" office:value="0.0345085" calcext:value-type="float">
            <text:p>0,0345085</text:p>
          </table:table-cell>
          <table:table-cell office:value-type="float" office:value="0.15268" calcext:value-type="float">
            <text:p>0,15268</text:p>
          </table:table-cell>
          <table:table-cell office:value-type="float" office:value="0.66177" calcext:value-type="float">
            <text:p>0,66177</text:p>
          </table:table-cell>
          <table:table-cell office:value-type="float" office:value="5.06598" calcext:value-type="float">
            <text:p>5,06598</text:p>
          </table:table-cell>
          <table:table-cell office:value-type="float" office:value="24.0081" calcext:value-type="float">
            <text:p>24,00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78527" calcext:value-type="float">
            <text:p>0,00178527</text:p>
          </table:table-cell>
          <table:table-cell office:value-type="float" office:value="0.00241199" calcext:value-type="float">
            <text:p>0,00241199</text:p>
          </table:table-cell>
          <table:table-cell office:value-type="float" office:value="0.00758366" calcext:value-type="float">
            <text:p>0,00758366</text:p>
          </table:table-cell>
          <table:table-cell office:value-type="float" office:value="0.00594419" calcext:value-type="float">
            <text:p>0,00594419</text:p>
          </table:table-cell>
          <table:table-cell office:value-type="float" office:value="0.0126958" calcext:value-type="float">
            <text:p>0,0126958</text:p>
          </table:table-cell>
          <table:table-cell office:value-type="float" office:value="0.0336988" calcext:value-type="float">
            <text:p>0,0336988</text:p>
          </table:table-cell>
          <table:table-cell office:value-type="float" office:value="0.13539" calcext:value-type="float">
            <text:p>0,13539</text:p>
          </table:table-cell>
          <table:table-cell office:value-type="float" office:value="0.652906" calcext:value-type="float">
            <text:p>0,652906</text:p>
          </table:table-cell>
          <table:table-cell office:value-type="float" office:value="5.0406" calcext:value-type="float">
            <text:p>5,0406</text:p>
          </table:table-cell>
          <table:table-cell office:value-type="float" office:value="23.9854" calcext:value-type="float">
            <text:p>23,98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12814" calcext:value-type="float">
            <text:p>0,00112814</text:p>
          </table:table-cell>
          <table:table-cell office:value-type="float" office:value="0.00233882" calcext:value-type="float">
            <text:p>0,00233882</text:p>
          </table:table-cell>
          <table:table-cell office:value-type="float" office:value="0.00580641" calcext:value-type="float">
            <text:p>0,00580641</text:p>
          </table:table-cell>
          <table:table-cell office:value-type="float" office:value="0.0109009" calcext:value-type="float">
            <text:p>0,0109009</text:p>
          </table:table-cell>
          <table:table-cell office:value-type="float" office:value="0.0106921" calcext:value-type="float">
            <text:p>0,0106921</text:p>
          </table:table-cell>
          <table:table-cell office:value-type="float" office:value="0.0338172" calcext:value-type="float">
            <text:p>0,0338172</text:p>
          </table:table-cell>
          <table:table-cell office:value-type="float" office:value="0.136081" calcext:value-type="float">
            <text:p>0,136081</text:p>
          </table:table-cell>
          <table:table-cell office:value-type="float" office:value="0.675164" calcext:value-type="float">
            <text:p>0,675164</text:p>
          </table:table-cell>
          <table:table-cell office:value-type="float" office:value="5.01758" calcext:value-type="float">
            <text:p>5,01758</text:p>
          </table:table-cell>
          <table:table-cell office:value-type="float" office:value="23.7126" calcext:value-type="float">
            <text:p>23,71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652632" calcext:value-type="float">
            <text:p>0,000652632</text:p>
          </table:table-cell>
          <table:table-cell office:value-type="float" office:value="0.00277379" calcext:value-type="float">
            <text:p>0,00277379</text:p>
          </table:table-cell>
          <table:table-cell office:value-type="float" office:value="0.00467568" calcext:value-type="float">
            <text:p>0,00467568</text:p>
          </table:table-cell>
          <table:table-cell office:value-type="float" office:value="0.00580945" calcext:value-type="float">
            <text:p>0,00580945</text:p>
          </table:table-cell>
          <table:table-cell office:value-type="float" office:value="0.0136228" calcext:value-type="float">
            <text:p>0,0136228</text:p>
          </table:table-cell>
          <table:table-cell office:value-type="float" office:value="0.0376795" calcext:value-type="float">
            <text:p>0,0376795</text:p>
          </table:table-cell>
          <table:table-cell office:value-type="float" office:value="0.122629" calcext:value-type="float">
            <text:p>0,122629</text:p>
          </table:table-cell>
          <table:table-cell office:value-type="float" office:value="0.647939" calcext:value-type="float">
            <text:p>0,647939</text:p>
          </table:table-cell>
          <table:table-cell office:value-type="float" office:value="4.58875" calcext:value-type="float">
            <text:p>4,58875</text:p>
          </table:table-cell>
          <table:table-cell office:value-type="float" office:value="23.8022" calcext:value-type="float">
            <text:p>23,80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75269" calcext:value-type="float">
            <text:p>0,000675269</text:p>
          </table:table-cell>
          <table:table-cell office:value-type="float" office:value="0.00170268" calcext:value-type="float">
            <text:p>0,00170268</text:p>
          </table:table-cell>
          <table:table-cell office:value-type="float" office:value="0.00479012" calcext:value-type="float">
            <text:p>0,00479012</text:p>
          </table:table-cell>
          <table:table-cell office:value-type="float" office:value="0.00673487" calcext:value-type="float">
            <text:p>0,00673487</text:p>
          </table:table-cell>
          <table:table-cell office:value-type="float" office:value="0.0106873" calcext:value-type="float">
            <text:p>0,0106873</text:p>
          </table:table-cell>
          <table:table-cell office:value-type="float" office:value="0.0335239" calcext:value-type="float">
            <text:p>0,0335239</text:p>
          </table:table-cell>
          <table:table-cell office:value-type="float" office:value="0.126358" calcext:value-type="float">
            <text:p>0,126358</text:p>
          </table:table-cell>
          <table:table-cell office:value-type="float" office:value="0.657506" calcext:value-type="float">
            <text:p>0,657506</text:p>
          </table:table-cell>
          <table:table-cell office:value-type="float" office:value="5.05694" calcext:value-type="float">
            <text:p>5,05694</text:p>
          </table:table-cell>
          <table:table-cell office:value-type="float" office:value="23.7248" calcext:value-type="float">
            <text:p>23,72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88872" calcext:value-type="float">
            <text:p>0,00088872</text:p>
          </table:table-cell>
          <table:table-cell office:value-type="float" office:value="0.00138561" calcext:value-type="float">
            <text:p>0,00138561</text:p>
          </table:table-cell>
          <table:table-cell office:value-type="float" office:value="0.00490174" calcext:value-type="float">
            <text:p>0,00490174</text:p>
          </table:table-cell>
          <table:table-cell office:value-type="float" office:value="0.00784868" calcext:value-type="float">
            <text:p>0,00784868</text:p>
          </table:table-cell>
          <table:table-cell office:value-type="float" office:value="0.0121112" calcext:value-type="float">
            <text:p>0,0121112</text:p>
          </table:table-cell>
          <table:table-cell office:value-type="float" office:value="0.0324052" calcext:value-type="float">
            <text:p>0,0324052</text:p>
          </table:table-cell>
          <table:table-cell office:value-type="float" office:value="0.130563" calcext:value-type="float">
            <text:p>0,130563</text:p>
          </table:table-cell>
          <table:table-cell office:value-type="float" office:value="0.652305" calcext:value-type="float">
            <text:p>0,652305</text:p>
          </table:table-cell>
          <table:table-cell office:value-type="float" office:value="5.14986" calcext:value-type="float">
            <text:p>5,14986</text:p>
          </table:table-cell>
          <table:table-cell office:value-type="float" office:value="23.4989" calcext:value-type="float">
            <text:p>23,498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233011" calcext:value-type="float">
            <text:p>0,00233011</text:p>
          </table:table-cell>
          <table:table-cell office:value-type="float" office:value="0.00136592" calcext:value-type="float">
            <text:p>0,00136592</text:p>
          </table:table-cell>
          <table:table-cell office:value-type="float" office:value="0.00731413" calcext:value-type="float">
            <text:p>0,00731413</text:p>
          </table:table-cell>
          <table:table-cell office:value-type="float" office:value="0.00773583" calcext:value-type="float">
            <text:p>0,00773583</text:p>
          </table:table-cell>
          <table:table-cell office:value-type="float" office:value="0.0130278" calcext:value-type="float">
            <text:p>0,0130278</text:p>
          </table:table-cell>
          <table:table-cell office:value-type="float" office:value="0.035647" calcext:value-type="float">
            <text:p>0,035647</text:p>
          </table:table-cell>
          <table:table-cell office:value-type="float" office:value="0.126341" calcext:value-type="float">
            <text:p>0,126341</text:p>
          </table:table-cell>
          <table:table-cell office:value-type="float" office:value="0.655734" calcext:value-type="float">
            <text:p>0,655734</text:p>
          </table:table-cell>
          <table:table-cell office:value-type="float" office:value="4.92063" calcext:value-type="float">
            <text:p>4,92063</text:p>
          </table:table-cell>
          <table:table-cell office:value-type="float" office:value="22.835" calcext:value-type="float">
            <text:p>22,8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3445" calcext:value-type="float">
            <text:p>0,0023445</text:p>
          </table:table-cell>
          <table:table-cell office:value-type="float" office:value="0.00129756" calcext:value-type="float">
            <text:p>0,00129756</text:p>
          </table:table-cell>
          <table:table-cell office:value-type="float" office:value="0.00752213" calcext:value-type="float">
            <text:p>0,00752213</text:p>
          </table:table-cell>
          <table:table-cell office:value-type="float" office:value="0.00691095" calcext:value-type="float">
            <text:p>0,00691095</text:p>
          </table:table-cell>
          <table:table-cell office:value-type="float" office:value="0.0123075" calcext:value-type="float">
            <text:p>0,0123075</text:p>
          </table:table-cell>
          <table:table-cell office:value-type="float" office:value="0.0366248" calcext:value-type="float">
            <text:p>0,0366248</text:p>
          </table:table-cell>
          <table:table-cell office:value-type="float" office:value="0.123373" calcext:value-type="float">
            <text:p>0,123373</text:p>
          </table:table-cell>
          <table:table-cell office:value-type="float" office:value="0.678543" calcext:value-type="float">
            <text:p>0,678543</text:p>
          </table:table-cell>
          <table:table-cell office:value-type="float" office:value="5.30171" calcext:value-type="float">
            <text:p>5,30171</text:p>
          </table:table-cell>
          <table:table-cell office:value-type="float" office:value="23.6125" calcext:value-type="float">
            <text:p>23,61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91773" calcext:value-type="float">
            <text:p>0,00191773</text:p>
          </table:table-cell>
          <table:table-cell office:value-type="float" office:value="0.00131112" calcext:value-type="float">
            <text:p>0,00131112</text:p>
          </table:table-cell>
          <table:table-cell office:value-type="float" office:value="0.00531903" calcext:value-type="float">
            <text:p>0,00531903</text:p>
          </table:table-cell>
          <table:table-cell office:value-type="float" office:value="0.00685449" calcext:value-type="float">
            <text:p>0,00685449</text:p>
          </table:table-cell>
          <table:table-cell office:value-type="float" office:value="0.0123586" calcext:value-type="float">
            <text:p>0,0123586</text:p>
          </table:table-cell>
          <table:table-cell office:value-type="float" office:value="0.0381489" calcext:value-type="float">
            <text:p>0,0381489</text:p>
          </table:table-cell>
          <table:table-cell office:value-type="float" office:value="0.132336" calcext:value-type="float">
            <text:p>0,132336</text:p>
          </table:table-cell>
          <table:table-cell office:value-type="float" office:value="0.755431" calcext:value-type="float">
            <text:p>0,755431</text:p>
          </table:table-cell>
          <table:table-cell office:value-type="float" office:value="5.44147" calcext:value-type="float">
            <text:p>5,44147</text:p>
          </table:table-cell>
          <table:table-cell office:value-type="float" office:value="23.5543" calcext:value-type="float">
            <text:p>23,554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063" calcext:value-type="float">
            <text:p>0,00064063</text:p>
          </table:table-cell>
          <table:table-cell office:value-type="float" office:value="0.00236892" calcext:value-type="float">
            <text:p>0,00236892</text:p>
          </table:table-cell>
          <table:table-cell office:value-type="float" office:value="0.00634062" calcext:value-type="float">
            <text:p>0,00634062</text:p>
          </table:table-cell>
          <table:table-cell office:value-type="float" office:value="0.00795096" calcext:value-type="float">
            <text:p>0,00795096</text:p>
          </table:table-cell>
          <table:table-cell office:value-type="float" office:value="0.00982331" calcext:value-type="float">
            <text:p>0,00982331</text:p>
          </table:table-cell>
          <table:table-cell office:value-type="float" office:value="0.0389593" calcext:value-type="float">
            <text:p>0,0389593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0.748938" calcext:value-type="float">
            <text:p>0,748938</text:p>
          </table:table-cell>
          <table:table-cell office:value-type="float" office:value="4.5608" calcext:value-type="float">
            <text:p>4,5608</text:p>
          </table:table-cell>
          <table:table-cell office:value-type="float" office:value="22.9437" calcext:value-type="float">
            <text:p>22,943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19425" calcext:value-type="float">
            <text:p>0,000519425</text:p>
          </table:table-cell>
          <table:table-cell office:value-type="float" office:value="0.00168644" calcext:value-type="float">
            <text:p>0,00168644</text:p>
          </table:table-cell>
          <table:table-cell office:value-type="float" office:value="0.00680647" calcext:value-type="float">
            <text:p>0,00680647</text:p>
          </table:table-cell>
          <table:table-cell office:value-type="float" office:value="0.00903965" calcext:value-type="float">
            <text:p>0,00903965</text:p>
          </table:table-cell>
          <table:table-cell office:value-type="float" office:value="0.011851" calcext:value-type="float">
            <text:p>0,011851</text:p>
          </table:table-cell>
          <table:table-cell office:value-type="float" office:value="0.0326457" calcext:value-type="float">
            <text:p>0,0326457</text:p>
          </table:table-cell>
          <table:table-cell office:value-type="float" office:value="0.119165" calcext:value-type="float">
            <text:p>0,119165</text:p>
          </table:table-cell>
          <table:table-cell office:value-type="float" office:value="0.849612" calcext:value-type="float">
            <text:p>0,849612</text:p>
          </table:table-cell>
          <table:table-cell office:value-type="float" office:value="4.8982" calcext:value-type="float">
            <text:p>4,8982</text:p>
          </table:table-cell>
          <table:table-cell office:value-type="float" office:value="22.9716" calcext:value-type="float">
            <text:p>22,97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133864" calcext:value-type="float">
            <text:p>0,00133864</text:p>
          </table:table-cell>
          <table:table-cell office:value-type="float" office:value="0.00154898" calcext:value-type="float">
            <text:p>0,00154898</text:p>
          </table:table-cell>
          <table:table-cell office:value-type="float" office:value="0.00682231" calcext:value-type="float">
            <text:p>0,00682231</text:p>
          </table:table-cell>
          <table:table-cell office:value-type="float" office:value="0.00675841" calcext:value-type="float">
            <text:p>0,00675841</text:p>
          </table:table-cell>
          <table:table-cell office:value-type="float" office:value="0.0120624" calcext:value-type="float">
            <text:p>0,0120624</text:p>
          </table:table-cell>
          <table:table-cell office:value-type="float" office:value="0.0334876" calcext:value-type="float">
            <text:p>0,0334876</text:p>
          </table:table-cell>
          <table:table-cell office:value-type="float" office:value="0.122087" calcext:value-type="float">
            <text:p>0,122087</text:p>
          </table:table-cell>
          <table:table-cell office:value-type="float" office:value="0.926245" calcext:value-type="float">
            <text:p>0,926245</text:p>
          </table:table-cell>
          <table:table-cell office:value-type="float" office:value="5.16487" calcext:value-type="float">
            <text:p>5,16487</text:p>
          </table:table-cell>
          <table:table-cell office:value-type="float" office:value="23.9392" calcext:value-type="float">
            <text:p>23,939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5226" calcext:value-type="float">
            <text:p>0,00065226</text:p>
          </table:table-cell>
          <table:table-cell office:value-type="float" office:value="0.0017389" calcext:value-type="float">
            <text:p>0,0017389</text:p>
          </table:table-cell>
          <table:table-cell office:value-type="float" office:value="0.00553464" calcext:value-type="float">
            <text:p>0,00553464</text:p>
          </table:table-cell>
          <table:table-cell office:value-type="float" office:value="0.00591822" calcext:value-type="float">
            <text:p>0,00591822</text:p>
          </table:table-cell>
          <table:table-cell office:value-type="float" office:value="0.0109572" calcext:value-type="float">
            <text:p>0,0109572</text:p>
          </table:table-cell>
          <table:table-cell office:value-type="float" office:value="0.0349841" calcext:value-type="float">
            <text:p>0,0349841</text:p>
          </table:table-cell>
          <table:table-cell office:value-type="float" office:value="0.125218" calcext:value-type="float">
            <text:p>0,125218</text:p>
          </table:table-cell>
          <table:table-cell office:value-type="float" office:value="0.685813" calcext:value-type="float">
            <text:p>0,685813</text:p>
          </table:table-cell>
          <table:table-cell office:value-type="float" office:value="4.67706" calcext:value-type="float">
            <text:p>4,67706</text:p>
          </table:table-cell>
          <table:table-cell office:value-type="float" office:value="23.5316" calcext:value-type="float">
            <text:p>23,53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656585" calcext:value-type="float">
            <text:p>0,000656585</text:p>
          </table:table-cell>
          <table:table-cell office:value-type="float" office:value="0.00284649" calcext:value-type="float">
            <text:p>0,00284649</text:p>
          </table:table-cell>
          <table:table-cell office:value-type="float" office:value="0.00485547" calcext:value-type="float">
            <text:p>0,00485547</text:p>
          </table:table-cell>
          <table:table-cell office:value-type="float" office:value="0.00713023" calcext:value-type="float">
            <text:p>0,00713023</text:p>
          </table:table-cell>
          <table:table-cell office:value-type="float" office:value="0.0112388" calcext:value-type="float">
            <text:p>0,0112388</text:p>
          </table:table-cell>
          <table:table-cell office:value-type="float" office:value="0.0352127" calcext:value-type="float">
            <text:p>0,0352127</text:p>
          </table:table-cell>
          <table:table-cell office:value-type="float" office:value="0.124429" calcext:value-type="float">
            <text:p>0,124429</text:p>
          </table:table-cell>
          <table:table-cell office:value-type="float" office:value="0.670795" calcext:value-type="float">
            <text:p>0,670795</text:p>
          </table:table-cell>
          <table:table-cell office:value-type="float" office:value="5.05519" calcext:value-type="float">
            <text:p>5,05519</text:p>
          </table:table-cell>
          <table:table-cell office:value-type="float" office:value="23.2856" calcext:value-type="float">
            <text:p>23,2856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28365" calcext:value-type="float">
            <text:p>0,00128365</text:p>
          </table:table-cell>
          <table:table-cell table:style-name="ce11" office:value-type="float" office:value="0.00134013" calcext:value-type="float">
            <text:p>0,00134013</text:p>
          </table:table-cell>
          <table:table-cell table:style-name="ce11" office:value-type="float" office:value="0.00807676" calcext:value-type="float">
            <text:p>0,00807676</text:p>
          </table:table-cell>
          <table:table-cell table:style-name="ce11" office:value-type="float" office:value="0.00570239" calcext:value-type="float">
            <text:p>0,00570239</text:p>
          </table:table-cell>
          <table:table-cell table:style-name="ce11" office:value-type="float" office:value="0.0103898" calcext:value-type="float">
            <text:p>0,0103898</text:p>
          </table:table-cell>
          <table:table-cell table:style-name="ce11" office:value-type="float" office:value="0.0386882" calcext:value-type="float">
            <text:p>0,0386882</text:p>
          </table:table-cell>
          <table:table-cell table:style-name="ce11" office:value-type="float" office:value="0.11905" calcext:value-type="float">
            <text:p>0,11905</text:p>
          </table:table-cell>
          <table:table-cell table:style-name="ce11" office:value-type="float" office:value="0.676633" calcext:value-type="float">
            <text:p>0,676633</text:p>
          </table:table-cell>
          <table:table-cell table:style-name="ce11" office:value-type="float" office:value="4.99043" calcext:value-type="float">
            <text:p>4,99043</text:p>
          </table:table-cell>
          <table:table-cell table:style-name="ce11" office:value-type="float" office:value="25.7042" calcext:value-type="float">
            <text:p>25,704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3445" calcext:value-type="float">
            <text:p>0,0023445</text:p>
          </table:table-cell>
          <table:table-cell table:style-name="ce12" table:formula="of:=MAX([.C3:.C22])" office:value-type="float" office:value="0.00284649" calcext:value-type="float">
            <text:p>0,00284649</text:p>
          </table:table-cell>
          <table:table-cell table:style-name="ce12" table:formula="of:=MAX([.D3:.D22])" office:value-type="float" office:value="0.00807676" calcext:value-type="float">
            <text:p>0,00807676</text:p>
          </table:table-cell>
          <table:table-cell table:style-name="ce12" table:formula="of:=MAX([.E3:.E22])" office:value-type="float" office:value="0.013905" calcext:value-type="float">
            <text:p>0,013905</text:p>
          </table:table-cell>
          <table:table-cell table:style-name="ce12" table:formula="of:=MAX([.F3:.F22])" office:value-type="float" office:value="0.0149356" calcext:value-type="float">
            <text:p>0,0149356</text:p>
          </table:table-cell>
          <table:table-cell table:style-name="ce12" table:formula="of:=MAX([.G3:.G22])" office:value-type="float" office:value="0.0389593" calcext:value-type="float">
            <text:p>0,0389593</text:p>
          </table:table-cell>
          <table:table-cell table:style-name="ce12" table:formula="of:=MAX([.H3:.H22])" office:value-type="float" office:value="0.159944" calcext:value-type="float">
            <text:p>0,159944</text:p>
          </table:table-cell>
          <table:table-cell table:style-name="ce12" table:formula="of:=MAX([.I3:.I22])" office:value-type="float" office:value="0.926245" calcext:value-type="float">
            <text:p>0,926245</text:p>
          </table:table-cell>
          <table:table-cell table:style-name="ce12" table:formula="of:=MAX([.J3:.J22])" office:value-type="float" office:value="5.44147" calcext:value-type="float">
            <text:p>5,44147</text:p>
          </table:table-cell>
          <table:table-cell table:style-name="ce12" table:formula="of:=MAX([.K3:.K22])" office:value-type="float" office:value="25.7042" calcext:value-type="float">
            <text:p>25,7042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477617" calcext:value-type="float">
            <text:p>0,000477617</text:p>
          </table:table-cell>
          <table:table-cell table:style-name="ce13" table:formula="of:=MIN([.C3:.C22])" office:value-type="float" office:value="0.00129756" calcext:value-type="float">
            <text:p>0,00129756</text:p>
          </table:table-cell>
          <table:table-cell table:style-name="ce13" table:formula="of:=MIN([.D3:.D22])" office:value-type="float" office:value="0.00467568" calcext:value-type="float">
            <text:p>0,00467568</text:p>
          </table:table-cell>
          <table:table-cell table:style-name="ce13" table:formula="of:=MIN([.E3:.E22])" office:value-type="float" office:value="0.00570239" calcext:value-type="float">
            <text:p>0,00570239</text:p>
          </table:table-cell>
          <table:table-cell table:style-name="ce13" table:formula="of:=MIN([.F3:.F22])" office:value-type="float" office:value="0.00982331" calcext:value-type="float">
            <text:p>0,00982331</text:p>
          </table:table-cell>
          <table:table-cell table:style-name="ce13" table:formula="of:=MIN([.G3:.G22])" office:value-type="float" office:value="0.0324052" calcext:value-type="float">
            <text:p>0,0324052</text:p>
          </table:table-cell>
          <table:table-cell table:style-name="ce13" table:formula="of:=MIN([.H3:.H22])" office:value-type="float" office:value="0.11905" calcext:value-type="float">
            <text:p>0,11905</text:p>
          </table:table-cell>
          <table:table-cell table:style-name="ce13" table:formula="of:=MIN([.I3:.I22])" office:value-type="float" office:value="0.644663" calcext:value-type="float">
            <text:p>0,644663</text:p>
          </table:table-cell>
          <table:table-cell table:style-name="ce13" table:formula="of:=MIN([.J3:.J22])" office:value-type="float" office:value="4.53038" calcext:value-type="float">
            <text:p>4,53038</text:p>
          </table:table-cell>
          <table:table-cell table:style-name="ce13" table:formula="of:=MIN([.K3:.K22])" office:value-type="float" office:value="22.835" calcext:value-type="float">
            <text:p>22,835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101334375" calcext:value-type="float">
            <text:p>0,0010133438</text:p>
          </table:table-cell>
          <table:table-cell table:style-name="ce14" table:formula="of:=SUM([.C3:.C22]) / 20" office:value-type="float" office:value="0.0017562625" calcext:value-type="float">
            <text:p>0,0017562625</text:p>
          </table:table-cell>
          <table:table-cell table:style-name="ce14" table:formula="of:=SUM([.D3:.D22]) / 20" office:value-type="float" office:value="0.006271445" calcext:value-type="float">
            <text:p>0,006271445</text:p>
          </table:table-cell>
          <table:table-cell table:style-name="ce14" table:formula="of:=SUM([.E3:.E22]) / 20" office:value-type="float" office:value="0.0077291095" calcext:value-type="float">
            <text:p>0,0077291095</text:p>
          </table:table-cell>
          <table:table-cell table:style-name="ce14" table:formula="of:=SUM([.F3:.F22]) / 20" office:value-type="float" office:value="0.0118489205" calcext:value-type="float">
            <text:p>0,0118489205</text:p>
          </table:table-cell>
          <table:table-cell table:style-name="ce14" table:formula="of:=SUM([.G3:.G22]) / 20" office:value-type="float" office:value="0.03510753" calcext:value-type="float">
            <text:p>0,03510753</text:p>
          </table:table-cell>
          <table:table-cell table:style-name="ce14" table:formula="of:=SUM([.H3:.H22]) / 20" office:value-type="float" office:value="0.1312835" calcext:value-type="float">
            <text:p>0,1312835</text:p>
          </table:table-cell>
          <table:table-cell table:style-name="ce14" table:formula="of:=SUM([.I3:.I22]) / 20" office:value-type="float" office:value="0.69837275" calcext:value-type="float">
            <text:p>0,69837275</text:p>
          </table:table-cell>
          <table:table-cell table:style-name="ce14" table:formula="of:=SUM([.J3:.J22]) / 20" office:value-type="float" office:value="4.9985105" calcext:value-type="float">
            <text:p>4,9985105</text:p>
          </table:table-cell>
          <table:table-cell table:style-name="ce14" table:formula="of:=SUM([.K3:.K22]) / 20" office:value-type="float" office:value="23.730035" calcext:value-type="float">
            <text:p>23,73003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15226056926179" calcext:value-type="float">
            <text:p>0,0006152261</text:p>
          </table:table-cell>
          <table:table-cell table:style-name="ce15" table:formula="of:=STDEV([.C3:.C22])" office:value-type="float" office:value="0.00050701299983204" calcext:value-type="float">
            <text:p>0,000507013</text:p>
          </table:table-cell>
          <table:table-cell table:style-name="ce15" table:formula="of:=STDEV([.D3:.D22])" office:value-type="float" office:value="0.00114383092181953" calcext:value-type="float">
            <text:p>0,0011438309</text:p>
          </table:table-cell>
          <table:table-cell table:style-name="ce15" table:formula="of:=STDEV([.E3:.E22])" office:value-type="float" office:value="0.00204632754297849" calcext:value-type="float">
            <text:p>0,0020463275</text:p>
          </table:table-cell>
          <table:table-cell table:style-name="ce15" table:formula="of:=STDEV([.F3:.F22])" office:value-type="float" office:value="0.00135477014829852" calcext:value-type="float">
            <text:p>0,0013547701</text:p>
          </table:table-cell>
          <table:table-cell table:style-name="ce15" table:formula="of:=STDEV([.G3:.G22])" office:value-type="float" office:value="0.00202933495071921" calcext:value-type="float">
            <text:p>0,002029335</text:p>
          </table:table-cell>
          <table:table-cell table:style-name="ce15" table:formula="of:=STDEV([.H3:.H22])" office:value-type="float" office:value="0.0111410505481211" calcext:value-type="float">
            <text:p>0,0111410505</text:p>
          </table:table-cell>
          <table:table-cell table:style-name="ce15" table:formula="of:=STDEV([.I3:.I22])" office:value-type="float" office:value="0.0749205734978717" calcext:value-type="float">
            <text:p>0,0749205735</text:p>
          </table:table-cell>
          <table:table-cell table:style-name="ce15" table:formula="of:=STDEV([.J3:.J22])" office:value-type="float" office:value="0.249894751118504" calcext:value-type="float">
            <text:p>0,2498947511</text:p>
          </table:table-cell>
          <table:table-cell table:style-name="ce15" table:formula="of:=STDEV([.K3:.K22])" office:value-type="float" office:value="0.592570004103446" calcext:value-type="float">
            <text:p>0,5925700041</text:p>
          </table:table-cell>
        </table:table-row>
      </table:table>
      <table:table table:name="35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93848" calcext:value-type="float">
            <text:p>0,000693848</text:p>
          </table:table-cell>
          <table:table-cell office:value-type="float" office:value="0.0014155" calcext:value-type="float">
            <text:p>0,0014155</text:p>
          </table:table-cell>
          <table:table-cell office:value-type="float" office:value="0.00620796" calcext:value-type="float">
            <text:p>0,00620796</text:p>
          </table:table-cell>
          <table:table-cell office:value-type="float" office:value="0.00858891" calcext:value-type="float">
            <text:p>0,00858891</text:p>
          </table:table-cell>
          <table:table-cell office:value-type="float" office:value="0.0193262" calcext:value-type="float">
            <text:p>0,0193262</text:p>
          </table:table-cell>
          <table:table-cell office:value-type="float" office:value="0.0367285" calcext:value-type="float">
            <text:p>0,0367285</text:p>
          </table:table-cell>
          <table:table-cell office:value-type="float" office:value="0.13353" calcext:value-type="float">
            <text:p>0,13353</text:p>
          </table:table-cell>
          <table:table-cell office:value-type="float" office:value="0.790326" calcext:value-type="float">
            <text:p>0,790326</text:p>
          </table:table-cell>
          <table:table-cell office:value-type="float" office:value="2.47097" calcext:value-type="float">
            <text:p>2,47097</text:p>
          </table:table-cell>
          <table:table-cell office:value-type="float" office:value="22.3442" calcext:value-type="float">
            <text:p>22,34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62803" calcext:value-type="float">
            <text:p>0,00162803</text:p>
          </table:table-cell>
          <table:table-cell office:value-type="float" office:value="0.00127991" calcext:value-type="float">
            <text:p>0,00127991</text:p>
          </table:table-cell>
          <table:table-cell office:value-type="float" office:value="0.00475327" calcext:value-type="float">
            <text:p>0,00475327</text:p>
          </table:table-cell>
          <table:table-cell office:value-type="float" office:value="0.011061" calcext:value-type="float">
            <text:p>0,011061</text:p>
          </table:table-cell>
          <table:table-cell office:value-type="float" office:value="0.0112799" calcext:value-type="float">
            <text:p>0,0112799</text:p>
          </table:table-cell>
          <table:table-cell office:value-type="float" office:value="0.0367442" calcext:value-type="float">
            <text:p>0,0367442</text:p>
          </table:table-cell>
          <table:table-cell office:value-type="float" office:value="0.130904" calcext:value-type="float">
            <text:p>0,130904</text:p>
          </table:table-cell>
          <table:table-cell office:value-type="float" office:value="0.739892" calcext:value-type="float">
            <text:p>0,739892</text:p>
          </table:table-cell>
          <table:table-cell office:value-type="float" office:value="2.44862" calcext:value-type="float">
            <text:p>2,44862</text:p>
          </table:table-cell>
          <table:table-cell office:value-type="float" office:value="22.4409" calcext:value-type="float">
            <text:p>22,44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97478" calcext:value-type="float">
            <text:p>0,00197478</text:p>
          </table:table-cell>
          <table:table-cell office:value-type="float" office:value="0.00167875" calcext:value-type="float">
            <text:p>0,00167875</text:p>
          </table:table-cell>
          <table:table-cell office:value-type="float" office:value="0.00533221" calcext:value-type="float">
            <text:p>0,00533221</text:p>
          </table:table-cell>
          <table:table-cell office:value-type="float" office:value="0.00984552" calcext:value-type="float">
            <text:p>0,00984552</text:p>
          </table:table-cell>
          <table:table-cell office:value-type="float" office:value="0.0131177" calcext:value-type="float">
            <text:p>0,0131177</text:p>
          </table:table-cell>
          <table:table-cell office:value-type="float" office:value="0.0352256" calcext:value-type="float">
            <text:p>0,0352256</text:p>
          </table:table-cell>
          <table:table-cell office:value-type="float" office:value="0.133727" calcext:value-type="float">
            <text:p>0,133727</text:p>
          </table:table-cell>
          <table:table-cell office:value-type="float" office:value="0.844442" calcext:value-type="float">
            <text:p>0,844442</text:p>
          </table:table-cell>
          <table:table-cell office:value-type="float" office:value="2.47068" calcext:value-type="float">
            <text:p>2,47068</text:p>
          </table:table-cell>
          <table:table-cell office:value-type="float" office:value="22.0365" calcext:value-type="float">
            <text:p>22,03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869155" calcext:value-type="float">
            <text:p>0,000869155</text:p>
          </table:table-cell>
          <table:table-cell office:value-type="float" office:value="0.00174482" calcext:value-type="float">
            <text:p>0,00174482</text:p>
          </table:table-cell>
          <table:table-cell office:value-type="float" office:value="0.0073639" calcext:value-type="float">
            <text:p>0,0073639</text:p>
          </table:table-cell>
          <table:table-cell office:value-type="float" office:value="0.00794848" calcext:value-type="float">
            <text:p>0,00794848</text:p>
          </table:table-cell>
          <table:table-cell office:value-type="float" office:value="0.0133044" calcext:value-type="float">
            <text:p>0,0133044</text:p>
          </table:table-cell>
          <table:table-cell office:value-type="float" office:value="0.0386911" calcext:value-type="float">
            <text:p>0,0386911</text:p>
          </table:table-cell>
          <table:table-cell office:value-type="float" office:value="0.137959" calcext:value-type="float">
            <text:p>0,137959</text:p>
          </table:table-cell>
          <table:table-cell office:value-type="float" office:value="0.777211" calcext:value-type="float">
            <text:p>0,777211</text:p>
          </table:table-cell>
          <table:table-cell office:value-type="float" office:value="2.7843" calcext:value-type="float">
            <text:p>2,7843</text:p>
          </table:table-cell>
          <table:table-cell office:value-type="float" office:value="22.0447" calcext:value-type="float">
            <text:p>22,04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786765" calcext:value-type="float">
            <text:p>0,000786765</text:p>
          </table:table-cell>
          <table:table-cell office:value-type="float" office:value="0.00535532" calcext:value-type="float">
            <text:p>0,00535532</text:p>
          </table:table-cell>
          <table:table-cell office:value-type="float" office:value="0.0052735" calcext:value-type="float">
            <text:p>0,0052735</text:p>
          </table:table-cell>
          <table:table-cell office:value-type="float" office:value="0.0111849" calcext:value-type="float">
            <text:p>0,0111849</text:p>
          </table:table-cell>
          <table:table-cell office:value-type="float" office:value="0.014289" calcext:value-type="float">
            <text:p>0,014289</text:p>
          </table:table-cell>
          <table:table-cell office:value-type="float" office:value="0.0356283" calcext:value-type="float">
            <text:p>0,0356283</text:p>
          </table:table-cell>
          <table:table-cell office:value-type="float" office:value="0.138607" calcext:value-type="float">
            <text:p>0,138607</text:p>
          </table:table-cell>
          <table:table-cell office:value-type="float" office:value="0.772263" calcext:value-type="float">
            <text:p>0,772263</text:p>
          </table:table-cell>
          <table:table-cell office:value-type="float" office:value="2.46822" calcext:value-type="float">
            <text:p>2,46822</text:p>
          </table:table-cell>
          <table:table-cell office:value-type="float" office:value="22.5643" calcext:value-type="float">
            <text:p>22,56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618843" calcext:value-type="float">
            <text:p>0,000618843</text:p>
          </table:table-cell>
          <table:table-cell office:value-type="float" office:value="0.00184291" calcext:value-type="float">
            <text:p>0,00184291</text:p>
          </table:table-cell>
          <table:table-cell office:value-type="float" office:value="0.00799184" calcext:value-type="float">
            <text:p>0,00799184</text:p>
          </table:table-cell>
          <table:table-cell office:value-type="float" office:value="0.0107731" calcext:value-type="float">
            <text:p>0,0107731</text:p>
          </table:table-cell>
          <table:table-cell office:value-type="float" office:value="0.0133393" calcext:value-type="float">
            <text:p>0,0133393</text:p>
          </table:table-cell>
          <table:table-cell office:value-type="float" office:value="0.0349285" calcext:value-type="float">
            <text:p>0,0349285</text:p>
          </table:table-cell>
          <table:table-cell office:value-type="float" office:value="0.137738" calcext:value-type="float">
            <text:p>0,137738</text:p>
          </table:table-cell>
          <table:table-cell office:value-type="float" office:value="0.965693" calcext:value-type="float">
            <text:p>0,965693</text:p>
          </table:table-cell>
          <table:table-cell office:value-type="float" office:value="2.49728" calcext:value-type="float">
            <text:p>2,49728</text:p>
          </table:table-cell>
          <table:table-cell office:value-type="float" office:value="22.8477" calcext:value-type="float">
            <text:p>22,84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39093" calcext:value-type="float">
            <text:p>0,000639093</text:p>
          </table:table-cell>
          <table:table-cell office:value-type="float" office:value="0.00209878" calcext:value-type="float">
            <text:p>0,00209878</text:p>
          </table:table-cell>
          <table:table-cell office:value-type="float" office:value="0.00462933" calcext:value-type="float">
            <text:p>0,00462933</text:p>
          </table:table-cell>
          <table:table-cell office:value-type="float" office:value="0.00843663" calcext:value-type="float">
            <text:p>0,00843663</text:p>
          </table:table-cell>
          <table:table-cell office:value-type="float" office:value="0.0203079" calcext:value-type="float">
            <text:p>0,0203079</text:p>
          </table:table-cell>
          <table:table-cell office:value-type="float" office:value="0.0413211" calcext:value-type="float">
            <text:p>0,0413211</text:p>
          </table:table-cell>
          <table:table-cell office:value-type="float" office:value="0.136781" calcext:value-type="float">
            <text:p>0,136781</text:p>
          </table:table-cell>
          <table:table-cell office:value-type="float" office:value="0.992575" calcext:value-type="float">
            <text:p>0,992575</text:p>
          </table:table-cell>
          <table:table-cell office:value-type="float" office:value="2.91137" calcext:value-type="float">
            <text:p>2,91137</text:p>
          </table:table-cell>
          <table:table-cell office:value-type="float" office:value="22.3114" calcext:value-type="float">
            <text:p>22,31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44207" calcext:value-type="float">
            <text:p>0,000644207</text:p>
          </table:table-cell>
          <table:table-cell office:value-type="float" office:value="0.00133734" calcext:value-type="float">
            <text:p>0,00133734</text:p>
          </table:table-cell>
          <table:table-cell office:value-type="float" office:value="0.00808093" calcext:value-type="float">
            <text:p>0,00808093</text:p>
          </table:table-cell>
          <table:table-cell office:value-type="float" office:value="0.0095892" calcext:value-type="float">
            <text:p>0,0095892</text:p>
          </table:table-cell>
          <table:table-cell office:value-type="float" office:value="0.0137913" calcext:value-type="float">
            <text:p>0,0137913</text:p>
          </table:table-cell>
          <table:table-cell office:value-type="float" office:value="0.0362021" calcext:value-type="float">
            <text:p>0,0362021</text:p>
          </table:table-cell>
          <table:table-cell office:value-type="float" office:value="0.146244" calcext:value-type="float">
            <text:p>0,146244</text:p>
          </table:table-cell>
          <table:table-cell office:value-type="float" office:value="0.921696" calcext:value-type="float">
            <text:p>0,921696</text:p>
          </table:table-cell>
          <table:table-cell office:value-type="float" office:value="2.83748" calcext:value-type="float">
            <text:p>2,83748</text:p>
          </table:table-cell>
          <table:table-cell office:value-type="float" office:value="22.1981" calcext:value-type="float">
            <text:p>22,19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27913" calcext:value-type="float">
            <text:p>0,00227913</text:p>
          </table:table-cell>
          <table:table-cell office:value-type="float" office:value="0.00135806" calcext:value-type="float">
            <text:p>0,00135806</text:p>
          </table:table-cell>
          <table:table-cell office:value-type="float" office:value="0.00544964" calcext:value-type="float">
            <text:p>0,00544964</text:p>
          </table:table-cell>
          <table:table-cell office:value-type="float" office:value="0.0124159" calcext:value-type="float">
            <text:p>0,0124159</text:p>
          </table:table-cell>
          <table:table-cell office:value-type="float" office:value="0.0128817" calcext:value-type="float">
            <text:p>0,0128817</text:p>
          </table:table-cell>
          <table:table-cell office:value-type="float" office:value="0.037029" calcext:value-type="float">
            <text:p>0,037029</text:p>
          </table:table-cell>
          <table:table-cell office:value-type="float" office:value="0.132344" calcext:value-type="float">
            <text:p>0,132344</text:p>
          </table:table-cell>
          <table:table-cell office:value-type="float" office:value="0.895637" calcext:value-type="float">
            <text:p>0,895637</text:p>
          </table:table-cell>
          <table:table-cell office:value-type="float" office:value="2.934" calcext:value-type="float">
            <text:p>2,934</text:p>
          </table:table-cell>
          <table:table-cell office:value-type="float" office:value="21.844" calcext:value-type="float">
            <text:p>21,8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09897" calcext:value-type="float">
            <text:p>0,000609897</text:p>
          </table:table-cell>
          <table:table-cell office:value-type="float" office:value="0.00150865" calcext:value-type="float">
            <text:p>0,00150865</text:p>
          </table:table-cell>
          <table:table-cell office:value-type="float" office:value="0.00977031" calcext:value-type="float">
            <text:p>0,00977031</text:p>
          </table:table-cell>
          <table:table-cell office:value-type="float" office:value="0.0108665" calcext:value-type="float">
            <text:p>0,0108665</text:p>
          </table:table-cell>
          <table:table-cell office:value-type="float" office:value="0.0118489" calcext:value-type="float">
            <text:p>0,0118489</text:p>
          </table:table-cell>
          <table:table-cell office:value-type="float" office:value="0.0379612" calcext:value-type="float">
            <text:p>0,0379612</text:p>
          </table:table-cell>
          <table:table-cell office:value-type="float" office:value="0.132848" calcext:value-type="float">
            <text:p>0,132848</text:p>
          </table:table-cell>
          <table:table-cell office:value-type="float" office:value="0.741933" calcext:value-type="float">
            <text:p>0,741933</text:p>
          </table:table-cell>
          <table:table-cell office:value-type="float" office:value="3.25147" calcext:value-type="float">
            <text:p>3,25147</text:p>
          </table:table-cell>
          <table:table-cell office:value-type="float" office:value="21.9474" calcext:value-type="float">
            <text:p>21,947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58703" calcext:value-type="float">
            <text:p>0,000558703</text:p>
          </table:table-cell>
          <table:table-cell office:value-type="float" office:value="0.00163269" calcext:value-type="float">
            <text:p>0,00163269</text:p>
          </table:table-cell>
          <table:table-cell office:value-type="float" office:value="0.0057232" calcext:value-type="float">
            <text:p>0,0057232</text:p>
          </table:table-cell>
          <table:table-cell office:value-type="float" office:value="0.0109697" calcext:value-type="float">
            <text:p>0,0109697</text:p>
          </table:table-cell>
          <table:table-cell office:value-type="float" office:value="0.0167927" calcext:value-type="float">
            <text:p>0,0167927</text:p>
          </table:table-cell>
          <table:table-cell office:value-type="float" office:value="0.0335863" calcext:value-type="float">
            <text:p>0,0335863</text:p>
          </table:table-cell>
          <table:table-cell office:value-type="float" office:value="0.133432" calcext:value-type="float">
            <text:p>0,133432</text:p>
          </table:table-cell>
          <table:table-cell office:value-type="float" office:value="0.748768" calcext:value-type="float">
            <text:p>0,748768</text:p>
          </table:table-cell>
          <table:table-cell office:value-type="float" office:value="2.71003" calcext:value-type="float">
            <text:p>2,71003</text:p>
          </table:table-cell>
          <table:table-cell office:value-type="float" office:value="22.8346" calcext:value-type="float">
            <text:p>22,83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505148" calcext:value-type="float">
            <text:p>0,000505148</text:p>
          </table:table-cell>
          <table:table-cell office:value-type="float" office:value="0.00167872" calcext:value-type="float">
            <text:p>0,00167872</text:p>
          </table:table-cell>
          <table:table-cell office:value-type="float" office:value="0.00549505" calcext:value-type="float">
            <text:p>0,00549505</text:p>
          </table:table-cell>
          <table:table-cell office:value-type="float" office:value="0.00892862" calcext:value-type="float">
            <text:p>0,00892862</text:p>
          </table:table-cell>
          <table:table-cell office:value-type="float" office:value="0.0110427" calcext:value-type="float">
            <text:p>0,0110427</text:p>
          </table:table-cell>
          <table:table-cell office:value-type="float" office:value="0.0360886" calcext:value-type="float">
            <text:p>0,0360886</text:p>
          </table:table-cell>
          <table:table-cell office:value-type="float" office:value="0.132335" calcext:value-type="float">
            <text:p>0,132335</text:p>
          </table:table-cell>
          <table:table-cell office:value-type="float" office:value="0.765653" calcext:value-type="float">
            <text:p>0,765653</text:p>
          </table:table-cell>
          <table:table-cell office:value-type="float" office:value="2.85417" calcext:value-type="float">
            <text:p>2,85417</text:p>
          </table:table-cell>
          <table:table-cell office:value-type="float" office:value="22.6553" calcext:value-type="float">
            <text:p>22,65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547062" calcext:value-type="float">
            <text:p>0,000547062</text:p>
          </table:table-cell>
          <table:table-cell office:value-type="float" office:value="0.00256459" calcext:value-type="float">
            <text:p>0,00256459</text:p>
          </table:table-cell>
          <table:table-cell office:value-type="float" office:value="0.00476304" calcext:value-type="float">
            <text:p>0,00476304</text:p>
          </table:table-cell>
          <table:table-cell office:value-type="float" office:value="0.0095842" calcext:value-type="float">
            <text:p>0,0095842</text:p>
          </table:table-cell>
          <table:table-cell office:value-type="float" office:value="0.0161639" calcext:value-type="float">
            <text:p>0,0161639</text:p>
          </table:table-cell>
          <table:table-cell office:value-type="float" office:value="0.045487" calcext:value-type="float">
            <text:p>0,045487</text:p>
          </table:table-cell>
          <table:table-cell office:value-type="float" office:value="0.136085" calcext:value-type="float">
            <text:p>0,136085</text:p>
          </table:table-cell>
          <table:table-cell office:value-type="float" office:value="0.831299" calcext:value-type="float">
            <text:p>0,831299</text:p>
          </table:table-cell>
          <table:table-cell office:value-type="float" office:value="2.85589" calcext:value-type="float">
            <text:p>2,85589</text:p>
          </table:table-cell>
          <table:table-cell office:value-type="float" office:value="22.4491" calcext:value-type="float">
            <text:p>22,44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15048" calcext:value-type="float">
            <text:p>0,000515048</text:p>
          </table:table-cell>
          <table:table-cell office:value-type="float" office:value="0.00208018" calcext:value-type="float">
            <text:p>0,00208018</text:p>
          </table:table-cell>
          <table:table-cell office:value-type="float" office:value="0.0074087" calcext:value-type="float">
            <text:p>0,0074087</text:p>
          </table:table-cell>
          <table:table-cell office:value-type="float" office:value="0.0102015" calcext:value-type="float">
            <text:p>0,0102015</text:p>
          </table:table-cell>
          <table:table-cell office:value-type="float" office:value="0.0106095" calcext:value-type="float">
            <text:p>0,0106095</text:p>
          </table:table-cell>
          <table:table-cell office:value-type="float" office:value="0.0339839" calcext:value-type="float">
            <text:p>0,0339839</text:p>
          </table:table-cell>
          <table:table-cell office:value-type="float" office:value="0.134643" calcext:value-type="float">
            <text:p>0,134643</text:p>
          </table:table-cell>
          <table:table-cell office:value-type="float" office:value="0.852483" calcext:value-type="float">
            <text:p>0,852483</text:p>
          </table:table-cell>
          <table:table-cell office:value-type="float" office:value="2.7188" calcext:value-type="float">
            <text:p>2,7188</text:p>
          </table:table-cell>
          <table:table-cell office:value-type="float" office:value="22.1713" calcext:value-type="float">
            <text:p>22,17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54745" calcext:value-type="float">
            <text:p>0,00054745</text:p>
          </table:table-cell>
          <table:table-cell office:value-type="float" office:value="0.00173065" calcext:value-type="float">
            <text:p>0,00173065</text:p>
          </table:table-cell>
          <table:table-cell office:value-type="float" office:value="0.00561948" calcext:value-type="float">
            <text:p>0,00561948</text:p>
          </table:table-cell>
          <table:table-cell office:value-type="float" office:value="0.00917398" calcext:value-type="float">
            <text:p>0,00917398</text:p>
          </table:table-cell>
          <table:table-cell office:value-type="float" office:value="0.0223419" calcext:value-type="float">
            <text:p>0,0223419</text:p>
          </table:table-cell>
          <table:table-cell office:value-type="float" office:value="0.0356916" calcext:value-type="float">
            <text:p>0,0356916</text:p>
          </table:table-cell>
          <table:table-cell office:value-type="float" office:value="0.131558" calcext:value-type="float">
            <text:p>0,131558</text:p>
          </table:table-cell>
          <table:table-cell office:value-type="float" office:value="0.852521" calcext:value-type="float">
            <text:p>0,852521</text:p>
          </table:table-cell>
          <table:table-cell office:value-type="float" office:value="2.85415" calcext:value-type="float">
            <text:p>2,85415</text:p>
          </table:table-cell>
          <table:table-cell office:value-type="float" office:value="22.141" calcext:value-type="float">
            <text:p>22,1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166388" calcext:value-type="float">
            <text:p>0,00166388</text:p>
          </table:table-cell>
          <table:table-cell office:value-type="float" office:value="0.00201395" calcext:value-type="float">
            <text:p>0,00201395</text:p>
          </table:table-cell>
          <table:table-cell office:value-type="float" office:value="0.0103864" calcext:value-type="float">
            <text:p>0,0103864</text:p>
          </table:table-cell>
          <table:table-cell office:value-type="float" office:value="0.00914319" calcext:value-type="float">
            <text:p>0,00914319</text:p>
          </table:table-cell>
          <table:table-cell office:value-type="float" office:value="0.0116605" calcext:value-type="float">
            <text:p>0,0116605</text:p>
          </table:table-cell>
          <table:table-cell office:value-type="float" office:value="0.0374713" calcext:value-type="float">
            <text:p>0,0374713</text:p>
          </table:table-cell>
          <table:table-cell office:value-type="float" office:value="0.133229" calcext:value-type="float">
            <text:p>0,133229</text:p>
          </table:table-cell>
          <table:table-cell office:value-type="float" office:value="0.812668" calcext:value-type="float">
            <text:p>0,812668</text:p>
          </table:table-cell>
          <table:table-cell office:value-type="float" office:value="2.80424" calcext:value-type="float">
            <text:p>2,80424</text:p>
          </table:table-cell>
          <table:table-cell office:value-type="float" office:value="21.9539" calcext:value-type="float">
            <text:p>21,953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58893" calcext:value-type="float">
            <text:p>0,000658893</text:p>
          </table:table-cell>
          <table:table-cell office:value-type="float" office:value="0.00163339" calcext:value-type="float">
            <text:p>0,00163339</text:p>
          </table:table-cell>
          <table:table-cell office:value-type="float" office:value="0.00531378" calcext:value-type="float">
            <text:p>0,00531378</text:p>
          </table:table-cell>
          <table:table-cell office:value-type="float" office:value="0.0101213" calcext:value-type="float">
            <text:p>0,0101213</text:p>
          </table:table-cell>
          <table:table-cell office:value-type="float" office:value="0.0146745" calcext:value-type="float">
            <text:p>0,0146745</text:p>
          </table:table-cell>
          <table:table-cell office:value-type="float" office:value="0.0353021" calcext:value-type="float">
            <text:p>0,0353021</text:p>
          </table:table-cell>
          <table:table-cell office:value-type="float" office:value="0.136318" calcext:value-type="float">
            <text:p>0,136318</text:p>
          </table:table-cell>
          <table:table-cell office:value-type="float" office:value="0.95525" calcext:value-type="float">
            <text:p>0,95525</text:p>
          </table:table-cell>
          <table:table-cell office:value-type="float" office:value="2.53662" calcext:value-type="float">
            <text:p>2,53662</text:p>
          </table:table-cell>
          <table:table-cell office:value-type="float" office:value="22.3611" calcext:value-type="float">
            <text:p>22,361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2907" calcext:value-type="float">
            <text:p>0,00062907</text:p>
          </table:table-cell>
          <table:table-cell office:value-type="float" office:value="0.00228716" calcext:value-type="float">
            <text:p>0,00228716</text:p>
          </table:table-cell>
          <table:table-cell office:value-type="float" office:value="0.00613406" calcext:value-type="float">
            <text:p>0,00613406</text:p>
          </table:table-cell>
          <table:table-cell office:value-type="float" office:value="0.0128455" calcext:value-type="float">
            <text:p>0,0128455</text:p>
          </table:table-cell>
          <table:table-cell office:value-type="float" office:value="0.0128475" calcext:value-type="float">
            <text:p>0,0128475</text:p>
          </table:table-cell>
          <table:table-cell office:value-type="float" office:value="0.0366887" calcext:value-type="float">
            <text:p>0,0366887</text:p>
          </table:table-cell>
          <table:table-cell office:value-type="float" office:value="0.133199" calcext:value-type="float">
            <text:p>0,133199</text:p>
          </table:table-cell>
          <table:table-cell office:value-type="float" office:value="0.800354" calcext:value-type="float">
            <text:p>0,800354</text:p>
          </table:table-cell>
          <table:table-cell office:value-type="float" office:value="2.78929" calcext:value-type="float">
            <text:p>2,78929</text:p>
          </table:table-cell>
          <table:table-cell office:value-type="float" office:value="22.6514" calcext:value-type="float">
            <text:p>22,65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652531" calcext:value-type="float">
            <text:p>0,000652531</text:p>
          </table:table-cell>
          <table:table-cell office:value-type="float" office:value="0.00194606" calcext:value-type="float">
            <text:p>0,00194606</text:p>
          </table:table-cell>
          <table:table-cell office:value-type="float" office:value="0.00947012" calcext:value-type="float">
            <text:p>0,00947012</text:p>
          </table:table-cell>
          <table:table-cell office:value-type="float" office:value="0.00855691" calcext:value-type="float">
            <text:p>0,00855691</text:p>
          </table:table-cell>
          <table:table-cell office:value-type="float" office:value="0.0138373" calcext:value-type="float">
            <text:p>0,0138373</text:p>
          </table:table-cell>
          <table:table-cell office:value-type="float" office:value="0.0370058" calcext:value-type="float">
            <text:p>0,0370058</text:p>
          </table:table-cell>
          <table:table-cell office:value-type="float" office:value="0.137357" calcext:value-type="float">
            <text:p>0,137357</text:p>
          </table:table-cell>
          <table:table-cell office:value-type="float" office:value="0.806991" calcext:value-type="float">
            <text:p>0,806991</text:p>
          </table:table-cell>
          <table:table-cell office:value-type="float" office:value="2.73831" calcext:value-type="float">
            <text:p>2,73831</text:p>
          </table:table-cell>
          <table:table-cell office:value-type="float" office:value="22.4803" calcext:value-type="float">
            <text:p>22,480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97717" calcext:value-type="float">
            <text:p>0,000597717</text:p>
          </table:table-cell>
          <table:table-cell table:style-name="ce11" office:value-type="float" office:value="0.00131181" calcext:value-type="float">
            <text:p>0,00131181</text:p>
          </table:table-cell>
          <table:table-cell table:style-name="ce11" office:value-type="float" office:value="0.00628604" calcext:value-type="float">
            <text:p>0,00628604</text:p>
          </table:table-cell>
          <table:table-cell table:style-name="ce11" office:value-type="float" office:value="0.00963118" calcext:value-type="float">
            <text:p>0,00963118</text:p>
          </table:table-cell>
          <table:table-cell table:style-name="ce11" office:value-type="float" office:value="0.0120082" calcext:value-type="float">
            <text:p>0,0120082</text:p>
          </table:table-cell>
          <table:table-cell table:style-name="ce11" office:value-type="float" office:value="0.0453411" calcext:value-type="float">
            <text:p>0,0453411</text:p>
          </table:table-cell>
          <table:table-cell table:style-name="ce11" office:value-type="float" office:value="0.131864" calcext:value-type="float">
            <text:p>0,131864</text:p>
          </table:table-cell>
          <table:table-cell table:style-name="ce11" office:value-type="float" office:value="0.859366" calcext:value-type="float">
            <text:p>0,859366</text:p>
          </table:table-cell>
          <table:table-cell table:style-name="ce11" office:value-type="float" office:value="2.56686" calcext:value-type="float">
            <text:p>2,56686</text:p>
          </table:table-cell>
          <table:table-cell table:style-name="ce11" office:value-type="float" office:value="22.252" calcext:value-type="float">
            <text:p>22,25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27913" calcext:value-type="float">
            <text:p>0,00227913</text:p>
          </table:table-cell>
          <table:table-cell table:style-name="ce12" table:formula="of:=MAX([.C3:.C22])" office:value-type="float" office:value="0.00535532" calcext:value-type="float">
            <text:p>0,00535532</text:p>
          </table:table-cell>
          <table:table-cell table:style-name="ce12" table:formula="of:=MAX([.D3:.D22])" office:value-type="float" office:value="0.0103864" calcext:value-type="float">
            <text:p>0,0103864</text:p>
          </table:table-cell>
          <table:table-cell table:style-name="ce12" table:formula="of:=MAX([.E3:.E22])" office:value-type="float" office:value="0.0128455" calcext:value-type="float">
            <text:p>0,0128455</text:p>
          </table:table-cell>
          <table:table-cell table:style-name="ce12" table:formula="of:=MAX([.F3:.F22])" office:value-type="float" office:value="0.0223419" calcext:value-type="float">
            <text:p>0,0223419</text:p>
          </table:table-cell>
          <table:table-cell table:style-name="ce12" table:formula="of:=MAX([.G3:.G22])" office:value-type="float" office:value="0.045487" calcext:value-type="float">
            <text:p>0,045487</text:p>
          </table:table-cell>
          <table:table-cell table:style-name="ce12" table:formula="of:=MAX([.H3:.H22])" office:value-type="float" office:value="0.146244" calcext:value-type="float">
            <text:p>0,146244</text:p>
          </table:table-cell>
          <table:table-cell table:style-name="ce12" table:formula="of:=MAX([.I3:.I22])" office:value-type="float" office:value="0.992575" calcext:value-type="float">
            <text:p>0,992575</text:p>
          </table:table-cell>
          <table:table-cell table:style-name="ce12" table:formula="of:=MAX([.J3:.J22])" office:value-type="float" office:value="3.25147" calcext:value-type="float">
            <text:p>3,25147</text:p>
          </table:table-cell>
          <table:table-cell table:style-name="ce12" table:formula="of:=MAX([.K3:.K22])" office:value-type="float" office:value="22.8477" calcext:value-type="float">
            <text:p>22,847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05148" calcext:value-type="float">
            <text:p>0,000505148</text:p>
          </table:table-cell>
          <table:table-cell table:style-name="ce13" table:formula="of:=MIN([.C3:.C22])" office:value-type="float" office:value="0.00127991" calcext:value-type="float">
            <text:p>0,00127991</text:p>
          </table:table-cell>
          <table:table-cell table:style-name="ce13" table:formula="of:=MIN([.D3:.D22])" office:value-type="float" office:value="0.00462933" calcext:value-type="float">
            <text:p>0,00462933</text:p>
          </table:table-cell>
          <table:table-cell table:style-name="ce13" table:formula="of:=MIN([.E3:.E22])" office:value-type="float" office:value="0.00794848" calcext:value-type="float">
            <text:p>0,00794848</text:p>
          </table:table-cell>
          <table:table-cell table:style-name="ce13" table:formula="of:=MIN([.F3:.F22])" office:value-type="float" office:value="0.0106095" calcext:value-type="float">
            <text:p>0,0106095</text:p>
          </table:table-cell>
          <table:table-cell table:style-name="ce13" table:formula="of:=MIN([.G3:.G22])" office:value-type="float" office:value="0.0335863" calcext:value-type="float">
            <text:p>0,0335863</text:p>
          </table:table-cell>
          <table:table-cell table:style-name="ce13" table:formula="of:=MIN([.H3:.H22])" office:value-type="float" office:value="0.130904" calcext:value-type="float">
            <text:p>0,130904</text:p>
          </table:table-cell>
          <table:table-cell table:style-name="ce13" table:formula="of:=MIN([.I3:.I22])" office:value-type="float" office:value="0.739892" calcext:value-type="float">
            <text:p>0,739892</text:p>
          </table:table-cell>
          <table:table-cell table:style-name="ce13" table:formula="of:=MIN([.J3:.J22])" office:value-type="float" office:value="2.44862" calcext:value-type="float">
            <text:p>2,44862</text:p>
          </table:table-cell>
          <table:table-cell table:style-name="ce13" table:formula="of:=MIN([.K3:.K22])" office:value-type="float" office:value="21.844" calcext:value-type="float">
            <text:p>21,84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809625" calcext:value-type="float">
            <text:p>0,0008809625</text:p>
          </table:table-cell>
          <table:table-cell table:style-name="ce14" table:formula="of:=SUM([.C3:.C22]) / 20" office:value-type="float" office:value="0.001924962" calcext:value-type="float">
            <text:p>0,001924962</text:p>
          </table:table-cell>
          <table:table-cell table:style-name="ce14" table:formula="of:=SUM([.D3:.D22]) / 20" office:value-type="float" office:value="0.006572638" calcext:value-type="float">
            <text:p>0,006572638</text:p>
          </table:table-cell>
          <table:table-cell table:style-name="ce14" table:formula="of:=SUM([.E3:.E22]) / 20" office:value-type="float" office:value="0.009993311" calcext:value-type="float">
            <text:p>0,009993311</text:p>
          </table:table-cell>
          <table:table-cell table:style-name="ce14" table:formula="of:=SUM([.F3:.F22]) / 20" office:value-type="float" office:value="0.01427325" calcext:value-type="float">
            <text:p>0,01427325</text:p>
          </table:table-cell>
          <table:table-cell table:style-name="ce14" table:formula="of:=SUM([.G3:.G22]) / 20" office:value-type="float" office:value="0.0373553" calcext:value-type="float">
            <text:p>0,0373553</text:p>
          </table:table-cell>
          <table:table-cell table:style-name="ce14" table:formula="of:=SUM([.H3:.H22]) / 20" office:value-type="float" office:value="0.1350351" calcext:value-type="float">
            <text:p>0,1350351</text:p>
          </table:table-cell>
          <table:table-cell table:style-name="ce14" table:formula="of:=SUM([.I3:.I22]) / 20" office:value-type="float" office:value="0.83635105" calcext:value-type="float">
            <text:p>0,83635105</text:p>
          </table:table-cell>
          <table:table-cell table:style-name="ce14" table:formula="of:=SUM([.J3:.J22]) / 20" office:value-type="float" office:value="2.7251375" calcext:value-type="float">
            <text:p>2,7251375</text:p>
          </table:table-cell>
          <table:table-cell table:style-name="ce14" table:formula="of:=SUM([.K3:.K22]) / 20" office:value-type="float" office:value="22.32646" calcext:value-type="float">
            <text:p>22,32646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536558980852942" calcext:value-type="float">
            <text:p>0,000536559</text:p>
          </table:table-cell>
          <table:table-cell table:style-name="ce15" table:formula="of:=STDEV([.C3:.C22])" office:value-type="float" office:value="0.000877513301807113" calcext:value-type="float">
            <text:p>0,0008775133</text:p>
          </table:table-cell>
          <table:table-cell table:style-name="ce15" table:formula="of:=STDEV([.D3:.D22])" office:value-type="float" office:value="0.00175336748355422" calcext:value-type="float">
            <text:p>0,0017533675</text:p>
          </table:table-cell>
          <table:table-cell table:style-name="ce15" table:formula="of:=STDEV([.E3:.E22])" office:value-type="float" office:value="0.00130985670113747" calcext:value-type="float">
            <text:p>0,0013098567</text:p>
          </table:table-cell>
          <table:table-cell table:style-name="ce15" table:formula="of:=STDEV([.F3:.F22])" office:value-type="float" office:value="0.00320630655255348" calcext:value-type="float">
            <text:p>0,0032063066</text:p>
          </table:table-cell>
          <table:table-cell table:style-name="ce15" table:formula="of:=STDEV([.G3:.G22])" office:value-type="float" office:value="0.00322919643678864" calcext:value-type="float">
            <text:p>0,0032291964</text:p>
          </table:table-cell>
          <table:table-cell table:style-name="ce15" table:formula="of:=STDEV([.H3:.H22])" office:value-type="float" office:value="0.00353405770810417" calcext:value-type="float">
            <text:p>0,0035340577</text:p>
          </table:table-cell>
          <table:table-cell table:style-name="ce15" table:formula="of:=STDEV([.I3:.I22])" office:value-type="float" office:value="0.0762762038704871" calcext:value-type="float">
            <text:p>0,0762762039</text:p>
          </table:table-cell>
          <table:table-cell table:style-name="ce15" table:formula="of:=STDEV([.J3:.J22])" office:value-type="float" office:value="0.207362565871953" calcext:value-type="float">
            <text:p>0,2073625659</text:p>
          </table:table-cell>
          <table:table-cell table:style-name="ce15" table:formula="of:=STDEV([.K3:.K22])" office:value-type="float" office:value="0.291361909875529" calcext:value-type="float">
            <text:p>0,2913619099</text:p>
          </table:table-cell>
        </table:table-row>
      </table:table>
      <table:table table:name="40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22327" calcext:value-type="float">
            <text:p>0,000722327</text:p>
          </table:table-cell>
          <table:table-cell office:value-type="float" office:value="0.00324523" calcext:value-type="float">
            <text:p>0,00324523</text:p>
          </table:table-cell>
          <table:table-cell office:value-type="float" office:value="0.00724741" calcext:value-type="float">
            <text:p>0,00724741</text:p>
          </table:table-cell>
          <table:table-cell office:value-type="float" office:value="0.064835" calcext:value-type="float">
            <text:p>0,064835</text:p>
          </table:table-cell>
          <table:table-cell office:value-type="float" office:value="0.0149255" calcext:value-type="float">
            <text:p>0,0149255</text:p>
          </table:table-cell>
          <table:table-cell office:value-type="float" office:value="0.0353798" calcext:value-type="float">
            <text:p>0,0353798</text:p>
          </table:table-cell>
          <table:table-cell office:value-type="float" office:value="0.13967" calcext:value-type="float">
            <text:p>0,13967</text:p>
          </table:table-cell>
          <table:table-cell office:value-type="float" office:value="0.813141" calcext:value-type="float">
            <text:p>0,813141</text:p>
          </table:table-cell>
          <table:table-cell office:value-type="float" office:value="5.36495" calcext:value-type="float">
            <text:p>5,36495</text:p>
          </table:table-cell>
          <table:table-cell office:value-type="float" office:value="20.6313" calcext:value-type="float">
            <text:p>20,63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650782" calcext:value-type="float">
            <text:p>0,000650782</text:p>
          </table:table-cell>
          <table:table-cell office:value-type="float" office:value="0.00144513" calcext:value-type="float">
            <text:p>0,00144513</text:p>
          </table:table-cell>
          <table:table-cell office:value-type="float" office:value="0.00584711" calcext:value-type="float">
            <text:p>0,00584711</text:p>
          </table:table-cell>
          <table:table-cell office:value-type="float" office:value="0.0465355" calcext:value-type="float">
            <text:p>0,0465355</text:p>
          </table:table-cell>
          <table:table-cell office:value-type="float" office:value="0.0130232" calcext:value-type="float">
            <text:p>0,0130232</text:p>
          </table:table-cell>
          <table:table-cell office:value-type="float" office:value="0.044026" calcext:value-type="float">
            <text:p>0,044026</text:p>
          </table:table-cell>
          <table:table-cell office:value-type="float" office:value="0.14247" calcext:value-type="float">
            <text:p>0,14247</text:p>
          </table:table-cell>
          <table:table-cell office:value-type="float" office:value="0.853149" calcext:value-type="float">
            <text:p>0,853149</text:p>
          </table:table-cell>
          <table:table-cell office:value-type="float" office:value="4.97989" calcext:value-type="float">
            <text:p>4,97989</text:p>
          </table:table-cell>
          <table:table-cell office:value-type="float" office:value="20.7077" calcext:value-type="float">
            <text:p>20,707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1916" calcext:value-type="float">
            <text:p>0,0011916</text:p>
          </table:table-cell>
          <table:table-cell office:value-type="float" office:value="0.00136352" calcext:value-type="float">
            <text:p>0,00136352</text:p>
          </table:table-cell>
          <table:table-cell office:value-type="float" office:value="0.00766575" calcext:value-type="float">
            <text:p>0,00766575</text:p>
          </table:table-cell>
          <table:table-cell office:value-type="float" office:value="0.010158" calcext:value-type="float">
            <text:p>0,010158</text:p>
          </table:table-cell>
          <table:table-cell office:value-type="float" office:value="0.0177905" calcext:value-type="float">
            <text:p>0,0177905</text:p>
          </table:table-cell>
          <table:table-cell office:value-type="float" office:value="0.034484" calcext:value-type="float">
            <text:p>0,034484</text:p>
          </table:table-cell>
          <table:table-cell office:value-type="float" office:value="0.143782" calcext:value-type="float">
            <text:p>0,143782</text:p>
          </table:table-cell>
          <table:table-cell office:value-type="float" office:value="1.02442" calcext:value-type="float">
            <text:p>1,02442</text:p>
          </table:table-cell>
          <table:table-cell office:value-type="float" office:value="5.19768" calcext:value-type="float">
            <text:p>5,19768</text:p>
          </table:table-cell>
          <table:table-cell office:value-type="float" office:value="20.9296" calcext:value-type="float">
            <text:p>20,92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80155" calcext:value-type="float">
            <text:p>0,000680155</text:p>
          </table:table-cell>
          <table:table-cell office:value-type="float" office:value="0.00132125" calcext:value-type="float">
            <text:p>0,00132125</text:p>
          </table:table-cell>
          <table:table-cell office:value-type="float" office:value="0.00586775" calcext:value-type="float">
            <text:p>0,00586775</text:p>
          </table:table-cell>
          <table:table-cell office:value-type="float" office:value="0.00742596" calcext:value-type="float">
            <text:p>0,00742596</text:p>
          </table:table-cell>
          <table:table-cell office:value-type="float" office:value="0.0115183" calcext:value-type="float">
            <text:p>0,0115183</text:p>
          </table:table-cell>
          <table:table-cell office:value-type="float" office:value="0.0342277" calcext:value-type="float">
            <text:p>0,0342277</text:p>
          </table:table-cell>
          <table:table-cell office:value-type="float" office:value="0.141153" calcext:value-type="float">
            <text:p>0,141153</text:p>
          </table:table-cell>
          <table:table-cell office:value-type="float" office:value="0.915041" calcext:value-type="float">
            <text:p>0,915041</text:p>
          </table:table-cell>
          <table:table-cell office:value-type="float" office:value="4.59386" calcext:value-type="float">
            <text:p>4,59386</text:p>
          </table:table-cell>
          <table:table-cell office:value-type="float" office:value="20.7473" calcext:value-type="float">
            <text:p>20,74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74419" calcext:value-type="float">
            <text:p>0,000674419</text:p>
          </table:table-cell>
          <table:table-cell office:value-type="float" office:value="0.00148597" calcext:value-type="float">
            <text:p>0,00148597</text:p>
          </table:table-cell>
          <table:table-cell office:value-type="float" office:value="0.00576943" calcext:value-type="float">
            <text:p>0,00576943</text:p>
          </table:table-cell>
          <table:table-cell office:value-type="float" office:value="0.0103049" calcext:value-type="float">
            <text:p>0,0103049</text:p>
          </table:table-cell>
          <table:table-cell office:value-type="float" office:value="0.0138807" calcext:value-type="float">
            <text:p>0,0138807</text:p>
          </table:table-cell>
          <table:table-cell office:value-type="float" office:value="0.0388618" calcext:value-type="float">
            <text:p>0,0388618</text:p>
          </table:table-cell>
          <table:table-cell office:value-type="float" office:value="0.138401" calcext:value-type="float">
            <text:p>0,138401</text:p>
          </table:table-cell>
          <table:table-cell office:value-type="float" office:value="1.11124" calcext:value-type="float">
            <text:p>1,11124</text:p>
          </table:table-cell>
          <table:table-cell office:value-type="float" office:value="5.08999" calcext:value-type="float">
            <text:p>5,08999</text:p>
          </table:table-cell>
          <table:table-cell office:value-type="float" office:value="21.0101" calcext:value-type="float">
            <text:p>21,01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734648" calcext:value-type="float">
            <text:p>0,000734648</text:p>
          </table:table-cell>
          <table:table-cell office:value-type="float" office:value="0.00285811" calcext:value-type="float">
            <text:p>0,00285811</text:p>
          </table:table-cell>
          <table:table-cell office:value-type="float" office:value="0.0053487" calcext:value-type="float">
            <text:p>0,0053487</text:p>
          </table:table-cell>
          <table:table-cell office:value-type="float" office:value="0.0115105" calcext:value-type="float">
            <text:p>0,0115105</text:p>
          </table:table-cell>
          <table:table-cell office:value-type="float" office:value="0.0123567" calcext:value-type="float">
            <text:p>0,0123567</text:p>
          </table:table-cell>
          <table:table-cell office:value-type="float" office:value="0.0418516" calcext:value-type="float">
            <text:p>0,0418516</text:p>
          </table:table-cell>
          <table:table-cell office:value-type="float" office:value="0.142007" calcext:value-type="float">
            <text:p>0,142007</text:p>
          </table:table-cell>
          <table:table-cell office:value-type="float" office:value="1.00767" calcext:value-type="float">
            <text:p>1,00767</text:p>
          </table:table-cell>
          <table:table-cell office:value-type="float" office:value="5.03706" calcext:value-type="float">
            <text:p>5,03706</text:p>
          </table:table-cell>
          <table:table-cell office:value-type="float" office:value="21.213" calcext:value-type="float">
            <text:p>21,2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47584" calcext:value-type="float">
            <text:p>0,00147584</text:p>
          </table:table-cell>
          <table:table-cell office:value-type="float" office:value="0.00133331" calcext:value-type="float">
            <text:p>0,00133331</text:p>
          </table:table-cell>
          <table:table-cell office:value-type="float" office:value="0.00840744" calcext:value-type="float">
            <text:p>0,00840744</text:p>
          </table:table-cell>
          <table:table-cell office:value-type="float" office:value="0.010557" calcext:value-type="float">
            <text:p>0,010557</text:p>
          </table:table-cell>
          <table:table-cell office:value-type="float" office:value="0.0150374" calcext:value-type="float">
            <text:p>0,0150374</text:p>
          </table:table-cell>
          <table:table-cell office:value-type="float" office:value="0.0349674" calcext:value-type="float">
            <text:p>0,0349674</text:p>
          </table:table-cell>
          <table:table-cell office:value-type="float" office:value="0.139886" calcext:value-type="float">
            <text:p>0,139886</text:p>
          </table:table-cell>
          <table:table-cell office:value-type="float" office:value="1.02794" calcext:value-type="float">
            <text:p>1,02794</text:p>
          </table:table-cell>
          <table:table-cell office:value-type="float" office:value="5.26064" calcext:value-type="float">
            <text:p>5,26064</text:p>
          </table:table-cell>
          <table:table-cell office:value-type="float" office:value="21.1569" calcext:value-type="float">
            <text:p>21,15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832507" calcext:value-type="float">
            <text:p>0,000832507</text:p>
          </table:table-cell>
          <table:table-cell office:value-type="float" office:value="0.00128477" calcext:value-type="float">
            <text:p>0,00128477</text:p>
          </table:table-cell>
          <table:table-cell office:value-type="float" office:value="0.00588204" calcext:value-type="float">
            <text:p>0,00588204</text:p>
          </table:table-cell>
          <table:table-cell office:value-type="float" office:value="0.00770345" calcext:value-type="float">
            <text:p>0,00770345</text:p>
          </table:table-cell>
          <table:table-cell office:value-type="float" office:value="0.011856" calcext:value-type="float">
            <text:p>0,011856</text:p>
          </table:table-cell>
          <table:table-cell office:value-type="float" office:value="0.0418636" calcext:value-type="float">
            <text:p>0,0418636</text:p>
          </table:table-cell>
          <table:table-cell office:value-type="float" office:value="0.143569" calcext:value-type="float">
            <text:p>0,143569</text:p>
          </table:table-cell>
          <table:table-cell office:value-type="float" office:value="0.898153" calcext:value-type="float">
            <text:p>0,898153</text:p>
          </table:table-cell>
          <table:table-cell office:value-type="float" office:value="5.25771" calcext:value-type="float">
            <text:p>5,25771</text:p>
          </table:table-cell>
          <table:table-cell office:value-type="float" office:value="21.1925" calcext:value-type="float">
            <text:p>21,19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174201" calcext:value-type="float">
            <text:p>0,00174201</text:p>
          </table:table-cell>
          <table:table-cell office:value-type="float" office:value="0.00131384" calcext:value-type="float">
            <text:p>0,00131384</text:p>
          </table:table-cell>
          <table:table-cell office:value-type="float" office:value="0.0062267" calcext:value-type="float">
            <text:p>0,0062267</text:p>
          </table:table-cell>
          <table:table-cell office:value-type="float" office:value="0.0100886" calcext:value-type="float">
            <text:p>0,0100886</text:p>
          </table:table-cell>
          <table:table-cell office:value-type="float" office:value="0.0194516" calcext:value-type="float">
            <text:p>0,0194516</text:p>
          </table:table-cell>
          <table:table-cell office:value-type="float" office:value="0.0351865" calcext:value-type="float">
            <text:p>0,0351865</text:p>
          </table:table-cell>
          <table:table-cell office:value-type="float" office:value="0.141279" calcext:value-type="float">
            <text:p>0,141279</text:p>
          </table:table-cell>
          <table:table-cell office:value-type="float" office:value="1.64924" calcext:value-type="float">
            <text:p>1,64924</text:p>
          </table:table-cell>
          <table:table-cell office:value-type="float" office:value="4.83032" calcext:value-type="float">
            <text:p>4,83032</text:p>
          </table:table-cell>
          <table:table-cell office:value-type="float" office:value="21.0789" calcext:value-type="float">
            <text:p>21,07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84792" calcext:value-type="float">
            <text:p>0,00284792</text:p>
          </table:table-cell>
          <table:table-cell office:value-type="float" office:value="0.00141697" calcext:value-type="float">
            <text:p>0,00141697</text:p>
          </table:table-cell>
          <table:table-cell office:value-type="float" office:value="0.00485374" calcext:value-type="float">
            <text:p>0,00485374</text:p>
          </table:table-cell>
          <table:table-cell office:value-type="float" office:value="0.00849893" calcext:value-type="float">
            <text:p>0,00849893</text:p>
          </table:table-cell>
          <table:table-cell office:value-type="float" office:value="0.0117192" calcext:value-type="float">
            <text:p>0,0117192</text:p>
          </table:table-cell>
          <table:table-cell office:value-type="float" office:value="0.0344944" calcext:value-type="float">
            <text:p>0,0344944</text:p>
          </table:table-cell>
          <table:table-cell office:value-type="float" office:value="0.15294" calcext:value-type="float">
            <text:p>0,15294</text:p>
          </table:table-cell>
          <table:table-cell office:value-type="float" office:value="0.955051" calcext:value-type="float">
            <text:p>0,955051</text:p>
          </table:table-cell>
          <table:table-cell office:value-type="float" office:value="5.02322" calcext:value-type="float">
            <text:p>5,02322</text:p>
          </table:table-cell>
          <table:table-cell office:value-type="float" office:value="20.9865" calcext:value-type="float">
            <text:p>20,98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24614" calcext:value-type="float">
            <text:p>0,0024614</text:p>
          </table:table-cell>
          <table:table-cell office:value-type="float" office:value="0.00374589" calcext:value-type="float">
            <text:p>0,00374589</text:p>
          </table:table-cell>
          <table:table-cell office:value-type="float" office:value="0.00933961" calcext:value-type="float">
            <text:p>0,00933961</text:p>
          </table:table-cell>
          <table:table-cell office:value-type="float" office:value="0.0081203" calcext:value-type="float">
            <text:p>0,0081203</text:p>
          </table:table-cell>
          <table:table-cell office:value-type="float" office:value="0.0138351" calcext:value-type="float">
            <text:p>0,0138351</text:p>
          </table:table-cell>
          <table:table-cell office:value-type="float" office:value="0.0374383" calcext:value-type="float">
            <text:p>0,0374383</text:p>
          </table:table-cell>
          <table:table-cell office:value-type="float" office:value="0.188628" calcext:value-type="float">
            <text:p>0,188628</text:p>
          </table:table-cell>
          <table:table-cell office:value-type="float" office:value="1.01526" calcext:value-type="float">
            <text:p>1,01526</text:p>
          </table:table-cell>
          <table:table-cell office:value-type="float" office:value="5.04833" calcext:value-type="float">
            <text:p>5,04833</text:p>
          </table:table-cell>
          <table:table-cell office:value-type="float" office:value="21.1815" calcext:value-type="float">
            <text:p>21,18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550301" calcext:value-type="float">
            <text:p>0,000550301</text:p>
          </table:table-cell>
          <table:table-cell office:value-type="float" office:value="0.00159218" calcext:value-type="float">
            <text:p>0,00159218</text:p>
          </table:table-cell>
          <table:table-cell office:value-type="float" office:value="0.00489704" calcext:value-type="float">
            <text:p>0,00489704</text:p>
          </table:table-cell>
          <table:table-cell office:value-type="float" office:value="0.0102829" calcext:value-type="float">
            <text:p>0,0102829</text:p>
          </table:table-cell>
          <table:table-cell office:value-type="float" office:value="0.0155363" calcext:value-type="float">
            <text:p>0,0155363</text:p>
          </table:table-cell>
          <table:table-cell office:value-type="float" office:value="0.0379548" calcext:value-type="float">
            <text:p>0,0379548</text:p>
          </table:table-cell>
          <table:table-cell office:value-type="float" office:value="0.184142" calcext:value-type="float">
            <text:p>0,184142</text:p>
          </table:table-cell>
          <table:table-cell office:value-type="float" office:value="0.907083" calcext:value-type="float">
            <text:p>0,907083</text:p>
          </table:table-cell>
          <table:table-cell office:value-type="float" office:value="4.57264" calcext:value-type="float">
            <text:p>4,57264</text:p>
          </table:table-cell>
          <table:table-cell office:value-type="float" office:value="21.07" calcext:value-type="float">
            <text:p>21,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47787" calcext:value-type="float">
            <text:p>0,00147787</text:p>
          </table:table-cell>
          <table:table-cell office:value-type="float" office:value="0.00203797" calcext:value-type="float">
            <text:p>0,00203797</text:p>
          </table:table-cell>
          <table:table-cell office:value-type="float" office:value="0.00478131" calcext:value-type="float">
            <text:p>0,00478131</text:p>
          </table:table-cell>
          <table:table-cell office:value-type="float" office:value="0.00862288" calcext:value-type="float">
            <text:p>0,00862288</text:p>
          </table:table-cell>
          <table:table-cell office:value-type="float" office:value="0.0134641" calcext:value-type="float">
            <text:p>0,0134641</text:p>
          </table:table-cell>
          <table:table-cell office:value-type="float" office:value="0.0356366" calcext:value-type="float">
            <text:p>0,0356366</text:p>
          </table:table-cell>
          <table:table-cell office:value-type="float" office:value="0.162544" calcext:value-type="float">
            <text:p>0,162544</text:p>
          </table:table-cell>
          <table:table-cell office:value-type="float" office:value="0.8781" calcext:value-type="float">
            <text:p>0,8781</text:p>
          </table:table-cell>
          <table:table-cell office:value-type="float" office:value="5.09143" calcext:value-type="float">
            <text:p>5,09143</text:p>
          </table:table-cell>
          <table:table-cell office:value-type="float" office:value="21.2084" calcext:value-type="float">
            <text:p>21,20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16217" calcext:value-type="float">
            <text:p>0,00116217</text:p>
          </table:table-cell>
          <table:table-cell office:value-type="float" office:value="0.00572876" calcext:value-type="float">
            <text:p>0,00572876</text:p>
          </table:table-cell>
          <table:table-cell office:value-type="float" office:value="0.00764754" calcext:value-type="float">
            <text:p>0,00764754</text:p>
          </table:table-cell>
          <table:table-cell office:value-type="float" office:value="0.00846143" calcext:value-type="float">
            <text:p>0,00846143</text:p>
          </table:table-cell>
          <table:table-cell office:value-type="float" office:value="0.0147268" calcext:value-type="float">
            <text:p>0,0147268</text:p>
          </table:table-cell>
          <table:table-cell office:value-type="float" office:value="0.0398455" calcext:value-type="float">
            <text:p>0,0398455</text:p>
          </table:table-cell>
          <table:table-cell office:value-type="float" office:value="0.195334" calcext:value-type="float">
            <text:p>0,195334</text:p>
          </table:table-cell>
          <table:table-cell office:value-type="float" office:value="0.733353" calcext:value-type="float">
            <text:p>0,733353</text:p>
          </table:table-cell>
          <table:table-cell office:value-type="float" office:value="5.0034" calcext:value-type="float">
            <text:p>5,0034</text:p>
          </table:table-cell>
          <table:table-cell office:value-type="float" office:value="21.0461" calcext:value-type="float">
            <text:p>21,046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0127" calcext:value-type="float">
            <text:p>0,000640127</text:p>
          </table:table-cell>
          <table:table-cell office:value-type="float" office:value="0.00279012" calcext:value-type="float">
            <text:p>0,00279012</text:p>
          </table:table-cell>
          <table:table-cell office:value-type="float" office:value="0.00692377" calcext:value-type="float">
            <text:p>0,00692377</text:p>
          </table:table-cell>
          <table:table-cell office:value-type="float" office:value="0.011946" calcext:value-type="float">
            <text:p>0,011946</text:p>
          </table:table-cell>
          <table:table-cell office:value-type="float" office:value="0.0153976" calcext:value-type="float">
            <text:p>0,0153976</text:p>
          </table:table-cell>
          <table:table-cell office:value-type="float" office:value="0.0345802" calcext:value-type="float">
            <text:p>0,0345802</text:p>
          </table:table-cell>
          <table:table-cell office:value-type="float" office:value="0.203567" calcext:value-type="float">
            <text:p>0,203567</text:p>
          </table:table-cell>
          <table:table-cell office:value-type="float" office:value="0.737527" calcext:value-type="float">
            <text:p>0,737527</text:p>
          </table:table-cell>
          <table:table-cell office:value-type="float" office:value="4.61406" calcext:value-type="float">
            <text:p>4,61406</text:p>
          </table:table-cell>
          <table:table-cell office:value-type="float" office:value="21.2904" calcext:value-type="float">
            <text:p>21,29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698372" calcext:value-type="float">
            <text:p>0,000698372</text:p>
          </table:table-cell>
          <table:table-cell office:value-type="float" office:value="0.00146679" calcext:value-type="float">
            <text:p>0,00146679</text:p>
          </table:table-cell>
          <table:table-cell office:value-type="float" office:value="0.00473743" calcext:value-type="float">
            <text:p>0,00473743</text:p>
          </table:table-cell>
          <table:table-cell office:value-type="float" office:value="0.00833342" calcext:value-type="float">
            <text:p>0,00833342</text:p>
          </table:table-cell>
          <table:table-cell office:value-type="float" office:value="0.0153055" calcext:value-type="float">
            <text:p>0,0153055</text:p>
          </table:table-cell>
          <table:table-cell office:value-type="float" office:value="0.0360213" calcext:value-type="float">
            <text:p>0,0360213</text:p>
          </table:table-cell>
          <table:table-cell office:value-type="float" office:value="0.195016" calcext:value-type="float">
            <text:p>0,195016</text:p>
          </table:table-cell>
          <table:table-cell office:value-type="float" office:value="0.734949" calcext:value-type="float">
            <text:p>0,734949</text:p>
          </table:table-cell>
          <table:table-cell office:value-type="float" office:value="5.00918" calcext:value-type="float">
            <text:p>5,00918</text:p>
          </table:table-cell>
          <table:table-cell office:value-type="float" office:value="21.9625" calcext:value-type="float">
            <text:p>21,96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47833" calcext:value-type="float">
            <text:p>0,000647833</text:p>
          </table:table-cell>
          <table:table-cell office:value-type="float" office:value="0.00139099" calcext:value-type="float">
            <text:p>0,00139099</text:p>
          </table:table-cell>
          <table:table-cell office:value-type="float" office:value="0.00548375" calcext:value-type="float">
            <text:p>0,00548375</text:p>
          </table:table-cell>
          <table:table-cell office:value-type="float" office:value="0.0123834" calcext:value-type="float">
            <text:p>0,0123834</text:p>
          </table:table-cell>
          <table:table-cell office:value-type="float" office:value="0.0134218" calcext:value-type="float">
            <text:p>0,0134218</text:p>
          </table:table-cell>
          <table:table-cell office:value-type="float" office:value="0.0409857" calcext:value-type="float">
            <text:p>0,0409857</text:p>
          </table:table-cell>
          <table:table-cell office:value-type="float" office:value="0.156808" calcext:value-type="float">
            <text:p>0,156808</text:p>
          </table:table-cell>
          <table:table-cell office:value-type="float" office:value="0.743274" calcext:value-type="float">
            <text:p>0,743274</text:p>
          </table:table-cell>
          <table:table-cell office:value-type="float" office:value="4.91766" calcext:value-type="float">
            <text:p>4,91766</text:p>
          </table:table-cell>
          <table:table-cell office:value-type="float" office:value="21.0733" calcext:value-type="float">
            <text:p>21,07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55649" calcext:value-type="float">
            <text:p>0,000655649</text:p>
          </table:table-cell>
          <table:table-cell office:value-type="float" office:value="0.00166262" calcext:value-type="float">
            <text:p>0,00166262</text:p>
          </table:table-cell>
          <table:table-cell office:value-type="float" office:value="0.00634499" calcext:value-type="float">
            <text:p>0,00634499</text:p>
          </table:table-cell>
          <table:table-cell office:value-type="float" office:value="0.00848209" calcext:value-type="float">
            <text:p>0,00848209</text:p>
          </table:table-cell>
          <table:table-cell office:value-type="float" office:value="0.0154781" calcext:value-type="float">
            <text:p>0,0154781</text:p>
          </table:table-cell>
          <table:table-cell office:value-type="float" office:value="0.0372623" calcext:value-type="float">
            <text:p>0,0372623</text:p>
          </table:table-cell>
          <table:table-cell office:value-type="float" office:value="0.16391" calcext:value-type="float">
            <text:p>0,16391</text:p>
          </table:table-cell>
          <table:table-cell office:value-type="float" office:value="0.736059" calcext:value-type="float">
            <text:p>0,736059</text:p>
          </table:table-cell>
          <table:table-cell office:value-type="float" office:value="4.66408" calcext:value-type="float">
            <text:p>4,66408</text:p>
          </table:table-cell>
          <table:table-cell office:value-type="float" office:value="21.3485" calcext:value-type="float">
            <text:p>21,348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72457" calcext:value-type="float">
            <text:p>0,00072457</text:p>
          </table:table-cell>
          <table:table-cell office:value-type="float" office:value="0.0017114" calcext:value-type="float">
            <text:p>0,0017114</text:p>
          </table:table-cell>
          <table:table-cell office:value-type="float" office:value="0.00550873" calcext:value-type="float">
            <text:p>0,00550873</text:p>
          </table:table-cell>
          <table:table-cell office:value-type="float" office:value="0.00872017" calcext:value-type="float">
            <text:p>0,00872017</text:p>
          </table:table-cell>
          <table:table-cell office:value-type="float" office:value="0.0139214" calcext:value-type="float">
            <text:p>0,0139214</text:p>
          </table:table-cell>
          <table:table-cell office:value-type="float" office:value="0.042438" calcext:value-type="float">
            <text:p>0,042438</text:p>
          </table:table-cell>
          <table:table-cell office:value-type="float" office:value="0.151506" calcext:value-type="float">
            <text:p>0,151506</text:p>
          </table:table-cell>
          <table:table-cell office:value-type="float" office:value="0.734201" calcext:value-type="float">
            <text:p>0,734201</text:p>
          </table:table-cell>
          <table:table-cell office:value-type="float" office:value="5.17328" calcext:value-type="float">
            <text:p>5,17328</text:p>
          </table:table-cell>
          <table:table-cell office:value-type="float" office:value="21.1556" calcext:value-type="float">
            <text:p>21,1556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897333" calcext:value-type="float">
            <text:p>0,000897333</text:p>
          </table:table-cell>
          <table:table-cell table:style-name="ce11" office:value-type="float" office:value="0.00223221" calcext:value-type="float">
            <text:p>0,00223221</text:p>
          </table:table-cell>
          <table:table-cell table:style-name="ce11" office:value-type="float" office:value="0.0046119" calcext:value-type="float">
            <text:p>0,0046119</text:p>
          </table:table-cell>
          <table:table-cell table:style-name="ce11" office:value-type="float" office:value="0.0146325" calcext:value-type="float">
            <text:p>0,0146325</text:p>
          </table:table-cell>
          <table:table-cell table:style-name="ce11" office:value-type="float" office:value="0.0124672" calcext:value-type="float">
            <text:p>0,0124672</text:p>
          </table:table-cell>
          <table:table-cell table:style-name="ce11" office:value-type="float" office:value="0.0380387" calcext:value-type="float">
            <text:p>0,0380387</text:p>
          </table:table-cell>
          <table:table-cell table:style-name="ce11" office:value-type="float" office:value="0.148871" calcext:value-type="float">
            <text:p>0,148871</text:p>
          </table:table-cell>
          <table:table-cell table:style-name="ce11" office:value-type="float" office:value="0.778748" calcext:value-type="float">
            <text:p>0,778748</text:p>
          </table:table-cell>
          <table:table-cell table:style-name="ce11" office:value-type="float" office:value="5.03576" calcext:value-type="float">
            <text:p>5,03576</text:p>
          </table:table-cell>
          <table:table-cell table:style-name="ce11" office:value-type="float" office:value="21.1024" calcext:value-type="float">
            <text:p>21,1024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284792" calcext:value-type="float">
            <text:p>0,00284792</text:p>
          </table:table-cell>
          <table:table-cell table:style-name="ce12" table:formula="of:=MAX([.C3:.C22])" office:value-type="float" office:value="0.00572876" calcext:value-type="float">
            <text:p>0,00572876</text:p>
          </table:table-cell>
          <table:table-cell table:style-name="ce12" table:formula="of:=MAX([.D3:.D22])" office:value-type="float" office:value="0.00933961" calcext:value-type="float">
            <text:p>0,00933961</text:p>
          </table:table-cell>
          <table:table-cell table:style-name="ce12" table:formula="of:=MAX([.E3:.E22])" office:value-type="float" office:value="0.064835" calcext:value-type="float">
            <text:p>0,064835</text:p>
          </table:table-cell>
          <table:table-cell table:style-name="ce12" table:formula="of:=MAX([.F3:.F22])" office:value-type="float" office:value="0.0194516" calcext:value-type="float">
            <text:p>0,0194516</text:p>
          </table:table-cell>
          <table:table-cell table:style-name="ce12" table:formula="of:=MAX([.G3:.G22])" office:value-type="float" office:value="0.044026" calcext:value-type="float">
            <text:p>0,044026</text:p>
          </table:table-cell>
          <table:table-cell table:style-name="ce12" table:formula="of:=MAX([.H3:.H22])" office:value-type="float" office:value="0.203567" calcext:value-type="float">
            <text:p>0,203567</text:p>
          </table:table-cell>
          <table:table-cell table:style-name="ce12" table:formula="of:=MAX([.I3:.I22])" office:value-type="float" office:value="1.64924" calcext:value-type="float">
            <text:p>1,64924</text:p>
          </table:table-cell>
          <table:table-cell table:style-name="ce12" table:formula="of:=MAX([.J3:.J22])" office:value-type="float" office:value="5.36495" calcext:value-type="float">
            <text:p>5,36495</text:p>
          </table:table-cell>
          <table:table-cell table:style-name="ce12" table:formula="of:=MAX([.K3:.K22])" office:value-type="float" office:value="21.9625" calcext:value-type="float">
            <text:p>21,9625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50301" calcext:value-type="float">
            <text:p>0,000550301</text:p>
          </table:table-cell>
          <table:table-cell table:style-name="ce13" table:formula="of:=MIN([.C3:.C22])" office:value-type="float" office:value="0.00128477" calcext:value-type="float">
            <text:p>0,00128477</text:p>
          </table:table-cell>
          <table:table-cell table:style-name="ce13" table:formula="of:=MIN([.D3:.D22])" office:value-type="float" office:value="0.0046119" calcext:value-type="float">
            <text:p>0,0046119</text:p>
          </table:table-cell>
          <table:table-cell table:style-name="ce13" table:formula="of:=MIN([.E3:.E22])" office:value-type="float" office:value="0.00742596" calcext:value-type="float">
            <text:p>0,00742596</text:p>
          </table:table-cell>
          <table:table-cell table:style-name="ce13" table:formula="of:=MIN([.F3:.F22])" office:value-type="float" office:value="0.0115183" calcext:value-type="float">
            <text:p>0,0115183</text:p>
          </table:table-cell>
          <table:table-cell table:style-name="ce13" table:formula="of:=MIN([.G3:.G22])" office:value-type="float" office:value="0.0342277" calcext:value-type="float">
            <text:p>0,0342277</text:p>
          </table:table-cell>
          <table:table-cell table:style-name="ce13" table:formula="of:=MIN([.H3:.H22])" office:value-type="float" office:value="0.138401" calcext:value-type="float">
            <text:p>0,138401</text:p>
          </table:table-cell>
          <table:table-cell table:style-name="ce13" table:formula="of:=MIN([.I3:.I22])" office:value-type="float" office:value="0.733353" calcext:value-type="float">
            <text:p>0,733353</text:p>
          </table:table-cell>
          <table:table-cell table:style-name="ce13" table:formula="of:=MIN([.J3:.J22])" office:value-type="float" office:value="4.57264" calcext:value-type="float">
            <text:p>4,57264</text:p>
          </table:table-cell>
          <table:table-cell table:style-name="ce13" table:formula="of:=MIN([.K3:.K22])" office:value-type="float" office:value="20.6313" calcext:value-type="float">
            <text:p>20,6313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107339165" calcext:value-type="float">
            <text:p>0,0010733917</text:p>
          </table:table-cell>
          <table:table-cell table:style-name="ce14" table:formula="of:=SUM([.C3:.C22]) / 20" office:value-type="float" office:value="0.0020713515" calcext:value-type="float">
            <text:p>0,0020713515</text:p>
          </table:table-cell>
          <table:table-cell table:style-name="ce14" table:formula="of:=SUM([.D3:.D22]) / 20" office:value-type="float" office:value="0.006169607" calcext:value-type="float">
            <text:p>0,006169607</text:p>
          </table:table-cell>
          <table:table-cell table:style-name="ce14" table:formula="of:=SUM([.E3:.E22]) / 20" office:value-type="float" office:value="0.0143801465" calcext:value-type="float">
            <text:p>0,0143801465</text:p>
          </table:table-cell>
          <table:table-cell table:style-name="ce14" table:formula="of:=SUM([.F3:.F22]) / 20" office:value-type="float" office:value="0.01425565" calcext:value-type="float">
            <text:p>0,01425565</text:p>
          </table:table-cell>
          <table:table-cell table:style-name="ce14" table:formula="of:=SUM([.G3:.G22]) / 20" office:value-type="float" office:value="0.03777721" calcext:value-type="float">
            <text:p>0,03777721</text:p>
          </table:table-cell>
          <table:table-cell table:style-name="ce14" table:formula="of:=SUM([.H3:.H22]) / 20" office:value-type="float" office:value="0.15877415" calcext:value-type="float">
            <text:p>0,15877415</text:p>
          </table:table-cell>
          <table:table-cell table:style-name="ce14" table:formula="of:=SUM([.I3:.I22]) / 20" office:value-type="float" office:value="0.91267995" calcext:value-type="float">
            <text:p>0,91267995</text:p>
          </table:table-cell>
          <table:table-cell table:style-name="ce14" table:formula="of:=SUM([.J3:.J22]) / 20" office:value-type="float" office:value="4.988257" calcext:value-type="float">
            <text:p>4,988257</text:p>
          </table:table-cell>
          <table:table-cell table:style-name="ce14" table:formula="of:=SUM([.K3:.K22]) / 20" office:value-type="float" office:value="21.104625" calcext:value-type="float">
            <text:p>21,1046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3943589782387" calcext:value-type="float">
            <text:p>0,0006394359</text:p>
          </table:table-cell>
          <table:table-cell table:style-name="ce15" table:formula="of:=STDEV([.C3:.C22])" office:value-type="float" office:value="0.00112483657410064" calcext:value-type="float">
            <text:p>0,0011248366</text:p>
          </table:table-cell>
          <table:table-cell table:style-name="ce15" table:formula="of:=STDEV([.D3:.D22])" office:value-type="float" office:value="0.00131826987071412" calcext:value-type="float">
            <text:p>0,0013182699</text:p>
          </table:table-cell>
          <table:table-cell table:style-name="ce15" table:formula="of:=STDEV([.E3:.E22])" office:value-type="float" office:value="0.0145464790895516" calcext:value-type="float">
            <text:p>0,0145464791</text:p>
          </table:table-cell>
          <table:table-cell table:style-name="ce15" table:formula="of:=STDEV([.F3:.F22])" office:value-type="float" office:value="0.00200098751843868" calcext:value-type="float">
            <text:p>0,0020009875</text:p>
          </table:table-cell>
          <table:table-cell table:style-name="ce15" table:formula="of:=STDEV([.G3:.G22])" office:value-type="float" office:value="0.00310144139425526" calcext:value-type="float">
            <text:p>0,0031014414</text:p>
          </table:table-cell>
          <table:table-cell table:style-name="ce15" table:formula="of:=STDEV([.H3:.H22])" office:value-type="float" office:value="0.0219772239070481" calcext:value-type="float">
            <text:p>0,0219772239</text:p>
          </table:table-cell>
          <table:table-cell table:style-name="ce15" table:formula="of:=STDEV([.I3:.I22])" office:value-type="float" office:value="0.211269979824139" calcext:value-type="float">
            <text:p>0,2112699798</text:p>
          </table:table-cell>
          <table:table-cell table:style-name="ce15" table:formula="of:=STDEV([.J3:.J22])" office:value-type="float" office:value="0.229566637638926" calcext:value-type="float">
            <text:p>0,2295666376</text:p>
          </table:table-cell>
          <table:table-cell table:style-name="ce15" table:formula="of:=STDEV([.K3:.K22])" office:value-type="float" office:value="0.275344343026767" calcext:value-type="float">
            <text:p>0,275344343</text:p>
          </table:table-cell>
        </table:table-row>
      </table:table>
      <table:table table:name="45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03237" calcext:value-type="float">
            <text:p>0,000703237</text:p>
          </table:table-cell>
          <table:table-cell office:value-type="float" office:value="0.00164081" calcext:value-type="float">
            <text:p>0,00164081</text:p>
          </table:table-cell>
          <table:table-cell office:value-type="float" office:value="0.00528858" calcext:value-type="float">
            <text:p>0,00528858</text:p>
          </table:table-cell>
          <table:table-cell office:value-type="float" office:value="0.00767772" calcext:value-type="float">
            <text:p>0,00767772</text:p>
          </table:table-cell>
          <table:table-cell office:value-type="float" office:value="0.0148464" calcext:value-type="float">
            <text:p>0,0148464</text:p>
          </table:table-cell>
          <table:table-cell office:value-type="float" office:value="0.0367628" calcext:value-type="float">
            <text:p>0,0367628</text:p>
          </table:table-cell>
          <table:table-cell office:value-type="float" office:value="0.14844" calcext:value-type="float">
            <text:p>0,14844</text:p>
          </table:table-cell>
          <table:table-cell office:value-type="float" office:value="0.689995" calcext:value-type="float">
            <text:p>0,689995</text:p>
          </table:table-cell>
          <table:table-cell office:value-type="float" office:value="4.34735" calcext:value-type="float">
            <text:p>4,34735</text:p>
          </table:table-cell>
          <table:table-cell office:value-type="float" office:value="34.7662" calcext:value-type="float">
            <text:p>34,76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677033" calcext:value-type="float">
            <text:p>0,000677033</text:p>
          </table:table-cell>
          <table:table-cell office:value-type="float" office:value="0.00152641" calcext:value-type="float">
            <text:p>0,00152641</text:p>
          </table:table-cell>
          <table:table-cell office:value-type="float" office:value="0.00521744" calcext:value-type="float">
            <text:p>0,00521744</text:p>
          </table:table-cell>
          <table:table-cell office:value-type="float" office:value="0.00870617" calcext:value-type="float">
            <text:p>0,00870617</text:p>
          </table:table-cell>
          <table:table-cell office:value-type="float" office:value="0.0147193" calcext:value-type="float">
            <text:p>0,0147193</text:p>
          </table:table-cell>
          <table:table-cell office:value-type="float" office:value="0.0375674" calcext:value-type="float">
            <text:p>0,0375674</text:p>
          </table:table-cell>
          <table:table-cell office:value-type="float" office:value="0.143812" calcext:value-type="float">
            <text:p>0,143812</text:p>
          </table:table-cell>
          <table:table-cell office:value-type="float" office:value="0.679291" calcext:value-type="float">
            <text:p>0,679291</text:p>
          </table:table-cell>
          <table:table-cell office:value-type="float" office:value="4.70959" calcext:value-type="float">
            <text:p>4,70959</text:p>
          </table:table-cell>
          <table:table-cell office:value-type="float" office:value="34.6457" calcext:value-type="float">
            <text:p>34,64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764579" calcext:value-type="float">
            <text:p>0,000764579</text:p>
          </table:table-cell>
          <table:table-cell office:value-type="float" office:value="0.00371498" calcext:value-type="float">
            <text:p>0,00371498</text:p>
          </table:table-cell>
          <table:table-cell office:value-type="float" office:value="0.00754011" calcext:value-type="float">
            <text:p>0,00754011</text:p>
          </table:table-cell>
          <table:table-cell office:value-type="float" office:value="0.0108418" calcext:value-type="float">
            <text:p>0,0108418</text:p>
          </table:table-cell>
          <table:table-cell office:value-type="float" office:value="0.0136514" calcext:value-type="float">
            <text:p>0,0136514</text:p>
          </table:table-cell>
          <table:table-cell office:value-type="float" office:value="0.0399163" calcext:value-type="float">
            <text:p>0,0399163</text:p>
          </table:table-cell>
          <table:table-cell office:value-type="float" office:value="0.169803" calcext:value-type="float">
            <text:p>0,169803</text:p>
          </table:table-cell>
          <table:table-cell office:value-type="float" office:value="0.686902" calcext:value-type="float">
            <text:p>0,686902</text:p>
          </table:table-cell>
          <table:table-cell office:value-type="float" office:value="5.042" calcext:value-type="float">
            <text:p>5,042</text:p>
          </table:table-cell>
          <table:table-cell office:value-type="float" office:value="35.2563" calcext:value-type="float">
            <text:p>35,25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797791" calcext:value-type="float">
            <text:p>0,000797791</text:p>
          </table:table-cell>
          <table:table-cell office:value-type="float" office:value="0.00138442" calcext:value-type="float">
            <text:p>0,00138442</text:p>
          </table:table-cell>
          <table:table-cell office:value-type="float" office:value="0.00731791" calcext:value-type="float">
            <text:p>0,00731791</text:p>
          </table:table-cell>
          <table:table-cell office:value-type="float" office:value="0.0115374" calcext:value-type="float">
            <text:p>0,0115374</text:p>
          </table:table-cell>
          <table:table-cell office:value-type="float" office:value="0.0139265" calcext:value-type="float">
            <text:p>0,0139265</text:p>
          </table:table-cell>
          <table:table-cell office:value-type="float" office:value="0.0364803" calcext:value-type="float">
            <text:p>0,0364803</text:p>
          </table:table-cell>
          <table:table-cell office:value-type="float" office:value="0.167416" calcext:value-type="float">
            <text:p>0,167416</text:p>
          </table:table-cell>
          <table:table-cell office:value-type="float" office:value="0.707891" calcext:value-type="float">
            <text:p>0,707891</text:p>
          </table:table-cell>
          <table:table-cell office:value-type="float" office:value="4.8267" calcext:value-type="float">
            <text:p>4,8267</text:p>
          </table:table-cell>
          <table:table-cell office:value-type="float" office:value="34.8158" calcext:value-type="float">
            <text:p>34,815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31675" calcext:value-type="float">
            <text:p>0,00131675</text:p>
          </table:table-cell>
          <table:table-cell office:value-type="float" office:value="0.00185501" calcext:value-type="float">
            <text:p>0,00185501</text:p>
          </table:table-cell>
          <table:table-cell office:value-type="float" office:value="0.00461115" calcext:value-type="float">
            <text:p>0,00461115</text:p>
          </table:table-cell>
          <table:table-cell office:value-type="float" office:value="0.0111797" calcext:value-type="float">
            <text:p>0,0111797</text:p>
          </table:table-cell>
          <table:table-cell office:value-type="float" office:value="0.0136993" calcext:value-type="float">
            <text:p>0,0136993</text:p>
          </table:table-cell>
          <table:table-cell office:value-type="float" office:value="0.039156" calcext:value-type="float">
            <text:p>0,039156</text:p>
          </table:table-cell>
          <table:table-cell office:value-type="float" office:value="0.149065" calcext:value-type="float">
            <text:p>0,149065</text:p>
          </table:table-cell>
          <table:table-cell office:value-type="float" office:value="0.694483" calcext:value-type="float">
            <text:p>0,694483</text:p>
          </table:table-cell>
          <table:table-cell office:value-type="float" office:value="4.99062" calcext:value-type="float">
            <text:p>4,99062</text:p>
          </table:table-cell>
          <table:table-cell office:value-type="float" office:value="35.628" calcext:value-type="float">
            <text:p>35,6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766868" calcext:value-type="float">
            <text:p>0,000766868</text:p>
          </table:table-cell>
          <table:table-cell office:value-type="float" office:value="0.00132758" calcext:value-type="float">
            <text:p>0,00132758</text:p>
          </table:table-cell>
          <table:table-cell office:value-type="float" office:value="0.00497584" calcext:value-type="float">
            <text:p>0,00497584</text:p>
          </table:table-cell>
          <table:table-cell office:value-type="float" office:value="0.0100432" calcext:value-type="float">
            <text:p>0,0100432</text:p>
          </table:table-cell>
          <table:table-cell office:value-type="float" office:value="0.0146042" calcext:value-type="float">
            <text:p>0,0146042</text:p>
          </table:table-cell>
          <table:table-cell office:value-type="float" office:value="0.0427816" calcext:value-type="float">
            <text:p>0,0427816</text:p>
          </table:table-cell>
          <table:table-cell office:value-type="float" office:value="0.146098" calcext:value-type="float">
            <text:p>0,146098</text:p>
          </table:table-cell>
          <table:table-cell office:value-type="float" office:value="0.63347" calcext:value-type="float">
            <text:p>0,63347</text:p>
          </table:table-cell>
          <table:table-cell office:value-type="float" office:value="4.77901" calcext:value-type="float">
            <text:p>4,77901</text:p>
          </table:table-cell>
          <table:table-cell office:value-type="float" office:value="35.0885" calcext:value-type="float">
            <text:p>35,08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688521" calcext:value-type="float">
            <text:p>0,000688521</text:p>
          </table:table-cell>
          <table:table-cell office:value-type="float" office:value="0.00711028" calcext:value-type="float">
            <text:p>0,00711028</text:p>
          </table:table-cell>
          <table:table-cell office:value-type="float" office:value="0.0110499" calcext:value-type="float">
            <text:p>0,0110499</text:p>
          </table:table-cell>
          <table:table-cell office:value-type="float" office:value="0.00868595" calcext:value-type="float">
            <text:p>0,00868595</text:p>
          </table:table-cell>
          <table:table-cell office:value-type="float" office:value="0.014208" calcext:value-type="float">
            <text:p>0,014208</text:p>
          </table:table-cell>
          <table:table-cell office:value-type="float" office:value="0.0372896" calcext:value-type="float">
            <text:p>0,0372896</text:p>
          </table:table-cell>
          <table:table-cell office:value-type="float" office:value="0.144461" calcext:value-type="float">
            <text:p>0,144461</text:p>
          </table:table-cell>
          <table:table-cell office:value-type="float" office:value="0.631147" calcext:value-type="float">
            <text:p>0,631147</text:p>
          </table:table-cell>
          <table:table-cell office:value-type="float" office:value="4.77988" calcext:value-type="float">
            <text:p>4,77988</text:p>
          </table:table-cell>
          <table:table-cell office:value-type="float" office:value="34.5037" calcext:value-type="float">
            <text:p>34,50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65813" calcext:value-type="float">
            <text:p>0,000665813</text:p>
          </table:table-cell>
          <table:table-cell office:value-type="float" office:value="0.00401971" calcext:value-type="float">
            <text:p>0,00401971</text:p>
          </table:table-cell>
          <table:table-cell office:value-type="float" office:value="0.00715943" calcext:value-type="float">
            <text:p>0,00715943</text:p>
          </table:table-cell>
          <table:table-cell office:value-type="float" office:value="0.0105578" calcext:value-type="float">
            <text:p>0,0105578</text:p>
          </table:table-cell>
          <table:table-cell office:value-type="float" office:value="0.013021" calcext:value-type="float">
            <text:p>0,013021</text:p>
          </table:table-cell>
          <table:table-cell office:value-type="float" office:value="0.0357486" calcext:value-type="float">
            <text:p>0,0357486</text:p>
          </table:table-cell>
          <table:table-cell office:value-type="float" office:value="0.149999" calcext:value-type="float">
            <text:p>0,149999</text:p>
          </table:table-cell>
          <table:table-cell office:value-type="float" office:value="0.634443" calcext:value-type="float">
            <text:p>0,634443</text:p>
          </table:table-cell>
          <table:table-cell office:value-type="float" office:value="4.71993" calcext:value-type="float">
            <text:p>4,71993</text:p>
          </table:table-cell>
          <table:table-cell office:value-type="float" office:value="35.0654" calcext:value-type="float">
            <text:p>35,06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728955" calcext:value-type="float">
            <text:p>0,000728955</text:p>
          </table:table-cell>
          <table:table-cell office:value-type="float" office:value="0.00197813" calcext:value-type="float">
            <text:p>0,00197813</text:p>
          </table:table-cell>
          <table:table-cell office:value-type="float" office:value="0.00548108" calcext:value-type="float">
            <text:p>0,00548108</text:p>
          </table:table-cell>
          <table:table-cell office:value-type="float" office:value="0.00938133" calcext:value-type="float">
            <text:p>0,00938133</text:p>
          </table:table-cell>
          <table:table-cell office:value-type="float" office:value="0.0150646" calcext:value-type="float">
            <text:p>0,0150646</text:p>
          </table:table-cell>
          <table:table-cell office:value-type="float" office:value="0.0441544" calcext:value-type="float">
            <text:p>0,0441544</text:p>
          </table:table-cell>
          <table:table-cell office:value-type="float" office:value="0.148759" calcext:value-type="float">
            <text:p>0,148759</text:p>
          </table:table-cell>
          <table:table-cell office:value-type="float" office:value="0.6312" calcext:value-type="float">
            <text:p>0,6312</text:p>
          </table:table-cell>
          <table:table-cell office:value-type="float" office:value="4.37262" calcext:value-type="float">
            <text:p>4,37262</text:p>
          </table:table-cell>
          <table:table-cell office:value-type="float" office:value="35.0384" calcext:value-type="float">
            <text:p>35,03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70513" calcext:value-type="float">
            <text:p>0,000670513</text:p>
          </table:table-cell>
          <table:table-cell office:value-type="float" office:value="0.00184631" calcext:value-type="float">
            <text:p>0,00184631</text:p>
          </table:table-cell>
          <table:table-cell office:value-type="float" office:value="0.00982685" calcext:value-type="float">
            <text:p>0,00982685</text:p>
          </table:table-cell>
          <table:table-cell office:value-type="float" office:value="0.00810131" calcext:value-type="float">
            <text:p>0,00810131</text:p>
          </table:table-cell>
          <table:table-cell office:value-type="float" office:value="0.013722" calcext:value-type="float">
            <text:p>0,013722</text:p>
          </table:table-cell>
          <table:table-cell office:value-type="float" office:value="0.0351962" calcext:value-type="float">
            <text:p>0,0351962</text:p>
          </table:table-cell>
          <table:table-cell office:value-type="float" office:value="0.15067" calcext:value-type="float">
            <text:p>0,15067</text:p>
          </table:table-cell>
          <table:table-cell office:value-type="float" office:value="0.637838" calcext:value-type="float">
            <text:p>0,637838</text:p>
          </table:table-cell>
          <table:table-cell office:value-type="float" office:value="4.47667" calcext:value-type="float">
            <text:p>4,47667</text:p>
          </table:table-cell>
          <table:table-cell office:value-type="float" office:value="34.402" calcext:value-type="float">
            <text:p>34,4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297768" calcext:value-type="float">
            <text:p>0,00297768</text:p>
          </table:table-cell>
          <table:table-cell office:value-type="float" office:value="0.00166852" calcext:value-type="float">
            <text:p>0,00166852</text:p>
          </table:table-cell>
          <table:table-cell office:value-type="float" office:value="0.00611136" calcext:value-type="float">
            <text:p>0,00611136</text:p>
          </table:table-cell>
          <table:table-cell office:value-type="float" office:value="0.010943" calcext:value-type="float">
            <text:p>0,010943</text:p>
          </table:table-cell>
          <table:table-cell office:value-type="float" office:value="0.0143019" calcext:value-type="float">
            <text:p>0,0143019</text:p>
          </table:table-cell>
          <table:table-cell office:value-type="float" office:value="0.0349461" calcext:value-type="float">
            <text:p>0,0349461</text:p>
          </table:table-cell>
          <table:table-cell office:value-type="float" office:value="0.164927" calcext:value-type="float">
            <text:p>0,164927</text:p>
          </table:table-cell>
          <table:table-cell office:value-type="float" office:value="0.631397" calcext:value-type="float">
            <text:p>0,631397</text:p>
          </table:table-cell>
          <table:table-cell office:value-type="float" office:value="5.05659" calcext:value-type="float">
            <text:p>5,05659</text:p>
          </table:table-cell>
          <table:table-cell office:value-type="float" office:value="35.5636" calcext:value-type="float">
            <text:p>35,56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132693" calcext:value-type="float">
            <text:p>0,00132693</text:p>
          </table:table-cell>
          <table:table-cell office:value-type="float" office:value="0.00142733" calcext:value-type="float">
            <text:p>0,00142733</text:p>
          </table:table-cell>
          <table:table-cell office:value-type="float" office:value="0.00541262" calcext:value-type="float">
            <text:p>0,00541262</text:p>
          </table:table-cell>
          <table:table-cell office:value-type="float" office:value="0.00854393" calcext:value-type="float">
            <text:p>0,00854393</text:p>
          </table:table-cell>
          <table:table-cell office:value-type="float" office:value="0.0134319" calcext:value-type="float">
            <text:p>0,0134319</text:p>
          </table:table-cell>
          <table:table-cell office:value-type="float" office:value="0.0430265" calcext:value-type="float">
            <text:p>0,0430265</text:p>
          </table:table-cell>
          <table:table-cell office:value-type="float" office:value="0.149329" calcext:value-type="float">
            <text:p>0,149329</text:p>
          </table:table-cell>
          <table:table-cell office:value-type="float" office:value="0.632675" calcext:value-type="float">
            <text:p>0,632675</text:p>
          </table:table-cell>
          <table:table-cell office:value-type="float" office:value="4.37384" calcext:value-type="float">
            <text:p>4,37384</text:p>
          </table:table-cell>
          <table:table-cell office:value-type="float" office:value="34.5789" calcext:value-type="float">
            <text:p>34,578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761479" calcext:value-type="float">
            <text:p>0,000761479</text:p>
          </table:table-cell>
          <table:table-cell office:value-type="float" office:value="0.00159508" calcext:value-type="float">
            <text:p>0,00159508</text:p>
          </table:table-cell>
          <table:table-cell office:value-type="float" office:value="0.00478549" calcext:value-type="float">
            <text:p>0,00478549</text:p>
          </table:table-cell>
          <table:table-cell office:value-type="float" office:value="0.0082847" calcext:value-type="float">
            <text:p>0,0082847</text:p>
          </table:table-cell>
          <table:table-cell office:value-type="float" office:value="0.0147189" calcext:value-type="float">
            <text:p>0,0147189</text:p>
          </table:table-cell>
          <table:table-cell office:value-type="float" office:value="0.0348151" calcext:value-type="float">
            <text:p>0,0348151</text:p>
          </table:table-cell>
          <table:table-cell office:value-type="float" office:value="0.154246" calcext:value-type="float">
            <text:p>0,154246</text:p>
          </table:table-cell>
          <table:table-cell office:value-type="float" office:value="0.634261" calcext:value-type="float">
            <text:p>0,634261</text:p>
          </table:table-cell>
          <table:table-cell office:value-type="float" office:value="4.70362" calcext:value-type="float">
            <text:p>4,70362</text:p>
          </table:table-cell>
          <table:table-cell office:value-type="float" office:value="35.4933" calcext:value-type="float">
            <text:p>35,493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764825" calcext:value-type="float">
            <text:p>0,000764825</text:p>
          </table:table-cell>
          <table:table-cell office:value-type="float" office:value="0.00142826" calcext:value-type="float">
            <text:p>0,00142826</text:p>
          </table:table-cell>
          <table:table-cell office:value-type="float" office:value="0.00526417" calcext:value-type="float">
            <text:p>0,00526417</text:p>
          </table:table-cell>
          <table:table-cell office:value-type="float" office:value="0.0109463" calcext:value-type="float">
            <text:p>0,0109463</text:p>
          </table:table-cell>
          <table:table-cell office:value-type="float" office:value="0.0152016" calcext:value-type="float">
            <text:p>0,0152016</text:p>
          </table:table-cell>
          <table:table-cell office:value-type="float" office:value="0.036208" calcext:value-type="float">
            <text:p>0,036208</text:p>
          </table:table-cell>
          <table:table-cell office:value-type="float" office:value="0.150045" calcext:value-type="float">
            <text:p>0,150045</text:p>
          </table:table-cell>
          <table:table-cell office:value-type="float" office:value="0.633298" calcext:value-type="float">
            <text:p>0,633298</text:p>
          </table:table-cell>
          <table:table-cell office:value-type="float" office:value="4.7204" calcext:value-type="float">
            <text:p>4,7204</text:p>
          </table:table-cell>
          <table:table-cell office:value-type="float" office:value="34.8819" calcext:value-type="float">
            <text:p>34,88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556574" calcext:value-type="float">
            <text:p>0,000556574</text:p>
          </table:table-cell>
          <table:table-cell office:value-type="float" office:value="0.00369467" calcext:value-type="float">
            <text:p>0,00369467</text:p>
          </table:table-cell>
          <table:table-cell office:value-type="float" office:value="0.00494165" calcext:value-type="float">
            <text:p>0,00494165</text:p>
          </table:table-cell>
          <table:table-cell office:value-type="float" office:value="0.00884513" calcext:value-type="float">
            <text:p>0,00884513</text:p>
          </table:table-cell>
          <table:table-cell office:value-type="float" office:value="0.0154133" calcext:value-type="float">
            <text:p>0,0154133</text:p>
          </table:table-cell>
          <table:table-cell office:value-type="float" office:value="0.039343" calcext:value-type="float">
            <text:p>0,039343</text:p>
          </table:table-cell>
          <table:table-cell office:value-type="float" office:value="0.146945" calcext:value-type="float">
            <text:p>0,146945</text:p>
          </table:table-cell>
          <table:table-cell office:value-type="float" office:value="0.630318" calcext:value-type="float">
            <text:p>0,630318</text:p>
          </table:table-cell>
          <table:table-cell office:value-type="float" office:value="4.40725" calcext:value-type="float">
            <text:p>4,40725</text:p>
          </table:table-cell>
          <table:table-cell office:value-type="float" office:value="34.528" calcext:value-type="float">
            <text:p>34,5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36505" calcext:value-type="float">
            <text:p>0,0036505</text:p>
          </table:table-cell>
          <table:table-cell office:value-type="float" office:value="0.00329851" calcext:value-type="float">
            <text:p>0,00329851</text:p>
          </table:table-cell>
          <table:table-cell office:value-type="float" office:value="0.00747626" calcext:value-type="float">
            <text:p>0,00747626</text:p>
          </table:table-cell>
          <table:table-cell office:value-type="float" office:value="0.00945986" calcext:value-type="float">
            <text:p>0,00945986</text:p>
          </table:table-cell>
          <table:table-cell office:value-type="float" office:value="0.0136741" calcext:value-type="float">
            <text:p>0,0136741</text:p>
          </table:table-cell>
          <table:table-cell office:value-type="float" office:value="0.0361285" calcext:value-type="float">
            <text:p>0,0361285</text:p>
          </table:table-cell>
          <table:table-cell office:value-type="float" office:value="0.151988" calcext:value-type="float">
            <text:p>0,151988</text:p>
          </table:table-cell>
          <table:table-cell office:value-type="float" office:value="0.628454" calcext:value-type="float">
            <text:p>0,628454</text:p>
          </table:table-cell>
          <table:table-cell office:value-type="float" office:value="4.75217" calcext:value-type="float">
            <text:p>4,75217</text:p>
          </table:table-cell>
          <table:table-cell office:value-type="float" office:value="35.165" calcext:value-type="float">
            <text:p>35,16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129669" calcext:value-type="float">
            <text:p>0,00129669</text:p>
          </table:table-cell>
          <table:table-cell office:value-type="float" office:value="0.00133289" calcext:value-type="float">
            <text:p>0,00133289</text:p>
          </table:table-cell>
          <table:table-cell office:value-type="float" office:value="0.00661361" calcext:value-type="float">
            <text:p>0,00661361</text:p>
          </table:table-cell>
          <table:table-cell office:value-type="float" office:value="0.00882955" calcext:value-type="float">
            <text:p>0,00882955</text:p>
          </table:table-cell>
          <table:table-cell office:value-type="float" office:value="0.013882" calcext:value-type="float">
            <text:p>0,013882</text:p>
          </table:table-cell>
          <table:table-cell office:value-type="float" office:value="0.0359181" calcext:value-type="float">
            <text:p>0,0359181</text:p>
          </table:table-cell>
          <table:table-cell office:value-type="float" office:value="0.154914" calcext:value-type="float">
            <text:p>0,154914</text:p>
          </table:table-cell>
          <table:table-cell office:value-type="float" office:value="0.635973" calcext:value-type="float">
            <text:p>0,635973</text:p>
          </table:table-cell>
          <table:table-cell office:value-type="float" office:value="4.51351" calcext:value-type="float">
            <text:p>4,51351</text:p>
          </table:table-cell>
          <table:table-cell office:value-type="float" office:value="34.6948" calcext:value-type="float">
            <text:p>34,694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25257" calcext:value-type="float">
            <text:p>0,000625257</text:p>
          </table:table-cell>
          <table:table-cell office:value-type="float" office:value="0.00131682" calcext:value-type="float">
            <text:p>0,00131682</text:p>
          </table:table-cell>
          <table:table-cell office:value-type="float" office:value="0.00581725" calcext:value-type="float">
            <text:p>0,00581725</text:p>
          </table:table-cell>
          <table:table-cell office:value-type="float" office:value="0.00835915" calcext:value-type="float">
            <text:p>0,00835915</text:p>
          </table:table-cell>
          <table:table-cell office:value-type="float" office:value="0.0156295" calcext:value-type="float">
            <text:p>0,0156295</text:p>
          </table:table-cell>
          <table:table-cell office:value-type="float" office:value="0.0439133" calcext:value-type="float">
            <text:p>0,0439133</text:p>
          </table:table-cell>
          <table:table-cell office:value-type="float" office:value="0.155725" calcext:value-type="float">
            <text:p>0,155725</text:p>
          </table:table-cell>
          <table:table-cell office:value-type="float" office:value="0.635275" calcext:value-type="float">
            <text:p>0,635275</text:p>
          </table:table-cell>
          <table:table-cell office:value-type="float" office:value="4.50955" calcext:value-type="float">
            <text:p>4,50955</text:p>
          </table:table-cell>
          <table:table-cell office:value-type="float" office:value="34.392" calcext:value-type="float">
            <text:p>34,39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635824" calcext:value-type="float">
            <text:p>0,000635824</text:p>
          </table:table-cell>
          <table:table-cell office:value-type="float" office:value="0.00141078" calcext:value-type="float">
            <text:p>0,00141078</text:p>
          </table:table-cell>
          <table:table-cell office:value-type="float" office:value="0.00476704" calcext:value-type="float">
            <text:p>0,00476704</text:p>
          </table:table-cell>
          <table:table-cell office:value-type="float" office:value="0.00892669" calcext:value-type="float">
            <text:p>0,00892669</text:p>
          </table:table-cell>
          <table:table-cell office:value-type="float" office:value="0.0135791" calcext:value-type="float">
            <text:p>0,0135791</text:p>
          </table:table-cell>
          <table:table-cell office:value-type="float" office:value="0.0357766" calcext:value-type="float">
            <text:p>0,0357766</text:p>
          </table:table-cell>
          <table:table-cell office:value-type="float" office:value="0.14995" calcext:value-type="float">
            <text:p>0,14995</text:p>
          </table:table-cell>
          <table:table-cell office:value-type="float" office:value="0.703529" calcext:value-type="float">
            <text:p>0,703529</text:p>
          </table:table-cell>
          <table:table-cell office:value-type="float" office:value="5.3325" calcext:value-type="float">
            <text:p>5,3325</text:p>
          </table:table-cell>
          <table:table-cell office:value-type="float" office:value="35.426" calcext:value-type="float">
            <text:p>35,426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69516" calcext:value-type="float">
            <text:p>0,000569516</text:p>
          </table:table-cell>
          <table:table-cell table:style-name="ce11" office:value-type="float" office:value="0.00140182" calcext:value-type="float">
            <text:p>0,00140182</text:p>
          </table:table-cell>
          <table:table-cell table:style-name="ce11" office:value-type="float" office:value="0.00930928" calcext:value-type="float">
            <text:p>0,00930928</text:p>
          </table:table-cell>
          <table:table-cell table:style-name="ce11" office:value-type="float" office:value="0.00975954" calcext:value-type="float">
            <text:p>0,00975954</text:p>
          </table:table-cell>
          <table:table-cell table:style-name="ce11" office:value-type="float" office:value="0.0133553" calcext:value-type="float">
            <text:p>0,0133553</text:p>
          </table:table-cell>
          <table:table-cell table:style-name="ce11" office:value-type="float" office:value="0.0375637" calcext:value-type="float">
            <text:p>0,0375637</text:p>
          </table:table-cell>
          <table:table-cell table:style-name="ce11" office:value-type="float" office:value="0.147746" calcext:value-type="float">
            <text:p>0,147746</text:p>
          </table:table-cell>
          <table:table-cell table:style-name="ce11" office:value-type="float" office:value="0.627689" calcext:value-type="float">
            <text:p>0,627689</text:p>
          </table:table-cell>
          <table:table-cell table:style-name="ce11" office:value-type="float" office:value="5.31456" calcext:value-type="float">
            <text:p>5,31456</text:p>
          </table:table-cell>
          <table:table-cell table:style-name="ce11" office:value-type="float" office:value="34.8045" calcext:value-type="float">
            <text:p>34,8045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6505" calcext:value-type="float">
            <text:p>0,0036505</text:p>
          </table:table-cell>
          <table:table-cell table:style-name="ce12" table:formula="of:=MAX([.C3:.C22])" office:value-type="float" office:value="0.00711028" calcext:value-type="float">
            <text:p>0,00711028</text:p>
          </table:table-cell>
          <table:table-cell table:style-name="ce12" table:formula="of:=MAX([.D3:.D22])" office:value-type="float" office:value="0.0110499" calcext:value-type="float">
            <text:p>0,0110499</text:p>
          </table:table-cell>
          <table:table-cell table:style-name="ce12" table:formula="of:=MAX([.E3:.E22])" office:value-type="float" office:value="0.0115374" calcext:value-type="float">
            <text:p>0,0115374</text:p>
          </table:table-cell>
          <table:table-cell table:style-name="ce12" table:formula="of:=MAX([.F3:.F22])" office:value-type="float" office:value="0.0156295" calcext:value-type="float">
            <text:p>0,0156295</text:p>
          </table:table-cell>
          <table:table-cell table:style-name="ce12" table:formula="of:=MAX([.G3:.G22])" office:value-type="float" office:value="0.0441544" calcext:value-type="float">
            <text:p>0,0441544</text:p>
          </table:table-cell>
          <table:table-cell table:style-name="ce12" table:formula="of:=MAX([.H3:.H22])" office:value-type="float" office:value="0.169803" calcext:value-type="float">
            <text:p>0,169803</text:p>
          </table:table-cell>
          <table:table-cell table:style-name="ce12" table:formula="of:=MAX([.I3:.I22])" office:value-type="float" office:value="0.707891" calcext:value-type="float">
            <text:p>0,707891</text:p>
          </table:table-cell>
          <table:table-cell table:style-name="ce12" table:formula="of:=MAX([.J3:.J22])" office:value-type="float" office:value="5.3325" calcext:value-type="float">
            <text:p>5,3325</text:p>
          </table:table-cell>
          <table:table-cell table:style-name="ce12" table:formula="of:=MAX([.K3:.K22])" office:value-type="float" office:value="35.628" calcext:value-type="float">
            <text:p>35,628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56574" calcext:value-type="float">
            <text:p>0,000556574</text:p>
          </table:table-cell>
          <table:table-cell table:style-name="ce13" table:formula="of:=MIN([.C3:.C22])" office:value-type="float" office:value="0.00131682" calcext:value-type="float">
            <text:p>0,00131682</text:p>
          </table:table-cell>
          <table:table-cell table:style-name="ce13" table:formula="of:=MIN([.D3:.D22])" office:value-type="float" office:value="0.00461115" calcext:value-type="float">
            <text:p>0,00461115</text:p>
          </table:table-cell>
          <table:table-cell table:style-name="ce13" table:formula="of:=MIN([.E3:.E22])" office:value-type="float" office:value="0.00767772" calcext:value-type="float">
            <text:p>0,00767772</text:p>
          </table:table-cell>
          <table:table-cell table:style-name="ce13" table:formula="of:=MIN([.F3:.F22])" office:value-type="float" office:value="0.013021" calcext:value-type="float">
            <text:p>0,013021</text:p>
          </table:table-cell>
          <table:table-cell table:style-name="ce13" table:formula="of:=MIN([.G3:.G22])" office:value-type="float" office:value="0.0348151" calcext:value-type="float">
            <text:p>0,0348151</text:p>
          </table:table-cell>
          <table:table-cell table:style-name="ce13" table:formula="of:=MIN([.H3:.H22])" office:value-type="float" office:value="0.143812" calcext:value-type="float">
            <text:p>0,143812</text:p>
          </table:table-cell>
          <table:table-cell table:style-name="ce13" table:formula="of:=MIN([.I3:.I22])" office:value-type="float" office:value="0.627689" calcext:value-type="float">
            <text:p>0,627689</text:p>
          </table:table-cell>
          <table:table-cell table:style-name="ce13" table:formula="of:=MIN([.J3:.J22])" office:value-type="float" office:value="4.34735" calcext:value-type="float">
            <text:p>4,34735</text:p>
          </table:table-cell>
          <table:table-cell table:style-name="ce13" table:formula="of:=MIN([.K3:.K22])" office:value-type="float" office:value="34.392" calcext:value-type="float">
            <text:p>34,39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104726675" calcext:value-type="float">
            <text:p>0,0010472668</text:p>
          </table:table-cell>
          <table:table-cell table:style-name="ce14" table:formula="of:=SUM([.C3:.C22]) / 20" office:value-type="float" office:value="0.002248916" calcext:value-type="float">
            <text:p>0,002248916</text:p>
          </table:table-cell>
          <table:table-cell table:style-name="ce14" table:formula="of:=SUM([.D3:.D22]) / 20" office:value-type="float" office:value="0.006448351" calcext:value-type="float">
            <text:p>0,006448351</text:p>
          </table:table-cell>
          <table:table-cell table:style-name="ce14" table:formula="of:=SUM([.E3:.E22]) / 20" office:value-type="float" office:value="0.0094805115" calcext:value-type="float">
            <text:p>0,0094805115</text:p>
          </table:table-cell>
          <table:table-cell table:style-name="ce14" table:formula="of:=SUM([.F3:.F22]) / 20" office:value-type="float" office:value="0.014232515" calcext:value-type="float">
            <text:p>0,014232515</text:p>
          </table:table-cell>
          <table:table-cell table:style-name="ce14" table:formula="of:=SUM([.G3:.G22]) / 20" office:value-type="float" office:value="0.038134605" calcext:value-type="float">
            <text:p>0,038134605</text:p>
          </table:table-cell>
          <table:table-cell table:style-name="ce14" table:formula="of:=SUM([.H3:.H22]) / 20" office:value-type="float" office:value="0.1522169" calcext:value-type="float">
            <text:p>0,1522169</text:p>
          </table:table-cell>
          <table:table-cell table:style-name="ce14" table:formula="of:=SUM([.I3:.I22]) / 20" office:value-type="float" office:value="0.65097645" calcext:value-type="float">
            <text:p>0,65097645</text:p>
          </table:table-cell>
          <table:table-cell table:style-name="ce14" table:formula="of:=SUM([.J3:.J22]) / 20" office:value-type="float" office:value="4.736418" calcext:value-type="float">
            <text:p>4,736418</text:p>
          </table:table-cell>
          <table:table-cell table:style-name="ce14" table:formula="of:=SUM([.K3:.K22]) / 20" office:value-type="float" office:value="34.9369" calcext:value-type="float">
            <text:p>34,9369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17180279949218" calcext:value-type="float">
            <text:p>0,0008171803</text:p>
          </table:table-cell>
          <table:table-cell table:style-name="ce15" table:formula="of:=STDEV([.C3:.C22])" office:value-type="float" office:value="0.00145510278131243" calcext:value-type="float">
            <text:p>0,0014551028</text:p>
          </table:table-cell>
          <table:table-cell table:style-name="ce15" table:formula="of:=STDEV([.D3:.D22])" office:value-type="float" office:value="0.00184247246420587" calcext:value-type="float">
            <text:p>0,0018424725</text:p>
          </table:table-cell>
          <table:table-cell table:style-name="ce15" table:formula="of:=STDEV([.E3:.E22])" office:value-type="float" office:value="0.00116767432252624" calcext:value-type="float">
            <text:p>0,0011676743</text:p>
          </table:table-cell>
          <table:table-cell table:style-name="ce15" table:formula="of:=STDEV([.F3:.F22])" office:value-type="float" office:value="0.000749998010014904" calcext:value-type="float">
            <text:p>0,000749998</text:p>
          </table:table-cell>
          <table:table-cell table:style-name="ce15" table:formula="of:=STDEV([.G3:.G22])" office:value-type="float" office:value="0.00308252185896975" calcext:value-type="float">
            <text:p>0,0030825219</text:p>
          </table:table-cell>
          <table:table-cell table:style-name="ce15" table:formula="of:=STDEV([.H3:.H22])" office:value-type="float" office:value="0.00726659460458393" calcext:value-type="float">
            <text:p>0,0072665946</text:p>
          </table:table-cell>
          <table:table-cell table:style-name="ce15" table:formula="of:=STDEV([.I3:.I22])" office:value-type="float" office:value="0.0292931065224262" calcext:value-type="float">
            <text:p>0,0292931065</text:p>
          </table:table-cell>
          <table:table-cell table:style-name="ce15" table:formula="of:=STDEV([.J3:.J22])" office:value-type="float" office:value="0.295284009487387" calcext:value-type="float">
            <text:p>0,2952840095</text:p>
          </table:table-cell>
          <table:table-cell table:style-name="ce15" table:formula="of:=STDEV([.K3:.K22])" office:value-type="float" office:value="0.390468185913432" calcext:value-type="float">
            <text:p>0,3904681859</text:p>
          </table:table-cell>
        </table:table-row>
      </table:table>
      <table:table table:name="50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37467" calcext:value-type="float">
            <text:p>0,000537467</text:p>
          </table:table-cell>
          <table:table-cell office:value-type="float" office:value="0.00140949" calcext:value-type="float">
            <text:p>0,00140949</text:p>
          </table:table-cell>
          <table:table-cell office:value-type="float" office:value="0.00546753" calcext:value-type="float">
            <text:p>0,00546753</text:p>
          </table:table-cell>
          <table:table-cell office:value-type="float" office:value="0.00751759" calcext:value-type="float">
            <text:p>0,00751759</text:p>
          </table:table-cell>
          <table:table-cell office:value-type="float" office:value="0.0151222" calcext:value-type="float">
            <text:p>0,0151222</text:p>
          </table:table-cell>
          <table:table-cell office:value-type="float" office:value="0.0423963" calcext:value-type="float">
            <text:p>0,0423963</text:p>
          </table:table-cell>
          <table:table-cell office:value-type="float" office:value="0.16113" calcext:value-type="float">
            <text:p>0,16113</text:p>
          </table:table-cell>
          <table:table-cell office:value-type="float" office:value="0.498182" calcext:value-type="float">
            <text:p>0,498182</text:p>
          </table:table-cell>
          <table:table-cell office:value-type="float" office:value="2.88706" calcext:value-type="float">
            <text:p>2,88706</text:p>
          </table:table-cell>
          <table:table-cell office:value-type="float" office:value="19.3295" calcext:value-type="float">
            <text:p>19,32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55939" calcext:value-type="float">
            <text:p>0,000555939</text:p>
          </table:table-cell>
          <table:table-cell office:value-type="float" office:value="0.00132691" calcext:value-type="float">
            <text:p>0,00132691</text:p>
          </table:table-cell>
          <table:table-cell office:value-type="float" office:value="0.00687105" calcext:value-type="float">
            <text:p>0,00687105</text:p>
          </table:table-cell>
          <table:table-cell office:value-type="float" office:value="0.00968796" calcext:value-type="float">
            <text:p>0,00968796</text:p>
          </table:table-cell>
          <table:table-cell office:value-type="float" office:value="0.0205242" calcext:value-type="float">
            <text:p>0,0205242</text:p>
          </table:table-cell>
          <table:table-cell office:value-type="float" office:value="0.0384938" calcext:value-type="float">
            <text:p>0,0384938</text:p>
          </table:table-cell>
          <table:table-cell office:value-type="float" office:value="0.156418" calcext:value-type="float">
            <text:p>0,156418</text:p>
          </table:table-cell>
          <table:table-cell office:value-type="float" office:value="0.487657" calcext:value-type="float">
            <text:p>0,487657</text:p>
          </table:table-cell>
          <table:table-cell office:value-type="float" office:value="2.61909" calcext:value-type="float">
            <text:p>2,61909</text:p>
          </table:table-cell>
          <table:table-cell office:value-type="float" office:value="18.6522" calcext:value-type="float">
            <text:p>18,65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08792" calcext:value-type="float">
            <text:p>0,00108792</text:p>
          </table:table-cell>
          <table:table-cell office:value-type="float" office:value="0.00437052" calcext:value-type="float">
            <text:p>0,00437052</text:p>
          </table:table-cell>
          <table:table-cell office:value-type="float" office:value="0.00483264" calcext:value-type="float">
            <text:p>0,00483264</text:p>
          </table:table-cell>
          <table:table-cell office:value-type="float" office:value="0.0099167" calcext:value-type="float">
            <text:p>0,0099167</text:p>
          </table:table-cell>
          <table:table-cell office:value-type="float" office:value="0.0156935" calcext:value-type="float">
            <text:p>0,0156935</text:p>
          </table:table-cell>
          <table:table-cell office:value-type="float" office:value="0.0395326" calcext:value-type="float">
            <text:p>0,0395326</text:p>
          </table:table-cell>
          <table:table-cell office:value-type="float" office:value="0.177391" calcext:value-type="float">
            <text:p>0,177391</text:p>
          </table:table-cell>
          <table:table-cell office:value-type="float" office:value="0.495712" calcext:value-type="float">
            <text:p>0,495712</text:p>
          </table:table-cell>
          <table:table-cell office:value-type="float" office:value="3.14504" calcext:value-type="float">
            <text:p>3,14504</text:p>
          </table:table-cell>
          <table:table-cell office:value-type="float" office:value="19.1501" calcext:value-type="float">
            <text:p>19,15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89812" calcext:value-type="float">
            <text:p>0,000589812</text:p>
          </table:table-cell>
          <table:table-cell office:value-type="float" office:value="0.00370801" calcext:value-type="float">
            <text:p>0,00370801</text:p>
          </table:table-cell>
          <table:table-cell office:value-type="float" office:value="0.00780206" calcext:value-type="float">
            <text:p>0,00780206</text:p>
          </table:table-cell>
          <table:table-cell office:value-type="float" office:value="0.00879211" calcext:value-type="float">
            <text:p>0,00879211</text:p>
          </table:table-cell>
          <table:table-cell office:value-type="float" office:value="0.0155301" calcext:value-type="float">
            <text:p>0,0155301</text:p>
          </table:table-cell>
          <table:table-cell office:value-type="float" office:value="0.0491741" calcext:value-type="float">
            <text:p>0,0491741</text:p>
          </table:table-cell>
          <table:table-cell office:value-type="float" office:value="0.166811" calcext:value-type="float">
            <text:p>0,166811</text:p>
          </table:table-cell>
          <table:table-cell office:value-type="float" office:value="0.498749" calcext:value-type="float">
            <text:p>0,498749</text:p>
          </table:table-cell>
          <table:table-cell office:value-type="float" office:value="2.69261" calcext:value-type="float">
            <text:p>2,69261</text:p>
          </table:table-cell>
          <table:table-cell office:value-type="float" office:value="19.3439" calcext:value-type="float">
            <text:p>19,34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512157" calcext:value-type="float">
            <text:p>0,000512157</text:p>
          </table:table-cell>
          <table:table-cell office:value-type="float" office:value="0.00131985" calcext:value-type="float">
            <text:p>0,00131985</text:p>
          </table:table-cell>
          <table:table-cell office:value-type="float" office:value="0.0049216" calcext:value-type="float">
            <text:p>0,0049216</text:p>
          </table:table-cell>
          <table:table-cell office:value-type="float" office:value="0.00981534" calcext:value-type="float">
            <text:p>0,00981534</text:p>
          </table:table-cell>
          <table:table-cell office:value-type="float" office:value="0.014793" calcext:value-type="float">
            <text:p>0,014793</text:p>
          </table:table-cell>
          <table:table-cell office:value-type="float" office:value="0.0390393" calcext:value-type="float">
            <text:p>0,0390393</text:p>
          </table:table-cell>
          <table:table-cell office:value-type="float" office:value="0.156717" calcext:value-type="float">
            <text:p>0,156717</text:p>
          </table:table-cell>
          <table:table-cell office:value-type="float" office:value="0.498044" calcext:value-type="float">
            <text:p>0,498044</text:p>
          </table:table-cell>
          <table:table-cell office:value-type="float" office:value="2.59448" calcext:value-type="float">
            <text:p>2,59448</text:p>
          </table:table-cell>
          <table:table-cell office:value-type="float" office:value="19.3358" calcext:value-type="float">
            <text:p>19,33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81947" calcext:value-type="float">
            <text:p>0,00381947</text:p>
          </table:table-cell>
          <table:table-cell office:value-type="float" office:value="0.00134372" calcext:value-type="float">
            <text:p>0,00134372</text:p>
          </table:table-cell>
          <table:table-cell office:value-type="float" office:value="0.00536352" calcext:value-type="float">
            <text:p>0,00536352</text:p>
          </table:table-cell>
          <table:table-cell office:value-type="float" office:value="0.0116334" calcext:value-type="float">
            <text:p>0,0116334</text:p>
          </table:table-cell>
          <table:table-cell office:value-type="float" office:value="0.0157672" calcext:value-type="float">
            <text:p>0,0157672</text:p>
          </table:table-cell>
          <table:table-cell office:value-type="float" office:value="0.0378195" calcext:value-type="float">
            <text:p>0,0378195</text:p>
          </table:table-cell>
          <table:table-cell office:value-type="float" office:value="0.164945" calcext:value-type="float">
            <text:p>0,164945</text:p>
          </table:table-cell>
          <table:table-cell office:value-type="float" office:value="0.496107" calcext:value-type="float">
            <text:p>0,496107</text:p>
          </table:table-cell>
          <table:table-cell office:value-type="float" office:value="2.39346" calcext:value-type="float">
            <text:p>2,39346</text:p>
          </table:table-cell>
          <table:table-cell office:value-type="float" office:value="19.2849" calcext:value-type="float">
            <text:p>19,284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13615" calcext:value-type="float">
            <text:p>0,00113615</text:p>
          </table:table-cell>
          <table:table-cell office:value-type="float" office:value="0.00169994" calcext:value-type="float">
            <text:p>0,00169994</text:p>
          </table:table-cell>
          <table:table-cell office:value-type="float" office:value="0.00543557" calcext:value-type="float">
            <text:p>0,00543557</text:p>
          </table:table-cell>
          <table:table-cell office:value-type="float" office:value="0.00865026" calcext:value-type="float">
            <text:p>0,00865026</text:p>
          </table:table-cell>
          <table:table-cell office:value-type="float" office:value="0.0146192" calcext:value-type="float">
            <text:p>0,0146192</text:p>
          </table:table-cell>
          <table:table-cell office:value-type="float" office:value="0.0411805" calcext:value-type="float">
            <text:p>0,0411805</text:p>
          </table:table-cell>
          <table:table-cell office:value-type="float" office:value="0.21472" calcext:value-type="float">
            <text:p>0,21472</text:p>
          </table:table-cell>
          <table:table-cell office:value-type="float" office:value="0.488965" calcext:value-type="float">
            <text:p>0,488965</text:p>
          </table:table-cell>
          <table:table-cell office:value-type="float" office:value="2.73151" calcext:value-type="float">
            <text:p>2,73151</text:p>
          </table:table-cell>
          <table:table-cell office:value-type="float" office:value="19.3324" calcext:value-type="float">
            <text:p>19,33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5269" calcext:value-type="float">
            <text:p>0,0015269</text:p>
          </table:table-cell>
          <table:table-cell office:value-type="float" office:value="0.00137804" calcext:value-type="float">
            <text:p>0,00137804</text:p>
          </table:table-cell>
          <table:table-cell office:value-type="float" office:value="0.00691812" calcext:value-type="float">
            <text:p>0,00691812</text:p>
          </table:table-cell>
          <table:table-cell office:value-type="float" office:value="0.0109006" calcext:value-type="float">
            <text:p>0,0109006</text:p>
          </table:table-cell>
          <table:table-cell office:value-type="float" office:value="0.0180687" calcext:value-type="float">
            <text:p>0,0180687</text:p>
          </table:table-cell>
          <table:table-cell office:value-type="float" office:value="0.0370878" calcext:value-type="float">
            <text:p>0,0370878</text:p>
          </table:table-cell>
          <table:table-cell office:value-type="float" office:value="0.17808" calcext:value-type="float">
            <text:p>0,17808</text:p>
          </table:table-cell>
          <table:table-cell office:value-type="float" office:value="0.48542" calcext:value-type="float">
            <text:p>0,48542</text:p>
          </table:table-cell>
          <table:table-cell office:value-type="float" office:value="2.39903" calcext:value-type="float">
            <text:p>2,39903</text:p>
          </table:table-cell>
          <table:table-cell office:value-type="float" office:value="19.8113" calcext:value-type="float">
            <text:p>19,81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761504" calcext:value-type="float">
            <text:p>0,000761504</text:p>
          </table:table-cell>
          <table:table-cell office:value-type="float" office:value="0.00157777" calcext:value-type="float">
            <text:p>0,00157777</text:p>
          </table:table-cell>
          <table:table-cell office:value-type="float" office:value="0.00528151" calcext:value-type="float">
            <text:p>0,00528151</text:p>
          </table:table-cell>
          <table:table-cell office:value-type="float" office:value="0.00990326" calcext:value-type="float">
            <text:p>0,00990326</text:p>
          </table:table-cell>
          <table:table-cell office:value-type="float" office:value="0.0177699" calcext:value-type="float">
            <text:p>0,0177699</text:p>
          </table:table-cell>
          <table:table-cell office:value-type="float" office:value="0.0364719" calcext:value-type="float">
            <text:p>0,0364719</text:p>
          </table:table-cell>
          <table:table-cell office:value-type="float" office:value="0.167523" calcext:value-type="float">
            <text:p>0,167523</text:p>
          </table:table-cell>
          <table:table-cell office:value-type="float" office:value="0.49645" calcext:value-type="float">
            <text:p>0,49645</text:p>
          </table:table-cell>
          <table:table-cell office:value-type="float" office:value="2.73545" calcext:value-type="float">
            <text:p>2,73545</text:p>
          </table:table-cell>
          <table:table-cell office:value-type="float" office:value="18.9815" calcext:value-type="float">
            <text:p>18,98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715411" calcext:value-type="float">
            <text:p>0,000715411</text:p>
          </table:table-cell>
          <table:table-cell office:value-type="float" office:value="0.00197649" calcext:value-type="float">
            <text:p>0,00197649</text:p>
          </table:table-cell>
          <table:table-cell office:value-type="float" office:value="0.00506405" calcext:value-type="float">
            <text:p>0,00506405</text:p>
          </table:table-cell>
          <table:table-cell office:value-type="float" office:value="0.00914815" calcext:value-type="float">
            <text:p>0,00914815</text:p>
          </table:table-cell>
          <table:table-cell office:value-type="float" office:value="0.0142932" calcext:value-type="float">
            <text:p>0,0142932</text:p>
          </table:table-cell>
          <table:table-cell office:value-type="float" office:value="0.0519244" calcext:value-type="float">
            <text:p>0,0519244</text:p>
          </table:table-cell>
          <table:table-cell office:value-type="float" office:value="0.158115" calcext:value-type="float">
            <text:p>0,158115</text:p>
          </table:table-cell>
          <table:table-cell office:value-type="float" office:value="0.491094" calcext:value-type="float">
            <text:p>0,491094</text:p>
          </table:table-cell>
          <table:table-cell office:value-type="float" office:value="2.45803" calcext:value-type="float">
            <text:p>2,45803</text:p>
          </table:table-cell>
          <table:table-cell office:value-type="float" office:value="19.2904" calcext:value-type="float">
            <text:p>19,290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622379" calcext:value-type="float">
            <text:p>0,000622379</text:p>
          </table:table-cell>
          <table:table-cell office:value-type="float" office:value="0.00129426" calcext:value-type="float">
            <text:p>0,00129426</text:p>
          </table:table-cell>
          <table:table-cell office:value-type="float" office:value="0.00856553" calcext:value-type="float">
            <text:p>0,00856553</text:p>
          </table:table-cell>
          <table:table-cell office:value-type="float" office:value="0.0110927" calcext:value-type="float">
            <text:p>0,0110927</text:p>
          </table:table-cell>
          <table:table-cell office:value-type="float" office:value="0.0187156" calcext:value-type="float">
            <text:p>0,0187156</text:p>
          </table:table-cell>
          <table:table-cell office:value-type="float" office:value="0.0374752" calcext:value-type="float">
            <text:p>0,0374752</text:p>
          </table:table-cell>
          <table:table-cell office:value-type="float" office:value="0.154902" calcext:value-type="float">
            <text:p>0,154902</text:p>
          </table:table-cell>
          <table:table-cell office:value-type="float" office:value="0.714507" calcext:value-type="float">
            <text:p>0,714507</text:p>
          </table:table-cell>
          <table:table-cell office:value-type="float" office:value="2.61818" calcext:value-type="float">
            <text:p>2,61818</text:p>
          </table:table-cell>
          <table:table-cell office:value-type="float" office:value="19.4203" calcext:value-type="float">
            <text:p>19,42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64388" calcext:value-type="float">
            <text:p>0,000664388</text:p>
          </table:table-cell>
          <table:table-cell office:value-type="float" office:value="0.00134477" calcext:value-type="float">
            <text:p>0,00134477</text:p>
          </table:table-cell>
          <table:table-cell office:value-type="float" office:value="0.004631" calcext:value-type="float">
            <text:p>0,004631</text:p>
          </table:table-cell>
          <table:table-cell office:value-type="float" office:value="0.00972517" calcext:value-type="float">
            <text:p>0,00972517</text:p>
          </table:table-cell>
          <table:table-cell office:value-type="float" office:value="0.0139997" calcext:value-type="float">
            <text:p>0,0139997</text:p>
          </table:table-cell>
          <table:table-cell office:value-type="float" office:value="0.0362041" calcext:value-type="float">
            <text:p>0,0362041</text:p>
          </table:table-cell>
          <table:table-cell office:value-type="float" office:value="0.151346" calcext:value-type="float">
            <text:p>0,151346</text:p>
          </table:table-cell>
          <table:table-cell office:value-type="float" office:value="0.5199" calcext:value-type="float">
            <text:p>0,5199</text:p>
          </table:table-cell>
          <table:table-cell office:value-type="float" office:value="2.43755" calcext:value-type="float">
            <text:p>2,43755</text:p>
          </table:table-cell>
          <table:table-cell office:value-type="float" office:value="19.3394" calcext:value-type="float">
            <text:p>19,33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59414" calcext:value-type="float">
            <text:p>0,00059414</text:p>
          </table:table-cell>
          <table:table-cell office:value-type="float" office:value="0.00503942" calcext:value-type="float">
            <text:p>0,00503942</text:p>
          </table:table-cell>
          <table:table-cell office:value-type="float" office:value="0.00702239" calcext:value-type="float">
            <text:p>0,00702239</text:p>
          </table:table-cell>
          <table:table-cell office:value-type="float" office:value="0.0109573" calcext:value-type="float">
            <text:p>0,0109573</text:p>
          </table:table-cell>
          <table:table-cell office:value-type="float" office:value="0.0174803" calcext:value-type="float">
            <text:p>0,0174803</text:p>
          </table:table-cell>
          <table:table-cell office:value-type="float" office:value="0.0409197" calcext:value-type="float">
            <text:p>0,0409197</text:p>
          </table:table-cell>
          <table:table-cell office:value-type="float" office:value="0.154029" calcext:value-type="float">
            <text:p>0,154029</text:p>
          </table:table-cell>
          <table:table-cell office:value-type="float" office:value="0.53159" calcext:value-type="float">
            <text:p>0,53159</text:p>
          </table:table-cell>
          <table:table-cell office:value-type="float" office:value="2.726" calcext:value-type="float">
            <text:p>2,726</text:p>
          </table:table-cell>
          <table:table-cell office:value-type="float" office:value="19.3207" calcext:value-type="float">
            <text:p>19,32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611227" calcext:value-type="float">
            <text:p>0,000611227</text:p>
          </table:table-cell>
          <table:table-cell office:value-type="float" office:value="0.00153787" calcext:value-type="float">
            <text:p>0,00153787</text:p>
          </table:table-cell>
          <table:table-cell office:value-type="float" office:value="0.00596075" calcext:value-type="float">
            <text:p>0,00596075</text:p>
          </table:table-cell>
          <table:table-cell office:value-type="float" office:value="0.00860956" calcext:value-type="float">
            <text:p>0,00860956</text:p>
          </table:table-cell>
          <table:table-cell office:value-type="float" office:value="0.0204669" calcext:value-type="float">
            <text:p>0,0204669</text:p>
          </table:table-cell>
          <table:table-cell office:value-type="float" office:value="0.0384956" calcext:value-type="float">
            <text:p>0,0384956</text:p>
          </table:table-cell>
          <table:table-cell office:value-type="float" office:value="0.155939" calcext:value-type="float">
            <text:p>0,155939</text:p>
          </table:table-cell>
          <table:table-cell office:value-type="float" office:value="0.594427" calcext:value-type="float">
            <text:p>0,594427</text:p>
          </table:table-cell>
          <table:table-cell office:value-type="float" office:value="2.75491" calcext:value-type="float">
            <text:p>2,75491</text:p>
          </table:table-cell>
          <table:table-cell office:value-type="float" office:value="19.3666" calcext:value-type="float">
            <text:p>19,36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04037" calcext:value-type="float">
            <text:p>0,000604037</text:p>
          </table:table-cell>
          <table:table-cell office:value-type="float" office:value="0.00130155" calcext:value-type="float">
            <text:p>0,00130155</text:p>
          </table:table-cell>
          <table:table-cell office:value-type="float" office:value="0.00896207" calcext:value-type="float">
            <text:p>0,00896207</text:p>
          </table:table-cell>
          <table:table-cell office:value-type="float" office:value="0.00769833" calcext:value-type="float">
            <text:p>0,00769833</text:p>
          </table:table-cell>
          <table:table-cell office:value-type="float" office:value="0.014682" calcext:value-type="float">
            <text:p>0,014682</text:p>
          </table:table-cell>
          <table:table-cell office:value-type="float" office:value="0.0368523" calcext:value-type="float">
            <text:p>0,0368523</text:p>
          </table:table-cell>
          <table:table-cell office:value-type="float" office:value="0.217212" calcext:value-type="float">
            <text:p>0,217212</text:p>
          </table:table-cell>
          <table:table-cell office:value-type="float" office:value="0.528124" calcext:value-type="float">
            <text:p>0,528124</text:p>
          </table:table-cell>
          <table:table-cell office:value-type="float" office:value="2.75633" calcext:value-type="float">
            <text:p>2,75633</text:p>
          </table:table-cell>
          <table:table-cell office:value-type="float" office:value="19.3113" calcext:value-type="float">
            <text:p>19,31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104927" calcext:value-type="float">
            <text:p>0,00104927</text:p>
          </table:table-cell>
          <table:table-cell office:value-type="float" office:value="0.0015968" calcext:value-type="float">
            <text:p>0,0015968</text:p>
          </table:table-cell>
          <table:table-cell office:value-type="float" office:value="0.00630978" calcext:value-type="float">
            <text:p>0,00630978</text:p>
          </table:table-cell>
          <table:table-cell office:value-type="float" office:value="0.0104462" calcext:value-type="float">
            <text:p>0,0104462</text:p>
          </table:table-cell>
          <table:table-cell office:value-type="float" office:value="0.015118" calcext:value-type="float">
            <text:p>0,015118</text:p>
          </table:table-cell>
          <table:table-cell office:value-type="float" office:value="0.0482508" calcext:value-type="float">
            <text:p>0,0482508</text:p>
          </table:table-cell>
          <table:table-cell office:value-type="float" office:value="0.194063" calcext:value-type="float">
            <text:p>0,194063</text:p>
          </table:table-cell>
          <table:table-cell office:value-type="float" office:value="0.484024" calcext:value-type="float">
            <text:p>0,484024</text:p>
          </table:table-cell>
          <table:table-cell office:value-type="float" office:value="3.07773" calcext:value-type="float">
            <text:p>3,07773</text:p>
          </table:table-cell>
          <table:table-cell office:value-type="float" office:value="19.3543" calcext:value-type="float">
            <text:p>19,35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282219" calcext:value-type="float">
            <text:p>0,00282219</text:p>
          </table:table-cell>
          <table:table-cell office:value-type="float" office:value="0.00169148" calcext:value-type="float">
            <text:p>0,00169148</text:p>
          </table:table-cell>
          <table:table-cell office:value-type="float" office:value="0.00673036" calcext:value-type="float">
            <text:p>0,00673036</text:p>
          </table:table-cell>
          <table:table-cell office:value-type="float" office:value="0.00838082" calcext:value-type="float">
            <text:p>0,00838082</text:p>
          </table:table-cell>
          <table:table-cell office:value-type="float" office:value="0.0147183" calcext:value-type="float">
            <text:p>0,0147183</text:p>
          </table:table-cell>
          <table:table-cell office:value-type="float" office:value="0.0393808" calcext:value-type="float">
            <text:p>0,0393808</text:p>
          </table:table-cell>
          <table:table-cell office:value-type="float" office:value="0.177099" calcext:value-type="float">
            <text:p>0,177099</text:p>
          </table:table-cell>
          <table:table-cell office:value-type="float" office:value="0.491748" calcext:value-type="float">
            <text:p>0,491748</text:p>
          </table:table-cell>
          <table:table-cell office:value-type="float" office:value="2.90355" calcext:value-type="float">
            <text:p>2,90355</text:p>
          </table:table-cell>
          <table:table-cell office:value-type="float" office:value="19.0394" calcext:value-type="float">
            <text:p>19,039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43593" calcext:value-type="float">
            <text:p>0,000643593</text:p>
          </table:table-cell>
          <table:table-cell office:value-type="float" office:value="0.00153146" calcext:value-type="float">
            <text:p>0,00153146</text:p>
          </table:table-cell>
          <table:table-cell office:value-type="float" office:value="0.00646037" calcext:value-type="float">
            <text:p>0,00646037</text:p>
          </table:table-cell>
          <table:table-cell office:value-type="float" office:value="0.00968816" calcext:value-type="float">
            <text:p>0,00968816</text:p>
          </table:table-cell>
          <table:table-cell office:value-type="float" office:value="0.0159183" calcext:value-type="float">
            <text:p>0,0159183</text:p>
          </table:table-cell>
          <table:table-cell office:value-type="float" office:value="0.0378236" calcext:value-type="float">
            <text:p>0,0378236</text:p>
          </table:table-cell>
          <table:table-cell office:value-type="float" office:value="0.179546" calcext:value-type="float">
            <text:p>0,179546</text:p>
          </table:table-cell>
          <table:table-cell office:value-type="float" office:value="0.48822" calcext:value-type="float">
            <text:p>0,48822</text:p>
          </table:table-cell>
          <table:table-cell office:value-type="float" office:value="3.31826" calcext:value-type="float">
            <text:p>3,31826</text:p>
          </table:table-cell>
          <table:table-cell office:value-type="float" office:value="19.2612" calcext:value-type="float">
            <text:p>19,261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108443" calcext:value-type="float">
            <text:p>0,00108443</text:p>
          </table:table-cell>
          <table:table-cell office:value-type="float" office:value="0.00155736" calcext:value-type="float">
            <text:p>0,00155736</text:p>
          </table:table-cell>
          <table:table-cell office:value-type="float" office:value="0.00825572" calcext:value-type="float">
            <text:p>0,00825572</text:p>
          </table:table-cell>
          <table:table-cell office:value-type="float" office:value="0.0107097" calcext:value-type="float">
            <text:p>0,0107097</text:p>
          </table:table-cell>
          <table:table-cell office:value-type="float" office:value="0.015092" calcext:value-type="float">
            <text:p>0,015092</text:p>
          </table:table-cell>
          <table:table-cell office:value-type="float" office:value="0.04126" calcext:value-type="float">
            <text:p>0,04126</text:p>
          </table:table-cell>
          <table:table-cell office:value-type="float" office:value="0.152641" calcext:value-type="float">
            <text:p>0,152641</text:p>
          </table:table-cell>
          <table:table-cell office:value-type="float" office:value="0.494308" calcext:value-type="float">
            <text:p>0,494308</text:p>
          </table:table-cell>
          <table:table-cell office:value-type="float" office:value="2.96214" calcext:value-type="float">
            <text:p>2,96214</text:p>
          </table:table-cell>
          <table:table-cell office:value-type="float" office:value="19.2957" calcext:value-type="float">
            <text:p>19,2957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571317" calcext:value-type="float">
            <text:p>0,000571317</text:p>
          </table:table-cell>
          <table:table-cell table:style-name="ce11" office:value-type="float" office:value="0.00169237" calcext:value-type="float">
            <text:p>0,00169237</text:p>
          </table:table-cell>
          <table:table-cell table:style-name="ce11" office:value-type="float" office:value="0.00754832" calcext:value-type="float">
            <text:p>0,00754832</text:p>
          </table:table-cell>
          <table:table-cell table:style-name="ce11" office:value-type="float" office:value="0.0102492" calcext:value-type="float">
            <text:p>0,0102492</text:p>
          </table:table-cell>
          <table:table-cell table:style-name="ce11" office:value-type="float" office:value="0.0179444" calcext:value-type="float">
            <text:p>0,0179444</text:p>
          </table:table-cell>
          <table:table-cell table:style-name="ce11" office:value-type="float" office:value="0.0380158" calcext:value-type="float">
            <text:p>0,0380158</text:p>
          </table:table-cell>
          <table:table-cell table:style-name="ce11" office:value-type="float" office:value="0.166702" calcext:value-type="float">
            <text:p>0,166702</text:p>
          </table:table-cell>
          <table:table-cell table:style-name="ce11" office:value-type="float" office:value="0.49854" calcext:value-type="float">
            <text:p>0,49854</text:p>
          </table:table-cell>
          <table:table-cell table:style-name="ce11" office:value-type="float" office:value="2.83105" calcext:value-type="float">
            <text:p>2,83105</text:p>
          </table:table-cell>
          <table:table-cell table:style-name="ce11" office:value-type="float" office:value="19.3461" calcext:value-type="float">
            <text:p>19,3461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81947" calcext:value-type="float">
            <text:p>0,00381947</text:p>
          </table:table-cell>
          <table:table-cell table:style-name="ce12" table:formula="of:=MAX([.C3:.C22])" office:value-type="float" office:value="0.00503942" calcext:value-type="float">
            <text:p>0,00503942</text:p>
          </table:table-cell>
          <table:table-cell table:style-name="ce12" table:formula="of:=MAX([.D3:.D22])" office:value-type="float" office:value="0.00896207" calcext:value-type="float">
            <text:p>0,00896207</text:p>
          </table:table-cell>
          <table:table-cell table:style-name="ce12" table:formula="of:=MAX([.E3:.E22])" office:value-type="float" office:value="0.0116334" calcext:value-type="float">
            <text:p>0,0116334</text:p>
          </table:table-cell>
          <table:table-cell table:style-name="ce12" table:formula="of:=MAX([.F3:.F22])" office:value-type="float" office:value="0.0205242" calcext:value-type="float">
            <text:p>0,0205242</text:p>
          </table:table-cell>
          <table:table-cell table:style-name="ce12" table:formula="of:=MAX([.G3:.G22])" office:value-type="float" office:value="0.0519244" calcext:value-type="float">
            <text:p>0,0519244</text:p>
          </table:table-cell>
          <table:table-cell table:style-name="ce12" table:formula="of:=MAX([.H3:.H22])" office:value-type="float" office:value="0.217212" calcext:value-type="float">
            <text:p>0,217212</text:p>
          </table:table-cell>
          <table:table-cell table:style-name="ce12" table:formula="of:=MAX([.I3:.I22])" office:value-type="float" office:value="0.714507" calcext:value-type="float">
            <text:p>0,714507</text:p>
          </table:table-cell>
          <table:table-cell table:style-name="ce12" table:formula="of:=MAX([.J3:.J22])" office:value-type="float" office:value="3.31826" calcext:value-type="float">
            <text:p>3,31826</text:p>
          </table:table-cell>
          <table:table-cell table:style-name="ce12" table:formula="of:=MAX([.K3:.K22])" office:value-type="float" office:value="19.8113" calcext:value-type="float">
            <text:p>19,8113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512157" calcext:value-type="float">
            <text:p>0,000512157</text:p>
          </table:table-cell>
          <table:table-cell table:style-name="ce13" table:formula="of:=MIN([.C3:.C22])" office:value-type="float" office:value="0.00129426" calcext:value-type="float">
            <text:p>0,00129426</text:p>
          </table:table-cell>
          <table:table-cell table:style-name="ce13" table:formula="of:=MIN([.D3:.D22])" office:value-type="float" office:value="0.004631" calcext:value-type="float">
            <text:p>0,004631</text:p>
          </table:table-cell>
          <table:table-cell table:style-name="ce13" table:formula="of:=MIN([.E3:.E22])" office:value-type="float" office:value="0.00751759" calcext:value-type="float">
            <text:p>0,00751759</text:p>
          </table:table-cell>
          <table:table-cell table:style-name="ce13" table:formula="of:=MIN([.F3:.F22])" office:value-type="float" office:value="0.0139997" calcext:value-type="float">
            <text:p>0,0139997</text:p>
          </table:table-cell>
          <table:table-cell table:style-name="ce13" table:formula="of:=MIN([.G3:.G22])" office:value-type="float" office:value="0.0362041" calcext:value-type="float">
            <text:p>0,0362041</text:p>
          </table:table-cell>
          <table:table-cell table:style-name="ce13" table:formula="of:=MIN([.H3:.H22])" office:value-type="float" office:value="0.151346" calcext:value-type="float">
            <text:p>0,151346</text:p>
          </table:table-cell>
          <table:table-cell table:style-name="ce13" table:formula="of:=MIN([.I3:.I22])" office:value-type="float" office:value="0.484024" calcext:value-type="float">
            <text:p>0,484024</text:p>
          </table:table-cell>
          <table:table-cell table:style-name="ce13" table:formula="of:=MIN([.J3:.J22])" office:value-type="float" office:value="2.39346" calcext:value-type="float">
            <text:p>2,39346</text:p>
          </table:table-cell>
          <table:table-cell table:style-name="ce13" table:formula="of:=MIN([.K3:.K22])" office:value-type="float" office:value="18.6522" calcext:value-type="float">
            <text:p>18,652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102548505" calcext:value-type="float">
            <text:p>0,0010254851</text:p>
          </table:table-cell>
          <table:table-cell table:style-name="ce14" table:formula="of:=SUM([.C3:.C22]) / 20" office:value-type="float" office:value="0.001934904" calcext:value-type="float">
            <text:p>0,001934904</text:p>
          </table:table-cell>
          <table:table-cell table:style-name="ce14" table:formula="of:=SUM([.D3:.D22]) / 20" office:value-type="float" office:value="0.006420197" calcext:value-type="float">
            <text:p>0,006420197</text:p>
          </table:table-cell>
          <table:table-cell table:style-name="ce14" table:formula="of:=SUM([.E3:.E22]) / 20" office:value-type="float" office:value="0.0096761255" calcext:value-type="float">
            <text:p>0,0096761255</text:p>
          </table:table-cell>
          <table:table-cell table:style-name="ce14" table:formula="of:=SUM([.F3:.F22]) / 20" office:value-type="float" office:value="0.016315835" calcext:value-type="float">
            <text:p>0,016315835</text:p>
          </table:table-cell>
          <table:table-cell table:style-name="ce14" table:formula="of:=SUM([.G3:.G22]) / 20" office:value-type="float" office:value="0.040389905" calcext:value-type="float">
            <text:p>0,040389905</text:p>
          </table:table-cell>
          <table:table-cell table:style-name="ce14" table:formula="of:=SUM([.H3:.H22]) / 20" office:value-type="float" office:value="0.17026645" calcext:value-type="float">
            <text:p>0,17026645</text:p>
          </table:table-cell>
          <table:table-cell table:style-name="ce14" table:formula="of:=SUM([.I3:.I22]) / 20" office:value-type="float" office:value="0.5140884" calcext:value-type="float">
            <text:p>0,5140884</text:p>
          </table:table-cell>
          <table:table-cell table:style-name="ce14" table:formula="of:=SUM([.J3:.J22]) / 20" office:value-type="float" office:value="2.752073" calcext:value-type="float">
            <text:p>2,752073</text:p>
          </table:table-cell>
          <table:table-cell table:style-name="ce14" table:formula="of:=SUM([.K3:.K22]) / 20" office:value-type="float" office:value="19.27835" calcext:value-type="float">
            <text:p>19,2783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44928174954003" calcext:value-type="float">
            <text:p>0,0008449282</text:p>
          </table:table-cell>
          <table:table-cell table:style-name="ce15" table:formula="of:=STDEV([.C3:.C22])" office:value-type="float" office:value="0.001086699275166" calcext:value-type="float">
            <text:p>0,0010866993</text:p>
          </table:table-cell>
          <table:table-cell table:style-name="ce15" table:formula="of:=STDEV([.D3:.D22])" office:value-type="float" office:value="0.00131482606471891" calcext:value-type="float">
            <text:p>0,0013148261</text:p>
          </table:table-cell>
          <table:table-cell table:style-name="ce15" table:formula="of:=STDEV([.E3:.E22])" office:value-type="float" office:value="0.0011378318613531" calcext:value-type="float">
            <text:p>0,0011378319</text:p>
          </table:table-cell>
          <table:table-cell table:style-name="ce15" table:formula="of:=STDEV([.F3:.F22])" office:value-type="float" office:value="0.00199461535014306" calcext:value-type="float">
            <text:p>0,0019946154</text:p>
          </table:table-cell>
          <table:table-cell table:style-name="ce15" table:formula="of:=STDEV([.G3:.G22])" office:value-type="float" office:value="0.0044251957838906" calcext:value-type="float">
            <text:p>0,0044251958</text:p>
          </table:table-cell>
          <table:table-cell table:style-name="ce15" table:formula="of:=STDEV([.H3:.H22])" office:value-type="float" office:value="0.0192374489212413" calcext:value-type="float">
            <text:p>0,0192374489</text:p>
          </table:table-cell>
          <table:table-cell table:style-name="ce15" table:formula="of:=STDEV([.I3:.I22])" office:value-type="float" office:value="0.0534407840367556" calcext:value-type="float">
            <text:p>0,053440784</text:p>
          </table:table-cell>
          <table:table-cell table:style-name="ce15" table:formula="of:=STDEV([.J3:.J22])" office:value-type="float" office:value="0.248849197858335" calcext:value-type="float">
            <text:p>0,2488491979</text:p>
          </table:table-cell>
          <table:table-cell table:style-name="ce15" table:formula="of:=STDEV([.K3:.K22])" office:value-type="float" office:value="0.217229632320028" calcext:value-type="float">
            <text:p>0,2172296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3:03:14.824304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2:08:27.513635071</meta:creation-date>
    <dc:date>2017-10-06T00:48:15.279514176</dc:date>
    <meta:editing-duration>PT52M31S</meta:editing-duration>
    <meta:editing-cycles>9</meta:editing-cycles>
    <meta:generator>LibreOffice/5.1.6.2$Linux_X86_64 LibreOffice_project/10m0$Build-2</meta:generator>
    <meta:document-statistic meta:table-count="20" meta:cell-count="5520" meta:object-count="0"/>
  </office:meta>
</office:document-meta>
</file>